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0000000B7006AFEE2F5634108.png" manifest:media-type="image/png"/>
  <manifest:file-entry manifest:full-path="Pictures/10000001000000AA00000129B76E6F24575D0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draw:fit-to-size="true" style:shrink-to-fit="false" draw:fit-to-contour="false" fo:min-height="4.065cm" fo:min-width="4.675cm" fo:padding-top="0cm" fo:padding-bottom="0cm" fo:padding-left="0.203cm" fo:padding-right="0.20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2cm" fo:min-width="0.314cm" fo:padding-top="0cm" fo:padding-bottom="0cm" fo:padding-left="0.203cm" fo:padding-right="0.203cm" draw:shadow="hidden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2cm" fo:min-width="0.313cm" fo:padding-top="0cm" fo:padding-bottom="0cm" fo:padding-left="0.203cm" fo:padding-right="0.203cm" draw:shadow="hidden"/>
    </style:style>
    <style:style style:name="gr4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19cm" fo:min-width="0.314cm" fo:padding-top="0cm" fo:padding-bottom="0cm" fo:padding-left="0.203cm" fo:padding-right="0.203cm" draw:shadow="hidden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19cm" fo:min-width="0.314cm" fo:padding-top="0cm" fo:padding-bottom="0cm" fo:padding-left="0.203cm" fo:padding-right="0.203cm" draw:shadow="hidden"/>
    </style:style>
    <style:style style:name="gr6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19cm" fo:min-width="0.313cm" fo:padding-top="0cm" fo:padding-bottom="0cm" fo:padding-left="0.203cm" fo:padding-right="0.203cm" draw:shadow="hidden"/>
    </style:style>
    <style:style style:name="gr7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2cm" fo:min-width="0.314cm" fo:padding-top="0cm" fo:padding-bottom="0cm" fo:padding-left="0.203cm" fo:padding-right="0.203cm" draw:shadow="hidden"/>
    </style:style>
    <style:style style:name="gr8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2cm" fo:min-width="0.313cm" fo:padding-top="0cm" fo:padding-bottom="0cm" fo:padding-left="0.203cm" fo:padding-right="0.203cm" draw:shadow="hidden"/>
    </style:style>
    <style:style style:name="gr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2cm" fo:min-width="0.314cm" fo:padding-top="0cm" fo:padding-bottom="0cm" fo:padding-left="0.203cm" fo:padding-right="0.203cm" draw:shadow="hidden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draw:fit-to-size="true" style:shrink-to-fit="false" draw:fit-to-contour="false" fo:min-height="4.065cm" fo:min-width="4.676cm" fo:padding-top="0cm" fo:padding-bottom="0cm" fo:padding-left="0.203cm" fo:padding-right="0.203cm"/>
    </style:style>
    <style:style style:name="gr1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2cm" fo:min-width="0.313cm" fo:padding-top="0cm" fo:padding-bottom="0cm" fo:padding-left="0.203cm" fo:padding-right="0.203cm" draw:shadow="hidden"/>
    </style:style>
    <style:style style:name="gr1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19cm" fo:min-width="0.313cm" fo:padding-top="0cm" fo:padding-bottom="0cm" fo:padding-left="0.203cm" fo:padding-right="0.203cm" draw:shadow="hidden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draw:fit-to-size="true" style:shrink-to-fit="false" draw:fit-to-contour="false" fo:min-height="4.065cm" fo:min-width="4.573cm" fo:padding-top="0cm" fo:padding-bottom="0cm" fo:padding-left="0.254cm" fo:padding-right="0.25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2cm" fo:min-width="0.212cm" fo:padding-top="0cm" fo:padding-bottom="0cm" fo:padding-left="0.254cm" fo:padding-right="0.254cm" draw:shadow="hidden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2cm" fo:min-width="0.211cm" fo:padding-top="0cm" fo:padding-bottom="0cm" fo:padding-left="0.254cm" fo:padding-right="0.254cm" draw:shadow="hidden"/>
    </style:style>
    <style:style style:name="gr16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19cm" fo:min-width="0.211cm" fo:padding-top="0cm" fo:padding-bottom="0cm" fo:padding-left="0.254cm" fo:padding-right="0.254cm" draw:shadow="hidden"/>
    </style:style>
    <style:style style:name="gr17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19cm" fo:min-width="0.211cm" fo:padding-top="0cm" fo:padding-bottom="0cm" fo:padding-left="0.254cm" fo:padding-right="0.254cm" draw:shadow="hidden"/>
    </style:style>
    <style:style style:name="gr18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2cm" fo:min-width="0.212cm" fo:padding-top="0cm" fo:padding-bottom="0cm" fo:padding-left="0.254cm" fo:padding-right="0.254cm" draw:shadow="hidden"/>
    </style:style>
    <style:style style:name="gr19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2cm" fo:min-width="0.211cm" fo:padding-top="0cm" fo:padding-bottom="0cm" fo:padding-left="0.254cm" fo:padding-right="0.254cm" draw:shadow="hidden"/>
    </style:style>
    <style:style style:name="gr20" style:family="graphic" style:parent-style-name="standard">
      <style:graphic-properties svg:stroke-color="#000000" draw:fill-color="#0066b3" draw:textarea-horizontal-align="justify" draw:textarea-vertical-align="middle" draw:auto-grow-height="false" draw:fit-to-size="true" style:shrink-to-fit="false" draw:fit-to-contour="false" fo:min-height="0.719cm" fo:min-width="0.212cm" fo:padding-top="0cm" fo:padding-bottom="0cm" fo:padding-left="0.254cm" fo:padding-right="0.254cm" draw:shadow="hidden"/>
    </style:style>
    <style:style style:name="gr21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draw:fit-to-size="true" style:shrink-to-fit="false" draw:fit-to-contour="false" fo:min-height="0.72cm" fo:min-width="0.212cm" fo:padding-top="0cm" fo:padding-bottom="0cm" fo:padding-left="0.254cm" fo:padding-right="0.254cm" draw:shadow="hidden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draw:fit-to-size="true" style:shrink-to-fit="false" draw:fit-to-contour="false" fo:min-height="4.066cm" fo:min-width="4.675cm" fo:padding-top="0cm" fo:padding-bottom="0cm" fo:padding-left="0.203cm" fo:padding-right="0.20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19cm" fo:min-width="0.314cm" fo:padding-top="0cm" fo:padding-bottom="0cm" fo:padding-left="0.203cm" fo:padding-right="0.203cm" draw:shadow="hidden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draw:fit-to-size="true" style:shrink-to-fit="false" draw:fit-to-contour="false" fo:min-height="0.719cm" fo:min-width="0.313cm" fo:padding-top="0cm" fo:padding-bottom="0cm" fo:padding-left="0.203cm" fo:padding-right="0.203cm" draw:shadow="hidden"/>
    </style:style>
    <style:style style:name="gr25" style:family="graphic" style:parent-style-name="Object_20_with_20_no_20_fill_20_and_20_no_20_line">
      <style:graphic-properties draw:stroke="none" draw:fill="bitmap" draw:fill-image-name="Bitmap_20_2" style:repeat="stretch" draw:textarea-vertical-align="middle"/>
    </style:style>
    <style:style style:name="gr26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2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3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4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5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6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7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7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7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7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7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75" style:family="graphic" style:parent-style-name="Object_20_with_20_no_20_fill_20_and_20_no_20_line">
      <style:graphic-properties draw:stroke="none" draw:fill="bitmap" draw:fill-image-name="Bitmap_20_1" style:repeat="stretch" draw:textarea-vertical-align="middle"/>
    </style:style>
    <style:style style:name="gr76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7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7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79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6.661cm" fo:min-width="12.205cm"/>
    </style:style>
    <style:style style:name="gr80" style:family="graphic" style:parent-style-name="standard">
      <style:graphic-properties draw:stroke="none" draw:stroke-dash="Ultrafine_20_Dashed" svg:stroke-color="#000000" draw:fill="solid" draw:fill-color="#000000" draw:textarea-horizontal-align="justify" draw:textarea-vertical-align="top" draw:auto-grow-height="false" fo:min-height="6.661cm" fo:min-width="12.205cm" draw:shadow="hidden"/>
    </style:style>
    <style:style style:name="gr81" style:family="graphic" style:parent-style-name="objectwithoutfill">
      <style:graphic-properties svg:stroke-color="#000000" draw:marker-end="Arrow" draw:marker-end-width="0.3cm" draw:fill="none" draw:textarea-vertical-align="middle" draw:auto-grow-height="false" draw:fit-to-size="true" style:shrink-to-fit="false" draw:fit-to-contour="false" fo:padding-top="0cm" fo:padding-bottom="0cm" fo:padding-left="0.305cm" fo:padding-right="0.305cm"/>
    </style:style>
    <style:style style:name="gr8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auto-grow-width="false" draw:fit-to-size="false" style:shrink-to-fit="true" draw:fit-to-contour="false" fo:min-height="0.793cm" fo:min-width="0cm" fo:padding-top="0cm" fo:padding-bottom="0cm" fo:padding-left="0.305cm" fo:padding-right="0.305cm" draw:shadow="hidden"/>
    </style:style>
    <style:style style:name="gr83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auto-grow-width="false" draw:fit-to-size="false" style:shrink-to-fit="true" draw:fit-to-contour="false" fo:min-height="0.92cm" fo:min-width="0cm" fo:padding-top="0cm" fo:padding-bottom="0cm" fo:padding-left="0.305cm" fo:padding-right="0.305cm" draw:shadow="hidden"/>
    </style:style>
    <style:style style:name="gr85" style:family="graphic" style:parent-style-name="standard">
      <style:graphic-properties draw:stroke="none" draw:fill="solid" draw:fill-color="#000000"/>
    </style:style>
    <style:style style:name="gr8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445cm" fo:min-width="4.047cm" fo:padding-top="0cm" fo:padding-bottom="0cm" fo:padding-left="0cm" fo:padding-right="0cm" draw:shadow="hidden"/>
    </style:style>
    <style:style style:name="gr87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1.543cm" fo:padding-top="0cm" fo:padding-bottom="0cm" fo:padding-left="0cm" fo:padding-right="0cm" draw:shadow="hidden"/>
    </style:style>
    <style:style style:name="gr88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4.751cm" fo:padding-top="0cm" fo:padding-bottom="0cm" fo:padding-left="0cm" fo:padding-right="0cm" draw:shadow="hidden"/>
    </style:style>
    <style:style style:name="gr89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51cm" fo:padding-top="0cm" fo:padding-bottom="0cm" fo:padding-left="0cm" fo:padding-right="0cm" draw:shadow="hidden"/>
    </style:style>
    <style:style style:name="gr90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6.692cm" fo:padding-top="0cm" fo:padding-bottom="0cm" fo:padding-left="0cm" fo:padding-right="0cm" draw:shadow="hidden"/>
    </style:style>
    <style:style style:name="gr91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6.601cm" fo:padding-top="0cm" fo:padding-bottom="0cm" fo:padding-left="0cm" fo:padding-right="0cm" draw:shadow="hidden"/>
    </style:style>
    <style:style style:name="gr92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835cm" fo:padding-top="0cm" fo:padding-bottom="0cm" fo:padding-left="0cm" fo:padding-right="0cm" draw:shadow="hidden"/>
    </style:style>
    <style:style style:name="gr93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6.58cm" fo:padding-top="0cm" fo:padding-bottom="0cm" fo:padding-left="0cm" fo:padding-right="0cm" draw:shadow="hidden"/>
    </style:style>
    <style:style style:name="gr94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07cm" fo:padding-top="0cm" fo:padding-bottom="0cm" fo:padding-left="0cm" fo:padding-right="0cm" draw:shadow="hidden"/>
    </style:style>
    <style:style style:name="gr9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556cm" fo:min-width="4.781cm" fo:padding-top="0cm" fo:padding-bottom="0cm" fo:padding-left="0cm" fo:padding-right="0cm" draw:shadow="hidden"/>
    </style:style>
    <style:style style:name="gr97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4cm" fo:min-width="1.543cm" fo:padding-top="0cm" fo:padding-bottom="0cm" fo:padding-left="0cm" fo:padding-right="0cm" draw:shadow="hidden"/>
    </style:style>
    <style:style style:name="gr98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5cm" fo:padding-top="0cm" fo:padding-bottom="0cm" fo:padding-left="0cm" fo:padding-right="0cm" draw:shadow="hidden"/>
    </style:style>
    <style:style style:name="gr99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4cm" fo:min-width="6.468cm" fo:padding-top="0cm" fo:padding-bottom="0cm" fo:padding-left="0cm" fo:padding-right="0cm" draw:shadow="hidden"/>
    </style:style>
    <style:style style:name="gr100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0.706cm" fo:padding-top="0cm" fo:padding-bottom="0cm" fo:padding-left="0cm" fo:padding-right="0cm" draw:shadow="hidden"/>
    </style:style>
    <style:style style:name="gr101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6.661cm" fo:min-width="18.711cm"/>
    </style:style>
    <style:style style:name="gr102" style:family="graphic" style:parent-style-name="standard">
      <style:graphic-properties draw:stroke="none" draw:stroke-dash="Ultrafine_20_Dashed" svg:stroke-color="#000000" draw:fill="solid" draw:fill-color="#000000" draw:textarea-horizontal-align="justify" draw:textarea-vertical-align="top" draw:auto-grow-height="false" fo:min-height="6.661cm" fo:min-width="18.711cm" draw:shadow="hidden"/>
    </style:style>
    <style:style style:name="gr103" style:family="graphic" style:parent-style-name="standard">
      <style:graphic-properties draw:stroke="none" draw:fill="solid" draw:fill-color="#000000" draw:textarea-vertical-align="middle"/>
    </style:style>
    <style:style style:name="gr104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105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889cm" fo:min-width="3.604cm" fo:padding-top="0cm" fo:padding-bottom="0cm" fo:padding-left="0cm" fo:padding-right="0cm" draw:shadow="hidden"/>
    </style:style>
    <style:style style:name="gr106" style:family="graphic" style:parent-style-name="standard">
      <style:graphic-properties draw:stroke="none" draw:fill="solid" draw:fill-color="#000000" draw:textarea-horizontal-align="left" draw:textarea-vertical-align="top" draw:auto-grow-height="true" draw:auto-grow-width="true" fo:min-height="0.445cm" fo:min-width="3.543cm" fo:padding-top="0cm" fo:padding-bottom="0cm" fo:padding-left="0cm" fo:padding-right="0cm" draw:shadow="hidden"/>
    </style:style>
    <style:style style:name="gr107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0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0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1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2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3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6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49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0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1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2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3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4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5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1cm" fo:min-width="7.299cm" fo:padding-top="0.139cm" fo:padding-bottom="0.139cm" fo:padding-left="0.264cm" fo:padding-right="0.264cm" fo:wrap-option="no-wrap" draw:shadow="hidden"/>
    </style:style>
    <style:style style:name="gr156" style:family="graphic" style:parent-style-name="standard" style:list-style-name="L2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157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gr158" style:family="graphic" style:parent-style-name="standard" style:list-style-name="L2">
      <style:graphic-properties draw:stroke="none"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1.45cm" fo:min-width="0.996cm" fo:padding-top="0.139cm" fo:padding-bottom="0.139cm" fo:padding-left="0.264cm" fo:padding-right="0.264cm" fo:wrap-option="no-wrap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66b3"/>
      <style:paragraph-properties fo:text-align="center"/>
      <style:text-properties fo:color="#ffffff" loext:opacity="100%" fo:font-weight="bold" fo:background-color="transparent" style:font-weight-asian="bold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color="#ffffff" loext:opacity="100%" fo:font-weight="bold" fo:background-color="transparent" style:font-weight-asian="bold" style:font-weight-complex="bold"/>
    </style:style>
    <style:style style:name="P5" style:family="paragraph">
      <loext:graphic-properties draw:fill-color="#0066b3"/>
      <style:paragraph-properties fo:text-align="center"/>
    </style:style>
    <style:style style:name="P6" style:family="paragraph">
      <loext:graphic-properties draw:fill-color="#0066b3"/>
      <style:paragraph-properties fo:text-align="center"/>
      <style:text-properties fo:color="#ffffff" loext:opacity="100%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="bitmap" draw:fill-image-name="Bitmap_20_2" style:repeat="stretch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CMU Serif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CMU Serif"/>
    </style:style>
    <style:style style:name="P11" style:family="paragraph">
      <loext:graphic-properties draw:fill="bitmap" draw:fill-image-name="Bitmap_20_1" style:repeat="stretch"/>
      <style:paragraph-properties fo:text-align="center"/>
    </style:style>
    <style:style style:name="P12" style:family="paragraph">
      <loext:graphic-properties draw:fill="none"/>
      <style:paragraph-properties fo:text-align="end"/>
      <style:text-properties fo:font-style="italic" style:font-style-asian="italic" style:font-style-complex="italic"/>
    </style:style>
    <style:style style:name="P13" style:family="paragraph">
      <loext:graphic-properties draw:fill="solid" draw:fill-color="#000000"/>
      <style:paragraph-properties fo:text-align="end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  <style:text-properties style:font-name="CMU Serif" fo:font-weight="bold" style:font-weight-asian="bold" style:font-weight-complex="bold"/>
    </style:style>
    <style:style style:name="P16" style:family="paragraph">
      <loext:graphic-properties draw:fill="solid" draw:fill-color="#000000"/>
      <style:paragraph-properties fo:text-align="center"/>
      <style:text-properties style:font-name="CMU Serif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000000"/>
      <style:text-properties fo:font-size="14pt" style:font-size-asian="14pt" style:font-size-complex="14pt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solid" draw:fill-color="#000000"/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solid" draw:fill-color="#000000"/>
      <style:paragraph-properties fo:text-align="start" style:writing-mode="lr-tb"/>
      <style:text-properties fo:font-size="11pt" style:font-size-asian="11pt" style:font-size-complex="11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solid" draw:fill-color="#ffffff"/>
      <style:paragraph-properties fo:text-align="start" style:writing-mode="lr-tb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23" style:family="paragraph">
      <loext:graphic-properties draw:fill="solid" draw:fill-color="#000000"/>
      <style:paragraph-properties fo:text-align="start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>
      <loext:graphic-properties draw:fill="solid" draw:fill-color="#000000"/>
      <style:paragraph-properties fo:text-align="start" style:writing-mode="lr-tb"/>
      <style:text-properties fo:font-size="10.5pt" style:font-size-asian="10.5pt" style:font-size-complex="10.5pt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end"/>
      <style:text-properties style:font-name="CMU Serif" fo:font-style="italic" style:font-style-asian="italic" style:font-style-complex="italic"/>
    </style:style>
    <style:style style:name="P27" style:family="paragraph">
      <loext:graphic-properties draw:fill="solid" draw:fill-color="#000000"/>
      <style:paragraph-properties fo:text-align="end"/>
      <style:text-properties style:font-name="CMU Serif" fo:font-style="italic" style:font-style-asian="italic" style:font-style-complex="italic"/>
    </style:style>
    <style:style style:name="P2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87cm" svg:height="2.269cm" svg:x="4.371cm" svg:y="2.3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4.371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4.945cm" svg:y="2.3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5.519cm" svg:y="2.3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094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6.668cm" svg:y="2.34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6.094cm" svg:y="2.907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6.312cm" svg:y="3.068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4.945cm" svg:y="2.907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5.519cm" svg:y="2.907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4.371cm" svg:y="2.907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6.668cm" svg:y="2.907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4.371cm" svg:y="3.47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5cm" svg:y="3.475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5.519cm" svg:y="3.475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6.094cm" svg:y="3.487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6.668cm" svg:y="3.47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371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5cm" svg:y="4.043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5.519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6.094cm" svg:y="4.043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6.668cm" svg:y="4.043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6.877cm" svg:y="4.199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0" draw:text-style-name="P1" draw:layer="layout" svg:width="2.87cm" svg:height="2.269cm" svg:x="7.759cm" svg:y="2.3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7.759cm" svg:y="2.3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8.332cm" svg:y="2.3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8.907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9.481cm" svg:y="2.3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0.055cm" svg:y="2.34cm" svg:viewBox="0 0 575 568" svg:d="M287 0c163 0 288 123 288 284 0 160-125 283-288 283s-287-123-287-283c0-161 124-284 287-284zM0 0zM575 568z">
            <text:p/>
          </draw:path>
          <draw:g>
            <draw:path draw:style-name="gr4" draw:text-style-name="P3" draw:layer="layout" svg:width="0.574cm" svg:height="0.567cm" svg:x="9.481cm" svg:y="2.907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9.7cm" svg:y="3.068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8.332cm" svg:y="2.907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8.907cm" svg:y="2.907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7.759cm" svg:y="2.907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0.055cm" svg:y="2.907cm" svg:viewBox="0 0 575 568" svg:d="M287 0c163 0 288 123 288 284 0 160-125 284-288 284s-287-124-287-284c0-161 124-284 287-284zM0 0zM575 568z">
            <text:p/>
          </draw:path>
          <draw:path draw:style-name="gr7" draw:text-style-name="P5" draw:layer="layout" svg:width="0.574cm" svg:height="0.567cm" svg:x="7.759cm" svg:y="3.475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332cm" svg:y="3.475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8.907cm" svg:y="3.475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9.481cm" svg:y="3.487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10.055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7.759cm" svg:y="4.043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332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8.907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9.481cm" svg:y="4.043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10.055cm" svg:y="3.475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10.265cm" svg:y="3.632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11.261cm" svg:y="2.3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1.261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1.835cm" svg:y="2.3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2.409cm" svg:y="2.3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2.984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3.558cm" svg:y="2.34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12.984cm" svg:y="2.907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3.202cm" svg:y="3.068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1.835cm" svg:y="2.907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2.409cm" svg:y="2.907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1.261cm" svg:y="2.907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3.558cm" svg:y="3.47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261cm" svg:y="3.47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835cm" svg:y="3.475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2.409cm" svg:y="3.475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2.984cm" svg:y="3.487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3.558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261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835cm" svg:y="4.043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2.409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2.984cm" svg:y="4.043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13.558cm" svg:y="2.907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13.767cm" svg:y="3.064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14.706cm" svg:y="2.3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4.706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5.28cm" svg:y="2.3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5.854cm" svg:y="2.3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6.429cm" svg:y="2.34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7.003cm" svg:y="2.907cm" svg:viewBox="0 0 575 568" svg:d="M287 0c163 0 287 123 287 284 0 160-124 284-287 284s-287-124-287-284c0-161 124-284 287-284zM0 0zM575 568z">
            <text:p/>
          </draw:path>
          <draw:g>
            <draw:path draw:style-name="gr4" draw:text-style-name="P3" draw:layer="layout" svg:width="0.574cm" svg:height="0.567cm" svg:x="16.429cm" svg:y="2.907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6.647cm" svg:y="3.068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5.28cm" svg:y="2.907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5.854cm" svg:y="2.907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4.706cm" svg:y="2.907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003cm" svg:y="3.47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3.47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28cm" svg:y="3.475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5.854cm" svg:y="3.475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6.429cm" svg:y="3.487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003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28cm" svg:y="4.043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5.854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6.429cm" svg:y="4.043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17.003cm" svg:y="2.34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17.212cm" svg:y="2.497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0" draw:text-style-name="P1" draw:layer="layout" svg:width="2.87cm" svg:height="2.269cm" svg:x="18.094cm" svg:y="2.34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8.094cm" svg:y="2.34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8.667cm" svg:y="2.34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9.242cm" svg:y="2.34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9.816cm" svg:y="2.34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9.816cm" svg:y="2.907cm" svg:viewBox="0 0 575 568" svg:d="M287 0c163 0 287 123 287 284 0 160-124 284-287 284s-287-124-287-284c0-161 124-284 287-284zM0 0zM575 568z">
            <text:p/>
          </draw:path>
          <draw:g>
            <draw:path draw:style-name="gr6" draw:text-style-name="P3" draw:layer="layout" svg:width="0.574cm" svg:height="0.567cm" svg:x="20.39cm" svg:y="2.907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20.609cm" svg:y="3.068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18.667cm" svg:y="2.907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9.242cm" svg:y="2.907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18.094cm" svg:y="2.907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0.39cm" svg:y="3.475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094cm" svg:y="3.475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667cm" svg:y="3.475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9.242cm" svg:y="3.475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9.816cm" svg:y="3.487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0.39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094cm" svg:y="4.043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667cm" svg:y="4.043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9.242cm" svg:y="4.04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816cm" svg:y="4.043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20.39cm" svg:y="2.34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20.6cm" svg:y="2.497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4.371cm" svg:y="5.356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4.371cm" svg:y="5.356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4.945cm" svg:y="5.356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5.519cm" svg:y="5.356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094cm" svg:y="5.356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6.668cm" svg:y="5.356cm" svg:viewBox="0 0 575 568" svg:d="M287 0c163 0 287 123 287 284 0 160-124 283-287 283s-287-123-287-283c0-161 124-284 287-284zM0 0zM575 568z">
            <text:p/>
          </draw:path>
          <draw:g>
            <draw:path draw:style-name="gr8" draw:text-style-name="P3" draw:layer="layout" svg:width="0.574cm" svg:height="0.567cm" svg:x="5.519cm" svg:y="6.492cm" svg:viewBox="0 0 575 568" svg:d="M287 0c163 0 288 123 288 284 0 160-125 283-288 283s-287-123-287-283c0-161 124-284 287-284zM0 0zM575 568z">
              <text:p/>
            </draw:path>
            <draw:path draw:style-name="gr11" draw:text-style-name="P4" draw:layer="layout" svg:width="0.148cm" svg:height="0.245cm" svg:x="5.738cm" svg:y="6.652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4.945cm" svg:y="5.923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5.519cm" svg:y="5.923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6.094cm" svg:y="5.923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6.668cm" svg:y="5.923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4.371cm" svg:y="6.49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5cm" svg:y="6.492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4.371cm" svg:y="5.923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6.094cm" svg:y="7.05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6.668cm" svg:y="6.49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371cm" svg:y="7.05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5cm" svg:y="7.059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5.519cm" svg:y="7.059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6.668cm" svg:y="7.059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6.094cm" svg:y="6.492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6.303cm" svg:y="6.648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" draw:text-style-name="P1" draw:layer="layout" svg:width="2.87cm" svg:height="2.269cm" svg:x="7.816cm" svg:y="5.357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7.816cm" svg:y="5.35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8.39cm" svg:y="5.357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8.964cm" svg:y="5.357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9.539cm" svg:y="5.357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0.113cm" svg:y="5.357cm" svg:viewBox="0 0 575 568" svg:d="M287 0c163 0 287 123 287 284 0 160-124 283-287 283s-287-123-287-283c0-161 124-284 287-284zM0 0zM575 568z">
            <text:p/>
          </draw:path>
          <draw:g>
            <draw:path draw:style-name="gr6" draw:text-style-name="P3" draw:layer="layout" svg:width="0.574cm" svg:height="0.567cm" svg:x="8.964cm" svg:y="6.491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9.183cm" svg:y="6.652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8.39cm" svg:y="5.924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964cm" svg:y="5.92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9.539cm" svg:y="6.49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113cm" svg:y="5.924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7.816cm" svg:y="6.491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8.39cm" svg:y="6.491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7.816cm" svg:y="5.92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9.539cm" svg:y="7.06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0.113cm" svg:y="6.491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7.816cm" svg:y="7.0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8.39cm" svg:y="7.0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964cm" svg:y="7.0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0.113cm" svg:y="7.06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9.539cm" svg:y="5.923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9.748cm" svg:y="6.08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13" draw:text-style-name="P1" draw:layer="layout" svg:width="2.87cm" svg:height="2.269cm" svg:x="11.261cm" svg:y="5.357cm" svg:viewBox="0 0 2871 2270" svg:d="M0 2270c0-757 0-1513 0-2270 957 0 1914 0 2871 0 0 757 0 1513 0 2270-957 0-1914 0-2871 0z">
            <text:p/>
          </draw:path>
          <draw:path draw:style-name="gr14" draw:text-style-name="P2" draw:layer="layout" svg:width="0.574cm" svg:height="0.567cm" svg:x="11.261cm" svg:y="5.358cm" svg:viewBox="0 0 575 568" svg:d="M287 0c163 0 287 123 287 284 0 160-124 283-287 283s-287-123-287-283c0-161 124-284 287-284zM0 0zM575 568z">
            <text:p/>
          </draw:path>
          <draw:path draw:style-name="gr14" draw:text-style-name="P2" draw:layer="layout" svg:width="0.574cm" svg:height="0.567cm" svg:x="11.835cm" svg:y="5.358cm" svg:viewBox="0 0 575 568" svg:d="M287 0c163 0 287 123 287 284 0 160-124 283-287 283s-287-123-287-283c0-161 124-284 287-284zM0 0zM575 568z">
            <text:p/>
          </draw:path>
          <draw:path draw:style-name="gr15" draw:text-style-name="P2" draw:layer="layout" svg:width="0.574cm" svg:height="0.567cm" svg:x="12.409cm" svg:y="5.358cm" svg:viewBox="0 0 575 568" svg:d="M287 0c163 0 288 123 288 284 0 160-125 283-288 283s-287-123-287-283c0-161 124-284 287-284zM0 0zM575 568z">
            <text:p/>
          </draw:path>
          <draw:path draw:style-name="gr14" draw:text-style-name="P2" draw:layer="layout" svg:width="0.574cm" svg:height="0.567cm" svg:x="13.558cm" svg:y="5.358cm" svg:viewBox="0 0 575 568" svg:d="M287 0c163 0 287 123 287 284 0 160-124 283-287 283s-287-123-287-283c0-161 124-284 287-284zM0 0zM575 568z">
            <text:p/>
          </draw:path>
          <draw:g>
            <draw:path draw:style-name="gr16" draw:text-style-name="P3" draw:layer="layout" svg:width="0.574cm" svg:height="0.567cm" svg:x="12.409cm" svg:y="6.492cm" svg:viewBox="0 0 575 568" svg:d="M287 0c163 0 288 123 288 284 0 160-125 284-288 284s-287-124-287-284c0-161 124-284 287-284zM0 0zM575 568z">
              <text:p/>
            </draw:path>
            <draw:path draw:style-name="gr17" draw:text-style-name="P4" draw:layer="layout" svg:width="0.099cm" svg:height="0.245cm" svg:x="12.65cm" svg:y="6.652cm" svg:viewBox="0 0 100 246" svg:d="M0 246c0-12 0-24 0-36 12 0 24 0 37 0 0-56 0-112 0-168-12 12-24 24-36 37 0-13 0-26 0-39 13-13 25-27 37-40 10 0 19 0 28 0 0 70 0 140 0 210 12 0 23 0 34 0 0 12 0 24 0 36-33 0-67 0-100 0z">
              <text:p/>
            </draw:path>
          </draw:g>
          <draw:path draw:style-name="gr18" draw:text-style-name="P5" draw:layer="layout" svg:width="0.574cm" svg:height="0.567cm" svg:x="11.835cm" svg:y="5.925cm" svg:viewBox="0 0 575 568" svg:d="M287 0c163 0 287 123 287 284 0 160-124 283-287 283s-287-123-287-283c0-161 124-284 287-284zM0 0zM575 568z">
            <text:p/>
          </draw:path>
          <draw:path draw:style-name="gr19" draw:text-style-name="P5" draw:layer="layout" svg:width="0.574cm" svg:height="0.567cm" svg:x="12.409cm" svg:y="5.925cm" svg:viewBox="0 0 575 568" svg:d="M287 0c163 0 288 123 288 284 0 160-125 283-288 283s-287-123-287-283c0-161 124-284 287-284zM0 0zM575 568z">
            <text:p/>
          </draw:path>
          <draw:path draw:style-name="gr20" draw:text-style-name="P5" draw:layer="layout" svg:width="0.574cm" svg:height="0.567cm" svg:x="12.984cm" svg:y="6.491cm" svg:viewBox="0 0 575 568" svg:d="M287 0c163 0 287 123 287 284 0 160-124 284-287 284s-287-124-287-284c0-161 124-284 287-284zM0 0zM575 568z">
            <text:p/>
          </draw:path>
          <draw:path draw:style-name="gr18" draw:text-style-name="P5" draw:layer="layout" svg:width="0.574cm" svg:height="0.567cm" svg:x="13.558cm" svg:y="5.925cm" svg:viewBox="0 0 575 568" svg:d="M287 0c163 0 287 123 287 284 0 160-124 283-287 283s-287-123-287-283c0-161 124-284 287-284zM0 0zM575 568z">
            <text:p/>
          </draw:path>
          <draw:path draw:style-name="gr20" draw:text-style-name="P5" draw:layer="layout" svg:width="0.574cm" svg:height="0.567cm" svg:x="11.261cm" svg:y="6.492cm" svg:viewBox="0 0 575 568" svg:d="M287 0c163 0 287 123 287 284 0 160-124 284-287 284s-287-124-287-284c0-161 124-284 287-284zM0 0zM575 568z">
            <text:p/>
          </draw:path>
          <draw:path draw:style-name="gr20" draw:text-style-name="P5" draw:layer="layout" svg:width="0.574cm" svg:height="0.567cm" svg:x="11.835cm" svg:y="6.492cm" svg:viewBox="0 0 575 568" svg:d="M287 0c163 0 287 123 287 284 0 160-124 284-287 284s-287-124-287-284c0-161 124-284 287-284zM0 0zM575 568z">
            <text:p/>
          </draw:path>
          <draw:path draw:style-name="gr18" draw:text-style-name="P5" draw:layer="layout" svg:width="0.574cm" svg:height="0.567cm" svg:x="11.261cm" svg:y="5.925cm" svg:viewBox="0 0 575 568" svg:d="M287 0c163 0 287 123 287 284 0 160-124 283-287 283s-287-123-287-283c0-161 124-284 287-284zM0 0zM575 568z">
            <text:p/>
          </draw:path>
          <draw:path draw:style-name="gr18" draw:text-style-name="P5" draw:layer="layout" svg:width="0.574cm" svg:height="0.567cm" svg:x="12.984cm" svg:y="7.06cm" svg:viewBox="0 0 575 568" svg:d="M287 0c163 0 287 123 287 284 0 160-124 283-287 283s-287-123-287-283c0-161 124-284 287-284zM0 0zM575 568z">
            <text:p/>
          </draw:path>
          <draw:path draw:style-name="gr20" draw:text-style-name="P5" draw:layer="layout" svg:width="0.574cm" svg:height="0.567cm" svg:x="13.558cm" svg:y="6.492cm" svg:viewBox="0 0 575 568" svg:d="M287 0c163 0 287 123 287 284 0 160-124 284-287 284s-287-124-287-284c0-161 124-284 287-284zM0 0zM575 568z">
            <text:p/>
          </draw:path>
          <draw:path draw:style-name="gr18" draw:text-style-name="P5" draw:layer="layout" svg:width="0.574cm" svg:height="0.567cm" svg:x="11.261cm" svg:y="7.06cm" svg:viewBox="0 0 575 568" svg:d="M287 0c163 0 287 123 287 284 0 160-124 283-287 283s-287-123-287-283c0-161 124-284 287-284zM0 0zM575 568z">
            <text:p/>
          </draw:path>
          <draw:path draw:style-name="gr18" draw:text-style-name="P5" draw:layer="layout" svg:width="0.574cm" svg:height="0.567cm" svg:x="11.835cm" svg:y="7.06cm" svg:viewBox="0 0 575 568" svg:d="M287 0c163 0 287 123 287 284 0 160-124 283-287 283s-287-123-287-283c0-161 124-284 287-284zM0 0zM575 568z">
            <text:p/>
          </draw:path>
          <draw:path draw:style-name="gr19" draw:text-style-name="P5" draw:layer="layout" svg:width="0.574cm" svg:height="0.567cm" svg:x="12.409cm" svg:y="7.06cm" svg:viewBox="0 0 575 568" svg:d="M287 0c163 0 288 123 288 284 0 160-125 283-288 283s-287-123-287-283c0-161 124-284 287-284zM0 0zM575 568z">
            <text:p/>
          </draw:path>
          <draw:path draw:style-name="gr18" draw:text-style-name="P5" draw:layer="layout" svg:width="0.574cm" svg:height="0.567cm" svg:x="13.558cm" svg:y="7.06cm" svg:viewBox="0 0 575 568" svg:d="M287 0c163 0 287 123 287 284 0 160-124 283-287 283s-287-123-287-283c0-161 124-284 287-284zM0 0zM575 568z">
            <text:p/>
          </draw:path>
          <draw:g>
            <draw:path draw:style-name="gr18" draw:text-style-name="P6" draw:layer="layout" svg:width="0.574cm" svg:height="0.567cm" svg:x="12.984cm" svg:y="5.357cm" svg:viewBox="0 0 575 568" svg:d="M287 0c163 0 287 123 287 284 0 160-124 283-287 283s-287-123-287-283c0-161 124-284 287-284zM0 0zM575 568z">
              <text:p/>
            </draw:path>
            <draw:path draw:style-name="gr21" draw:text-style-name="P7" draw:layer="layout" svg:width="0.103cm" svg:height="0.249cm" svg:x="13.219cm" svg:y="5.513cm" svg:viewBox="0 0 104 250" svg:d="M0 250v-34c4-14 9-28 16-41 8-14 17-28 27-42 11-14 18-26 22-35s6-18 6-27c0-21-6-32-19-32-6 0-11 3-15 9-3 5-5 14-6 25l-30-3c2-23 7-40 16-52 8-12 20-18 35-18 16 0 28 6 36 18 9 12 13 29 13 51 0 12-1 22-4 32-3 9-6 18-10 25-5 8-9 16-15 23-5 6-10 13-15 20-5 6-9 13-13 19-4 7-7 14-9 22h69v40z">
              <text:p/>
            </draw:path>
          </draw:g>
          <draw:path draw:style-name="gr18" draw:text-style-name="P5" draw:layer="layout" svg:width="0.574cm" svg:height="0.567cm" svg:x="12.984cm" svg:y="5.926cm" svg:viewBox="0 0 575 568" svg:d="M287 0c163 0 287 123 287 284 0 160-124 283-287 283s-287-123-287-283c0-161 124-284 287-284zM0 0zM575 568z">
            <text:p/>
          </draw:path>
        </draw:g>
        <draw:g>
          <draw:path draw:style-name="gr22" draw:text-style-name="P1" draw:layer="layout" svg:width="2.87cm" svg:height="2.269cm" svg:x="14.706cm" svg:y="5.358cm" svg:viewBox="0 0 2871 2270" svg:d="M0 2270c0-757 0-1513 0-2270 957 0 1914 0 2871 0 0 757 0 1513 0 2270-957 0-1914 0-2871 0z">
            <text:p/>
          </draw:path>
          <draw:path draw:style-name="gr23" draw:text-style-name="P2" draw:layer="layout" svg:width="0.574cm" svg:height="0.567cm" svg:x="14.706cm" svg:y="5.357cm" svg:viewBox="0 0 575 568" svg:d="M287 0c163 0 287 123 287 284 0 160-124 284-287 284s-287-124-287-284c0-161 124-284 287-284zM0 0zM575 568z">
            <text:p/>
          </draw:path>
          <draw:path draw:style-name="gr23" draw:text-style-name="P2" draw:layer="layout" svg:width="0.574cm" svg:height="0.567cm" svg:x="15.28cm" svg:y="5.357cm" svg:viewBox="0 0 575 568" svg:d="M287 0c163 0 287 123 287 284 0 160-124 284-287 284s-287-124-287-284c0-161 124-284 287-284zM0 0zM575 568z">
            <text:p/>
          </draw:path>
          <draw:path draw:style-name="gr24" draw:text-style-name="P2" draw:layer="layout" svg:width="0.574cm" svg:height="0.567cm" svg:x="15.854cm" svg:y="5.357cm" svg:viewBox="0 0 575 568" svg:d="M287 0c163 0 288 123 288 284 0 160-125 284-288 284s-287-124-287-284c0-161 124-284 287-284zM0 0zM575 568z">
            <text:p/>
          </draw:path>
          <draw:path draw:style-name="gr23" draw:text-style-name="P2" draw:layer="layout" svg:width="0.574cm" svg:height="0.567cm" svg:x="17.003cm" svg:y="5.357cm" svg:viewBox="0 0 575 568" svg:d="M287 0c163 0 287 123 287 284 0 160-124 284-287 284s-287-124-287-284c0-161 124-284 287-284zM0 0zM575 568z">
            <text:p/>
          </draw:path>
          <draw:g>
            <draw:path draw:style-name="gr7" draw:text-style-name="P3" draw:layer="layout" svg:width="0.574cm" svg:height="0.567cm" svg:x="16.429cm" svg:y="6.492cm" svg:viewBox="0 0 575 568" svg:d="M287 0c163 0 287 123 287 284 0 160-124 283-287 283s-287-123-287-283c0-161 124-284 287-284zM0 0zM575 568z">
              <text:p/>
            </draw:path>
            <draw:path draw:style-name="gr9" draw:text-style-name="P4" draw:layer="layout" svg:width="0.148cm" svg:height="0.245cm" svg:x="16.647cm" svg:y="6.652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15.28cm" svg:y="5.92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5.854cm" svg:y="5.926cm" svg:viewBox="0 0 575 568" svg:d="M287 0c163 0 288 123 288 284 0 160-125 283-288 283s-287-123-287-283c0-161 124-284 287-284zM0 0zM575 568z">
            <text:p/>
          </draw:path>
          <draw:path draw:style-name="gr6" draw:text-style-name="P5" draw:layer="layout" svg:width="0.574cm" svg:height="0.567cm" svg:x="15.854cm" svg:y="6.492cm" svg:viewBox="0 0 575 568" svg:d="M287 0c163 0 288 123 288 284 0 160-125 284-288 284s-287-124-287-284c0-161 124-284 287-284zM0 0zM575 568z">
            <text:p/>
          </draw:path>
          <draw:path draw:style-name="gr7" draw:text-style-name="P5" draw:layer="layout" svg:width="0.574cm" svg:height="0.567cm" svg:x="17.003cm" svg:y="5.92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6.49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28cm" svg:y="6.49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5.926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6.429cm" svg:y="7.06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003cm" svg:y="6.493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4.706cm" svg:y="7.06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15.28cm" svg:y="7.06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5.854cm" svg:y="7.06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7.003cm" svg:y="7.06cm" svg:viewBox="0 0 575 568" svg:d="M287 0c163 0 287 123 287 284 0 160-124 284-287 284s-287-124-287-284c0-161 124-284 287-284zM0 0zM575 568z">
            <text:p/>
          </draw:path>
          <draw:g>
            <draw:path draw:style-name="gr7" draw:text-style-name="P6" draw:layer="layout" svg:width="0.574cm" svg:height="0.567cm" svg:x="16.429cm" svg:y="5.357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16.638cm" svg:y="5.513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  <draw:path draw:style-name="gr7" draw:text-style-name="P5" draw:layer="layout" svg:width="0.574cm" svg:height="0.567cm" svg:x="16.429cm" svg:y="5.926cm" svg:viewBox="0 0 575 568" svg:d="M287 0c163 0 287 123 287 284 0 160-124 283-287 283s-287-123-287-283c0-161 124-284 287-284zM0 0zM575 568z">
            <text:p/>
          </draw:path>
        </draw:g>
        <draw:g>
          <draw:path draw:style-name="gr10" draw:text-style-name="P1" draw:layer="layout" svg:width="2.87cm" svg:height="2.269cm" svg:x="18.151cm" svg:y="5.413cm" svg:viewBox="0 0 2871 2270" svg:d="M0 2270c0-757 0-1513 0-2270 957 0 1914 0 2871 0 0 757 0 1513 0 2270-957 0-1914 0-2871 0z">
            <text:p/>
          </draw:path>
          <draw:path draw:style-name="gr24" draw:text-style-name="P2" draw:layer="layout" svg:width="0.574cm" svg:height="0.567cm" svg:x="18.15cm" svg:y="5.413cm" svg:viewBox="0 0 575 568" svg:d="M287 0c163 0 288 123 288 284 0 160-125 284-288 284s-287-124-287-284c0-161 124-284 287-284zM0 0zM575 568z">
            <text:p/>
          </draw:path>
          <draw:path draw:style-name="gr23" draw:text-style-name="P2" draw:layer="layout" svg:width="0.574cm" svg:height="0.567cm" svg:x="18.725cm" svg:y="5.413cm" svg:viewBox="0 0 575 568" svg:d="M287 0c163 0 287 123 287 284 0 160-124 284-287 284s-287-124-287-284c0-161 124-284 287-284zM0 0zM575 568z">
            <text:p/>
          </draw:path>
          <draw:path draw:style-name="gr23" draw:text-style-name="P2" draw:layer="layout" svg:width="0.574cm" svg:height="0.567cm" svg:x="19.299cm" svg:y="5.413cm" svg:viewBox="0 0 575 568" svg:d="M287 0c163 0 287 123 287 284 0 160-124 284-287 284s-287-124-287-284c0-161 124-284 287-284zM0 0zM575 568z">
            <text:p/>
          </draw:path>
          <draw:path draw:style-name="gr23" draw:text-style-name="P2" draw:layer="layout" svg:width="0.574cm" svg:height="0.567cm" svg:x="20.448cm" svg:y="5.413cm" svg:viewBox="0 0 575 568" svg:d="M287 0c163 0 287 123 287 284 0 160-124 284-287 284s-287-124-287-284c0-161 124-284 287-284zM0 0zM575 568z">
            <text:p/>
          </draw:path>
          <draw:g>
            <draw:path draw:style-name="gr7" draw:text-style-name="P3" draw:layer="layout" svg:width="0.574cm" svg:height="0.567cm" svg:x="20.448cm" svg:y="6.547cm" svg:viewBox="0 0 575 568" svg:d="M287 0c163 0 287 123 287 284 0 160-124 283-287 283s-287-123-287-283c0-161 124-284 287-284zM0 0zM575 568z">
              <text:p/>
            </draw:path>
            <draw:path draw:style-name="gr9" draw:text-style-name="P4" draw:layer="layout" svg:width="0.148cm" svg:height="0.245cm" svg:x="20.666cm" svg:y="6.707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18.725cm" svg:y="5.98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299cm" svg:y="5.98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299cm" svg:y="6.548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20.448cm" svg:y="5.981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15cm" svg:y="6.548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725cm" svg:y="6.548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15cm" svg:y="5.981cm" svg:viewBox="0 0 575 568" svg:d="M287 0c163 0 288 123 288 284 0 160-125 283-288 283s-287-123-287-283c0-161 124-284 287-284zM0 0zM575 568z">
            <text:p/>
          </draw:path>
          <draw:path draw:style-name="gr8" draw:text-style-name="P5" draw:layer="layout" svg:width="0.574cm" svg:height="0.567cm" svg:x="19.873cm" svg:y="7.116cm" svg:viewBox="0 0 575 568" svg:d="M287 0c163 0 288 123 288 284 0 160-125 283-288 283s-287-123-287-283c0-161 124-284 287-284zM0 0zM575 568z">
            <text:p/>
          </draw:path>
          <draw:path draw:style-name="gr8" draw:text-style-name="P5" draw:layer="layout" svg:width="0.574cm" svg:height="0.567cm" svg:x="19.873cm" svg:y="6.547cm" svg:viewBox="0 0 575 568" svg:d="M287 0c163 0 288 123 288 284 0 160-125 283-288 283s-287-123-287-283c0-161 124-284 287-284zM0 0zM575 568z">
            <text:p/>
          </draw:path>
          <draw:path draw:style-name="gr8" draw:text-style-name="P5" draw:layer="layout" svg:width="0.574cm" svg:height="0.567cm" svg:x="18.15cm" svg:y="7.11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725cm" svg:y="7.11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299cm" svg:y="7.11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20.448cm" svg:y="7.116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19.873cm" svg:y="5.413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20.083cm" svg:y="5.569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  <draw:path draw:style-name="gr6" draw:text-style-name="P5" draw:layer="layout" svg:width="0.574cm" svg:height="0.567cm" svg:x="19.873cm" svg:y="5.981cm" svg:viewBox="0 0 575 568" svg:d="M287 0c163 0 288 123 288 284 0 160-125 284-288 284s-287-124-287-284c0-161 124-284 287-284zM0 0zM575 568z">
            <text:p/>
          </draw:path>
        </draw:g>
        <draw:g>
          <draw:path draw:style-name="gr25" draw:text-style-name="P8" draw:layer="layout" svg:width="1.549cm" svg:height="1.459cm" svg:x="4.366cm" svg:y="8.889cm" svg:viewBox="0 0 1550 1460" svg:d="M0 1460c0-487 0-973 0-1460 517 0 1033 0 1550 0 0 487 0 973 0 1460-517 0-1033 0-1550 0z">
            <text:p/>
          </draw:path>
          <draw:g>
            <draw:path draw:style-name="gr26" draw:text-style-name="P9" draw:layer="layout" svg:width="4.505cm" svg:height="1.47cm" svg:x="6.061cm" svg:y="8.533cm" svg:viewBox="0 0 4506 1471" svg:d="M84 0c0 53 0 107 0 160 0 40 0 80 0 120s0 81 0 121c0 54 0 109 0 163 0 40 0 80 0 121 0 40 0 80 0 120 0 53 0 107 0 160 245 0 490 0 735 0-273 169-546 337-819 506 640-169 1280-337 1920-506 250 0 500 0 749 0 184 0 368 0 551 0 184 0 367 0 551 0 245 0 490 0 735 0 0-53 0-107 0-160 0-40 0-80 0-120 0-41 0-81 0-121 0-54 0-109 0-163 0-40 0-81 0-121s0-80 0-120c0-53 0-107 0-160-245 0-490 0-735 0-184 0-367 0-551 0-183 0-367 0-551 0-249 0-499 0-749 0-183 0-367 0-551 0-183 0-367 0-550 0-245 0-490 0-735 0zM84 0zM4506 965z">
              <text:p/>
            </draw:path>
            <draw:path draw:style-name="gr27" draw:text-style-name="P10" draw:layer="layout" svg:width="0.084cm" svg:height="0.187cm" svg:x="6.281cm" svg:y="8.759cm" svg:viewBox="0 0 85 188" svg:d="M0 188v-8h7c11 0 17-1 19-3 3-2 4-5 4-10v-146c0-5-1-8-4-10-2-2-8-2-19-2h-7v-9c7 1 21 1 43 1 21 0 35 0 42-1v9h-7c-11 0-17 0-20 2-2 2-3 5-3 10v146c0 5 1 8 3 10 3 2 9 3 20 3h7v8c-7 0-21-1-43-1-21 0-35 1-42 1z">
              <text:p/>
            </draw:path>
            <draw:path draw:style-name="gr28" draw:text-style-name="P10" draw:layer="layout" svg:width="0.139cm" svg:height="0.121cm" svg:x="6.383cm" svg:y="8.825cm" svg:viewBox="0 0 140 122" svg:d="M0 122v-9c10 0 16 0 18-1 3-2 4-5 4-11v-74c0-7-1-11-4-13-2-2-8-2-18-2v-9l39-3v29c9-19 23-29 41-29 14 0 24 3 30 10 4 5 6 10 7 15s1 14 1 27v53c1 4 2 6 5 7s9 1 17 1v9c-19 0-29 0-31 0s-12 0-32 0v-9c10 0 16 0 19-1 2-2 3-5 3-11v-64c0-10-1-17-4-23-3-5-8-8-16-8-10 0-19 4-27 12-7 8-11 19-11 32v51c0 6 1 9 3 11 3 1 9 1 19 1v9c-19 0-30 0-32 0-1 0-12 0-31 0z">
              <text:p/>
            </draw:path>
            <draw:path draw:style-name="gr29" draw:text-style-name="P10" draw:layer="layout" svg:width="0.086cm" svg:height="0.172cm" svg:x="6.625cm" svg:y="8.777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30" draw:text-style-name="P10" draw:layer="layout" svg:width="0.139cm" svg:height="0.19cm" svg:x="6.736cm" svg:y="8.756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  <text:p/>
            </draw:path>
            <draw:path draw:style-name="gr31" draw:text-style-name="P10" draw:layer="layout" svg:width="0.107cm" svg:height="0.125cm" svg:x="6.888cm" svg:y="8.824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32" draw:text-style-name="P10" draw:layer="layout" svg:width="0.136cm" svg:height="0.174cm" svg:x="7.106cm" svg:y="8.825cm" svg:viewBox="0 0 137 175" svg:d="M0 167c10 0 16-1 18-2 3-1 4-5 4-11v-129c0-6-1-10-4-11-2-2-8-2-18-2v-9l40-3v18c11-12 24-18 39-18 16 0 30 6 41 18 12 12 17 27 17 44 0 18-6 32-18 45-12 12-27 18-44 18-9 0-17-3-23-7-6-5-10-9-11-13v3 46c0 6 1 10 3 11 3 1 9 2 19 2v8c-20 0-30 0-32 0s-12 0-31 0zM41 90c0 3 0 5 1 6 0 1 1 3 3 6 7 11 17 17 29 17 11 0 20-6 28-16 8-11 12-25 12-41 0-15-3-28-11-39-7-11-16-16-26-16-7 0-14 2-20 6-7 4-12 9-16 16z">
              <text:p/>
            </draw:path>
            <draw:path draw:style-name="gr33" draw:text-style-name="P10" draw:layer="layout" svg:width="0.093cm" svg:height="0.121cm" svg:x="7.259cm" svg:y="8.825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  <text:p/>
            </draw:path>
            <draw:path draw:style-name="gr34" draw:text-style-name="P10" draw:layer="layout" svg:width="0.107cm" svg:height="0.125cm" svg:x="7.367cm" svg:y="8.824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35" draw:text-style-name="P10" draw:layer="layout" svg:width="0.135cm" svg:height="0.121cm" svg:x="7.489cm" svg:y="8.828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  <text:p/>
            </draw:path>
            <draw:path draw:style-name="gr36" draw:text-style-name="P10" draw:layer="layout" svg:width="0.059cm" svg:height="0.183cm" svg:x="7.638cm" svg:y="8.763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  <text:p/>
            </draw:path>
            <draw:path draw:style-name="gr37" draw:text-style-name="P10" draw:layer="layout" svg:width="0.122cm" svg:height="0.125cm" svg:x="7.714cm" svg:y="8.824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38" draw:text-style-name="P10" draw:layer="layout" svg:width="0.139cm" svg:height="0.124cm" svg:x="7.853cm" svg:y="8.825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  <text:p/>
            </draw:path>
            <draw:path draw:style-name="gr39" draw:text-style-name="P10" draw:layer="layout" svg:width="0.09cm" svg:height="0.125cm" svg:x="8.007cm" svg:y="8.824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  <text:p/>
            </draw:path>
            <draw:path draw:style-name="gr40" draw:text-style-name="P10" draw:layer="layout" svg:width="0.09cm" svg:height="0.125cm" svg:x="8.21cm" svg:y="8.824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  <text:p/>
            </draw:path>
            <draw:path draw:style-name="gr41" draw:text-style-name="P10" draw:layer="layout" svg:width="0.086cm" svg:height="0.172cm" svg:x="8.316cm" svg:y="8.777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42" draw:text-style-name="P10" draw:layer="layout" svg:width="0.125cm" svg:height="0.125cm" svg:x="8.43cm" svg:y="8.824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  <text:p/>
            </draw:path>
            <draw:path draw:style-name="gr43" draw:text-style-name="P10" draw:layer="layout" svg:width="0.086cm" svg:height="0.172cm" svg:x="8.563cm" svg:y="8.777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44" draw:text-style-name="P10" draw:layer="layout" svg:width="0.107cm" svg:height="0.125cm" svg:x="8.673cm" svg:y="8.824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45" draw:text-style-name="P10" draw:layer="layout" svg:width="0.032cm" svg:height="0.081cm" svg:x="8.813cm" svg:y="8.918cm" svg:viewBox="0 0 33 82" svg:d="M4 25c-3-3-4-7-4-10 0-4 1-8 4-11s6-4 11-4 10 3 13 8 5 12 5 21-2 19-6 27c-4 9-8 16-12 20s-6 6-8 6-3-1-3-3c0-1 1-2 2-3 14-14 20-30 20-47 0-3 0-4 0-4h-1c-3 3-6 4-10 4-5 0-8-1-11-4z">
              <text:p/>
            </draw:path>
            <draw:path draw:style-name="gr46" draw:text-style-name="P10" draw:layer="layout" svg:width="0.105cm" svg:height="0.125cm" svg:x="8.969cm" svg:y="8.824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  <text:p/>
            </draw:path>
            <draw:path draw:style-name="gr47" draw:text-style-name="P10" draw:layer="layout" svg:width="0.122cm" svg:height="0.125cm" svg:x="9.091cm" svg:y="8.824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48" draw:text-style-name="P10" draw:layer="layout" svg:width="0.139cm" svg:height="0.124cm" svg:x="9.231cm" svg:y="8.825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  <text:p/>
            </draw:path>
            <draw:path draw:style-name="gr49" draw:text-style-name="P10" draw:layer="layout" svg:width="0.061cm" svg:height="0.19cm" svg:x="9.385cm" svg:y="8.756cm" svg:viewBox="0 0 62 191" svg:d="M0 191v-8c10 0 16-1 18-2 3-1 4-5 4-11v-143c0-7-1-11-4-13-2-2-8-2-18-2v-9l40-3v170c0 6 1 10 4 11 2 1 8 2 18 2v8c-2 0-6 0-11 0-4 0-8 0-12 0-3 0-6 0-8 0s-13 0-31 0z">
              <text:p/>
            </draw:path>
            <draw:path draw:style-name="gr50" draw:text-style-name="P10" draw:layer="layout" svg:width="0.136cm" svg:height="0.193cm" svg:x="9.461cm" svg:y="8.756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51" draw:text-style-name="P10" draw:layer="layout" svg:width="0.084cm" svg:height="0.187cm" svg:x="9.706cm" svg:y="8.759cm" svg:viewBox="0 0 85 188" svg:d="M0 188v-8h7c11 0 17-1 19-3 3-2 4-5 4-10v-146c0-5-1-8-4-10-2-2-8-2-19-2h-7v-9c7 1 21 1 43 1 21 0 35 0 42-1v9h-7c-11 0-17 0-20 2-2 2-3 5-3 10v146c0 5 1 8 3 10 3 2 9 3 20 3h7v8c-7 0-21-1-43-1-21 0-35 1-42 1z">
              <text:p/>
            </draw:path>
            <draw:path draw:style-name="gr52" draw:text-style-name="P10" draw:layer="layout" svg:width="0.139cm" svg:height="0.19cm" svg:x="9.901cm" svg:y="8.756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  <text:p/>
            </draw:path>
            <draw:path draw:style-name="gr53" draw:text-style-name="P10" draw:layer="layout" svg:width="0.125cm" svg:height="0.125cm" svg:x="10.057cm" svg:y="8.824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  <text:p/>
            </draw:path>
            <draw:path draw:style-name="gr54" draw:text-style-name="P10" draw:layer="layout" svg:width="0.135cm" svg:height="0.121cm" svg:x="10.182cm" svg:y="8.828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  <text:p/>
            </draw:path>
            <draw:path draw:style-name="gr55" draw:text-style-name="P10" draw:layer="layout" svg:width="0.107cm" svg:height="0.125cm" svg:x="10.323cm" svg:y="8.824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56" draw:text-style-name="P10" draw:layer="layout" svg:width="0.217cm" svg:height="0.121cm" svg:x="6.927cm" svg:y="9.149cm" svg:viewBox="0 0 218 122" svg:d="M0 122v-9c10 0 16 0 18-1 3-2 4-5 4-11v-74c0-7-1-11-4-13-2-2-8-2-18-2v-9l39-3v29c9-19 23-29 41-29 22 0 35 9 38 27 3-7 8-13 14-19 7-5 16-8 26-8 14 0 24 3 29 10 4 5 7 10 8 15 0 5 1 14 1 27v53c0 4 2 6 5 7s8 1 17 1v9c-19 0-30 0-32 0-1 0-12 0-31 0v-9c10 0 16 0 18-1 2-2 4-5 4-11v-64c0-10-2-17-5-23-3-5-8-8-16-8-10 0-18 4-26 12s-12 19-12 32v51c0 6 2 9 4 11 2 1 8 1 18 1v9c-19 0-29 0-31 0s-12 0-32 0v-9c10 0 16 0 19-1 2-2 3-5 3-11v-64c0-10-1-17-4-23-3-5-8-8-16-8-10 0-19 4-27 12-7 8-11 19-11 32v51c0 6 1 9 3 11 3 1 9 1 19 1v9c-19 0-30 0-32 0-1 0-12 0-31 0z">
              <text:p/>
            </draw:path>
            <draw:path draw:style-name="gr57" draw:text-style-name="P10" draw:layer="layout" svg:width="0.122cm" svg:height="0.125cm" svg:x="7.158cm" svg:y="9.148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58" draw:text-style-name="P10" draw:layer="layout" svg:width="0.135cm" svg:height="0.121cm" svg:x="7.286cm" svg:y="9.152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  <text:p/>
            </draw:path>
            <draw:path draw:style-name="gr59" draw:text-style-name="P10" draw:layer="layout" svg:width="0.107cm" svg:height="0.125cm" svg:x="7.428cm" svg:y="9.148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60" draw:text-style-name="P10" draw:layer="layout" svg:width="0.136cm" svg:height="0.193cm" svg:x="7.554cm" svg:y="9.08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61" draw:text-style-name="P10" draw:layer="layout" svg:width="0.11cm" svg:height="0.182cm" svg:x="7.805cm" svg:y="9.088cm" svg:viewBox="0 0 111 183" svg:d="M0 183c0-3 0-5 0-6 1-1 2-2 3-4l54-59c19-21 29-42 29-61 0-12-3-22-10-31-6-9-16-13-28-13-8 0-15 2-22 7s-12 12-15 20c0 0 2 0 3 0 5 0 9 1 11 4 3 3 4 6 4 10 0 5-1 9-5 11-3 3-6 4-9 4-2 0-3 0-5 0-1-1-4-2-6-5-3-2-4-6-4-10 0-13 5-25 15-35s22-15 37-15c17 0 31 5 42 15 12 10 17 23 17 38 0 6-1 11-2 16-2 5-4 9-6 13s-7 9-12 15c-6 6-12 12-17 16-4 5-12 11-23 21l-30 28h51c16 0 25-1 26-2 2-3 4-11 6-25h7l-8 48z">
              <text:p/>
            </draw:path>
            <draw:path draw:style-name="gr62" draw:text-style-name="P10" draw:layer="layout" svg:width="0.136cm" svg:height="0.193cm" svg:x="8.032cm" svg:y="9.08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63" draw:text-style-name="P10" draw:layer="layout" svg:width="0.059cm" svg:height="0.183cm" svg:x="8.185cm" svg:y="9.087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  <text:p/>
            </draw:path>
            <draw:path draw:style-name="gr64" draw:text-style-name="P10" draw:layer="layout" svg:width="0.093cm" svg:height="0.121cm" svg:x="8.26cm" svg:y="9.149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  <text:p/>
            </draw:path>
            <draw:path draw:style-name="gr65" draw:text-style-name="P10" draw:layer="layout" svg:width="0.107cm" svg:height="0.125cm" svg:x="8.368cm" svg:y="9.148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66" draw:text-style-name="P10" draw:layer="layout" svg:width="0.105cm" svg:height="0.125cm" svg:x="8.494cm" svg:y="9.147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  <text:p/>
            </draw:path>
            <draw:path draw:style-name="gr67" draw:text-style-name="P10" draw:layer="layout" svg:width="0.086cm" svg:height="0.172cm" svg:x="8.614cm" svg:y="9.101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68" draw:text-style-name="P10" draw:layer="layout" svg:width="0.061cm" svg:height="0.19cm" svg:x="8.725cm" svg:y="9.08cm" svg:viewBox="0 0 62 191" svg:d="M0 191v-8c10 0 16-1 18-2 3-1 4-5 4-11v-143c0-7-1-11-4-13-2-2-8-2-18-2v-9l40-3v170c0 6 1 10 4 11 2 1 8 2 18 2v8c-2 0-6 0-11 0-4 0-8 0-12 0-3 0-6 0-8 0s-13 0-31 0z">
              <text:p/>
            </draw:path>
            <draw:path draw:style-name="gr69" draw:text-style-name="P10" draw:layer="layout" svg:width="0.135cm" svg:height="0.174cm" svg:x="8.798cm" svg:y="9.152cm" svg:viewBox="0 0 136 175" svg:d="M0 153c0-4 1-7 3-9 3-2 6-3 9-3s6 1 8 3 3 5 3 9c0 6-3 10-10 11 3 3 7 5 13 5 5 0 10-2 15-6 4-4 7-8 9-12s5-9 7-16c3-6 5-11 7-16l-41-101c-2-4-5-7-7-8-3-1-8-1-16-1v-8c8 0 17 0 27 0 6 0 16 0 30 0v8c-10 0-15 2-15 7 0 0 0 2 1 5l31 74 29-68c1-3 1-5 1-7 0-7-4-11-13-11v-8c12 0 20 0 24 0 8 0 15-1 21-1v9c-12 0-21 5-26 17l-49 118c-9 21-21 31-35 31-7 0-13-2-18-6-5-5-8-10-8-16z">
              <text:p/>
            </draw:path>
            <draw:path draw:style-name="gr70" draw:text-style-name="P10" draw:layer="layout" svg:width="0.086cm" svg:height="0.172cm" svg:x="9.037cm" svg:y="9.101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71" draw:text-style-name="P10" draw:layer="layout" svg:width="0.122cm" svg:height="0.125cm" svg:x="9.148cm" svg:y="9.148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72" draw:text-style-name="P10" draw:layer="layout" svg:width="0.136cm" svg:height="0.193cm" svg:x="9.381cm" svg:y="9.08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73" draw:text-style-name="P10" draw:layer="layout" svg:width="0.122cm" svg:height="0.185cm" svg:x="9.532cm" svg:y="9.085cm" svg:viewBox="0 0 123 186" svg:d="M0 141v-9l86-129c1-2 3-3 5-3s3 0 4 1c0 1 1 3 1 6v125h27v9h-27v24c0 5 1 9 3 10 2 2 8 3 18 3h6v8c-8 0-21 0-38 0-18 0-30 0-38 0v-8h6c10 0 16-1 18-3 2-1 3-5 3-10v-24zM8 132h68v-102z">
              <text:p/>
            </draw:path>
            <draw:path draw:style-name="gr74" draw:text-style-name="P10" draw:layer="layout" svg:width="0.099cm" svg:height="0.193cm" svg:x="9.679cm" svg:y="9.077cm" svg:viewBox="0 0 100 194" svg:d="M0 37c0-10 4-18 13-26 9-7 20-11 34-11 19 0 33 4 41 11 8 8 12 16 12 26 0 12-4 21-13 27-25 18-37 39-37 62v9c0 2 0 4 0 5 0 0-1 1-1 2-1 0-2 1-3 1s-2-1-3-1c0-1 0-3 0-6v-12c0-10 2-20 6-32 4-11 10-21 18-30 2-2 4-4 5-6 1-1 2-4 3-7 1-4 2-8 2-13 0-4 0-6 0-8s-1-4-2-7-3-6-5-8-5-3-9-5c-4-1-9-2-14-2-17 0-30 6-37 19 10 0 16 4 16 12 0 4-2 7-4 10-2 2-5 3-9 3s-7-1-9-3c-3-2-4-6-4-10zM36 190c-3-3-5-6-5-10s2-8 5-11 6-4 10-4 8 1 11 4 4 7 4 11-1 7-4 10-7 4-11 4-7-1-10-4z">
              <text:p/>
            </draw:path>
          </draw:g>
          <draw:path draw:style-name="gr75" draw:text-style-name="P11" draw:layer="layout" svg:width="1.09cm" svg:height="1.883cm" svg:x="9.41cm" svg:y="9.831cm" svg:viewBox="0 0 1091 1884" svg:d="M0 1884c0-628 0-1256 0-1884 364 0 727 0 1091 0 0 628 0 1256 0 1884-364 0-727 0-1091 0z">
            <text:p/>
          </draw:path>
          <draw:g>
            <draw:path draw:style-name="gr76" draw:text-style-name="P9" draw:layer="layout" svg:width="1.084cm" svg:height="1.298cm" svg:x="8.204cm" svg:y="9.625cm" svg:viewBox="0 0 1085 1299" svg:d="M0 0c0 53 0 107 0 160 0 40 0 80 0 120s0 80 0 120c0 55 0 109 0 164 0 40 0 80 0 120s0 80 0 120c0 54 0 107 0 161 48 0 95 0 143 0 36 0 71 0 107 0s72 0 108 0c48 0 97 0 145 0 194 111 388 222 582 334-122-112-245-223-367-334 48 0 95 0 143 0 0-54 0-107 0-161 0-40 0-80 0-120s0-80 0-120c0-55 0-109 0-164 0-40 0-80 0-120s0-80 0-120c0-53 0-107 0-160-48 0-95 0-143 0-36 0-72 0-107 0-36 0-72 0-108 0-48 0-97 0-145 0-36 0-72 0-108 0s-71 0-107 0c-48 0-95 0-143 0zM0 0zM862 965z">
              <text:p/>
            </draw:path>
            <draw:path draw:style-name="gr77" draw:text-style-name="P10" draw:layer="layout" svg:width="0.189cm" svg:height="0.187cm" svg:x="8.47cm" svg:y="10.013cm" svg:viewBox="0 0 190 188" svg:d="M0 188v-8c7 0 12-1 16-2 5-1 8-3 9-6 2-2 3-4 3-6 1-2 1-4 1-7v-144c0-2-1-4-1-5-1 0-3-1-6-1-6 0-10 0-14 0h-8v-9h47c3 0 5 0 5 1 1 0 2 1 3 3l99 143v-118c0-3 0-5-1-7 0-1-1-3-3-6-1-2-4-4-9-6-4-1-9-1-16-1v-8c20 0 30 0 33 0 2 0 13 0 32 0v8c-6 0-12 0-16 1-4 2-7 4-9 6-2 3-3 5-3 6 0 2 0 4 0 7v152c0 3-1 5-1 6s-1 1-3 1-3-1-5-4l-114-165c0-1-1-2-3-3v143c0 3 1 5 1 7s1 4 3 6c2 3 4 5 9 6 4 1 9 2 16 2v8c-19 0-30 0-32 0-3 0-14 0-33 0z">
              <text:p/>
            </draw:path>
            <draw:path draw:style-name="gr78" draw:text-style-name="P10" draw:layer="layout" svg:width="0.122cm" svg:height="0.125cm" svg:x="8.677cm" svg:y="10.078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</draw:g>
          <draw:g>
            <draw:path draw:style-name="gr79" draw:text-style-name="P12" draw:layer="layout" svg:width="7.177cm" svg:height="3.858cm" svg:x="3.791cm" svg:y="8.079cm" svg:viewBox="0 0 7178 3859" svg:d="M0 3859c0-1287 0-2573 0-3859 2393 0 4785 0 7178 0 0 1286 0 2572 0 3859-2393 0-4785 0-7178 0z">
              <text:p/>
            </draw:path>
            <draw:path draw:style-name="gr80" draw:text-style-name="P13" draw:layer="layout" svg:width="0.209cm" svg:height="0.221cm" svg:x="8.255cm" svg:y="8.227cm" svg:viewBox="0 0 210 222" svg:d="M0 211c0-3 1-4 2-5s3-1 7-1c10 0 17-1 20-2 2-2 4-6 6-11l43-171c1-3 1-5 1-6 0-2-1-4-4-4-3-1-8-1-14-1-3 0-4 0-5 0-1-1-2-1-3-1-1-1-1-2-1-3 0-3 1-4 2-5s3-1 7-1h84c19 0 34 5 46 14s18 19 18 32-6 25-18 36c-11 12-28 21-49 26 8 3 15 8 20 14s7 14 7 23c0 5-1 14-2 27-2 11-2 19-2 24 0 4 0 7 0 10 1 2 2 4 3 6 2 2 4 3 7 3 5 0 10-3 14-8 5-5 8-11 11-20 1-1 1-2 1-3s1-1 1-2c1 0 2 0 4 0 3 0 4 1 4 4 0 2-1 5-3 10s-6 11-12 17-13 9-21 9c-11 0-20-3-28-9-8-5-12-14-12-25 0-3 2-11 5-25 4-14 6-22 6-25 0-10-3-17-9-21s-13-6-21-6h-35l-20 82c-1 3-2 5-2 7 0 1 1 2 1 2 0 1 2 2 5 2 3 1 7 1 13 1 2 0 4 0 5 0s2 1 2 1c1 1 1 2 1 3 0 4-2 5-6 5s-10 0-19 0c-8 0-15 0-19 0s-10 0-18 0-15 0-19 0c-3 0-4-1-4-3zM82 104h32c20 0 36-6 48-17 5-5 9-11 12-19 3-9 5-15 5-19 1-4 1-7 1-10 0-5-1-10-4-14-2-4-5-7-8-9s-7-3-13-4c-5-1-10-2-13-2s-8 0-14 0c-10 0-17 0-18 1-3 1-6 4-7 10z">
              <text:p/>
            </draw:path>
            <draw:path draw:style-name="gr80" draw:text-style-name="P13" draw:layer="layout" svg:width="0.126cm" svg:height="0.141cm" svg:x="8.485cm" svg:y="8.30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80" draw:text-style-name="P13" draw:layer="layout" svg:width="0.109cm" svg:height="0.221cm" svg:x="8.649cm" svg:y="8.223cm" svg:viewBox="0 0 110 222" svg:d="M0 174c0-10 1-19 4-26l31-124c0 0 0-1 0-3 1-1 1-2 1-2 0-2 0-3-1-3 0-1-1-1-4-2-2-1-6-1-11-1s-8-1-8-3 1-4 2-4c0-1 1-2 2-2s2-1 4-1l31-2c2-1 3-1 5-1 3 0 5 1 5 4 0 1 0 2-1 4l-22 88c11-11 23-17 33-17 11 0 20 5 27 13 8 8 12 21 12 36 0 23-8 45-23 64-16 20-33 30-50 30-12 0-21-5-27-14-7-9-10-21-10-34zM18 185c0 10 2 18 6 23 3 4 8 7 13 7 7 0 13-4 19-10 7-7 11-14 14-20 5-10 9-22 13-38 3-15 5-26 5-33s-1-13-4-19c-2-6-7-9-13-9-11 0-22 8-34 23-3 4-5 9-7 15-8 31-12 51-12 61z">
              <text:p/>
            </draw:path>
            <draw:path draw:style-name="gr80" draw:text-style-name="P13" draw:layer="layout" svg:width="0.126cm" svg:height="0.141cm" svg:x="8.777cm" svg:y="8.30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80" draw:text-style-name="P13" draw:layer="layout" svg:width="0.089cm" svg:height="0.199cm" svg:x="8.933cm" svg:y="8.245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80" draw:text-style-name="P13" draw:layer="layout" svg:width="0.14cm" svg:height="0.213cm" svg:x="9.143cm" svg:y="8.227cm" svg:viewBox="0 0 141 214" svg:d="M0 210c0-3 1-4 2-5 1 0 4-1 8-1 10 0 17 0 20-2s5-5 6-10l44-172c0-1 1-3 1-6 0-2-2-3-5-4s-8-1-15-1c-3 0-5 0-6 0s-1 0-2-1-1-2-1-3c0-3 2-5 6-5s11 0 20 0 16 0 20 0 11 0 20 0c8 0 15 0 19 0 3 0 4 1 4 4 0 2 0 4-2 4-1 1-4 1-7 1-11 0-17 1-20 2-3 2-6 6-7 11l-43 170c-1 3-1 5-1 7 0 1 0 2 1 3 0 1 2 1 5 2 3 0 7 0 14 0 2 0 4 0 5 1 1 0 2 0 2 0 1 1 2 2 2 3 0 4-3 6-7 6s-11 0-19 0c-9 0-16 0-20 0-5 0-11 0-20 0s-15 0-20 0c-3 0-4-1-4-4z">
              <text:p/>
            </draw:path>
            <draw:path draw:style-name="gr80" draw:text-style-name="P13" draw:layer="layout" svg:width="0.159cm" svg:height="0.141cm" svg:x="9.273cm" svg:y="8.30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80" draw:text-style-name="P13" draw:layer="layout" svg:width="0.089cm" svg:height="0.199cm" svg:x="9.455cm" svg:y="8.245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80" draw:text-style-name="P13" draw:layer="layout" svg:width="0.112cm" svg:height="0.141cm" svg:x="9.567cm" svg:y="8.30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80" draw:text-style-name="P13" draw:layer="layout" svg:width="0.128cm" svg:height="0.141cm" svg:x="9.704cm" svg:y="8.303cm" svg:viewBox="0 0 129 142" svg:d="M0 48c0 0 0-2 1-5s2-8 4-13 3-10 5-13c6-11 14-17 23-17 6 0 12 2 17 6 5 3 8 9 10 17 11-15 23-23 38-23 8 0 15 2 21 5 7 3 10 8 10 15 0 5-1 9-5 12-3 3-7 4-10 4-4 0-7-1-9-3-1-2-2-4-2-7 0-1 0-2 0-4 1-1 2-3 4-6 2-2 4-4 8-5-5-3-10-4-17-4-5 0-10 1-15 4s-9 7-12 10c-3 4-6 8-8 13-3 4-4 8-5 10s-2 3-2 4l-21 83c-2 8-6 11-12 11-3 0-6 0-7-2-2-2-2-4-2-6 0-1 0-2 1-4l24-94c1-6 2-12 2-17 0-8-3-12-8-12s-9 3-12 9c-4 7-7 16-10 28-1 4-2 6-2 6-1 1-2 2-4 2-3 0-5-1-5-4z">
              <text:p/>
            </draw:path>
            <draw:path draw:style-name="gr80" draw:text-style-name="P13" draw:layer="layout" svg:width="0.13cm" svg:height="0.141cm" svg:x="9.837cm" svg:y="8.303cm" svg:viewBox="0 0 131 142" svg:d="M0 48c0 0 0-2 1-5s3-7 5-12 5-10 8-15c2-4 6-8 11-11s10-5 16-5c7 0 13 2 17 7 5 5 7 11 7 18 0 4-1 9-4 16-12 33-18 56-18 68 0 7 1 13 4 18 3 6 9 8 16 8 9 0 17-4 24-12s12-18 16-28c4-11 7-21 9-30 2-8 3-14 3-17 0-11-3-19-9-25-2-3-4-6-4-9s2-6 5-9c4-3 7-5 11-5s7 2 9 6c3 4 4 9 4 15 0 2-1 7-2 15-2 8-4 19-7 31s-7 24-12 35-12 20-20 28-18 12-28 12-20-3-27-9c-8-6-12-15-12-28 0-11 6-31 17-61 5-14 7-23 7-28 0-6-2-9-7-9-13 0-22 13-29 40-1 2-2 3-2 4-1 0-2 1-4 1-3 0-5-2-5-4z">
              <text:p/>
            </draw:path>
            <draw:path draw:style-name="gr80" draw:text-style-name="P13" draw:layer="layout" svg:width="0.112cm" svg:height="0.141cm" svg:x="9.993cm" svg:y="8.30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80" draw:text-style-name="P13" draw:layer="layout" svg:width="0.159cm" svg:height="0.141cm" svg:x="10.129cm" svg:y="8.30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80" draw:text-style-name="P13" draw:layer="layout" svg:width="0.089cm" svg:height="0.199cm" svg:x="10.311cm" svg:y="8.245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80" draw:text-style-name="P13" draw:layer="layout" svg:width="0.078cm" svg:height="0.209cm" svg:x="10.414cm" svg:y="8.235cm" svg:viewBox="0 0 79 210" svg:d="M0 116c0-1 0-3 1-6s3-7 5-12 4-10 7-14c3-5 7-9 12-12s10-5 16-5 12 2 17 7c4 4 7 10 7 18 0 5-2 11-4 18l-21 54c-5 15-8 25-8 30 0 6 3 9 7 9 13 0 23-13 30-39 0-3 1-5 2-5 0-1 1-1 3-1 3 0 5 1 5 3 0 1 0 3-1 6s-3 7-5 12-4 9-7 14-7 9-12 12-10 5-15 5c-8 0-14-3-18-8-5-5-7-11-7-17 0-5 2-12 6-22 5-14 9-24 12-31l9-26c4-11 6-18 6-23 0-6-2-9-7-9-12 0-22 13-29 40-1 2-2 4-2 4-1 1-2 1-4 1-3 0-5-1-5-3zM51 15c0-4 2-8 5-11 4-3 7-4 11-4 2 0 5 1 7 3 2 1 3 4 3 7 0 5-1 8-5 11-3 3-6 4-10 4-3 0-5 0-7-2-3-2-4-4-4-8z">
              <text:p/>
            </draw:path>
            <draw:path draw:style-name="gr80" draw:text-style-name="P13" draw:layer="layout" svg:width="0.126cm" svg:height="0.141cm" svg:x="10.521cm" svg:y="8.30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80" draw:text-style-name="P13" draw:layer="layout" svg:width="0.159cm" svg:height="0.141cm" svg:x="10.674cm" svg:y="8.30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</draw:g>
        </draw:g>
        <draw:path draw:style-name="gr81" draw:text-style-name="P14" draw:layer="layout" svg:width="13.739cm" svg:height="-0.001cm" draw:transform="skewX (-0.00139626340159548) rotate (-3.09202530283315) translate (19.5295756304324cm 4.55515496744119cm)" svg:viewBox="0 0 13740 0" svg:d="M0 0c4580 0 9160 0 13740 0">
          <text:p/>
        </draw:path>
        <draw:g>
          <draw:path draw:style-name="gr82" draw:text-style-name="P15" draw:layer="layout" svg:width="0.231cm" svg:height="0.194cm" svg:x="12.527cm" svg:y="4.974cm" svg:viewBox="0 0 232 195" svg:d="M0 192v-13h31v-166h-31v-13h108c25 0 46 5 61 15s23 22 23 37c0 10-4 19-12 27s-20 14-35 18c18 7 28 17 31 33 0 0 1 4 2 11s1 11 1 12c1 4 2 8 2 10 1 3 2 6 3 10 2 4 4 7 6 9 3 2 6 3 10 3 5 0 9-2 12-5 4-4 6-8 7-14 0-2 0-3 0-4s1-1 2-2 2-1 4-1c5 0 7 2 7 6 0 2 0 3-1 5 0 2-1 5-2 8-2 3-4 5-6 8-2 2-6 4-10 6s-9 3-15 3c-18 0-32-3-42-7-4-3-8-5-11-8s-5-6-6-10-2-8-2-11-1-7-1-13c0-11 0-19-1-23s-3-8-8-12c-5-7-14-10-25-10h-33v78h31v13c-7-1-24-1-50-1-27 0-43 0-50 1zM69 91h33c9 0 16-1 23-3 6-2 10-4 14-6 3-2 5-6 7-10 1-4 2-7 2-10 1-2 1-6 1-10 0-5-1-8-1-11s-1-6-3-10c-1-4-4-7-7-10-3-2-7-4-13-6-6-1-14-2-23-2h-33z">
            <text:p/>
          </draw:path>
          <draw:path draw:style-name="gr82" draw:text-style-name="P15" draw:layer="layout" svg:width="0.13cm" svg:height="0.127cm" svg:x="12.769cm" svg:y="5.039cm" svg:viewBox="0 0 131 128" svg:d="M0 64c0-18 6-34 19-46 12-12 29-18 51-18 19 0 34 5 45 15 10 11 16 25 16 43 0 4-1 6-2 7-1 0-4 1-7 1h-86c0 34 14 51 40 51 10 0 18-2 25-6 8-4 13-9 16-16 1-3 2-4 2-5 1-1 3-1 5-1 5 0 7 2 7 5 0 1-1 3-2 5-1 3-3 6-5 9-3 4-7 7-11 10s-9 5-16 7-15 3-23 3c-23 0-41-6-54-18s-20-27-20-46zM36 56h68c-1-30-12-46-34-46-12 0-21 5-27 15-4 5-6 16-7 31z">
            <text:p/>
          </draw:path>
          <draw:path draw:style-name="gr82" draw:text-style-name="P15" draw:layer="layout" svg:width="0.106cm" svg:height="0.127cm" svg:x="12.919cm" svg:y="5.039cm" svg:viewBox="0 0 107 128" svg:d="M0 121v-31c0-3 0-6 1-7s3-1 6-1c2 0 4 0 4 1 1 0 2 1 3 3 1 4 2 7 3 10 2 3 4 7 7 10 3 4 7 7 12 9s11 3 18 3c22 0 33-7 33-21 0-4-1-7-4-10-2-3-5-5-9-6-4-2-7-3-9-4-3 0-6-1-10-1-9-2-15-3-19-4s-8-2-12-4c-5-2-9-5-13-8-7-6-11-14-11-23 0-6 1-11 3-16 2-4 5-8 9-10 3-3 7-5 11-6 3-2 7-3 12-4 5 0 8-1 10-1s5 0 7 0c12 0 21 2 29 5 7-3 11-5 12-5 3 0 4 1 5 2 0 1 1 3 1 6v22c0 4-1 6-1 7-1 1-3 1-6 1s-5 0-6-1c0-1-1-2-1-5-1-15-12-23-33-23s-32 6-32 17c0 3 1 6 3 8 2 3 4 4 8 6 4 1 7 2 9 3 2 0 5 1 9 1 12 3 21 4 26 6 6 2 11 4 16 8 11 8 16 18 16 30 0 6-1 12-3 17s-5 9-9 11c-4 3-7 5-11 7s-8 3-12 4c-5 1-9 1-11 1s-4 0-7 0c-13 0-24-3-33-9l-7 5c-4 3-7 4-9 4s-4 0-4-1c-1-1-1-3-1-6z">
            <text:p/>
          </draw:path>
          <draw:path draw:style-name="gr82" draw:text-style-name="P15" draw:layer="layout" svg:width="0.101cm" svg:height="0.178cm" svg:x="13.041cm" svg:y="4.988cm" svg:viewBox="0 0 102 179" svg:d="M0 66v-10c13 0 23-5 31-17 7-11 11-24 11-39h13v53h42v13h-42v78c0 16 6 24 17 24 4 0 8-2 12-6 3-4 5-11 5-20v-14h13v15c0 10-3 19-9 26s-14 10-25 10c-30 0-45-12-45-36v-77z">
            <text:p/>
          </draw:path>
          <draw:path draw:style-name="gr82" draw:text-style-name="P15" draw:layer="layout" svg:width="0.148cm" svg:height="0.127cm" svg:x="13.171cm" svg:y="5.039cm" svg:viewBox="0 0 149 128" svg:d="M0 97c0-27 31-42 92-44v-10c0-22-10-33-31-33-8 0-14 1-21 2 5 3 7 7 7 14 0 5-2 10-6 13-3 3-7 4-12 4-4 0-8-1-12-4s-6-8-6-13c0-17 17-26 51-26 20 0 36 4 46 12 11 8 16 18 16 31v60c0 3 0 5 1 6 0 1 2 2 4 3 3 1 7 2 13 2 1 0 2 0 3 0s2 1 3 2c0 0 1 2 1 4 0 3-1 5-2 6-1 0-4 1-7 1h-14c-7 0-12-1-17-2-4-2-7-3-9-6-1-3-2-5-3-7 0-1 0-4 0-7-8 16-22 23-42 23-6 0-12 0-17-1-6-1-12-2-18-4s-11-6-14-10c-4-5-6-10-6-16zM33 96c0 6 3 12 8 16s11 6 18 6c2 0 5 0 8-1s7-2 11-4 7-5 10-9c3-5 4-10 4-16v-26c-4 0-8 0-12 0-3 1-8 2-15 3-6 2-11 4-15 6-5 2-9 6-12 10s-5 9-5 15z">
            <text:p/>
          </draw:path>
          <draw:path draw:style-name="gr82" draw:text-style-name="P15" draw:layer="layout" svg:width="0.114cm" svg:height="0.125cm" svg:x="13.33cm" svg:y="5.039cm" svg:viewBox="0 0 115 126" svg:d="M0 126v-13h20v-87c0-5-1-8-3-9s-8-2-17-2v-13l47-2v32c8-21 20-32 38-32 8 0 15 2 21 6s9 10 9 17c0 5-2 9-6 12-3 3-7 5-12 5-4 0-8-1-12-4-3-3-5-8-5-13s2-9 5-13c-6 0-12 2-17 6-5 3-8 8-11 14-2 6-4 11-5 17s-2 11-2 17v49h25v13c-7 0-20 0-39 0-4 0-16 0-36 0z">
            <text:p/>
          </draw:path>
          <draw:path draw:style-name="gr82" draw:text-style-name="P15" draw:layer="layout" svg:width="0.101cm" svg:height="0.178cm" svg:x="13.459cm" svg:y="4.988cm" svg:viewBox="0 0 102 179" svg:d="M0 66v-10c13 0 23-5 31-17 7-11 11-24 11-39h13v53h42v13h-42v78c0 16 6 24 17 24 4 0 8-2 12-6 3-4 5-11 5-20v-14h13v15c0 10-3 19-9 26s-14 10-25 10c-30 0-45-12-45-36v-77z">
            <text:p/>
          </draw:path>
        </draw:g>
        <draw:path draw:style-name="gr81" draw:text-style-name="P14" draw:layer="layout" svg:width="0.573cm" svg:height="0cm" svg:x="7.184cm" svg:y="3.42cm" svg:viewBox="0 0 574 0" svg:d="M0 0c191 0 383 0 574 0">
          <text:p/>
        </draw:path>
        <draw:path draw:style-name="gr81" draw:text-style-name="P14" draw:layer="layout" svg:width="0.573cm" svg:height="0cm" svg:x="10.629cm" svg:y="3.42cm" svg:viewBox="0 0 574 0" svg:d="M0 0c191 0 383 0 574 0">
          <text:p/>
        </draw:path>
        <draw:path draw:style-name="gr81" draw:text-style-name="P14" draw:layer="layout" svg:width="0.573cm" svg:height="0cm" svg:x="14.074cm" svg:y="3.42cm" svg:viewBox="0 0 574 0" svg:d="M0 0c191 0 383 0 574 0">
          <text:p/>
        </draw:path>
        <draw:path draw:style-name="gr81" draw:text-style-name="P14" draw:layer="layout" svg:width="0.573cm" svg:height="0cm" svg:x="17.52cm" svg:y="3.42cm" svg:viewBox="0 0 574 0" svg:d="M0 0c191 0 383 0 574 0">
          <text:p/>
        </draw:path>
        <draw:path draw:style-name="gr81" draw:text-style-name="P14" draw:layer="layout" svg:width="0.573cm" svg:height="0cm" svg:x="7.184cm" svg:y="6.548cm" svg:viewBox="0 0 574 0" svg:d="M0 0c191 0 383 0 574 0">
          <text:p/>
        </draw:path>
        <draw:path draw:style-name="gr81" draw:text-style-name="P14" draw:layer="layout" svg:width="0.573cm" svg:height="0cm" svg:x="10.629cm" svg:y="6.548cm" svg:viewBox="0 0 574 0" svg:d="M0 0c191 0 383 0 574 0">
          <text:p/>
        </draw:path>
        <draw:path draw:style-name="gr81" draw:text-style-name="P14" draw:layer="layout" svg:width="0.573cm" svg:height="0cm" svg:x="14.074cm" svg:y="6.548cm" svg:viewBox="0 0 574 0" svg:d="M0 0c191 0 383 0 574 0">
          <text:p/>
        </draw:path>
        <draw:path draw:style-name="gr81" draw:text-style-name="P14" draw:layer="layout" svg:width="0.573cm" svg:height="0cm" svg:x="17.52cm" svg:y="6.548cm" svg:viewBox="0 0 574 0" svg:d="M0 0c191 0 383 0 574 0">
          <text:p/>
        </draw:path>
        <draw:path draw:style-name="gr83" draw:text-style-name="P14" draw:layer="layout" svg:width="1.67cm" svg:height="0.002cm" draw:transform="skewX (0.00558505360638183) rotate (-1.25838239068791) translate (7.3599701193304cm 6.60352794083907cm)" svg:viewBox="0 0 1671 3" svg:d="M0 3c557-1 1114-2 1671-3">
          <text:p/>
        </draw:path>
        <draw:g>
          <draw:path draw:style-name="gr84" draw:text-style-name="P16" draw:layer="layout" svg:width="0.202cm" svg:height="0.278cm" svg:x="3.92cm" svg:y="3.294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84" draw:text-style-name="P16" draw:layer="layout" svg:width="0.094cm" svg:height="0.148cm" svg:x="4.17cm" svg:y="3.495cm" svg:viewBox="0 0 95 149" svg:d="M0 25v-10h5c19 0 34-5 46-13 1-1 3-2 5-2 3 0 5 0 5 1 1 1 1 3 1 6v132h33v10c-7 0-23 0-46 0-24 0-40 0-46 0v-10h32v-118c-10 3-20 4-30 4z">
            <text:p/>
          </draw:path>
        </draw:g>
        <draw:g>
          <draw:g>
            <draw:path draw:style-name="gr85" draw:text-style-name="P17" draw:layer="layout" svg:width="3.83cm" svg:height="0.331cm" svg:x="15.35cm" svg:y="8.689cm" svg:viewBox="0 0 3831 332" svg:d="M81 332c1223 0 2446 0 3668 0 41 0 82-55 82-111 0-37 0-73 0-110 0-55-41-111-82-111-1222 0-2445 0-3668 0-41 0-81 56-81 111 0 37 0 73 0 110 0 56 40 111 81 111z">
              <text:p/>
            </draw:path>
            <draw:g>
              <draw:path draw:style-name="gr86" draw:text-style-name="P18" draw:layer="layout" svg:width="0.166cm" svg:height="0.114cm" svg:x="16.218cm" svg:y="8.814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86" draw:text-style-name="P18" draw:layer="layout" svg:width="0.116cm" svg:height="0.116cm" svg:x="16.409cm" svg:y="8.814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86" draw:text-style-name="P18" draw:layer="layout" svg:width="0.117cm" svg:height="0.112cm" svg:x="16.536cm" svg:y="8.816cm" svg:viewBox="0 0 118 113" svg:d="M46 113l-46-113h32l21 57 6 20c2-5 3-8 3-10 1-3 2-6 4-10l21-57h31l-45 113z">
                <text:p/>
              </draw:path>
              <draw:path draw:style-name="gr86" draw:text-style-name="P18" draw:layer="layout" svg:width="0.105cm" svg:height="0.117cm" svg:x="16.664cm" svg:y="8.81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6" draw:text-style-name="P18" draw:layer="layout" svg:width="0.058cm" svg:height="0.029cm" svg:x="16.791cm" svg:y="8.857cm" svg:viewBox="0 0 59 30" svg:d="M0 30c0-10 0-20 0-30 20 0 39 0 59 0 0 10 0 20 0 30-20 0-39 0-59 0z">
                <text:p/>
              </draw:path>
              <draw:path draw:style-name="gr86" draw:text-style-name="P18" draw:layer="layout" svg:width="0.116cm" svg:height="0.116cm" svg:x="16.861cm" svg:y="8.814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86" draw:text-style-name="P18" draw:layer="layout" svg:width="0.11cm" svg:height="0.157cm" svg:x="16.996cm" svg:y="8.77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6" draw:text-style-name="P18" draw:layer="layout" svg:width="0.11cm" svg:height="0.157cm" svg:x="17.129cm" svg:y="8.77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6" draw:text-style-name="P18" draw:layer="layout" svg:width="0.058cm" svg:height="0.029cm" svg:x="17.267cm" svg:y="8.857cm" svg:viewBox="0 0 59 30" svg:d="M0 30c0-10 0-20 0-30 20 0 39 0 59 0 0 10 0 20 0 30-20 0-39 0-59 0z">
                <text:p/>
              </draw:path>
              <draw:path draw:style-name="gr86" draw:text-style-name="P18" draw:layer="layout" svg:width="0.11cm" svg:height="0.157cm" svg:x="17.344cm" svg:y="8.814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6" draw:text-style-name="P18" draw:layer="layout" svg:width="0.029cm" svg:height="0.154cm" svg:x="17.479cm" svg:y="8.773cm" svg:viewBox="0 0 30 155" svg:d="M0 28c0-10 0-19 0-28 10 0 20 0 30 0 0 9 0 18 0 28-10 0-20 0-30 0zM0 155c0-37 0-75 0-112 10 0 20 0 30 0 0 37 0 75 0 112-10 0-20 0-30 0z">
                <text:p/>
              </draw:path>
              <draw:path draw:style-name="gr86" draw:text-style-name="P18" draw:layer="layout" svg:width="0.105cm" svg:height="0.117cm" svg:x="17.532cm" svg:y="8.81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6" draw:text-style-name="P18" draw:layer="layout" svg:width="0.106cm" svg:height="0.117cm" svg:x="17.656cm" svg:y="8.814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86" draw:text-style-name="P18" draw:layer="layout" svg:width="0.105cm" svg:height="0.117cm" svg:x="17.776cm" svg:y="8.81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6" draw:text-style-name="P18" draw:layer="layout" svg:width="0.058cm" svg:height="0.029cm" svg:x="17.903cm" svg:y="8.857cm" svg:viewBox="0 0 59 30" svg:d="M0 30c0-10 0-20 0-30 20 0 39 0 59 0 0 10 0 20 0 30-20 0-39 0-59 0z">
                <text:p/>
              </draw:path>
              <draw:path draw:style-name="gr86" draw:text-style-name="P18" draw:layer="layout" svg:width="0.073cm" svg:height="0.114cm" svg:x="17.98cm" svg:y="8.814cm" svg:viewBox="0 0 74 115" svg:d="M30 115h-30v-112h28v16c5-8 9-13 13-15 4-3 8-4 13-4 7 0 13 2 20 6l-10 26c-5-4-9-5-14-5-4 0-8 1-11 3-2 2-5 7-6 13-2 6-3 18-3 37z">
                <text:p/>
              </draw:path>
              <draw:path draw:style-name="gr86" draw:text-style-name="P18" draw:layer="layout" svg:width="0.029cm" svg:height="0.154cm" svg:x="18.067cm" svg:y="8.773cm" svg:viewBox="0 0 30 155" svg:d="M0 28c0-10 0-19 0-28 10 0 20 0 30 0 0 9 0 18 0 28-10 0-20 0-30 0zM0 155c0-37 0-75 0-112 10 0 20 0 30 0 0 37 0 75 0 112-10 0-20 0-30 0z">
                <text:p/>
              </draw:path>
              <draw:path draw:style-name="gr86" draw:text-style-name="P18" draw:layer="layout" svg:width="0.11cm" svg:height="0.16cm" svg:x="18.122cm" svg:y="8.814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86" draw:text-style-name="P18" draw:layer="layout" svg:width="0.103cm" svg:height="0.154cm" svg:x="18.263cm" svg:y="8.773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86" draw:text-style-name="P18" draw:layer="layout" svg:width="0.066cm" svg:height="0.154cm" svg:x="18.384cm" svg:y="8.777cm" svg:viewBox="0 0 67 155" svg:d="M65 40v23h-21v46c0 9 0 14 1 16 0 1 1 3 2 4 2 1 3 1 5 1 3 0 7-1 12-3l3 23c-7 3-15 5-24 5-5 0-10-1-14-3-5-2-8-4-10-7s-3-7-4-12c-1-3-1-10-1-21v-49h-14v-23h14v-23l30-17v40z">
                <text:p/>
              </draw:path>
            </draw:g>
            <draw:g>
              <draw:path draw:style-name="gr87" draw:text-style-name="P19" draw:layer="layout" svg:width="0.11cm" svg:height="0.157cm" svg:x="15.4cm" svg:y="9.173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7" draw:text-style-name="P19" draw:layer="layout" svg:width="0.106cm" svg:height="0.117cm" svg:x="15.527cm" svg:y="9.173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073cm" svg:height="0.114cm" svg:x="15.655cm" svg:y="9.173cm" svg:viewBox="0 0 74 115" svg:d="M30 115h-30v-112h28v16c5-8 9-13 13-15 4-3 8-4 13-4 7 0 13 2 20 6l-10 26c-5-4-9-5-14-5-4 0-8 1-11 3-2 2-5 7-6 13-2 6-3 18-3 37z">
                <text:p/>
              </draw:path>
              <draw:path draw:style-name="gr87" draw:text-style-name="P19" draw:layer="layout" svg:width="0.106cm" svg:height="0.117cm" svg:x="15.735cm" svg:y="9.173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166cm" svg:height="0.114cm" svg:x="15.862cm" svg:y="9.173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87" draw:text-style-name="P19" draw:layer="layout" svg:width="0.105cm" svg:height="0.116cm" svg:x="16.05cm" svg:y="9.173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87" draw:text-style-name="P19" draw:layer="layout" svg:width="0.029cm" svg:height="0.111cm" svg:x="16.188cm" svg:y="9.175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88" draw:text-style-name="P20" draw:layer="layout" svg:width="0.123cm" svg:height="0.154cm" svg:x="15.39cm" svg:y="9.353cm" svg:viewBox="0 0 124 155" svg:d="M52 155c0-45 0-91 0-137-18 0-35 0-52 0 0-6 0-12 0-18 41 0 83 0 124 0 0 6 0 12 0 18-17 0-34 0-52 0 0 46 0 92 0 137-6 0-13 0-20 0z">
                <text:p/>
              </draw:path>
              <draw:path draw:style-name="gr88" draw:text-style-name="P20" draw:layer="layout" svg:width="0.105cm" svg:height="0.116cm" svg:x="15.502cm" svg:y="9.39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8" draw:text-style-name="P20" draw:layer="layout" svg:width="0.093cm" svg:height="0.154cm" svg:x="15.632cm" svg:y="9.35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88" draw:text-style-name="P20" draw:layer="layout" svg:width="0.104cm" svg:height="0.117cm" svg:x="15.735cm" svg:y="9.3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8" draw:text-style-name="P20" draw:layer="layout" svg:width="0.091cm" svg:height="0.114cm" svg:x="15.863cm" svg:y="9.3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88" draw:text-style-name="P20" draw:layer="layout" svg:width="0.022cm" svg:height="0.051cm" svg:x="15.989cm" svg:y="9.486cm" svg:viewBox="0 0 23 52" svg:d="M1 22v-22h22v22c0 8-1 14-4 19s-7 9-14 11l-5-8c4-2 7-4 9-8 2-3 3-8 3-14z">
                <text:p/>
              </draw:path>
              <draw:path draw:style-name="gr88" draw:text-style-name="P20" draw:layer="layout" svg:width="0.124cm" svg:height="0.159cm" svg:x="16.105cm" svg:y="9.35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88" draw:text-style-name="P20" draw:layer="layout" svg:width="0.105cm" svg:height="0.116cm" svg:x="16.249cm" svg:y="9.39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8" draw:text-style-name="P20" draw:layer="layout" svg:width="0.091cm" svg:height="0.114cm" svg:x="16.377cm" svg:y="9.39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88" draw:text-style-name="P20" draw:layer="layout" svg:width="0.061cm" svg:height="0.114cm" svg:x="16.499cm" svg:y="9.393cm" svg:viewBox="0 0 62 115" svg:d="M0 115v-112h17v17c5-8 9-14 13-16 3-3 7-4 12-4 6 0 13 2 20 6l-7 18c-5-3-9-4-14-4-4 0-8 1-11 3-4 3-6 6-8 11-2 7-3 14-3 22v59z">
                <text:p/>
              </draw:path>
              <draw:path draw:style-name="gr88" draw:text-style-name="P20" draw:layer="layout" svg:width="0.098cm" svg:height="0.117cm" svg:x="16.568cm" svg:y="9.39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88" draw:text-style-name="P20" draw:layer="layout" svg:width="0.104cm" svg:height="0.117cm" svg:x="16.677cm" svg:y="9.3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8" draw:text-style-name="P20" draw:layer="layout" svg:width="0.022cm" svg:height="0.051cm" svg:x="16.809cm" svg:y="9.486cm" svg:viewBox="0 0 23 52" svg:d="M1 22v-22h22v22c0 8-1 14-4 19s-7 9-14 11l-5-8c4-2 7-4 9-8 2-3 3-8 3-14z">
                <text:p/>
              </draw:path>
              <draw:path draw:style-name="gr88" draw:text-style-name="P20" draw:layer="layout" svg:width="0.129cm" svg:height="0.154cm" svg:x="16.932cm" svg:y="9.35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88" draw:text-style-name="P20" draw:layer="layout" svg:width="0.104cm" svg:height="0.117cm" svg:x="17.082cm" svg:y="9.3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8" draw:text-style-name="P20" draw:layer="layout" svg:width="0.093cm" svg:height="0.117cm" svg:x="17.202cm" svg:y="9.39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88" draw:text-style-name="P20" draw:layer="layout" svg:width="0.054cm" svg:height="0.152cm" svg:x="17.309cm" svg:y="9.35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88" draw:text-style-name="P20" draw:layer="layout" svg:width="0.018cm" svg:height="0.154cm" svg:x="17.382cm" svg:y="9.353cm" svg:viewBox="0 0 19 155" svg:d="M0 22c0-7 0-15 0-22 6 0 13 0 19 0 0 7 0 15 0 22-6 0-13 0-19 0zM0 155c0-37 0-75 0-112 6 0 13 0 19 0 0 37 0 75 0 112-6 0-13 0-19 0z">
                <text:p/>
              </draw:path>
              <draw:path draw:style-name="gr88" draw:text-style-name="P20" draw:layer="layout" svg:width="0.091cm" svg:height="0.114cm" svg:x="17.43cm" svg:y="9.3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88" draw:text-style-name="P20" draw:layer="layout" svg:width="0.104cm" svg:height="0.116cm" svg:x="17.545cm" svg:y="9.39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88" draw:text-style-name="P20" draw:layer="layout" svg:width="0.054cm" svg:height="0.152cm" svg:x="17.663cm" svg:y="9.35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88" draw:text-style-name="P20" draw:layer="layout" svg:width="0.018cm" svg:height="0.154cm" svg:x="17.736cm" svg:y="9.353cm" svg:viewBox="0 0 19 155" svg:d="M0 22c0-7 0-15 0-22 6 0 13 0 19 0 0 7 0 15 0 22-6 0-13 0-19 0zM0 155c0-37 0-75 0-112 6 0 13 0 19 0 0 37 0 75 0 112-6 0-13 0-19 0z">
                <text:p/>
              </draw:path>
              <draw:path draw:style-name="gr88" draw:text-style-name="P20" draw:layer="layout" svg:width="0.105cm" svg:height="0.116cm" svg:x="17.777cm" svg:y="9.39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8" draw:text-style-name="P20" draw:layer="layout" svg:width="0.091cm" svg:height="0.114cm" svg:x="17.906cm" svg:y="9.393cm" svg:viewBox="0 0 92 115" svg:d="M0 115v-112h17v16c9-13 21-19 37-19 6 0 13 1 18 4 6 2 10 5 13 9s5 9 6 14c1 4 1 10 1 19v69h-19v-68c0-8-1-14-2-18-2-4-4-7-8-9s-8-3-14-3c-8 0-15 2-21 7s-9 15-9 30v61z">
                <text:p/>
              </draw:path>
            </draw:g>
            <draw:g>
              <draw:path draw:style-name="gr89" draw:text-style-name="P19" draw:layer="layout" svg:width="0.11cm" svg:height="0.157cm" svg:x="15.4cm" svg:y="9.772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9" draw:text-style-name="P19" draw:layer="layout" svg:width="0.073cm" svg:height="0.114cm" svg:x="15.533cm" svg:y="9.772cm" svg:viewBox="0 0 74 115" svg:d="M30 115h-30v-112h28v16c5-8 9-13 13-15 4-3 8-4 13-4 7 0 13 2 20 6l-10 26c-5-4-9-5-14-5-4 0-8 1-11 3-2 2-5 7-6 13-2 6-3 18-3 37z">
                <text:p/>
              </draw:path>
              <draw:path draw:style-name="gr89" draw:text-style-name="P19" draw:layer="layout" svg:width="0.105cm" svg:height="0.117cm" svg:x="15.612cm" svg:y="9.772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9" draw:text-style-name="P19" draw:layer="layout" svg:width="0.029cm" svg:height="0.111cm" svg:x="15.748cm" svg:y="9.774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0" draw:text-style-name="P20" draw:layer="layout" svg:width="0.104cm" svg:height="0.116cm" svg:x="15.393cm" svg:y="9.99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0" draw:text-style-name="P20" draw:layer="layout" svg:width="0.054cm" svg:height="0.152cm" svg:x="15.511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051cm" svg:height="0.203cm" svg:x="15.582cm" svg:y="9.95cm" svg:viewBox="0 0 52 204" svg:d="M38 204c-11-14-20-29-27-47s-11-36-11-55c0-17 3-33 8-49 7-17 17-35 30-53h14c-9 15-15 25-17 31-5 10-8 20-11 31-3 13-4 26-4 40 0 34 10 68 32 102z">
                <text:p/>
              </draw:path>
              <draw:path draw:style-name="gr90" draw:text-style-name="P20" draw:layer="layout" svg:width="0.123cm" svg:height="0.154cm" svg:x="15.648cm" svg:y="9.953cm" svg:viewBox="0 0 124 155" svg:d="M52 155c0-45 0-91 0-137-18 0-35 0-52 0 0-6 0-12 0-18 41 0 83 0 124 0 0 6 0 12 0 18-17 0-34 0-52 0 0 46 0 92 0 137-6 0-13 0-20 0z">
                <text:p/>
              </draw:path>
              <draw:path draw:style-name="gr90" draw:text-style-name="P20" draw:layer="layout" svg:width="0.105cm" svg:height="0.116cm" svg:x="15.761cm" svg:y="9.99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0" draw:text-style-name="P20" draw:layer="layout" svg:width="0.093cm" svg:height="0.154cm" svg:x="15.89cm" svg:y="9.952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0" draw:text-style-name="P20" draw:layer="layout" svg:width="0.104cm" svg:height="0.117cm" svg:x="15.993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091cm" svg:height="0.114cm" svg:x="16.121cm" svg:y="9.9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0" draw:text-style-name="P20" draw:layer="layout" svg:width="0.022cm" svg:height="0.051cm" svg:x="16.247cm" svg:y="10.086cm" svg:viewBox="0 0 23 52" svg:d="M1 22v-22h22v22c0 8-1 14-4 19s-7 9-14 11l-5-8c4-2 7-4 9-8 2-3 3-8 3-14z">
                <text:p/>
              </draw:path>
              <draw:path draw:style-name="gr90" draw:text-style-name="P20" draw:layer="layout" svg:width="0.124cm" svg:height="0.159cm" svg:x="16.301cm" svg:y="9.95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0" draw:text-style-name="P20" draw:layer="layout" svg:width="0.105cm" svg:height="0.116cm" svg:x="16.445cm" svg:y="9.99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0" draw:text-style-name="P20" draw:layer="layout" svg:width="0.091cm" svg:height="0.114cm" svg:x="16.573cm" svg:y="9.99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0" draw:text-style-name="P20" draw:layer="layout" svg:width="0.061cm" svg:height="0.114cm" svg:x="16.695cm" svg:y="9.993cm" svg:viewBox="0 0 62 115" svg:d="M0 115v-112h17v17c5-8 9-14 13-16 3-3 7-4 12-4 6 0 13 2 20 6l-7 18c-5-3-9-4-14-4-4 0-8 1-11 3-4 3-6 6-8 11-2 7-3 14-3 22v59z">
                <text:p/>
              </draw:path>
              <draw:path draw:style-name="gr90" draw:text-style-name="P20" draw:layer="layout" svg:width="0.098cm" svg:height="0.117cm" svg:x="16.764cm" svg:y="9.99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0" draw:text-style-name="P20" draw:layer="layout" svg:width="0.104cm" svg:height="0.117cm" svg:x="16.873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051cm" svg:height="0.203cm" svg:x="17cm" svg:y="9.95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0" draw:text-style-name="P20" draw:layer="layout" svg:width="0.022cm" svg:height="0.051cm" svg:x="17.08cm" svg:y="10.086cm" svg:viewBox="0 0 23 52" svg:d="M1 22v-22h22v22c0 8-1 14-4 19s-7 9-14 11l-5-8c4-2 7-4 9-8 2-3 3-8 3-14z">
                <text:p/>
              </draw:path>
              <draw:path draw:style-name="gr90" draw:text-style-name="P20" draw:layer="layout" svg:width="0.104cm" svg:height="0.117cm" svg:x="17.194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153cm" svg:height="0.114cm" svg:x="17.322cm" svg:y="9.993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0" draw:text-style-name="P20" draw:layer="layout" svg:width="0.098cm" svg:height="0.157cm" svg:x="17.507cm" svg:y="9.993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0" draw:text-style-name="P20" draw:layer="layout" svg:width="0.054cm" svg:height="0.152cm" svg:x="17.618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103cm" svg:height="0.157cm" svg:x="17.68cm" svg:y="9.996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0" draw:text-style-name="P20" draw:layer="layout" svg:width="0.051cm" svg:height="0.203cm" svg:x="17.799cm" svg:y="9.95cm" svg:viewBox="0 0 52 204" svg:d="M38 204c-11-14-20-29-27-47s-11-36-11-55c0-17 3-33 8-49 7-17 17-35 30-53h14c-9 15-15 25-17 31-5 10-8 20-11 31-3 13-4 26-4 40 0 34 10 68 32 102z">
                <text:p/>
              </draw:path>
              <draw:path draw:style-name="gr90" draw:text-style-name="P20" draw:layer="layout" svg:width="0.129cm" svg:height="0.154cm" svg:x="17.877cm" svg:y="9.95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0" draw:text-style-name="P20" draw:layer="layout" svg:width="0.104cm" svg:height="0.117cm" svg:x="18.026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093cm" svg:height="0.117cm" svg:x="18.147cm" svg:y="9.99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0" draw:text-style-name="P20" draw:layer="layout" svg:width="0.054cm" svg:height="0.152cm" svg:x="18.254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018cm" svg:height="0.154cm" svg:x="18.327cm" svg:y="9.953cm" svg:viewBox="0 0 19 155" svg:d="M0 22c0-7 0-15 0-22 6 0 13 0 19 0 0 7 0 15 0 22-6 0-13 0-19 0zM0 155c0-37 0-75 0-112 6 0 13 0 19 0 0 37 0 75 0 112-6 0-13 0-19 0z">
                <text:p/>
              </draw:path>
              <draw:path draw:style-name="gr90" draw:text-style-name="P20" draw:layer="layout" svg:width="0.091cm" svg:height="0.114cm" svg:x="18.374cm" svg:y="9.9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0" draw:text-style-name="P20" draw:layer="layout" svg:width="0.104cm" svg:height="0.116cm" svg:x="18.49cm" svg:y="9.99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0" draw:text-style-name="P20" draw:layer="layout" svg:width="0.054cm" svg:height="0.152cm" svg:x="18.608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018cm" svg:height="0.154cm" svg:x="18.681cm" svg:y="9.953cm" svg:viewBox="0 0 19 155" svg:d="M0 22c0-7 0-15 0-22 6 0 13 0 19 0 0 7 0 15 0 22-6 0-13 0-19 0zM0 155c0-37 0-75 0-112 6 0 13 0 19 0 0 37 0 75 0 112-6 0-13 0-19 0z">
                <text:p/>
              </draw:path>
              <draw:path draw:style-name="gr90" draw:text-style-name="P20" draw:layer="layout" svg:width="0.105cm" svg:height="0.116cm" svg:x="18.721cm" svg:y="9.99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0" draw:text-style-name="P20" draw:layer="layout" svg:width="0.091cm" svg:height="0.114cm" svg:x="18.851cm" svg:y="9.9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0" draw:text-style-name="P20" draw:layer="layout" svg:width="0.051cm" svg:height="0.203cm" svg:x="18.972cm" svg:y="9.95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0" draw:text-style-name="P20" draw:layer="layout" svg:width="0.022cm" svg:height="0.051cm" svg:x="19.05cm" svg:y="10.086cm" svg:viewBox="0 0 23 52" svg:d="M1 22v-22h22v22c0 8-1 14-4 19s-7 9-14 11l-5-8c4-2 7-4 9-8 2-3 3-8 3-14z">
                <text:p/>
              </draw:path>
            </draw:g>
            <draw:g>
              <draw:path draw:style-name="gr91" draw:text-style-name="P20" draw:layer="layout" svg:width="0.105cm" svg:height="0.116cm" svg:x="15.392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8cm" svg:height="0.157cm" svg:x="15.514cm" svg:y="10.173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1" draw:text-style-name="P20" draw:layer="layout" svg:width="0.098cm" svg:height="0.157cm" svg:x="15.636cm" svg:y="10.173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1" draw:text-style-name="P20" draw:layer="layout" svg:width="0.051cm" svg:height="0.203cm" svg:x="15.764cm" svg:y="10.17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1" draw:text-style-name="P20" draw:layer="layout" svg:width="0.123cm" svg:height="0.154cm" svg:x="15.83cm" svg:y="10.173cm" svg:viewBox="0 0 124 155" svg:d="M52 155c0-45 0-91 0-137-18 0-35 0-52 0 0-6 0-12 0-18 41 0 83 0 124 0 0 6 0 12 0 18-17 0-34 0-52 0 0 46 0 92 0 137-6 0-13 0-20 0z">
                <text:p/>
              </draw:path>
              <draw:path draw:style-name="gr91" draw:text-style-name="P20" draw:layer="layout" svg:width="0.105cm" svg:height="0.116cm" svg:x="15.942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3cm" svg:height="0.154cm" svg:x="16.072cm" svg:y="10.17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1" draw:text-style-name="P20" draw:layer="layout" svg:width="0.104cm" svg:height="0.117cm" svg:x="16.175cm" svg:y="10.21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1" draw:text-style-name="P20" draw:layer="layout" svg:width="0.091cm" svg:height="0.114cm" svg:x="16.303cm" svg:y="10.21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1" draw:text-style-name="P20" draw:layer="layout" svg:width="0.051cm" svg:height="0.203cm" svg:x="16.424cm" svg:y="10.171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1" draw:text-style-name="P20" draw:layer="layout" svg:width="0.022cm" svg:height="0.051cm" svg:x="16.503cm" svg:y="10.307cm" svg:viewBox="0 0 23 52" svg:d="M1 22v-22h22v22c0 8-1 14-4 19s-7 9-14 11l-5-8c4-2 7-4 9-8 2-3 3-8 3-14z">
                <text:p/>
              </draw:path>
              <draw:path draw:style-name="gr91" draw:text-style-name="P20" draw:layer="layout" svg:width="0.061cm" svg:height="0.114cm" svg:x="16.623cm" svg:y="10.213cm" svg:viewBox="0 0 62 115" svg:d="M0 115v-112h17v17c5-8 9-14 13-16 3-3 7-4 12-4 6 0 13 2 20 6l-7 18c-5-3-9-4-14-4-4 0-8 1-11 3-4 3-6 6-8 11-2 7-3 14-3 22v59z">
                <text:p/>
              </draw:path>
              <draw:path draw:style-name="gr91" draw:text-style-name="P20" draw:layer="layout" svg:width="0.018cm" svg:height="0.154cm" svg:x="16.698cm" svg:y="10.173cm" svg:viewBox="0 0 19 155" svg:d="M0 22c0-7 0-15 0-22 6 0 13 0 19 0 0 7 0 15 0 22-6 0-13 0-19 0zM0 155c0-37 0-75 0-112 6 0 13 0 19 0 0 37 0 75 0 112-6 0-13 0-19 0z">
                <text:p/>
              </draw:path>
              <draw:path draw:style-name="gr91" draw:text-style-name="P20" draw:layer="layout" svg:width="0.099cm" svg:height="0.16cm" svg:x="16.738cm" svg:y="10.213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91" draw:text-style-name="P20" draw:layer="layout" svg:width="0.092cm" svg:height="0.154cm" svg:x="16.868cm" svg:y="10.173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91" draw:text-style-name="P20" draw:layer="layout" svg:width="0.054cm" svg:height="0.152cm" svg:x="16.979cm" svg:y="10.17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1" draw:text-style-name="P20" draw:layer="layout" svg:width="0.051cm" svg:height="0.203cm" svg:x="17.051cm" svg:y="10.17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1" draw:text-style-name="P20" draw:layer="layout" svg:width="0.124cm" svg:height="0.159cm" svg:x="17.121cm" svg:y="10.171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1" draw:text-style-name="P20" draw:layer="layout" svg:width="0.105cm" svg:height="0.116cm" svg:x="17.265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1cm" svg:height="0.114cm" svg:x="17.394cm" svg:y="10.21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1" draw:text-style-name="P20" draw:layer="layout" svg:width="0.061cm" svg:height="0.114cm" svg:x="17.516cm" svg:y="10.213cm" svg:viewBox="0 0 62 115" svg:d="M0 115v-112h17v17c5-8 9-14 13-16 3-3 7-4 12-4 6 0 13 2 20 6l-7 18c-5-3-9-4-14-4-4 0-8 1-11 3-4 3-6 6-8 11-2 7-3 14-3 22v59z">
                <text:p/>
              </draw:path>
              <draw:path draw:style-name="gr91" draw:text-style-name="P20" draw:layer="layout" svg:width="0.098cm" svg:height="0.117cm" svg:x="17.584cm" svg:y="10.21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1" draw:text-style-name="P20" draw:layer="layout" svg:width="0.104cm" svg:height="0.117cm" svg:x="17.693cm" svg:y="10.21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1" draw:text-style-name="P20" draw:layer="layout" svg:width="0.022cm" svg:height="0.051cm" svg:x="17.826cm" svg:y="10.307cm" svg:viewBox="0 0 23 52" svg:d="M1 22v-22h22v22c0 8-1 14-4 19s-7 9-14 11l-5-8c4-2 7-4 9-8 2-3 3-8 3-14z">
                <text:p/>
              </draw:path>
              <draw:path draw:style-name="gr91" draw:text-style-name="P20" draw:layer="layout" svg:width="0.129cm" svg:height="0.154cm" svg:x="17.886cm" svg:y="10.17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1" draw:text-style-name="P20" draw:layer="layout" svg:width="0.104cm" svg:height="0.117cm" svg:x="18.036cm" svg:y="10.21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1" draw:text-style-name="P20" draw:layer="layout" svg:width="0.093cm" svg:height="0.117cm" svg:x="18.157cm" svg:y="10.21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1" draw:text-style-name="P20" draw:layer="layout" svg:width="0.054cm" svg:height="0.152cm" svg:x="18.263cm" svg:y="10.17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1" draw:text-style-name="P20" draw:layer="layout" svg:width="0.018cm" svg:height="0.154cm" svg:x="18.337cm" svg:y="10.173cm" svg:viewBox="0 0 19 155" svg:d="M0 22c0-7 0-15 0-22 6 0 13 0 19 0 0 7 0 15 0 22-6 0-13 0-19 0zM0 155c0-37 0-75 0-112 6 0 13 0 19 0 0 37 0 75 0 112-6 0-13 0-19 0z">
                <text:p/>
              </draw:path>
              <draw:path draw:style-name="gr91" draw:text-style-name="P20" draw:layer="layout" svg:width="0.091cm" svg:height="0.114cm" svg:x="18.384cm" svg:y="10.21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1" draw:text-style-name="P20" draw:layer="layout" svg:width="0.104cm" svg:height="0.116cm" svg:x="18.5cm" svg:y="10.21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1" draw:text-style-name="P20" draw:layer="layout" svg:width="0.054cm" svg:height="0.152cm" svg:x="18.617cm" svg:y="10.17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1" draw:text-style-name="P20" draw:layer="layout" svg:width="0.018cm" svg:height="0.154cm" svg:x="18.69cm" svg:y="10.173cm" svg:viewBox="0 0 19 155" svg:d="M0 22c0-7 0-15 0-22 6 0 13 0 19 0 0 7 0 15 0 22-6 0-13 0-19 0zM0 155c0-37 0-75 0-112 6 0 13 0 19 0 0 37 0 75 0 112-6 0-13 0-19 0z">
                <text:p/>
              </draw:path>
              <draw:path draw:style-name="gr91" draw:text-style-name="P20" draw:layer="layout" svg:width="0.105cm" svg:height="0.116cm" svg:x="18.731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1cm" svg:height="0.114cm" svg:x="18.86cm" svg:y="10.21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1" draw:text-style-name="P20" draw:layer="layout" svg:width="0.051cm" svg:height="0.203cm" svg:x="18.981cm" svg:y="10.171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2" draw:text-style-name="P19" draw:layer="layout" svg:width="0.106cm" svg:height="0.117cm" svg:x="15.393cm" svg:y="10.591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92" draw:text-style-name="P19" draw:layer="layout" svg:width="0.11cm" svg:height="0.157cm" svg:x="15.516cm" svg:y="10.551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11cm" svg:height="0.157cm" svg:x="15.65cm" svg:y="10.551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029cm" svg:height="0.111cm" svg:x="15.796cm" svg:y="10.594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3" draw:text-style-name="P20" draw:layer="layout" svg:width="0.104cm" svg:height="0.116cm" svg:x="15.393cm" svg:y="10.81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5.511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51cm" svg:height="0.203cm" svg:x="15.582cm" svg:y="10.76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3cm" svg:height="0.154cm" svg:x="15.648cm" svg:y="10.772cm" svg:viewBox="0 0 124 155" svg:d="M52 155c0-45 0-91 0-137-18 0-35 0-52 0 0-6 0-12 0-18 41 0 83 0 124 0 0 6 0 12 0 18-17 0-34 0-52 0 0 46 0 92 0 137-6 0-13 0-20 0z">
                <text:p/>
              </draw:path>
              <draw:path draw:style-name="gr93" draw:text-style-name="P20" draw:layer="layout" svg:width="0.105cm" svg:height="0.116cm" svg:x="15.761cm" svg:y="10.81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3cm" svg:height="0.154cm" svg:x="15.89cm" svg:y="10.772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3" draw:text-style-name="P20" draw:layer="layout" svg:width="0.104cm" svg:height="0.117cm" svg:x="15.993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1cm" svg:height="0.114cm" svg:x="16.121cm" svg:y="10.81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22cm" svg:height="0.051cm" svg:x="16.247cm" svg:y="10.905cm" svg:viewBox="0 0 23 52" svg:d="M1 22v-22h22v22c0 8-1 14-4 19s-7 9-14 11l-5-8c4-2 7-4 9-8 2-3 3-8 3-14z">
                <text:p/>
              </draw:path>
              <draw:path draw:style-name="gr93" draw:text-style-name="P20" draw:layer="layout" svg:width="0.129cm" svg:height="0.154cm" svg:x="16.308cm" svg:y="10.772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3" draw:text-style-name="P20" draw:layer="layout" svg:width="0.104cm" svg:height="0.117cm" svg:x="16.457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3cm" svg:height="0.117cm" svg:x="16.578cm" svg:y="10.812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3" draw:text-style-name="P20" draw:layer="layout" svg:width="0.054cm" svg:height="0.152cm" svg:x="16.685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6.758cm" svg:y="10.772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091cm" svg:height="0.114cm" svg:x="16.806cm" svg:y="10.81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104cm" svg:height="0.116cm" svg:x="16.921cm" svg:y="10.81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7.039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7.112cm" svg:y="10.772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105cm" svg:height="0.116cm" svg:x="17.153cm" svg:y="10.81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7.282cm" svg:y="10.81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51cm" svg:height="0.203cm" svg:x="17.403cm" svg:y="10.769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0" draw:layer="layout" svg:width="0.022cm" svg:height="0.051cm" svg:x="17.482cm" svg:y="10.905cm" svg:viewBox="0 0 23 52" svg:d="M1 22v-22h22v22c0 8-1 14-4 19s-7 9-14 11l-5-8c4-2 7-4 9-8 2-3 3-8 3-14z">
                <text:p/>
              </draw:path>
              <draw:path draw:style-name="gr93" draw:text-style-name="P20" draw:layer="layout" svg:width="0.104cm" svg:height="0.117cm" svg:x="17.596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153cm" svg:height="0.114cm" svg:x="17.724cm" svg:y="10.812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3" draw:text-style-name="P20" draw:layer="layout" svg:width="0.098cm" svg:height="0.157cm" svg:x="17.908cm" svg:y="10.812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3" draw:text-style-name="P20" draw:layer="layout" svg:width="0.054cm" svg:height="0.152cm" svg:x="18.02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103cm" svg:height="0.157cm" svg:x="18.082cm" svg:y="10.815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3" draw:text-style-name="P20" draw:layer="layout" svg:width="0.051cm" svg:height="0.203cm" svg:x="18.201cm" svg:y="10.76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4cm" svg:height="0.159cm" svg:x="18.272cm" svg:y="10.769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3" draw:text-style-name="P20" draw:layer="layout" svg:width="0.105cm" svg:height="0.116cm" svg:x="18.415cm" svg:y="10.81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8.544cm" svg:y="10.815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3" draw:text-style-name="P20" draw:layer="layout" svg:width="0.061cm" svg:height="0.114cm" svg:x="18.666cm" svg:y="10.812cm" svg:viewBox="0 0 62 115" svg:d="M0 115v-112h17v17c5-8 9-14 13-16 3-3 7-4 12-4 6 0 13 2 20 6l-7 18c-5-3-9-4-14-4-4 0-8 1-11 3-4 3-6 6-8 11-2 7-3 14-3 22v59z">
                <text:p/>
              </draw:path>
              <draw:path draw:style-name="gr93" draw:text-style-name="P20" draw:layer="layout" svg:width="0.098cm" svg:height="0.117cm" svg:x="18.735cm" svg:y="10.812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3" draw:text-style-name="P20" draw:layer="layout" svg:width="0.104cm" svg:height="0.117cm" svg:x="18.844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51cm" svg:height="0.203cm" svg:x="18.972cm" svg:y="10.769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4" draw:text-style-name="P19" draw:layer="layout" svg:width="0.11cm" svg:height="0.157cm" svg:x="15.394cm" svg:y="11.15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4" draw:text-style-name="P19" draw:layer="layout" svg:width="0.105cm" svg:height="0.117cm" svg:x="15.526cm" svg:y="11.19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4" draw:text-style-name="P19" draw:layer="layout" svg:width="0.029cm" svg:height="0.154cm" svg:x="15.657cm" svg:y="11.15cm" svg:viewBox="0 0 30 155" svg:d="M0 155c0-51 0-103 0-155 10 0 20 0 30 0 0 52 0 104 0 155-10 0-20 0-30 0z">
                <text:p/>
              </draw:path>
              <draw:path draw:style-name="gr94" draw:text-style-name="P19" draw:layer="layout" svg:width="0.029cm" svg:height="0.111cm" svg:x="15.724cm" svg:y="11.193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95" draw:text-style-name="P21" draw:layer="layout" svg:width="3.945cm" svg:height="3.105cm" svg:x="15.286cm" svg:y="8.602cm" svg:viewBox="0 0 3946 3106" svg:d="M139 3106c1223 0 2445 0 3668 0 70 0 139-95 139-189 0-909 0-1818 0-2728 0-94-69-189-139-189-1223 0-2445 0-3668 0-70 0-139 95-139 189 0 910 0 1819 0 2728 0 94 69 189 139 189z">
              <text:p/>
            </draw:path>
            <draw:g>
              <draw:path draw:style-name="gr93" draw:text-style-name="P20" draw:layer="layout" svg:width="0.104cm" svg:height="0.116cm" svg:x="15.393cm" svg:y="11.411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5.511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51cm" svg:height="0.203cm" svg:x="15.582cm" svg:y="11.368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3cm" svg:height="0.154cm" svg:x="15.648cm" svg:y="11.371cm" svg:viewBox="0 0 124 155" svg:d="M52 155c0-45 0-91 0-137-18 0-35 0-52 0 0-6 0-12 0-18 41 0 83 0 124 0 0 6 0 12 0 18-17 0-34 0-52 0 0 46 0 92 0 137-6 0-13 0-20 0z">
                <text:p/>
              </draw:path>
              <draw:path draw:style-name="gr93" draw:text-style-name="P20" draw:layer="layout" svg:width="0.105cm" svg:height="0.116cm" svg:x="15.761cm" svg:y="11.411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3cm" svg:height="0.154cm" svg:x="15.89cm" svg:y="11.371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3" draw:text-style-name="P20" draw:layer="layout" svg:width="0.104cm" svg:height="0.117cm" svg:x="15.993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1cm" svg:height="0.114cm" svg:x="16.121cm" svg:y="11.411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22cm" svg:height="0.051cm" svg:x="16.247cm" svg:y="11.504cm" svg:viewBox="0 0 23 52" svg:d="M1 22v-22h22v22c0 8-1 14-4 19s-7 9-14 11l-5-8c4-2 7-4 9-8 2-3 3-8 3-14z">
                <text:p/>
              </draw:path>
              <draw:path draw:style-name="gr93" draw:text-style-name="P20" draw:layer="layout" svg:width="0.124cm" svg:height="0.159cm" svg:x="16.301cm" svg:y="11.368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3" draw:text-style-name="P20" draw:layer="layout" svg:width="0.105cm" svg:height="0.116cm" svg:x="16.445cm" svg:y="11.411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6.573cm" svg:y="11.414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3" draw:text-style-name="P20" draw:layer="layout" svg:width="0.061cm" svg:height="0.114cm" svg:x="16.695cm" svg:y="11.411cm" svg:viewBox="0 0 62 115" svg:d="M0 115v-112h17v17c5-8 9-14 13-16 3-3 7-4 12-4 6 0 13 2 20 6l-7 18c-5-3-9-4-14-4-4 0-8 1-11 3-4 3-6 6-8 11-2 7-3 14-3 22v59z">
                <text:p/>
              </draw:path>
              <draw:path draw:style-name="gr93" draw:text-style-name="P20" draw:layer="layout" svg:width="0.098cm" svg:height="0.117cm" svg:x="16.764cm" svg:y="11.411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3" draw:text-style-name="P20" draw:layer="layout" svg:width="0.104cm" svg:height="0.117cm" svg:x="16.873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51cm" svg:height="0.203cm" svg:x="17cm" svg:y="11.368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0" draw:layer="layout" svg:width="0.022cm" svg:height="0.051cm" svg:x="17.08cm" svg:y="11.504cm" svg:viewBox="0 0 23 52" svg:d="M1 22v-22h22v22c0 8-1 14-4 19s-7 9-14 11l-5-8c4-2 7-4 9-8 2-3 3-8 3-14z">
                <text:p/>
              </draw:path>
              <draw:path draw:style-name="gr93" draw:text-style-name="P20" draw:layer="layout" svg:width="0.104cm" svg:height="0.117cm" svg:x="17.194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153cm" svg:height="0.114cm" svg:x="17.322cm" svg:y="11.411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3" draw:text-style-name="P20" draw:layer="layout" svg:width="0.098cm" svg:height="0.157cm" svg:x="17.507cm" svg:y="11.411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3" draw:text-style-name="P20" draw:layer="layout" svg:width="0.054cm" svg:height="0.152cm" svg:x="17.618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103cm" svg:height="0.157cm" svg:x="17.68cm" svg:y="11.414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3" draw:text-style-name="P20" draw:layer="layout" svg:width="0.051cm" svg:height="0.203cm" svg:x="17.799cm" svg:y="11.368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9cm" svg:height="0.154cm" svg:x="17.877cm" svg:y="11.371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3" draw:text-style-name="P20" draw:layer="layout" svg:width="0.104cm" svg:height="0.117cm" svg:x="18.026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3cm" svg:height="0.117cm" svg:x="18.147cm" svg:y="11.411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3" draw:text-style-name="P20" draw:layer="layout" svg:width="0.054cm" svg:height="0.152cm" svg:x="18.254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8.327cm" svg:y="11.371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091cm" svg:height="0.114cm" svg:x="18.374cm" svg:y="11.411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104cm" svg:height="0.116cm" svg:x="18.49cm" svg:y="11.411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8.608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8.681cm" svg:y="11.371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105cm" svg:height="0.116cm" svg:x="18.721cm" svg:y="11.411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8.851cm" svg:y="11.411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51cm" svg:height="0.203cm" svg:x="18.972cm" svg:y="11.368cm" svg:viewBox="0 0 52 204" svg:d="M14 204h-14c21-34 32-68 32-102 0-14-2-27-5-40-2-10-5-20-10-30-3-7-8-17-17-32h14c13 18 23 36 30 53 5 16 8 32 8 49 0 19-4 37-11 55-8 18-17 33-27 47z">
                <text:p/>
              </draw:path>
            </draw:g>
          </draw:g>
          <draw:g>
            <draw:path draw:style-name="gr85" draw:text-style-name="P17" draw:layer="layout" svg:width="3.793cm" svg:height="0.33cm" svg:x="11.374cm" svg:y="8.677cm" svg:viewBox="0 0 3794 331" svg:d="M78 331c1213 0 2425 0 3637 0 39 0 79-55 79-110 0-37 0-73 0-110 0-56-40-111-79-111-1212 0-2424 0-3637 0-39 0-78 55-78 111 0 37 0 73 0 110 0 55 39 110 78 110z">
              <text:p/>
            </draw:path>
            <draw:g>
              <draw:path draw:style-name="gr96" draw:text-style-name="P22" draw:layer="layout" svg:width="0.166cm" svg:height="0.116cm" svg:x="12.2cm" svg:y="8.811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6" draw:text-style-name="P22" draw:layer="layout" svg:width="0.116cm" svg:height="0.118cm" svg:x="12.39cm" svg:y="8.811cm" svg:viewBox="0 0 117 119" svg:d="M117 59c0 19-5 33-16 44-10 10-25 16-43 16s-32-6-43-16c-10-11-15-25-15-44 0-18 5-33 15-43 11-11 25-16 44-16 18 0 33 5 43 15s15 25 15 44zM85 59c0-13-2-23-6-29-5-6-11-10-20-10-18 0-27 13-27 39 0 13 2 23 6 29 5 7 11 10 20 10 18 0 27-13 27-39z">
                <text:p/>
              </draw:path>
              <draw:path draw:style-name="gr96" draw:text-style-name="P22" draw:layer="layout" svg:width="0.119cm" svg:height="0.113cm" svg:x="12.516cm" svg:y="8.813cm" svg:viewBox="0 0 120 114" svg:d="M77 114h-36l-41-114h32l20 64c1 4 4 12 8 26 0-2 2-8 4-15s10-32 25-75h31z">
                <text:p/>
              </draw:path>
              <draw:path draw:style-name="gr96" draw:text-style-name="P22" draw:layer="layout" svg:width="0.105cm" svg:height="0.118cm" svg:x="12.646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055cm" svg:height="0.025cm" svg:x="12.768cm" svg:y="8.858cm" svg:viewBox="0 0 56 26" svg:d="M0 26c0-9 0-17 0-26 19 0 37 0 56 0 0 9 0 17 0 26-19 0-37 0-56 0z">
                <text:p/>
              </draw:path>
              <draw:path draw:style-name="gr96" draw:text-style-name="P22" draw:layer="layout" svg:width="0.105cm" svg:height="0.118cm" svg:x="12.842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119cm" svg:height="0.113cm" svg:x="12.956cm" svg:y="8.813cm" svg:viewBox="0 0 120 114" svg:d="M77 114h-36l-41-114h32l20 64c1 4 4 12 8 26 0-2 2-8 4-15s10-32 25-75h31z">
                <text:p/>
              </draw:path>
              <draw:path draw:style-name="gr96" draw:text-style-name="P22" draw:layer="layout" svg:width="0.105cm" svg:height="0.118cm" svg:x="13.086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105cm" svg:height="0.116cm" svg:x="13.214cm" svg:y="8.811cm" svg:viewBox="0 0 106 117" svg:d="M76 117v-65c0-20-7-30-21-30-7 0-13 3-17 10-5 6-7 14-7 23v62h-30v-89c0-6 0-11 0-15-1-4-1-8-1-11h29c0 1 0 5 1 11 0 6 0 10 0 12h1c4-9 9-15 15-19s13-6 22-6c12 0 21 4 28 11 7 8 10 19 10 33v73z">
                <text:p/>
              </draw:path>
              <draw:path draw:style-name="gr96" draw:text-style-name="P22" draw:layer="layout" svg:width="0.055cm" svg:height="0.025cm" svg:x="13.342cm" svg:y="8.858cm" svg:viewBox="0 0 56 26" svg:d="M0 26c0-9 0-17 0-26 19 0 37 0 56 0 0 9 0 17 0 26-19 0-37 0-56 0z">
                <text:p/>
              </draw:path>
              <draw:path draw:style-name="gr96" draw:text-style-name="P22" draw:layer="layout" svg:width="0.109cm" svg:height="0.161cm" svg:x="13.422cm" svg:y="8.811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6" draw:text-style-name="P22" draw:layer="layout" svg:width="0.029cm" svg:height="0.156cm" svg:x="13.557cm" svg:y="8.771cm" svg:viewBox="0 0 30 157" svg:d="M0 22c0-7 0-15 0-22 10 0 20 0 30 0 0 7 0 15 0 22-10 0-20 0-30 0zM0 157c0-38 0-76 0-115 10 0 20 0 30 0 0 39 0 77 0 115-10 0-20 0-30 0z">
                <text:p/>
              </draw:path>
              <draw:path draw:style-name="gr96" draw:text-style-name="P22" draw:layer="layout" svg:width="0.105cm" svg:height="0.118cm" svg:x="13.612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106cm" svg:height="0.118cm" svg:x="13.734cm" svg:y="8.811cm" svg:viewBox="0 0 107 119" svg:d="M55 119c-18 0-31-5-41-16-9-10-14-25-14-43 0-19 5-34 14-44 10-11 24-16 41-16 14 0 25 3 34 10s15 16 17 28l-30 2c-1-6-3-11-7-14-3-4-8-6-14-6-16 0-23 13-23 39s7 39 23 39c6 0 11-1 15-5 3-4 6-9 7-16l30 1c-1 8-4 15-9 21-4 7-10 11-18 15-7 3-16 5-25 5z">
                <text:p/>
              </draw:path>
              <draw:path draw:style-name="gr96" draw:text-style-name="P22" draw:layer="layout" svg:width="0.105cm" svg:height="0.118cm" svg:x="13.856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055cm" svg:height="0.025cm" svg:x="13.978cm" svg:y="8.858cm" svg:viewBox="0 0 56 26" svg:d="M0 26c0-9 0-17 0-26 19 0 37 0 56 0 0 9 0 17 0 26-19 0-37 0-56 0z">
                <text:p/>
              </draw:path>
              <draw:path draw:style-name="gr96" draw:text-style-name="P22" draw:layer="layout" svg:width="0.105cm" svg:height="0.116cm" svg:x="14.057cm" svg:y="8.813cm" svg:viewBox="0 0 106 117" svg:d="M30 0v64c0 20 7 30 21 30 7 0 13-3 17-9 5-6 7-14 7-24v-61h30v89c0 10 0 18 1 26h-29c-1-11-1-18-1-23h-1c-4 8-9 15-15 19s-13 6-22 6c-12 0-22-4-28-11-7-8-10-19-10-33v-73z">
                <text:p/>
              </draw:path>
              <draw:path draw:style-name="gr96" draw:text-style-name="P22" draw:layer="layout" svg:width="0.109cm" svg:height="0.161cm" svg:x="14.192cm" svg:y="8.811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</draw:g>
            <draw:g>
              <draw:path draw:style-name="gr97" draw:text-style-name="P23" draw:layer="layout" svg:width="0.109cm" svg:height="0.161cm" svg:x="11.423cm" svg:y="9.159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7" draw:text-style-name="P23" draw:layer="layout" svg:width="0.116cm" svg:height="0.118cm" svg:x="11.548cm" svg:y="9.159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23" draw:layer="layout" svg:width="0.067cm" svg:height="0.116cm" svg:x="11.679cm" svg:y="9.159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7" draw:text-style-name="P23" draw:layer="layout" svg:width="0.116cm" svg:height="0.118cm" svg:x="11.756cm" svg:y="9.159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23" draw:layer="layout" svg:width="0.166cm" svg:height="0.116cm" svg:x="11.886cm" svg:y="9.159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7" draw:text-style-name="P23" draw:layer="layout" svg:width="0.104cm" svg:height="0.118cm" svg:x="12.076cm" svg:y="9.159cm" svg:viewBox="0 0 105 119" svg:d="M105 83c0 11-4 20-14 26-9 7-21 10-38 10-16 0-28-3-36-8-9-5-14-12-17-23l26-4c2 6 5 10 8 12 4 2 10 3 19 3s15-1 19-3 6-5 6-10c0-4-2-6-5-9-3-2-8-4-16-5-17-3-28-7-34-9-6-3-11-7-14-11-3-5-4-11-4-17 0-11 4-20 12-26 9-6 21-9 37-9 13 0 24 3 33 8 8 5 13 13 16 23l-27 3c-1-5-3-8-6-11-4-2-9-3-16-3-8 0-13 1-16 3-4 1-6 4-6 9 0 3 2 6 4 7 3 2 8 4 14 5 9 2 17 4 24 6s13 4 17 7 8 6 10 10c3 4 4 10 4 16z">
                <text:p/>
              </draw:path>
              <draw:path draw:style-name="gr97" draw:text-style-name="P23" draw:layer="layout" svg:width="0.03cm" svg:height="0.108cm" svg:x="12.211cm" svg:y="9.166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88" draw:text-style-name="P24" draw:layer="layout" svg:width="0.123cm" svg:height="0.148cm" svg:x="11.413cm" svg:y="9.347cm" svg:viewBox="0 0 124 149" svg:d="M72 17c0 44 0 88 0 132-7 0-13 0-20 0 0-44 0-88 0-132-17 0-35 0-52 0 0-6 0-11 0-17 41 0 83 0 124 0 0 6 0 11 0 17-17 0-35 0-52 0z">
                <text:p/>
              </draw:path>
              <draw:path draw:style-name="gr88" draw:text-style-name="P24" draw:layer="layout" svg:width="0.103cm" svg:height="0.118cm" svg:x="11.528cm" svg:y="9.3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88" draw:text-style-name="P24" draw:layer="layout" svg:width="0.094cm" svg:height="0.156cm" svg:x="11.655cm" svg:y="9.33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88" draw:text-style-name="P24" draw:layer="layout" svg:width="0.102cm" svg:height="0.118cm" svg:x="11.759cm" svg:y="9.3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88" draw:text-style-name="P24" draw:layer="layout" svg:width="0.092cm" svg:height="0.116cm" svg:x="11.887cm" svg:y="9.3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88" draw:text-style-name="P24" draw:layer="layout" svg:width="0.021cm" svg:height="0.05cm" svg:x="12.014cm" svg:y="9.473cm" svg:viewBox="0 0 22 51" svg:d="M22 0v18c0 7-1 13-3 18-1 5-3 10-6 15h-13c7-10 10-19 10-28h-9v-23z">
                <text:p/>
              </draw:path>
              <draw:path draw:style-name="gr88" draw:text-style-name="P24" draw:layer="layout" svg:width="0.125cm" svg:height="0.153cm" svg:x="12.128cm" svg:y="9.34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88" draw:text-style-name="P24" draw:layer="layout" svg:width="0.103cm" svg:height="0.118cm" svg:x="12.274cm" svg:y="9.3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88" draw:text-style-name="P24" draw:layer="layout" svg:width="0.092cm" svg:height="0.116cm" svg:x="12.4cm" svg:y="9.38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88" draw:text-style-name="P24" draw:layer="layout" svg:width="0.054cm" svg:height="0.116cm" svg:x="12.523cm" svg:y="9.38cm" svg:viewBox="0 0 55 117" svg:d="M1 117v-88c0-8-1-17-1-27h18c1 13 1 21 1 24 4-10 7-17 11-21 4-3 10-5 17-5 3 0 5 0 8 1v18c-3-1-6-2-10-2-8 0-15 4-19 11s-6 16-6 29v60z">
                <text:p/>
              </draw:path>
              <draw:path draw:style-name="gr88" draw:text-style-name="P24" draw:layer="layout" svg:width="0.094cm" svg:height="0.118cm" svg:x="12.592cm" svg:y="9.38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88" draw:text-style-name="P24" draw:layer="layout" svg:width="0.102cm" svg:height="0.118cm" svg:x="12.702cm" svg:y="9.3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88" draw:text-style-name="P24" draw:layer="layout" svg:width="0.021cm" svg:height="0.05cm" svg:x="12.834cm" svg:y="9.473cm" svg:viewBox="0 0 22 51" svg:d="M22 0v18c0 7-1 13-3 18-1 5-3 10-6 15h-13c7-10 10-19 10-28h-9v-23z">
                <text:p/>
              </draw:path>
              <draw:path draw:style-name="gr88" draw:text-style-name="P24" draw:layer="layout" svg:width="0.129cm" svg:height="0.148cm" svg:x="12.957cm" svg:y="9.34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88" draw:text-style-name="P24" draw:layer="layout" svg:width="0.102cm" svg:height="0.118cm" svg:x="13.106cm" svg:y="9.3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88" draw:text-style-name="P24" draw:layer="layout" svg:width="0.095cm" svg:height="0.117cm" svg:x="13.225cm" svg:y="9.38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88" draw:text-style-name="P24" draw:layer="layout" svg:width="0.055cm" svg:height="0.141cm" svg:x="13.332cm" svg:y="9.356cm" svg:viewBox="0 0 56 142" svg:d="M56 139c-6 2-13 3-19 3-16 0-24-9-24-26v-76h-13v-14h14l6-26h13v26h21v14h-21v72c0 5 1 9 2 11 2 3 5 4 10 4 2 0 6-1 11-2z">
                <text:p/>
              </draw:path>
              <draw:path draw:style-name="gr88" draw:text-style-name="P24" draw:layer="layout" svg:width="0.018cm" svg:height="0.156cm" svg:x="13.405cm" svg:y="9.339cm" svg:viewBox="0 0 19 157" svg:d="M0 18c0-6 0-12 0-18 6 0 13 0 19 0 0 6 0 12 0 18-6 0-13 0-19 0zM0 157c0-38 0-76 0-115 6 0 13 0 19 0 0 39 0 77 0 115-6 0-13 0-19 0z">
                <text:p/>
              </draw:path>
              <draw:path draw:style-name="gr88" draw:text-style-name="P24" draw:layer="layout" svg:width="0.092cm" svg:height="0.116cm" svg:x="13.453cm" svg:y="9.3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88" draw:text-style-name="P24" draw:layer="layout" svg:width="0.112cm" svg:height="0.118cm" svg:x="13.57cm" svg:y="9.3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88" draw:text-style-name="P24" draw:layer="layout" svg:width="0.055cm" svg:height="0.141cm" svg:x="13.686cm" svg:y="9.356cm" svg:viewBox="0 0 56 142" svg:d="M56 139c-6 2-13 3-19 3-16 0-24-9-24-26v-76h-13v-14h14l6-26h13v26h21v14h-21v72c0 5 1 9 2 11 2 3 5 4 10 4 2 0 6-1 11-2z">
                <text:p/>
              </draw:path>
              <draw:path draw:style-name="gr88" draw:text-style-name="P24" draw:layer="layout" svg:width="0.018cm" svg:height="0.156cm" svg:x="13.759cm" svg:y="9.339cm" svg:viewBox="0 0 19 157" svg:d="M0 18c0-6 0-12 0-18 6 0 13 0 19 0 0 6 0 12 0 18-6 0-13 0-19 0zM0 157c0-38 0-76 0-115 6 0 13 0 19 0 0 39 0 77 0 115-6 0-13 0-19 0z">
                <text:p/>
              </draw:path>
              <draw:path draw:style-name="gr88" draw:text-style-name="P24" draw:layer="layout" svg:width="0.103cm" svg:height="0.118cm" svg:x="13.802cm" svg:y="9.3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88" draw:text-style-name="P24" draw:layer="layout" svg:width="0.092cm" svg:height="0.116cm" svg:x="13.929cm" svg:y="9.3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</draw:g>
            <draw:g>
              <draw:path draw:style-name="gr98" draw:text-style-name="P19" draw:layer="layout" svg:width="0.109cm" svg:height="0.161cm" svg:x="11.423cm" svg:y="9.758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8" draw:text-style-name="P19" draw:layer="layout" svg:width="0.067cm" svg:height="0.116cm" svg:x="11.557cm" svg:y="9.758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8" draw:text-style-name="P19" draw:layer="layout" svg:width="0.105cm" svg:height="0.118cm" svg:x="11.637cm" svg:y="9.758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8" draw:text-style-name="P19" draw:layer="layout" svg:width="0.03cm" svg:height="0.108cm" svg:x="11.771cm" svg:y="9.765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0" draw:text-style-name="P24" draw:layer="layout" svg:width="0.112cm" svg:height="0.118cm" svg:x="11.417cm" svg:y="9.97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0" draw:text-style-name="P24" draw:layer="layout" svg:width="0.055cm" svg:height="0.141cm" svg:x="11.534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057cm" svg:height="0.201cm" svg:x="11.606cm" svg:y="9.93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0" draw:text-style-name="P24" draw:layer="layout" svg:width="0.123cm" svg:height="0.148cm" svg:x="11.671cm" svg:y="9.946cm" svg:viewBox="0 0 124 149" svg:d="M72 17c0 44 0 88 0 132-7 0-13 0-20 0 0-44 0-88 0-132-17 0-35 0-52 0 0-6 0-11 0-17 41 0 83 0 124 0 0 6 0 11 0 17-17 0-35 0-52 0z">
                <text:p/>
              </draw:path>
              <draw:path draw:style-name="gr90" draw:text-style-name="P24" draw:layer="layout" svg:width="0.103cm" svg:height="0.118cm" svg:x="11.786cm" svg:y="9.97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0" draw:text-style-name="P24" draw:layer="layout" svg:width="0.094cm" svg:height="0.156cm" svg:x="11.913cm" svg:y="9.938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0" draw:text-style-name="P24" draw:layer="layout" svg:width="0.102cm" svg:height="0.118cm" svg:x="12.018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092cm" svg:height="0.116cm" svg:x="12.145cm" svg:y="9.97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0" draw:text-style-name="P24" draw:layer="layout" svg:width="0.021cm" svg:height="0.05cm" svg:x="12.272cm" svg:y="10.072cm" svg:viewBox="0 0 22 51" svg:d="M22 0v18c0 7-1 13-3 18-1 5-3 10-6 15h-13c7-10 10-19 10-28h-9v-23z">
                <text:p/>
              </draw:path>
              <draw:path draw:style-name="gr90" draw:text-style-name="P24" draw:layer="layout" svg:width="0.125cm" svg:height="0.153cm" svg:x="12.324cm" svg:y="9.944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0" draw:text-style-name="P24" draw:layer="layout" svg:width="0.103cm" svg:height="0.118cm" svg:x="12.47cm" svg:y="9.97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0" draw:text-style-name="P24" draw:layer="layout" svg:width="0.092cm" svg:height="0.116cm" svg:x="12.597cm" svg:y="9.98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0" draw:text-style-name="P24" draw:layer="layout" svg:width="0.054cm" svg:height="0.116cm" svg:x="12.719cm" svg:y="9.978cm" svg:viewBox="0 0 55 117" svg:d="M1 117v-88c0-8-1-17-1-27h18c1 13 1 21 1 24 4-10 7-17 11-21 4-3 10-5 17-5 3 0 5 0 8 1v18c-3-1-6-2-10-2-8 0-15 4-19 11s-6 16-6 29v60z">
                <text:p/>
              </draw:path>
              <draw:path draw:style-name="gr90" draw:text-style-name="P24" draw:layer="layout" svg:width="0.094cm" svg:height="0.118cm" svg:x="12.788cm" svg:y="9.978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0" draw:text-style-name="P24" draw:layer="layout" svg:width="0.102cm" svg:height="0.118cm" svg:x="12.898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057cm" svg:height="0.201cm" svg:x="13.012cm" svg:y="9.93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0" draw:text-style-name="P24" draw:layer="layout" svg:width="0.021cm" svg:height="0.05cm" svg:x="13.105cm" svg:y="10.072cm" svg:viewBox="0 0 22 51" svg:d="M22 0v18c0 7-1 13-3 18-1 5-3 10-6 15h-13c7-10 10-19 10-28h-9v-23z">
                <text:p/>
              </draw:path>
              <draw:path draw:style-name="gr90" draw:text-style-name="P24" draw:layer="layout" svg:width="0.102cm" svg:height="0.118cm" svg:x="13.219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153cm" svg:height="0.116cm" svg:x="13.346cm" svg:y="9.978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0" draw:text-style-name="P24" draw:layer="layout" svg:width="0.098cm" svg:height="0.161cm" svg:x="13.53cm" svg:y="9.979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0" draw:text-style-name="P24" draw:layer="layout" svg:width="0.055cm" svg:height="0.141cm" svg:x="13.64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108cm" svg:height="0.159cm" svg:x="13.7cm" svg:y="9.98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0" draw:text-style-name="P24" draw:layer="layout" svg:width="0.057cm" svg:height="0.201cm" svg:x="13.823cm" svg:y="9.93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0" draw:text-style-name="P24" draw:layer="layout" svg:width="0.129cm" svg:height="0.148cm" svg:x="13.902cm" svg:y="9.946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0" draw:text-style-name="P24" draw:layer="layout" svg:width="0.102cm" svg:height="0.118cm" svg:x="14.051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095cm" svg:height="0.117cm" svg:x="14.17cm" svg:y="9.97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0" draw:text-style-name="P24" draw:layer="layout" svg:width="0.055cm" svg:height="0.141cm" svg:x="14.277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018cm" svg:height="0.156cm" svg:x="14.35cm" svg:y="9.938cm" svg:viewBox="0 0 19 157" svg:d="M0 18c0-6 0-12 0-18 6 0 13 0 19 0 0 6 0 12 0 18-6 0-13 0-19 0zM0 157c0-38 0-76 0-115 6 0 13 0 19 0 0 39 0 77 0 115-6 0-13 0-19 0z">
                <text:p/>
              </draw:path>
              <draw:path draw:style-name="gr90" draw:text-style-name="P24" draw:layer="layout" svg:width="0.092cm" svg:height="0.116cm" svg:x="14.398cm" svg:y="9.97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0" draw:text-style-name="P24" draw:layer="layout" svg:width="0.112cm" svg:height="0.118cm" svg:x="14.515cm" svg:y="9.97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0" draw:text-style-name="P24" draw:layer="layout" svg:width="0.055cm" svg:height="0.141cm" svg:x="14.631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018cm" svg:height="0.156cm" svg:x="14.704cm" svg:y="9.938cm" svg:viewBox="0 0 19 157" svg:d="M0 18c0-6 0-12 0-18 6 0 13 0 19 0 0 6 0 12 0 18-6 0-13 0-19 0zM0 157c0-38 0-76 0-115 6 0 13 0 19 0 0 39 0 77 0 115-6 0-13 0-19 0z">
                <text:p/>
              </draw:path>
              <draw:path draw:style-name="gr90" draw:text-style-name="P24" draw:layer="layout" svg:width="0.103cm" svg:height="0.118cm" svg:x="14.747cm" svg:y="9.97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0" draw:text-style-name="P24" draw:layer="layout" svg:width="0.092cm" svg:height="0.116cm" svg:x="14.874cm" svg:y="9.97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0" draw:text-style-name="P24" draw:layer="layout" svg:width="0.057cm" svg:height="0.201cm" svg:x="14.983cm" svg:y="9.93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0" draw:text-style-name="P24" draw:layer="layout" svg:width="0.021cm" svg:height="0.05cm" svg:x="15.075cm" svg:y="10.072cm" svg:viewBox="0 0 22 51" svg:d="M22 0v18c0 7-1 13-3 18-1 5-3 10-6 15h-13c7-10 10-19 10-28h-9v-23z">
                <text:p/>
              </draw:path>
            </draw:g>
            <draw:g>
              <draw:path draw:style-name="gr99" draw:text-style-name="P20" draw:layer="layout" svg:width="0.102cm" svg:height="0.118cm" svg:x="11.417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107cm" svg:height="0.113cm" svg:x="11.531cm" svg:y="10.202cm" svg:viewBox="0 0 108 114" svg:d="M65 114h-23l-42-114h21l25 74c1 3 3 12 7 26l4-13 4-12 27-75h20z">
                <text:p/>
              </draw:path>
              <draw:path draw:style-name="gr99" draw:text-style-name="P20" draw:layer="layout" svg:width="0.102cm" svg:height="0.118cm" svg:x="11.65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92cm" svg:height="0.116cm" svg:x="11.777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057cm" svg:height="0.201cm" svg:x="11.897cm" svg:y="10.15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0" draw:layer="layout" svg:width="0.123cm" svg:height="0.148cm" svg:x="11.963cm" svg:y="10.167cm" svg:viewBox="0 0 124 149" svg:d="M72 17c0 44 0 88 0 132-7 0-13 0-20 0 0-44 0-88 0-132-17 0-35 0-52 0 0-6 0-11 0-17 41 0 83 0 124 0 0 6 0 11 0 17-17 0-35 0-52 0z">
                <text:p/>
              </draw:path>
              <draw:path draw:style-name="gr99" draw:text-style-name="P20" draw:layer="layout" svg:width="0.103cm" svg:height="0.118cm" svg:x="12.077cm" svg:y="10.19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0" draw:layer="layout" svg:width="0.094cm" svg:height="0.156cm" svg:x="12.205cm" svg:y="10.15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9" draw:text-style-name="P20" draw:layer="layout" svg:width="0.102cm" svg:height="0.118cm" svg:x="12.31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92cm" svg:height="0.116cm" svg:x="12.437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057cm" svg:height="0.201cm" svg:x="12.546cm" svg:y="10.15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9" draw:text-style-name="P20" draw:layer="layout" svg:width="0.021cm" svg:height="0.05cm" svg:x="12.638cm" svg:y="10.293cm" svg:viewBox="0 0 22 51" svg:d="M22 0v18c0 7-1 13-3 18-1 5-3 10-6 15h-13c7-10 10-19 10-28h-9v-23z">
                <text:p/>
              </draw:path>
              <draw:path draw:style-name="gr99" draw:text-style-name="P20" draw:layer="layout" svg:width="0.092cm" svg:height="0.116cm" svg:x="12.757cm" svg:y="10.20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0" draw:layer="layout" svg:width="0.098cm" svg:height="0.161cm" svg:x="12.879cm" svg:y="10.2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9" draw:text-style-name="P20" draw:layer="layout" svg:width="0.057cm" svg:height="0.201cm" svg:x="13cm" svg:y="10.15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0" draw:layer="layout" svg:width="0.125cm" svg:height="0.153cm" svg:x="13.071cm" svg:y="10.16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9" draw:text-style-name="P20" draw:layer="layout" svg:width="0.103cm" svg:height="0.118cm" svg:x="13.216cm" svg:y="10.19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0" draw:layer="layout" svg:width="0.092cm" svg:height="0.116cm" svg:x="13.343cm" svg:y="10.20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0" draw:layer="layout" svg:width="0.054cm" svg:height="0.116cm" svg:x="13.465cm" svg:y="10.199cm" svg:viewBox="0 0 55 117" svg:d="M1 117v-88c0-8-1-17-1-27h18c1 13 1 21 1 24 4-10 7-17 11-21 4-3 10-5 17-5 3 0 5 0 8 1v18c-3-1-6-2-10-2-8 0-15 4-19 11s-6 16-6 29v60z">
                <text:p/>
              </draw:path>
              <draw:path draw:style-name="gr99" draw:text-style-name="P20" draw:layer="layout" svg:width="0.094cm" svg:height="0.118cm" svg:x="13.534cm" svg:y="10.19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9" draw:text-style-name="P20" draw:layer="layout" svg:width="0.102cm" svg:height="0.118cm" svg:x="13.644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21cm" svg:height="0.05cm" svg:x="13.776cm" svg:y="10.293cm" svg:viewBox="0 0 22 51" svg:d="M22 0v18c0 7-1 13-3 18-1 5-3 10-6 15h-13c7-10 10-19 10-28h-9v-23z">
                <text:p/>
              </draw:path>
              <draw:path draw:style-name="gr99" draw:text-style-name="P20" draw:layer="layout" svg:width="0.129cm" svg:height="0.148cm" svg:x="13.837cm" svg:y="10.16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9" draw:text-style-name="P20" draw:layer="layout" svg:width="0.102cm" svg:height="0.118cm" svg:x="13.986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95cm" svg:height="0.117cm" svg:x="14.105cm" svg:y="10.2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9" draw:text-style-name="P20" draw:layer="layout" svg:width="0.055cm" svg:height="0.141cm" svg:x="14.212cm" svg:y="10.176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0" draw:layer="layout" svg:width="0.018cm" svg:height="0.156cm" svg:x="14.285cm" svg:y="10.159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0" draw:layer="layout" svg:width="0.092cm" svg:height="0.116cm" svg:x="14.333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112cm" svg:height="0.118cm" svg:x="14.45cm" svg:y="10.19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9" draw:text-style-name="P20" draw:layer="layout" svg:width="0.055cm" svg:height="0.141cm" svg:x="14.566cm" svg:y="10.176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0" draw:layer="layout" svg:width="0.018cm" svg:height="0.156cm" svg:x="14.64cm" svg:y="10.159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0" draw:layer="layout" svg:width="0.103cm" svg:height="0.118cm" svg:x="14.682cm" svg:y="10.19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0" draw:layer="layout" svg:width="0.092cm" svg:height="0.116cm" svg:x="14.809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057cm" svg:height="0.201cm" svg:x="14.918cm" svg:y="10.159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92" draw:text-style-name="P19" draw:layer="layout" svg:width="0.116cm" svg:height="0.118cm" svg:x="11.415cm" svg:y="10.577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2" draw:text-style-name="P19" draw:layer="layout" svg:width="0.109cm" svg:height="0.158cm" svg:x="11.539cm" svg:y="10.537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92" draw:text-style-name="P19" draw:layer="layout" svg:width="0.109cm" svg:height="0.158cm" svg:x="11.673cm" svg:y="10.537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92" draw:text-style-name="P19" draw:layer="layout" svg:width="0.03cm" svg:height="0.108cm" svg:x="11.819cm" svg:y="10.585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3" draw:text-style-name="P24" draw:layer="layout" svg:width="0.112cm" svg:height="0.118cm" svg:x="11.417cm" svg:y="10.79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1.534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57cm" svg:height="0.201cm" svg:x="11.606cm" svg:y="10.75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3cm" svg:height="0.148cm" svg:x="11.671cm" svg:y="10.766cm" svg:viewBox="0 0 124 149" svg:d="M72 17c0 44 0 88 0 132-7 0-13 0-20 0 0-44 0-88 0-132-17 0-35 0-52 0 0-6 0-11 0-17 41 0 83 0 124 0 0 6 0 11 0 17-17 0-35 0-52 0z">
                <text:p/>
              </draw:path>
              <draw:path draw:style-name="gr93" draw:text-style-name="P24" draw:layer="layout" svg:width="0.103cm" svg:height="0.118cm" svg:x="11.786cm" svg:y="10.79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4cm" svg:height="0.156cm" svg:x="11.913cm" svg:y="10.758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3" draw:text-style-name="P24" draw:layer="layout" svg:width="0.102cm" svg:height="0.118cm" svg:x="12.018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2cm" svg:height="0.116cm" svg:x="12.145cm" svg:y="10.79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21cm" svg:height="0.05cm" svg:x="12.272cm" svg:y="10.892cm" svg:viewBox="0 0 22 51" svg:d="M22 0v18c0 7-1 13-3 18-1 5-3 10-6 15h-13c7-10 10-19 10-28h-9v-23z">
                <text:p/>
              </draw:path>
              <draw:path draw:style-name="gr93" draw:text-style-name="P24" draw:layer="layout" svg:width="0.129cm" svg:height="0.148cm" svg:x="12.332cm" svg:y="10.766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3" draw:text-style-name="P24" draw:layer="layout" svg:width="0.102cm" svg:height="0.118cm" svg:x="12.482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5cm" svg:height="0.117cm" svg:x="12.601cm" svg:y="10.79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3" draw:text-style-name="P24" draw:layer="layout" svg:width="0.055cm" svg:height="0.141cm" svg:x="12.708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2.782cm" svg:y="10.758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092cm" svg:height="0.116cm" svg:x="12.829cm" svg:y="10.79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112cm" svg:height="0.118cm" svg:x="12.946cm" svg:y="10.79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3.062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3.135cm" svg:y="10.758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103cm" svg:height="0.118cm" svg:x="13.178cm" svg:y="10.79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3.305cm" svg:y="10.79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57cm" svg:height="0.201cm" svg:x="13.414cm" svg:y="10.75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24" draw:layer="layout" svg:width="0.021cm" svg:height="0.05cm" svg:x="13.506cm" svg:y="10.892cm" svg:viewBox="0 0 22 51" svg:d="M22 0v18c0 7-1 13-3 18-1 5-3 10-6 15h-13c7-10 10-19 10-28h-9v-23z">
                <text:p/>
              </draw:path>
              <draw:path draw:style-name="gr93" draw:text-style-name="P24" draw:layer="layout" svg:width="0.102cm" svg:height="0.118cm" svg:x="13.62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153cm" svg:height="0.116cm" svg:x="13.748cm" svg:y="10.798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3" draw:text-style-name="P24" draw:layer="layout" svg:width="0.098cm" svg:height="0.161cm" svg:x="13.931cm" svg:y="10.799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3" draw:text-style-name="P24" draw:layer="layout" svg:width="0.055cm" svg:height="0.141cm" svg:x="14.042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108cm" svg:height="0.159cm" svg:x="14.102cm" svg:y="10.801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3" draw:text-style-name="P24" draw:layer="layout" svg:width="0.057cm" svg:height="0.201cm" svg:x="14.225cm" svg:y="10.75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5cm" svg:height="0.153cm" svg:x="14.295cm" svg:y="10.764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3" draw:text-style-name="P24" draw:layer="layout" svg:width="0.103cm" svg:height="0.118cm" svg:x="14.44cm" svg:y="10.79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4.568cm" svg:y="10.801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3" draw:text-style-name="P24" draw:layer="layout" svg:width="0.054cm" svg:height="0.116cm" svg:x="14.69cm" svg:y="10.798cm" svg:viewBox="0 0 55 117" svg:d="M1 117v-88c0-8-1-17-1-27h18c1 13 1 21 1 24 4-10 7-17 11-21 4-3 10-5 17-5 3 0 5 0 8 1v18c-3-1-6-2-10-2-8 0-15 4-19 11s-6 16-6 29v60z">
                <text:p/>
              </draw:path>
              <draw:path draw:style-name="gr93" draw:text-style-name="P24" draw:layer="layout" svg:width="0.094cm" svg:height="0.118cm" svg:x="14.759cm" svg:y="10.79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3" draw:text-style-name="P24" draw:layer="layout" svg:width="0.102cm" svg:height="0.118cm" svg:x="14.869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57cm" svg:height="0.201cm" svg:x="14.983cm" svg:y="10.758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100" draw:text-style-name="P19" draw:layer="layout" svg:width="0.109cm" svg:height="0.158cm" svg:x="11.417cm" svg:y="11.136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100" draw:text-style-name="P19" draw:layer="layout" svg:width="0.105cm" svg:height="0.118cm" svg:x="11.551cm" svg:y="11.176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100" draw:text-style-name="P19" draw:layer="layout" svg:width="0.029cm" svg:height="0.156cm" svg:x="11.679cm" svg:y="11.136cm" svg:viewBox="0 0 30 157" svg:d="M0 157c0-52 0-105 0-157 10 0 20 0 30 0 0 52 0 105 0 157-10 0-20 0-30 0z">
                <text:p/>
              </draw:path>
              <draw:path draw:style-name="gr100" draw:text-style-name="P19" draw:layer="layout" svg:width="0.03cm" svg:height="0.108cm" svg:x="11.747cm" svg:y="11.184cm" svg:viewBox="0 0 31 109" svg:d="M0 30c0-10 0-20 0-30 10 0 21 0 31 0 0 10 0 20 0 30-10 0-21 0-31 0zM0 109c0-9 0-19 0-29 10 0 21 0 31 0 0 10 0 20 0 29-10 0-21 0-31 0z">
                <text:p/>
              </draw:path>
            </draw:g>
            <draw:path draw:style-name="gr95" draw:text-style-name="P25" draw:layer="layout" svg:width="3.905cm" svg:height="3.104cm" svg:x="11.313cm" svg:y="8.59cm" svg:viewBox="0 0 3906 3105" svg:d="M134 3105c1213 0 2425 0 3638 0 66 0 134-94 134-189 0-909 0-1818 0-2727 0-95-68-189-134-189-1213 0-2425 0-3638 0-67 0-134 94-134 189 0 909 0 1818 0 2727 0 95 67 189 134 189z">
              <text:p/>
            </draw:path>
            <draw:g>
              <draw:path draw:style-name="gr93" draw:text-style-name="P24" draw:layer="layout" svg:width="0.112cm" svg:height="0.118cm" svg:x="11.417cm" svg:y="11.397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1.534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57cm" svg:height="0.201cm" svg:x="11.606cm" svg:y="11.357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3cm" svg:height="0.148cm" svg:x="11.671cm" svg:y="11.364cm" svg:viewBox="0 0 124 149" svg:d="M72 17c0 44 0 88 0 132-7 0-13 0-20 0 0-44 0-88 0-132-17 0-35 0-52 0 0-6 0-11 0-17 41 0 83 0 124 0 0 6 0 11 0 17-17 0-35 0-52 0z">
                <text:p/>
              </draw:path>
              <draw:path draw:style-name="gr93" draw:text-style-name="P24" draw:layer="layout" svg:width="0.103cm" svg:height="0.118cm" svg:x="11.786cm" svg:y="11.397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4cm" svg:height="0.156cm" svg:x="11.913cm" svg:y="11.357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3" draw:text-style-name="P24" draw:layer="layout" svg:width="0.102cm" svg:height="0.118cm" svg:x="12.018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2cm" svg:height="0.116cm" svg:x="12.145cm" svg:y="11.397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21cm" svg:height="0.05cm" svg:x="12.272cm" svg:y="11.49cm" svg:viewBox="0 0 22 51" svg:d="M22 0v18c0 7-1 13-3 18-1 5-3 10-6 15h-13c7-10 10-19 10-28h-9v-23z">
                <text:p/>
              </draw:path>
              <draw:path draw:style-name="gr93" draw:text-style-name="P24" draw:layer="layout" svg:width="0.125cm" svg:height="0.153cm" svg:x="12.324cm" svg:y="11.362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3" draw:text-style-name="P24" draw:layer="layout" svg:width="0.103cm" svg:height="0.118cm" svg:x="12.47cm" svg:y="11.397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2.597cm" svg:y="11.399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3" draw:text-style-name="P24" draw:layer="layout" svg:width="0.054cm" svg:height="0.116cm" svg:x="12.719cm" svg:y="11.397cm" svg:viewBox="0 0 55 117" svg:d="M1 117v-88c0-8-1-17-1-27h18c1 13 1 21 1 24 4-10 7-17 11-21 4-3 10-5 17-5 3 0 5 0 8 1v18c-3-1-6-2-10-2-8 0-15 4-19 11s-6 16-6 29v60z">
                <text:p/>
              </draw:path>
              <draw:path draw:style-name="gr93" draw:text-style-name="P24" draw:layer="layout" svg:width="0.094cm" svg:height="0.118cm" svg:x="12.788cm" svg:y="11.397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3" draw:text-style-name="P24" draw:layer="layout" svg:width="0.102cm" svg:height="0.118cm" svg:x="12.898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57cm" svg:height="0.201cm" svg:x="13.012cm" svg:y="11.357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24" draw:layer="layout" svg:width="0.021cm" svg:height="0.05cm" svg:x="13.105cm" svg:y="11.49cm" svg:viewBox="0 0 22 51" svg:d="M22 0v18c0 7-1 13-3 18-1 5-3 10-6 15h-13c7-10 10-19 10-28h-9v-23z">
                <text:p/>
              </draw:path>
              <draw:path draw:style-name="gr93" draw:text-style-name="P24" draw:layer="layout" svg:width="0.102cm" svg:height="0.118cm" svg:x="13.219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153cm" svg:height="0.116cm" svg:x="13.346cm" svg:y="11.397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3" draw:text-style-name="P24" draw:layer="layout" svg:width="0.098cm" svg:height="0.161cm" svg:x="13.53cm" svg:y="11.397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3" draw:text-style-name="P24" draw:layer="layout" svg:width="0.055cm" svg:height="0.141cm" svg:x="13.64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108cm" svg:height="0.159cm" svg:x="13.7cm" svg:y="11.399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3" draw:text-style-name="P24" draw:layer="layout" svg:width="0.057cm" svg:height="0.201cm" svg:x="13.823cm" svg:y="11.357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9cm" svg:height="0.148cm" svg:x="13.902cm" svg:y="11.365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3" draw:text-style-name="P24" draw:layer="layout" svg:width="0.102cm" svg:height="0.118cm" svg:x="14.051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5cm" svg:height="0.117cm" svg:x="14.17cm" svg:y="11.398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3" draw:text-style-name="P24" draw:layer="layout" svg:width="0.055cm" svg:height="0.141cm" svg:x="14.277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4.35cm" svg:y="11.357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092cm" svg:height="0.116cm" svg:x="14.398cm" svg:y="11.397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112cm" svg:height="0.118cm" svg:x="14.515cm" svg:y="11.397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4.631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4.704cm" svg:y="11.357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103cm" svg:height="0.118cm" svg:x="14.747cm" svg:y="11.397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4.874cm" svg:y="11.397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57cm" svg:height="0.201cm" svg:x="14.983cm" svg:y="11.357cm" svg:viewBox="0 0 58 202" svg:d="M58 101c0 21-3 39-10 55-6 16-16 32-29 46h-19c13-15 23-30 29-47 7-16 10-34 10-54s-3-38-10-54c-6-17-16-32-29-47h19c13 14 23 30 29 46 7 16 10 35 10 55z">
                <text:p/>
              </draw:path>
            </draw:g>
          </draw:g>
          <draw:g>
            <draw:path draw:style-name="gr101" draw:text-style-name="P26" draw:layer="layout" svg:width="10.852cm" svg:height="3.858cm" svg:x="11.082cm" svg:y="8.076cm" svg:viewBox="0 0 10853 3859" svg:d="M0 3859c0-1287 0-2573 0-3859 3618 0 7236 0 10853 0 0 1286 0 2572 0 3859-3617 0-7235 0-10853 0z">
              <text:p/>
            </draw:path>
            <draw:path draw:style-name="gr102" draw:text-style-name="P27" draw:layer="layout" svg:width="0.178cm" svg:height="0.213cm" svg:x="19.635cm" svg:y="8.225cm" svg:viewBox="0 0 179 214" svg:d="M0 210c0-2 1-4 2-5 1 0 3-1 7-1 10 0 17-1 20-2 2-2 4-5 6-11l43-171c1-3 1-5 1-6 0-2-1-3-4-4s-8-1-14-1c-3 0-4 0-5 0s-2-1-3-1c-1-1-1-1-1-3 0-3 2-5 6-5s11 0 19 0c9 0 16 0 20 0 5 0 12 0 22 0s17 0 22 0c3 0 5 1 5 3 0 3-1 5-2 5-1 1-4 1-7 1h-3c-12 0-20 1-24 3-3 1-5 5-7 11l-43 171c0 0 0 1-1 3 0 2 0 3 0 4s0 2 0 2c0 0 1 1 2 1 2 0 4 0 8 0h25c10 0 18-1 26-4s14-6 19-10c4-4 9-9 13-16s7-12 9-16c2-5 4-11 7-18 1-3 2-5 3-6 0-1 1-1 3-1 3 0 5 1 5 4l-1 2c0 1 0 2 0 2l-24 67c-1 3-2 5-3 5-1 1-3 1-7 1h-136c-2 0-4 0-4 0-1 0-2-1-3-1-1-1-1-1-1-3z">
              <text:p/>
            </draw:path>
            <draw:path draw:style-name="gr102" draw:text-style-name="P27" draw:layer="layout" svg:width="0.112cm" svg:height="0.141cm" svg:x="19.836cm" svg:y="8.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102" draw:text-style-name="P27" draw:layer="layout" svg:width="0.135cm" svg:height="0.141cm" svg:x="19.963cm" svg:y="8.3cm" svg:viewBox="0 0 136 142" svg:d="M0 94c0-23 8-45 23-64 16-20 32-30 50-30 12 0 21 6 26 19 2-9 6-13 13-13 6 0 9 3 9 8 0 2-1 4-2 7l-21 86c-2 5-2 11-2 16 0 8 2 12 8 12 8 0 15-12 21-37 1-3 2-5 2-6 1-1 2-1 4-1 3 0 5 1 5 3 0 0 0 2-1 5-1 4-2 8-4 13-1 5-3 9-5 13-5 12-13 17-23 17-6 0-11-1-16-5s-9-9-10-17c-12 15-25 22-38 22-12 0-21-4-28-14-7-9-11-21-11-34zM22 107c0 7 1 14 3 20 3 6 8 8 14 8 8 0 16-4 25-13 8-8 14-16 15-22l15-59c1-2 1-4 1-5 0-7-2-14-6-20s-9-9-16-9c-6 0-13 3-20 10-6 7-12 15-16 25-3 7-6 18-10 33-4 14-5 25-5 32z">
              <text:p/>
            </draw:path>
            <draw:path draw:style-name="gr102" draw:text-style-name="P27" draw:layer="layout" svg:width="0.128cm" svg:height="0.141cm" svg:x="20.117cm" svg:y="8.3cm" svg:viewBox="0 0 129 142" svg:d="M0 48c0 0 0-2 1-5s2-8 4-13 3-10 5-13c6-11 14-17 23-17 6 0 12 2 17 6 5 3 8 9 10 17 11-15 23-23 38-23 8 0 15 2 21 5 7 3 10 8 10 15 0 5-1 9-5 12-3 3-7 4-10 4-4 0-7-1-9-3-1-2-2-4-2-7 0-1 0-2 0-4 1-1 2-3 4-6 2-2 4-4 8-5-5-3-10-4-17-4-5 0-10 1-15 4s-9 7-12 10c-3 4-6 8-8 13-3 4-4 8-5 10s-2 3-2 4l-21 83c-2 8-6 11-12 11-3 0-6 0-7-2-2-2-2-4-2-6 0-1 0-2 1-4l24-94c1-6 2-12 2-17 0-8-3-12-8-12s-9 3-12 9c-4 7-7 16-10 28-1 4-2 6-2 6-1 1-2 2-4 2-3 0-5-1-5-4z">
              <text:p/>
            </draw:path>
            <draw:path draw:style-name="gr102" draw:text-style-name="P27" draw:layer="layout" svg:width="0.159cm" svg:height="0.141cm" svg:x="20.252cm" svg:y="8.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102" draw:text-style-name="P27" draw:layer="layout" svg:width="0.112cm" svg:height="0.141cm" svg:x="20.441cm" svg:y="8.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102" draw:text-style-name="P27" draw:layer="layout" svg:width="0.143cm" svg:height="0.221cm" svg:x="20.568cm" svg:y="8.221cm" svg:viewBox="0 0 144 222" svg:d="M0 173c0-23 8-44 23-64 16-20 32-30 50-30 12 0 21 6 27 19l18-74 1-3c0-1 0-2 0-2 0-2 0-3 0-3-1-1-2-1-5-2-2-1-6-1-11-1s-7-1-7-3 0-4 1-4c0-1 1-2 2-2s2-1 4-1l31-2c2-1 3-1 6-1s4 1 4 4c0 1 0 2-1 4l-45 179c-2 5-2 10-2 15 0 8 2 13 8 13 8 0 15-13 21-38 1-3 2-5 2-6 1-1 2-1 4-1 3 0 5 1 5 3 0 1 0 3-1 6s-2 7-4 12c-1 5-3 9-5 13-5 12-13 18-23 18-6 0-11-2-16-6s-9-9-10-16c-12 14-25 22-38 22-12 0-21-5-28-14-7-10-11-21-11-35zM22 187c0 7 1 13 3 19 3 6 8 9 14 9 8 0 16-5 25-13 8-9 13-16 15-22l15-60c1-2 1-4 1-5 0-6-2-13-6-20-4-6-10-9-16-9s-13 4-20 10c-6 7-12 15-16 25-3 7-6 18-10 33-4 14-5 25-5 33z">
              <text:p/>
            </draw:path>
            <draw:path draw:style-name="gr102" draw:text-style-name="P27" draw:layer="layout" svg:width="0.135cm" svg:height="0.141cm" svg:x="20.846cm" svg:y="8.3cm" svg:viewBox="0 0 136 142" svg:d="M0 94c0-23 8-45 23-64 16-20 32-30 50-30 12 0 21 6 26 19 2-9 6-13 13-13 6 0 9 3 9 8 0 2-1 4-2 7l-21 86c-2 5-2 11-2 16 0 8 2 12 8 12 8 0 15-12 21-37 1-3 2-5 2-6 1-1 2-1 4-1 3 0 5 1 5 3 0 0 0 2-1 5-1 4-2 8-4 13-1 5-3 9-5 13-5 12-13 17-23 17-6 0-11-1-16-5s-9-9-10-17c-12 15-25 22-38 22-12 0-21-4-28-14-7-9-11-21-11-34zM22 107c0 7 1 14 3 20 3 6 8 8 14 8 8 0 16-4 25-13 8-8 14-16 15-22l15-59c1-2 1-4 1-5 0-7-2-14-6-20s-9-9-16-9c-6 0-13 3-20 10-6 7-12 15-16 25-3 7-6 18-10 33-4 14-5 25-5 32z">
              <text:p/>
            </draw:path>
            <draw:path draw:style-name="gr102" draw:text-style-name="P27" draw:layer="layout" svg:width="0.114cm" svg:height="0.141cm" svg:x="21.009cm" svg:y="8.3cm" svg:viewBox="0 0 115 142" svg:d="M0 91c0-23 8-44 25-63s36-28 56-28c10 0 18 3 24 8 7 5 10 11 10 19 0 6-2 10-5 14-3 3-7 5-12 5-3 0-6-1-8-3-1-2-2-4-2-7 0-1 0-1 0-2s0-2 1-3c0-2 1-3 2-5 1-1 3-2 5-3s5-2 8-3c-4-9-11-13-23-13-8 0-15 3-22 8-8 6-14 13-20 23-4 8-8 18-11 32-4 14-6 25-6 33 0 10 2 18 7 23 4 6 10 9 18 9 4 0 8 0 13-1 4 0 11-3 20-8 10-6 18-13 25-21 2-3 3-4 4-4s2 1 3 2c2 1 2 2 2 3 0 2-3 6-8 12-5 5-13 10-24 16s-23 8-35 8c-14 0-25-4-34-14-9-9-13-22-13-37z">
              <text:p/>
            </draw:path>
            <draw:path draw:style-name="gr102" draw:text-style-name="P27" draw:layer="layout" svg:width="0.089cm" svg:height="0.199cm" svg:x="21.149cm" svg:y="8.24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102" draw:text-style-name="P27" draw:layer="layout" svg:width="0.078cm" svg:height="0.209cm" svg:x="21.251cm" svg:y="8.233cm" svg:viewBox="0 0 79 210" svg:d="M0 116c0-1 0-3 1-6s3-7 5-12 4-10 7-14c3-5 7-9 12-12s10-5 16-5 12 2 17 7c4 4 7 10 7 18 0 5-2 11-4 18l-21 54c-5 15-8 25-8 30 0 6 3 9 7 9 13 0 23-13 30-39 0-3 1-5 2-5 0-1 1-1 3-1 3 0 5 1 5 3 0 1 0 3-1 6s-3 7-5 12-4 9-7 14-7 9-12 12-10 5-15 5c-8 0-14-3-18-8-5-5-7-11-7-17 0-5 2-12 6-22 5-14 9-24 12-31l9-26c4-11 6-18 6-23 0-6-2-9-7-9-12 0-22 13-29 40-1 2-2 4-2 4-1 1-2 1-4 1-3 0-5-1-5-3zM51 15c0-4 2-8 5-11 4-3 7-4 11-4 2 0 5 1 7 3 2 1 3 4 3 7 0 5-1 8-5 11-3 3-6 4-10 4-3 0-5 0-7-2-3-2-4-4-4-8z">
              <text:p/>
            </draw:path>
            <draw:path draw:style-name="gr102" draw:text-style-name="P27" draw:layer="layout" svg:width="0.126cm" svg:height="0.141cm" svg:x="21.358cm" svg:y="8.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102" draw:text-style-name="P27" draw:layer="layout" svg:width="0.159cm" svg:height="0.141cm" svg:x="21.512cm" svg:y="8.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102" draw:text-style-name="P27" draw:layer="layout" svg:width="0.108cm" svg:height="0.141cm" svg:x="21.689cm" svg:y="8.3cm" svg:viewBox="0 0 109 142" svg:d="M0 112c0-7 2-11 5-15 3-3 7-5 11-5s6 1 8 3 3 5 3 7 0 3 0 5c-1 1-2 3-5 6s-6 4-11 5c4 12 14 17 30 17 7 0 12 0 17-2s9-4 12-7 6-6 8-9 3-6 4-9c0-3 1-5 1-8 0-4-1-7-2-10-2-3-4-5-7-7-4-1-6-3-9-3-2-1-6-2-11-3-2-1-5-1-6-2-2 0-4-1-8-3-3-1-6-3-7-5-2-2-4-5-6-8-1-4-2-8-2-12 0-11 4-21 13-32 8-10 21-15 37-15 10 0 19 3 25 8s9 11 9 19c0 6-1 10-4 13s-6 4-9 4c-4 0-6-1-8-3-1-1-2-3-2-6 0-2 1-5 3-7 2-3 5-5 10-6-3-10-11-15-24-15-11 0-19 3-24 10-6 7-8 13-8 19 0 4 1 7 3 10 3 3 5 4 8 5 2 1 5 2 9 3s7 1 9 2c3 1 6 2 10 4s7 4 10 6c2 2 4 6 6 10s3 8 3 14c0 3-1 7-2 11s-3 8-5 13c-3 5-7 10-11 14s-10 8-17 10c-8 3-16 4-25 4-12 0-21-2-29-8s-12-13-12-22z">
              <text:p/>
            </draw:path>
          </draw:g>
          <draw:g>
            <draw:g>
              <draw:path draw:style-name="gr103" draw:text-style-name="P17" draw:layer="layout" svg:width="2.341cm" svg:height="0.33cm" svg:x="19.391cm" svg:y="8.702cm" svg:viewBox="0 0 2342 331" svg:d="M48 331c749 0 1497 0 2246 0 24 0 48-55 48-110 0-37 0-73 0-110 0-56-24-111-48-111-749 0-1497 0-2246 0-24 0-48 55-48 111 0 37 0 73 0 110 0 55 24 110 48 110z">
                <text:p/>
              </draw:path>
              <draw:path draw:style-name="gr104" draw:text-style-name="P28" draw:layer="layout" svg:width="0.106cm" svg:height="0.117cm" svg:x="19.903cm" svg:y="8.828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104" draw:text-style-name="P28" draw:layer="layout" svg:width="0.106cm" svg:height="0.117cm" svg:x="20.027cm" svg:y="8.828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104" draw:text-style-name="P28" draw:layer="layout" svg:width="0.103cm" svg:height="0.154cm" svg:x="20.155cm" svg:y="8.787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104" draw:text-style-name="P28" draw:layer="layout" svg:width="0.029cm" svg:height="0.154cm" svg:x="20.289cm" svg:y="8.787cm" svg:viewBox="0 0 30 155" svg:d="M0 28c0-10 0-19 0-28 10 0 20 0 30 0 0 9 0 18 0 28-10 0-20 0-30 0zM0 155c0-37 0-75 0-112 10 0 20 0 30 0 0 37 0 75 0 112-10 0-20 0-30 0z">
                <text:p/>
              </draw:path>
              <draw:path draw:style-name="gr104" draw:text-style-name="P28" draw:layer="layout" svg:width="0.105cm" svg:height="0.117cm" svg:x="20.343cm" svg:y="8.828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104" draw:text-style-name="P28" draw:layer="layout" svg:width="0.117cm" svg:height="0.112cm" svg:x="20.459cm" svg:y="8.83cm" svg:viewBox="0 0 118 113" svg:d="M46 113l-46-113h32l21 57 6 20c2-5 3-8 3-10 1-3 2-6 4-10l21-57h31l-45 113z">
                <text:p/>
              </draw:path>
              <draw:path draw:style-name="gr104" draw:text-style-name="P28" draw:layer="layout" svg:width="0.105cm" svg:height="0.117cm" svg:x="20.587cm" svg:y="8.828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104" draw:text-style-name="P28" draw:layer="layout" svg:width="0.058cm" svg:height="0.029cm" svg:x="20.714cm" svg:y="8.871cm" svg:viewBox="0 0 59 30" svg:d="M0 30c0-10 0-20 0-30 20 0 39 0 59 0 0 10 0 20 0 30-20 0-39 0-59 0z">
                <text:p/>
              </draw:path>
              <draw:path draw:style-name="gr104" draw:text-style-name="P28" draw:layer="layout" svg:width="0.11cm" svg:height="0.16cm" svg:x="20.785cm" svg:y="8.828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104" draw:text-style-name="P28" draw:layer="layout" svg:width="0.116cm" svg:height="0.116cm" svg:x="20.919cm" svg:y="8.828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104" draw:text-style-name="P28" draw:layer="layout" svg:width="0.106cm" svg:height="0.117cm" svg:x="21.051cm" svg:y="8.828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104" draw:text-style-name="P28" draw:layer="layout" svg:width="0.029cm" svg:height="0.154cm" svg:x="21.181cm" svg:y="8.787cm" svg:viewBox="0 0 30 155" svg:d="M0 155c0-51 0-103 0-155 10 0 20 0 30 0 0 52 0 104 0 155-10 0-20 0-30 0z">
                <text:p/>
              </draw:path>
            </draw:g>
            <draw:g>
              <draw:path draw:style-name="gr87" draw:text-style-name="P19" draw:layer="layout" svg:width="0.11cm" svg:height="0.157cm" svg:x="19.426cm" svg:y="9.185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7" draw:text-style-name="P19" draw:layer="layout" svg:width="0.106cm" svg:height="0.117cm" svg:x="19.553cm" svg:y="9.186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073cm" svg:height="0.114cm" svg:x="19.682cm" svg:y="9.185cm" svg:viewBox="0 0 74 115" svg:d="M30 115h-30v-112h28v16c5-8 9-13 13-15 4-3 8-4 13-4 7 0 13 2 20 6l-10 26c-5-4-9-5-14-5-4 0-8 1-11 3-2 2-5 7-6 13-2 6-3 18-3 37z">
                <text:p/>
              </draw:path>
              <draw:path draw:style-name="gr87" draw:text-style-name="P19" draw:layer="layout" svg:width="0.106cm" svg:height="0.117cm" svg:x="19.761cm" svg:y="9.186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166cm" svg:height="0.114cm" svg:x="19.889cm" svg:y="9.185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87" draw:text-style-name="P19" draw:layer="layout" svg:width="0.105cm" svg:height="0.116cm" svg:x="20.076cm" svg:y="9.186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87" draw:text-style-name="P19" draw:layer="layout" svg:width="0.029cm" svg:height="0.111cm" svg:x="20.215cm" svg:y="9.188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89" draw:text-style-name="P19" draw:layer="layout" svg:width="0.11cm" svg:height="0.157cm" svg:x="19.426cm" svg:y="9.784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9" draw:text-style-name="P19" draw:layer="layout" svg:width="0.073cm" svg:height="0.114cm" svg:x="19.56cm" svg:y="9.784cm" svg:viewBox="0 0 74 115" svg:d="M30 115h-30v-112h28v16c5-8 9-13 13-15 4-3 8-4 13-4 7 0 13 2 20 6l-10 26c-5-4-9-5-14-5-4 0-8 1-11 3-2 2-5 7-6 13-2 6-3 18-3 37z">
                <text:p/>
              </draw:path>
              <draw:path draw:style-name="gr89" draw:text-style-name="P19" draw:layer="layout" svg:width="0.105cm" svg:height="0.117cm" svg:x="19.638cm" svg:y="9.78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9" draw:text-style-name="P19" draw:layer="layout" svg:width="0.029cm" svg:height="0.111cm" svg:x="19.775cm" svg:y="9.787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105" draw:text-style-name="P20" draw:layer="layout" svg:width="0.065cm" svg:height="0.157cm" svg:x="19.413cm" svg:y="9.961cm" svg:viewBox="0 0 66 158" svg:d="M17 158v-98h-17v-15h17v-12c0-7 1-13 2-16 2-5 5-9 10-12s11-5 19-5c6 0 12 1 18 2l-2 17c-4-1-8-2-12-2-6 0-10 2-12 4-3 3-4 7-4 14v10h22v15h-22v98z">
                <text:p/>
              </draw:path>
              <draw:path draw:style-name="gr105" draw:text-style-name="P20" draw:layer="layout" svg:width="0.105cm" svg:height="0.116cm" svg:x="19.481cm" svg:y="10.0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5" draw:text-style-name="P20" draw:layer="layout" svg:width="0.091cm" svg:height="0.114cm" svg:x="19.61cm" svg:y="10.00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105" draw:text-style-name="P20" draw:layer="layout" svg:width="0.061cm" svg:height="0.114cm" svg:x="19.732cm" svg:y="10.004cm" svg:viewBox="0 0 62 115" svg:d="M0 115v-112h17v17c5-8 9-14 13-16 3-3 7-4 12-4 6 0 13 2 20 6l-7 18c-5-3-9-4-14-4-4 0-8 1-11 3-4 3-6 6-8 11-2 7-3 14-3 22v59z">
                <text:p/>
              </draw:path>
              <draw:path draw:style-name="gr105" draw:text-style-name="P20" draw:layer="layout" svg:width="0.054cm" svg:height="0.152cm" svg:x="19.795cm" svg:y="9.96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105" draw:text-style-name="P20" draw:layer="layout" svg:width="0.092cm" svg:height="0.154cm" svg:x="19.868cm" svg:y="9.964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105" draw:text-style-name="P20" draw:layer="layout" svg:width="0.058cm" svg:height="0.018cm" svg:x="19.983cm" svg:y="10.054cm" svg:viewBox="0 0 59 19" svg:d="M0 19c0-6 0-13 0-19 20 0 39 0 59 0 0 6 0 13 0 19-20 0-39 0-59 0z">
                <text:p/>
              </draw:path>
              <draw:path draw:style-name="gr105" draw:text-style-name="P20" draw:layer="layout" svg:width="0.061cm" svg:height="0.114cm" svg:x="20.064cm" svg:y="10.004cm" svg:viewBox="0 0 62 115" svg:d="M0 115v-112h17v17c5-8 9-14 13-16 3-3 7-4 12-4 6 0 13 2 20 6l-7 18c-5-3-9-4-14-4-4 0-8 1-11 3-4 3-6 6-8 11-2 7-3 14-3 22v59z">
                <text:p/>
              </draw:path>
              <draw:path draw:style-name="gr105" draw:text-style-name="P20" draw:layer="layout" svg:width="0.105cm" svg:height="0.116cm" svg:x="20.132cm" svg:y="10.0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5" draw:text-style-name="P20" draw:layer="layout" svg:width="0.155cm" svg:height="0.112cm" svg:x="20.246cm" svg:y="10.007cm" svg:viewBox="0 0 156 113" svg:d="M35 113l-35-113h20l18 65 7 24c0-1 2-9 6-23l18-66h20l17 65 5 22 7-22 19-65h19l-36 113h-20l-18-68-4-19-23 87z">
                <text:p/>
              </draw:path>
              <draw:path draw:style-name="gr105" draw:text-style-name="P20" draw:layer="layout" svg:width="0.051cm" svg:height="0.203cm" svg:x="20.417cm" svg:y="9.962cm" svg:viewBox="0 0 52 204" svg:d="M38 204c-11-14-20-29-27-47s-11-36-11-55c0-17 3-33 8-49 7-17 17-35 30-53h14c-9 15-15 25-17 31-5 10-8 20-11 31-3 13-4 26-4 40 0 34 10 68 32 102z">
                <text:p/>
              </draw:path>
              <draw:path draw:style-name="gr105" draw:text-style-name="P20" draw:layer="layout" svg:width="0.103cm" svg:height="0.155cm" svg:x="20.485cm" svg:y="9.964cm" svg:viewBox="0 0 104 156" svg:d="M104 138v18h-104c0-5 1-9 2-13 3-7 7-14 13-21s14-15 25-23c17-14 29-25 35-33s9-16 9-23c0-8-3-14-8-19-6-6-13-8-22-8s-17 3-22 8c-6 6-8 13-9 23l-19-2c1-15 6-26 15-34 9-7 21-11 36-11s27 4 35 12c9 9 14 19 14 31 0 6-2 12-4 18-3 6-7 13-13 19-6 7-16 16-30 28-11 9-19 16-22 19-3 4-6 7-8 11z">
                <text:p/>
              </draw:path>
              <draw:path draw:style-name="gr105" draw:text-style-name="P20" draw:layer="layout" svg:width="0.051cm" svg:height="0.203cm" svg:x="20.613cm" svg:y="9.962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105" draw:text-style-name="P20" draw:layer="layout" svg:width="0.022cm" svg:height="0.051cm" svg:x="20.692cm" svg:y="10.098cm" svg:viewBox="0 0 23 52" svg:d="M1 22v-22h22v22c0 8-1 14-4 19s-7 9-14 11l-5-8c4-2 7-4 9-8 2-3 3-8 3-14z">
                <text:p/>
              </draw:path>
              <draw:path draw:style-name="gr105" draw:text-style-name="P20" draw:layer="layout" svg:width="0.098cm" svg:height="0.117cm" svg:x="19.42cm" svg:y="10.246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105" draw:text-style-name="P20" draw:layer="layout" svg:width="0.105cm" svg:height="0.116cm" svg:x="19.529cm" svg:y="10.24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5" draw:text-style-name="P20" draw:layer="layout" svg:width="0.018cm" svg:height="0.154cm" svg:x="19.658cm" svg:y="10.205cm" svg:viewBox="0 0 19 155" svg:d="M0 155c0-51 0-103 0-155 6 0 13 0 19 0 0 52 0 104 0 155-6 0-13 0-19 0z">
                <text:p/>
              </draw:path>
              <draw:path draw:style-name="gr105" draw:text-style-name="P20" draw:layer="layout" svg:width="0.091cm" svg:height="0.114cm" svg:x="19.705cm" svg:y="10.248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105" draw:text-style-name="P20" draw:layer="layout" svg:width="0.153cm" svg:height="0.114cm" svg:x="19.827cm" svg:y="10.246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105" draw:text-style-name="P20" draw:layer="layout" svg:width="0.091cm" svg:height="0.114cm" svg:x="20.012cm" svg:y="10.246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105" draw:text-style-name="P20" draw:layer="layout" svg:width="0.058cm" svg:height="0.018cm" svg:x="20.126cm" svg:y="10.295cm" svg:viewBox="0 0 59 19" svg:d="M0 19c0-6 0-13 0-19 20 0 39 0 59 0 0 6 0 13 0 19-20 0-39 0-59 0z">
                <text:p/>
              </draw:path>
              <draw:path draw:style-name="gr105" draw:text-style-name="P20" draw:layer="layout" svg:width="0.104cm" svg:height="0.117cm" svg:x="20.201cm" svg:y="10.246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105" draw:text-style-name="P20" draw:layer="layout" svg:width="0.051cm" svg:height="0.203cm" svg:x="20.329cm" svg:y="10.203cm" svg:viewBox="0 0 52 204" svg:d="M38 204c-11-14-20-29-27-47s-11-36-11-55c0-17 3-33 8-49 7-17 17-35 30-53h14c-9 15-15 25-17 31-5 10-8 20-11 31-3 13-4 26-4 40 0 34 10 68 32 102z">
                <text:p/>
              </draw:path>
              <draw:path draw:style-name="gr105" draw:text-style-name="P20" draw:layer="layout" svg:width="0.057cm" svg:height="0.155cm" svg:x="20.413cm" svg:y="10.205cm" svg:viewBox="0 0 58 156" svg:d="M58 156h-19v-122c-5 5-11 9-19 14-7 4-14 7-20 9v-18c11-5 20-11 28-18s14-14 17-21h13z">
                <text:p/>
              </draw:path>
              <draw:path draw:style-name="gr105" draw:text-style-name="P20" draw:layer="layout" svg:width="0.051cm" svg:height="0.203cm" svg:x="20.525cm" svg:y="10.203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2" draw:text-style-name="P19" draw:layer="layout" svg:width="0.106cm" svg:height="0.117cm" svg:x="19.419cm" svg:y="10.604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92" draw:text-style-name="P19" draw:layer="layout" svg:width="0.11cm" svg:height="0.157cm" svg:x="19.542cm" svg:y="10.56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11cm" svg:height="0.157cm" svg:x="19.676cm" svg:y="10.56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029cm" svg:height="0.111cm" svg:x="19.823cm" svg:y="10.606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106" draw:text-style-name="P20" draw:layer="layout" svg:width="0.099cm" svg:height="0.16cm" svg:x="19.418cm" svg:y="10.825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106" draw:text-style-name="P20" draw:layer="layout" svg:width="0.105cm" svg:height="0.116cm" svg:x="19.541cm" svg:y="10.82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6" draw:text-style-name="P20" draw:layer="layout" svg:width="0.104cm" svg:height="0.116cm" svg:x="19.663cm" svg:y="10.82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106" draw:text-style-name="P20" draw:layer="layout" svg:width="0.018cm" svg:height="0.154cm" svg:x="19.791cm" svg:y="10.784cm" svg:viewBox="0 0 19 155" svg:d="M0 155c0-51 0-103 0-155 6 0 13 0 19 0 0 52 0 104 0 155-6 0-13 0-19 0z">
                <text:p/>
              </draw:path>
              <draw:path draw:style-name="gr106" draw:text-style-name="P20" draw:layer="layout" svg:width="0.058cm" svg:height="0.018cm" svg:x="19.832cm" svg:y="10.874cm" svg:viewBox="0 0 59 19" svg:d="M0 19c0-6 0-13 0-19 20 0 39 0 59 0 0 6 0 13 0 19-20 0-39 0-59 0z">
                <text:p/>
              </draw:path>
              <draw:path draw:style-name="gr106" draw:text-style-name="P20" draw:layer="layout" svg:width="0.104cm" svg:height="0.116cm" svg:x="19.907cm" svg:y="10.82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106" draw:text-style-name="P20" draw:layer="layout" svg:width="0.098cm" svg:height="0.117cm" svg:x="20.03cm" svg:y="10.825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106" draw:text-style-name="P20" draw:layer="layout" svg:width="0.092cm" svg:height="0.154cm" svg:x="20.146cm" svg:y="10.784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106" draw:text-style-name="P20" draw:layer="layout" svg:width="0.018cm" svg:height="0.154cm" svg:x="20.268cm" svg:y="10.784cm" svg:viewBox="0 0 19 155" svg:d="M0 22c0-7 0-15 0-22 6 0 13 0 19 0 0 7 0 15 0 22-6 0-13 0-19 0zM0 155c0-37 0-75 0-112 6 0 13 0 19 0 0 37 0 75 0 112-6 0-13 0-19 0z">
                <text:p/>
              </draw:path>
              <draw:path draw:style-name="gr106" draw:text-style-name="P20" draw:layer="layout" svg:width="0.104cm" svg:height="0.117cm" svg:x="20.309cm" svg:y="10.825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106" draw:text-style-name="P20" draw:layer="layout" svg:width="0.103cm" svg:height="0.112cm" svg:x="20.426cm" svg:y="10.827cm" svg:viewBox="0 0 104 113" svg:d="M43 113l-43-113h20l25 67c2 8 5 15 7 23 2-6 4-13 7-21l25-69h20l-43 113z">
                <text:p/>
              </draw:path>
              <draw:path draw:style-name="gr106" draw:text-style-name="P20" draw:layer="layout" svg:width="0.104cm" svg:height="0.117cm" svg:x="20.541cm" svg:y="10.825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106" draw:text-style-name="P20" draw:layer="layout" svg:width="0.098cm" svg:height="0.157cm" svg:x="20.662cm" svg:y="10.784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106" draw:text-style-name="P20" draw:layer="layout" svg:width="0.051cm" svg:height="0.203cm" svg:x="20.79cm" svg:y="10.782cm" svg:viewBox="0 0 52 204" svg:d="M38 204c-11-14-20-29-27-47s-11-36-11-55c0-17 3-33 8-49 7-17 17-35 30-53h14c-9 15-15 25-17 31-5 10-8 20-11 31-3 13-4 26-4 40 0 34 10 68 32 102z">
                <text:p/>
              </draw:path>
              <draw:path draw:style-name="gr106" draw:text-style-name="P20" draw:layer="layout" svg:width="0.051cm" svg:height="0.203cm" svg:x="20.864cm" svg:y="10.782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4" draw:text-style-name="P19" draw:layer="layout" svg:width="0.11cm" svg:height="0.157cm" svg:x="19.42cm" svg:y="11.162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4" draw:text-style-name="P19" draw:layer="layout" svg:width="0.105cm" svg:height="0.117cm" svg:x="19.552cm" svg:y="11.203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4" draw:text-style-name="P19" draw:layer="layout" svg:width="0.029cm" svg:height="0.154cm" svg:x="19.683cm" svg:y="11.162cm" svg:viewBox="0 0 30 155" svg:d="M0 155c0-51 0-103 0-155 10 0 20 0 30 0 0 52 0 104 0 155-10 0-20 0-30 0z">
                <text:p/>
              </draw:path>
              <draw:path draw:style-name="gr94" draw:text-style-name="P19" draw:layer="layout" svg:width="0.029cm" svg:height="0.111cm" svg:x="19.751cm" svg:y="11.205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95" draw:text-style-name="P21" draw:layer="layout" svg:width="2.411cm" svg:height="3.104cm" svg:x="19.353cm" svg:y="8.615cm" svg:viewBox="0 0 2412 3105" svg:d="M83 3105c748 0 1497 0 2245 0 42 0 84-94 84-189 0-909 0-1818 0-2727 0-95-42-189-84-189-748 0-1497 0-2245 0-42 0-83 94-83 189 0 909 0 1818 0 2727 0 95 41 189 83 189z">
              <text:p/>
            </draw:path>
          </draw:g>
        </draw:g>
        <draw:path draw:style-name="gr83" draw:text-style-name="P14" draw:layer="layout" svg:width="1.558cm" svg:height="0.004cm" draw:transform="skewX (0.00767944870877504) rotate (-1.38247530050471) translate (21.0800561424562cm 6.60455606280808cm)" svg:viewBox="0 0 1559 5" svg:d="M0 0c520 2 1039 3 1559 5">
          <text:p/>
        </draw:path>
        <draw:g>
          <draw:path draw:style-name="gr84" draw:text-style-name="P16" draw:layer="layout" svg:width="0.202cm" svg:height="0.278cm" svg:x="3.921cm" svg:y="6.253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84" draw:text-style-name="P16" draw:layer="layout" svg:width="0.105cm" svg:height="0.148cm" svg:x="4.164cm" svg:y="6.454cm" svg:viewBox="0 0 106 149" svg:d="M0 149v-4c0-2 0-4 0-5 1 0 2-1 3-3l46-46c17-17 25-33 25-48 0-9-2-17-8-23-5-6-13-9-22-9s-17 2-24 8c2 0 3 1 5 2 2 0 4 2 5 5 2 2 3 5 3 9 0 5-1 9-5 12-3 3-7 4-11 4s-8-1-12-4c-3-2-5-6-5-12 0-11 5-19 14-25 10-7 22-10 36-10 16 0 30 4 40 12 11 8 16 18 16 31 0 5 0 10-2 14s-4 9-9 13c-4 4-8 8-12 11s-10 7-18 13c-7 6-18 14-33 27h34c14 0 22-1 23-2 2-1 4-8 6-20h11l-7 50z">
            <text:p/>
          </draw:path>
        </draw:g>
      </draw:page>
      <draw:page draw:name="page2" draw:style-name="dp1" draw:master-page-name="Default">
        <draw:g>
          <draw:path draw:style-name="gr1" draw:text-style-name="P1" draw:layer="layout" svg:width="2.87cm" svg:height="2.269cm" svg:x="4.372cm" svg:y="2.341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4.372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4.946cm" svg:y="2.341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5.52cm" svg:y="2.341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095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6.669cm" svg:y="2.341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6.095cm" svg:y="2.908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6.313cm" svg:y="3.06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4.946cm" svg:y="2.908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5.52cm" svg:y="2.908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4.372cm" svg:y="2.908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6.669cm" svg:y="2.90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4.372cm" svg:y="3.47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6cm" svg:y="3.47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5.52cm" svg:y="3.476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6.095cm" svg:y="3.48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6.669cm" svg:y="3.47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372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6cm" svg:y="4.044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5.52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6.095cm" svg:y="4.044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6.669cm" svg:y="4.044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6.878cm" svg:y="4.2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84" draw:text-style-name="P16" draw:layer="layout" svg:width="0.202cm" svg:height="0.278cm" svg:x="3.921cm" svg:y="3.295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84" draw:text-style-name="P16" draw:layer="layout" svg:width="0.094cm" svg:height="0.148cm" svg:x="4.171cm" svg:y="3.496cm" svg:viewBox="0 0 95 149" svg:d="M0 25v-10h5c19 0 34-5 46-13 1-1 3-2 5-2 3 0 5 0 5 1 1 1 1 3 1 6v132h33v10c-7 0-23 0-46 0-24 0-40 0-46 0v-10h32v-118c-10 3-20 4-30 4z">
            <text:p/>
          </draw:path>
        </draw:g>
      </draw:page>
      <draw:page draw:name="page3" draw:style-name="dp1" draw:master-page-name="Default">
        <draw:g>
          <draw:path draw:style-name="gr10" draw:text-style-name="P1" draw:layer="layout" svg:width="2.87cm" svg:height="2.269cm" svg:x="7.759cm" svg:y="2.341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7.759cm" svg:y="2.341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8.332cm" svg:y="2.341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8.907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9.481cm" svg:y="2.341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0.055cm" svg:y="2.341cm" svg:viewBox="0 0 575 568" svg:d="M287 0c163 0 288 123 288 284 0 160-125 283-288 283s-287-123-287-283c0-161 124-284 287-284zM0 0zM575 568z">
            <text:p/>
          </draw:path>
          <draw:g>
            <draw:path draw:style-name="gr4" draw:text-style-name="P3" draw:layer="layout" svg:width="0.574cm" svg:height="0.567cm" svg:x="9.481cm" svg:y="2.908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9.7cm" svg:y="3.06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8.332cm" svg:y="2.908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8.907cm" svg:y="2.908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7.759cm" svg:y="2.908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0.055cm" svg:y="2.908cm" svg:viewBox="0 0 575 568" svg:d="M287 0c163 0 288 123 288 284 0 160-125 284-288 284s-287-124-287-284c0-161 124-284 287-284zM0 0zM575 568z">
            <text:p/>
          </draw:path>
          <draw:path draw:style-name="gr7" draw:text-style-name="P5" draw:layer="layout" svg:width="0.574cm" svg:height="0.567cm" svg:x="7.759cm" svg:y="3.47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332cm" svg:y="3.47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8.907cm" svg:y="3.476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9.481cm" svg:y="3.488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10.055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7.759cm" svg:y="4.044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332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8.907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9.481cm" svg:y="4.044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10.055cm" svg:y="3.476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10.265cm" svg:y="3.633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81" draw:text-style-name="P14" draw:layer="layout" svg:width="0.573cm" svg:height="0cm" svg:x="7.184cm" svg:y="3.421cm" svg:viewBox="0 0 574 0" svg:d="M0 0c191 0 383 0 574 0">
          <text:p/>
        </draw:path>
      </draw:page>
      <draw:page draw:name="page4" draw:style-name="dp1" draw:master-page-name="Default">
        <draw:g>
          <draw:path draw:style-name="gr1" draw:text-style-name="P1" draw:layer="layout" svg:width="2.87cm" svg:height="2.269cm" svg:x="11.261cm" svg:y="2.341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1.261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1.835cm" svg:y="2.341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2.409cm" svg:y="2.341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2.984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3.558cm" svg:y="2.341cm" svg:viewBox="0 0 575 568" svg:d="M287 0c163 0 287 123 287 284 0 160-124 283-287 283s-287-123-287-283c0-161 124-284 287-284zM0 0zM575 568z">
            <text:p/>
          </draw:path>
          <draw:g>
            <draw:path draw:style-name="gr4" draw:text-style-name="P3" draw:layer="layout" svg:width="0.574cm" svg:height="0.567cm" svg:x="12.984cm" svg:y="2.908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3.202cm" svg:y="3.06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1.835cm" svg:y="2.908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2.409cm" svg:y="2.908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1.261cm" svg:y="2.90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3.558cm" svg:y="3.47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261cm" svg:y="3.47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835cm" svg:y="3.47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2.409cm" svg:y="3.476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2.984cm" svg:y="3.48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3.558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261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1.835cm" svg:y="4.044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2.409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2.984cm" svg:y="4.044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13.558cm" svg:y="2.908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13.767cm" svg:y="3.065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81" draw:text-style-name="P14" draw:layer="layout" svg:width="0.573cm" svg:height="0cm" svg:x="10.629cm" svg:y="3.421cm" svg:viewBox="0 0 574 0" svg:d="M0 0c191 0 383 0 574 0">
          <text:p/>
        </draw:path>
      </draw:page>
      <draw:page draw:name="page5" draw:style-name="dp1" draw:master-page-name="Default">
        <draw:g>
          <draw:path draw:style-name="gr1" draw:text-style-name="P1" draw:layer="layout" svg:width="2.87cm" svg:height="2.269cm" svg:x="14.706cm" svg:y="2.341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4.706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5.28cm" svg:y="2.341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5.854cm" svg:y="2.341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6.429cm" svg:y="2.341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7.003cm" svg:y="2.908cm" svg:viewBox="0 0 575 568" svg:d="M287 0c163 0 287 123 287 284 0 160-124 284-287 284s-287-124-287-284c0-161 124-284 287-284zM0 0zM575 568z">
            <text:p/>
          </draw:path>
          <draw:g>
            <draw:path draw:style-name="gr4" draw:text-style-name="P3" draw:layer="layout" svg:width="0.574cm" svg:height="0.567cm" svg:x="16.429cm" svg:y="2.908cm" svg:viewBox="0 0 575 568" svg:d="M287 0c163 0 287 123 287 284 0 160-124 284-287 284s-287-124-287-284c0-161 124-284 287-284zM0 0zM575 568z">
              <text:p/>
            </draw:path>
            <draw:path draw:style-name="gr5" draw:text-style-name="P4" draw:layer="layout" svg:width="0.148cm" svg:height="0.245cm" svg:x="16.647cm" svg:y="3.06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15.28cm" svg:y="2.908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5.854cm" svg:y="2.908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4.706cm" svg:y="2.90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003cm" svg:y="3.47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3.47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28cm" svg:y="3.47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5.854cm" svg:y="3.476cm" svg:viewBox="0 0 575 568" svg:d="M287 0c163 0 288 123 288 284 0 160-125 283-288 283s-287-123-287-283c0-161 124-284 287-284zM0 0zM575 568z">
            <text:p/>
          </draw:path>
          <draw:path draw:style-name="gr4" draw:text-style-name="P5" draw:layer="layout" svg:width="0.574cm" svg:height="0.567cm" svg:x="16.429cm" svg:y="3.488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003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28cm" svg:y="4.044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5.854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6.429cm" svg:y="4.044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17.003cm" svg:y="2.341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17.212cm" svg:y="2.498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81" draw:text-style-name="P14" draw:layer="layout" svg:width="0.573cm" svg:height="0cm" svg:x="14.074cm" svg:y="3.421cm" svg:viewBox="0 0 574 0" svg:d="M0 0c191 0 383 0 574 0">
          <text:p/>
        </draw:path>
      </draw:page>
      <draw:page draw:name="page6" draw:style-name="dp1" draw:master-page-name="Default">
        <draw:g>
          <draw:path draw:style-name="gr10" draw:text-style-name="P1" draw:layer="layout" svg:width="2.87cm" svg:height="2.269cm" svg:x="18.095cm" svg:y="2.341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18.095cm" svg:y="2.341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18.668cm" svg:y="2.341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19.243cm" svg:y="2.341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9.817cm" svg:y="2.341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9.817cm" svg:y="2.908cm" svg:viewBox="0 0 575 568" svg:d="M287 0c163 0 287 123 287 284 0 160-124 284-287 284s-287-124-287-284c0-161 124-284 287-284zM0 0zM575 568z">
            <text:p/>
          </draw:path>
          <draw:g>
            <draw:path draw:style-name="gr6" draw:text-style-name="P3" draw:layer="layout" svg:width="0.574cm" svg:height="0.567cm" svg:x="20.391cm" svg:y="2.908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20.61cm" svg:y="3.069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6" draw:text-style-name="P5" draw:layer="layout" svg:width="0.574cm" svg:height="0.567cm" svg:x="18.668cm" svg:y="2.908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9.243cm" svg:y="2.908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18.095cm" svg:y="2.908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0.391cm" svg:y="3.47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095cm" svg:y="3.476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668cm" svg:y="3.47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9.243cm" svg:y="3.476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9.817cm" svg:y="3.488cm" svg:viewBox="0 0 575 568" svg:d="M287 0c163 0 287 123 287 284 0 160-124 284-287 284s-287-124-287-284c0-161 124-284 287-284zM0 0zM575 568z">
            <text:p/>
          </draw:path>
          <draw:path draw:style-name="gr8" draw:text-style-name="P5" draw:layer="layout" svg:width="0.574cm" svg:height="0.567cm" svg:x="20.391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095cm" svg:y="4.044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668cm" svg:y="4.044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9.243cm" svg:y="4.04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817cm" svg:y="4.044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20.391cm" svg:y="2.341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20.601cm" svg:y="2.498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81" draw:text-style-name="P14" draw:layer="layout" svg:width="0.573cm" svg:height="0cm" svg:x="17.521cm" svg:y="3.421cm" svg:viewBox="0 0 574 0" svg:d="M0 0c191 0 383 0 574 0">
          <text:p/>
        </draw:path>
      </draw:page>
      <draw:page draw:name="page7" draw:style-name="dp1" draw:master-page-name="Default">
        <draw:g>
          <draw:path draw:style-name="gr1" draw:text-style-name="P1" draw:layer="layout" svg:width="2.87cm" svg:height="2.269cm" svg:x="4.372cm" svg:y="5.356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4.372cm" svg:y="5.356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4.946cm" svg:y="5.356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5.52cm" svg:y="5.356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6.095cm" svg:y="5.356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6.669cm" svg:y="5.356cm" svg:viewBox="0 0 575 568" svg:d="M287 0c163 0 287 123 287 284 0 160-124 283-287 283s-287-123-287-283c0-161 124-284 287-284zM0 0zM575 568z">
            <text:p/>
          </draw:path>
          <draw:g>
            <draw:path draw:style-name="gr8" draw:text-style-name="P3" draw:layer="layout" svg:width="0.574cm" svg:height="0.567cm" svg:x="5.52cm" svg:y="6.492cm" svg:viewBox="0 0 575 568" svg:d="M287 0c163 0 288 123 288 284 0 160-125 283-288 283s-287-123-287-283c0-161 124-284 287-284zM0 0zM575 568z">
              <text:p/>
            </draw:path>
            <draw:path draw:style-name="gr11" draw:text-style-name="P4" draw:layer="layout" svg:width="0.148cm" svg:height="0.245cm" svg:x="5.739cm" svg:y="6.652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4" draw:text-style-name="P5" draw:layer="layout" svg:width="0.574cm" svg:height="0.567cm" svg:x="4.946cm" svg:y="5.923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5.52cm" svg:y="5.923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6.095cm" svg:y="5.923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6.669cm" svg:y="5.923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4.372cm" svg:y="6.49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6cm" svg:y="6.492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4.372cm" svg:y="5.923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6.095cm" svg:y="7.05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6.669cm" svg:y="6.492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372cm" svg:y="7.059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4.946cm" svg:y="7.059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5.52cm" svg:y="7.059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6.669cm" svg:y="7.059cm" svg:viewBox="0 0 575 568" svg:d="M287 0c163 0 287 123 287 284 0 160-124 283-287 283s-287-123-287-283c0-161 124-284 287-284zM0 0zM575 568z">
            <text:p/>
          </draw:path>
          <draw:g>
            <draw:path draw:style-name="gr7" draw:text-style-name="P6" draw:layer="layout" svg:width="0.574cm" svg:height="0.567cm" svg:x="6.095cm" svg:y="6.492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6.304cm" svg:y="6.648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path draw:style-name="gr81" draw:text-style-name="P14" draw:layer="layout" svg:width="13.739cm" svg:height="-0.001cm" draw:transform="skewX (-0.00139626340159548) rotate (-3.09202530283315) translate (19.5305756304324cm 4.55515496744119cm)" svg:viewBox="0 0 13740 0" svg:d="M0 0c4580 0 9160 0 13740 0">
          <text:p/>
        </draw:path>
        <draw:g>
          <draw:path draw:style-name="gr82" draw:text-style-name="P15" draw:layer="layout" svg:width="0.231cm" svg:height="0.194cm" svg:x="12.528cm" svg:y="4.974cm" svg:viewBox="0 0 232 195" svg:d="M0 192v-13h31v-166h-31v-13h108c25 0 46 5 61 15s23 22 23 37c0 10-4 19-12 27s-20 14-35 18c18 7 28 17 31 33 0 0 1 4 2 11s1 11 1 12c1 4 2 8 2 10 1 3 2 6 3 10 2 4 4 7 6 9 3 2 6 3 10 3 5 0 9-2 12-5 4-4 6-8 7-14 0-2 0-3 0-4s1-1 2-2 2-1 4-1c5 0 7 2 7 6 0 2 0 3-1 5 0 2-1 5-2 8-2 3-4 5-6 8-2 2-6 4-10 6s-9 3-15 3c-18 0-32-3-42-7-4-3-8-5-11-8s-5-6-6-10-2-8-2-11-1-7-1-13c0-11 0-19-1-23s-3-8-8-12c-5-7-14-10-25-10h-33v78h31v13c-7-1-24-1-50-1-27 0-43 0-50 1zM69 91h33c9 0 16-1 23-3 6-2 10-4 14-6 3-2 5-6 7-10 1-4 2-7 2-10 1-2 1-6 1-10 0-5-1-8-1-11s-1-6-3-10c-1-4-4-7-7-10-3-2-7-4-13-6-6-1-14-2-23-2h-33z">
            <text:p/>
          </draw:path>
          <draw:path draw:style-name="gr82" draw:text-style-name="P15" draw:layer="layout" svg:width="0.13cm" svg:height="0.127cm" svg:x="12.77cm" svg:y="5.039cm" svg:viewBox="0 0 131 128" svg:d="M0 64c0-18 6-34 19-46 12-12 29-18 51-18 19 0 34 5 45 15 10 11 16 25 16 43 0 4-1 6-2 7-1 0-4 1-7 1h-86c0 34 14 51 40 51 10 0 18-2 25-6 8-4 13-9 16-16 1-3 2-4 2-5 1-1 3-1 5-1 5 0 7 2 7 5 0 1-1 3-2 5-1 3-3 6-5 9-3 4-7 7-11 10s-9 5-16 7-15 3-23 3c-23 0-41-6-54-18s-20-27-20-46zM36 56h68c-1-30-12-46-34-46-12 0-21 5-27 15-4 5-6 16-7 31z">
            <text:p/>
          </draw:path>
          <draw:path draw:style-name="gr82" draw:text-style-name="P15" draw:layer="layout" svg:width="0.106cm" svg:height="0.127cm" svg:x="12.92cm" svg:y="5.039cm" svg:viewBox="0 0 107 128" svg:d="M0 121v-31c0-3 0-6 1-7s3-1 6-1c2 0 4 0 4 1 1 0 2 1 3 3 1 4 2 7 3 10 2 3 4 7 7 10 3 4 7 7 12 9s11 3 18 3c22 0 33-7 33-21 0-4-1-7-4-10-2-3-5-5-9-6-4-2-7-3-9-4-3 0-6-1-10-1-9-2-15-3-19-4s-8-2-12-4c-5-2-9-5-13-8-7-6-11-14-11-23 0-6 1-11 3-16 2-4 5-8 9-10 3-3 7-5 11-6 3-2 7-3 12-4 5 0 8-1 10-1s5 0 7 0c12 0 21 2 29 5 7-3 11-5 12-5 3 0 4 1 5 2 0 1 1 3 1 6v22c0 4-1 6-1 7-1 1-3 1-6 1s-5 0-6-1c0-1-1-2-1-5-1-15-12-23-33-23s-32 6-32 17c0 3 1 6 3 8 2 3 4 4 8 6 4 1 7 2 9 3 2 0 5 1 9 1 12 3 21 4 26 6 6 2 11 4 16 8 11 8 16 18 16 30 0 6-1 12-3 17s-5 9-9 11c-4 3-7 5-11 7s-8 3-12 4c-5 1-9 1-11 1s-4 0-7 0c-13 0-24-3-33-9l-7 5c-4 3-7 4-9 4s-4 0-4-1c-1-1-1-3-1-6z">
            <text:p/>
          </draw:path>
          <draw:path draw:style-name="gr82" draw:text-style-name="P15" draw:layer="layout" svg:width="0.101cm" svg:height="0.178cm" svg:x="13.042cm" svg:y="4.988cm" svg:viewBox="0 0 102 179" svg:d="M0 66v-10c13 0 23-5 31-17 7-11 11-24 11-39h13v53h42v13h-42v78c0 16 6 24 17 24 4 0 8-2 12-6 3-4 5-11 5-20v-14h13v15c0 10-3 19-9 26s-14 10-25 10c-30 0-45-12-45-36v-77z">
            <text:p/>
          </draw:path>
          <draw:path draw:style-name="gr82" draw:text-style-name="P15" draw:layer="layout" svg:width="0.148cm" svg:height="0.127cm" svg:x="13.172cm" svg:y="5.039cm" svg:viewBox="0 0 149 128" svg:d="M0 97c0-27 31-42 92-44v-10c0-22-10-33-31-33-8 0-14 1-21 2 5 3 7 7 7 14 0 5-2 10-6 13-3 3-7 4-12 4-4 0-8-1-12-4s-6-8-6-13c0-17 17-26 51-26 20 0 36 4 46 12 11 8 16 18 16 31v60c0 3 0 5 1 6 0 1 2 2 4 3 3 1 7 2 13 2 1 0 2 0 3 0s2 1 3 2c0 0 1 2 1 4 0 3-1 5-2 6-1 0-4 1-7 1h-14c-7 0-12-1-17-2-4-2-7-3-9-6-1-3-2-5-3-7 0-1 0-4 0-7-8 16-22 23-42 23-6 0-12 0-17-1-6-1-12-2-18-4s-11-6-14-10c-4-5-6-10-6-16zM33 96c0 6 3 12 8 16s11 6 18 6c2 0 5 0 8-1s7-2 11-4 7-5 10-9c3-5 4-10 4-16v-26c-4 0-8 0-12 0-3 1-8 2-15 3-6 2-11 4-15 6-5 2-9 6-12 10s-5 9-5 15z">
            <text:p/>
          </draw:path>
          <draw:path draw:style-name="gr82" draw:text-style-name="P15" draw:layer="layout" svg:width="0.114cm" svg:height="0.125cm" svg:x="13.331cm" svg:y="5.039cm" svg:viewBox="0 0 115 126" svg:d="M0 126v-13h20v-87c0-5-1-8-3-9s-8-2-17-2v-13l47-2v32c8-21 20-32 38-32 8 0 15 2 21 6s9 10 9 17c0 5-2 9-6 12-3 3-7 5-12 5-4 0-8-1-12-4-3-3-5-8-5-13s2-9 5-13c-6 0-12 2-17 6-5 3-8 8-11 14-2 6-4 11-5 17s-2 11-2 17v49h25v13c-7 0-20 0-39 0-4 0-16 0-36 0z">
            <text:p/>
          </draw:path>
          <draw:path draw:style-name="gr82" draw:text-style-name="P15" draw:layer="layout" svg:width="0.101cm" svg:height="0.178cm" svg:x="13.46cm" svg:y="4.988cm" svg:viewBox="0 0 102 179" svg:d="M0 66v-10c13 0 23-5 31-17 7-11 11-24 11-39h13v53h42v13h-42v78c0 16 6 24 17 24 4 0 8-2 12-6 3-4 5-11 5-20v-14h13v15c0 10-3 19-9 26s-14 10-25 10c-30 0-45-12-45-36v-77z">
            <text:p/>
          </draw:path>
        </draw:g>
        <draw:g>
          <draw:path draw:style-name="gr84" draw:text-style-name="P16" draw:layer="layout" svg:width="0.202cm" svg:height="0.278cm" svg:x="3.922cm" svg:y="6.253cm" svg:viewBox="0 0 203 279" svg:d="M0 268v-72c0-5 0-8 1-9s4-2 9-2c2 0 3 0 5 0 1 1 2 1 2 2 1 1 1 2 2 2 0 1 0 3 0 5 1 14 4 25 11 35 7 9 16 16 26 21 11 4 20 7 29 8 9 2 19 3 28 3 18 0 32-5 40-15 8-9 12-20 12-31 0-13-6-24-16-35-4-4-9-7-14-8-6-2-18-5-37-9-24-5-41-9-50-13-8-3-17-9-26-18-15-15-22-33-22-53 0-22 8-41 23-56 16-15 38-23 66-23 27 0 50 7 69 22l17-18c4-3 6-4 8-4 4 0 6 1 6 2 1 2 2 5 2 9v72c0 5-1 8-2 9-1 2-3 2-8 2-4 0-6 0-7-1s-2-4-3-9c-3-17-9-30-18-41-10-11-19-17-30-21-10-3-21-5-33-5-18 0-31 4-39 13-8 8-12 18-12 28 0 11 4 20 12 28 8 7 16 11 26 13l58 13c19 4 35 13 48 28 14 16 20 34 20 55 0 22-7 42-22 59s-38 25-68 25c-34 0-60-7-80-22l-18 19c-3 2-5 3-8 3s-5-1-6-2-1-4-1-9z">
            <text:p/>
          </draw:path>
          <draw:path draw:style-name="gr84" draw:text-style-name="P16" draw:layer="layout" svg:width="0.105cm" svg:height="0.148cm" svg:x="4.165cm" svg:y="6.454cm" svg:viewBox="0 0 106 149" svg:d="M0 149v-4c0-2 0-4 0-5 1 0 2-1 3-3l46-46c17-17 25-33 25-48 0-9-2-17-8-23-5-6-13-9-22-9s-17 2-24 8c2 0 3 1 5 2 2 0 4 2 5 5 2 2 3 5 3 9 0 5-1 9-5 12-3 3-7 4-11 4s-8-1-12-4c-3-2-5-6-5-12 0-11 5-19 14-25 10-7 22-10 36-10 16 0 30 4 40 12 11 8 16 18 16 31 0 5 0 10-2 14s-4 9-9 13c-4 4-8 8-12 11s-10 7-18 13c-7 6-18 14-33 27h34c14 0 22-1 23-2 2-1 4-8 6-20h11l-7 50z">
            <text:p/>
          </draw:path>
        </draw:g>
      </draw:page>
      <draw:page draw:name="page8" draw:style-name="dp1" draw:master-page-name="Default">
        <draw:g>
          <draw:path draw:style-name="gr1" draw:text-style-name="P1" draw:layer="layout" svg:width="2.87cm" svg:height="2.269cm" svg:x="7.816cm" svg:y="5.358cm" svg:viewBox="0 0 2871 2270" svg:d="M0 2270c0-757 0-1513 0-2270 957 0 1914 0 2871 0 0 757 0 1513 0 2270-957 0-1914 0-2871 0z">
            <text:p/>
          </draw:path>
          <draw:path draw:style-name="gr2" draw:text-style-name="P2" draw:layer="layout" svg:width="0.574cm" svg:height="0.567cm" svg:x="7.816cm" svg:y="5.358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8.39cm" svg:y="5.358cm" svg:viewBox="0 0 575 568" svg:d="M287 0c163 0 287 123 287 284 0 160-124 283-287 283s-287-123-287-283c0-161 124-284 287-284zM0 0zM575 568z">
            <text:p/>
          </draw:path>
          <draw:path draw:style-name="gr3" draw:text-style-name="P2" draw:layer="layout" svg:width="0.574cm" svg:height="0.567cm" svg:x="8.964cm" svg:y="5.358cm" svg:viewBox="0 0 575 568" svg:d="M287 0c163 0 288 123 288 284 0 160-125 283-288 283s-287-123-287-283c0-161 124-284 287-284zM0 0zM575 568z">
            <text:p/>
          </draw:path>
          <draw:path draw:style-name="gr2" draw:text-style-name="P2" draw:layer="layout" svg:width="0.574cm" svg:height="0.567cm" svg:x="9.539cm" svg:y="5.358cm" svg:viewBox="0 0 575 568" svg:d="M287 0c163 0 287 123 287 284 0 160-124 283-287 283s-287-123-287-283c0-161 124-284 287-284zM0 0zM575 568z">
            <text:p/>
          </draw:path>
          <draw:path draw:style-name="gr2" draw:text-style-name="P2" draw:layer="layout" svg:width="0.574cm" svg:height="0.567cm" svg:x="10.113cm" svg:y="5.358cm" svg:viewBox="0 0 575 568" svg:d="M287 0c163 0 287 123 287 284 0 160-124 283-287 283s-287-123-287-283c0-161 124-284 287-284zM0 0zM575 568z">
            <text:p/>
          </draw:path>
          <draw:g>
            <draw:path draw:style-name="gr6" draw:text-style-name="P3" draw:layer="layout" svg:width="0.574cm" svg:height="0.567cm" svg:x="8.964cm" svg:y="6.492cm" svg:viewBox="0 0 575 568" svg:d="M287 0c163 0 288 123 288 284 0 160-125 284-288 284s-287-124-287-284c0-161 124-284 287-284zM0 0zM575 568z">
              <text:p/>
            </draw:path>
            <draw:path draw:style-name="gr12" draw:text-style-name="P4" draw:layer="layout" svg:width="0.148cm" svg:height="0.245cm" svg:x="9.183cm" svg:y="6.653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8.39cm" svg:y="5.925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964cm" svg:y="5.925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9.539cm" svg:y="6.493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0.113cm" svg:y="5.925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7.816cm" svg:y="6.492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8.39cm" svg:y="6.492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7.816cm" svg:y="5.925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9.539cm" svg:y="7.061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0.113cm" svg:y="6.492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7.816cm" svg:y="7.06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8.39cm" svg:y="7.061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8.964cm" svg:y="7.061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0.113cm" svg:y="7.061cm" svg:viewBox="0 0 575 568" svg:d="M287 0c163 0 287 123 287 284 0 160-124 283-287 283s-287-123-287-283c0-161 124-284 287-284zM0 0zM575 568z">
            <text:p/>
          </draw:path>
          <draw:g>
            <draw:path draw:style-name="gr4" draw:text-style-name="P6" draw:layer="layout" svg:width="0.574cm" svg:height="0.567cm" svg:x="9.539cm" svg:y="5.924cm" svg:viewBox="0 0 575 568" svg:d="M287 0c163 0 287 123 287 284 0 160-124 284-287 284s-287-124-287-284c0-161 124-284 287-284zM0 0zM575 568z">
              <text:p/>
            </draw:path>
            <draw:path draw:style-name="gr5" draw:text-style-name="P7" draw:layer="layout" svg:width="0.153cm" svg:height="0.249cm" svg:x="9.748cm" svg:y="6.081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</draw:g>
        <draw:g>
          <draw:path draw:style-name="gr25" draw:text-style-name="P8" draw:layer="layout" svg:width="1.549cm" svg:height="1.459cm" svg:x="4.366cm" svg:y="8.89cm" svg:viewBox="0 0 1550 1460" svg:d="M0 1460c0-487 0-973 0-1460 517 0 1033 0 1550 0 0 487 0 973 0 1460-517 0-1033 0-1550 0z">
            <text:p/>
          </draw:path>
          <draw:g>
            <draw:path draw:style-name="gr107" draw:text-style-name="P9" draw:layer="layout" svg:width="4.505cm" svg:height="1.47cm" svg:x="6.061cm" svg:y="8.534cm" svg:viewBox="0 0 4506 1471" svg:d="M84 0c0 53 0 107 0 160 0 40 0 80 0 120s0 81 0 121c0 54 0 109 0 163 0 40 0 80 0 121 0 40 0 80 0 120 0 53 0 107 0 160 245 0 490 0 735 0-273 169-546 337-819 506 640-169 1280-337 1920-506 250 0 500 0 749 0 184 0 368 0 551 0 184 0 367 0 551 0 245 0 490 0 735 0 0-53 0-107 0-160 0-40 0-80 0-120 0-41 0-81 0-121 0-54 0-109 0-163 0-40 0-81 0-121s0-80 0-120c0-53 0-107 0-160-245 0-490 0-735 0-184 0-367 0-551 0-183 0-367 0-551 0-249 0-499 0-749 0-183 0-367 0-551 0-183 0-367 0-550 0-245 0-490 0-735 0zM84 0zM4506 965z">
              <text:p/>
            </draw:path>
            <draw:path draw:style-name="gr108" draw:text-style-name="P10" draw:layer="layout" svg:width="0.084cm" svg:height="0.187cm" svg:x="6.281cm" svg:y="8.76cm" svg:viewBox="0 0 85 188" svg:d="M0 188v-8h7c11 0 17-1 19-3 3-2 4-5 4-10v-146c0-5-1-8-4-10-2-2-8-2-19-2h-7v-9c7 1 21 1 43 1 21 0 35 0 42-1v9h-7c-11 0-17 0-20 2-2 2-3 5-3 10v146c0 5 1 8 3 10 3 2 9 3 20 3h7v8c-7 0-21-1-43-1-21 0-35 1-42 1z">
              <text:p/>
            </draw:path>
            <draw:path draw:style-name="gr109" draw:text-style-name="P10" draw:layer="layout" svg:width="0.139cm" svg:height="0.121cm" svg:x="6.383cm" svg:y="8.826cm" svg:viewBox="0 0 140 122" svg:d="M0 122v-9c10 0 16 0 18-1 3-2 4-5 4-11v-74c0-7-1-11-4-13-2-2-8-2-18-2v-9l39-3v29c9-19 23-29 41-29 14 0 24 3 30 10 4 5 6 10 7 15s1 14 1 27v53c1 4 2 6 5 7s9 1 17 1v9c-19 0-29 0-31 0s-12 0-32 0v-9c10 0 16 0 19-1 2-2 3-5 3-11v-64c0-10-1-17-4-23-3-5-8-8-16-8-10 0-19 4-27 12-7 8-11 19-11 32v51c0 6 1 9 3 11 3 1 9 1 19 1v9c-19 0-30 0-32 0-1 0-12 0-31 0z">
              <text:p/>
            </draw:path>
            <draw:path draw:style-name="gr110" draw:text-style-name="P10" draw:layer="layout" svg:width="0.086cm" svg:height="0.172cm" svg:x="6.625cm" svg:y="8.778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111" draw:text-style-name="P10" draw:layer="layout" svg:width="0.139cm" svg:height="0.19cm" svg:x="6.736cm" svg:y="8.757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  <text:p/>
            </draw:path>
            <draw:path draw:style-name="gr112" draw:text-style-name="P10" draw:layer="layout" svg:width="0.107cm" svg:height="0.125cm" svg:x="6.888cm" svg:y="8.82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113" draw:text-style-name="P10" draw:layer="layout" svg:width="0.136cm" svg:height="0.174cm" svg:x="7.106cm" svg:y="8.826cm" svg:viewBox="0 0 137 175" svg:d="M0 167c10 0 16-1 18-2 3-1 4-5 4-11v-129c0-6-1-10-4-11-2-2-8-2-18-2v-9l40-3v18c11-12 24-18 39-18 16 0 30 6 41 18 12 12 17 27 17 44 0 18-6 32-18 45-12 12-27 18-44 18-9 0-17-3-23-7-6-5-10-9-11-13v3 46c0 6 1 10 3 11 3 1 9 2 19 2v8c-20 0-30 0-32 0s-12 0-31 0zM41 90c0 3 0 5 1 6 0 1 1 3 3 6 7 11 17 17 29 17 11 0 20-6 28-16 8-11 12-25 12-41 0-15-3-28-11-39-7-11-16-16-26-16-7 0-14 2-20 6-7 4-12 9-16 16z">
              <text:p/>
            </draw:path>
            <draw:path draw:style-name="gr114" draw:text-style-name="P10" draw:layer="layout" svg:width="0.093cm" svg:height="0.121cm" svg:x="7.259cm" svg:y="8.826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  <text:p/>
            </draw:path>
            <draw:path draw:style-name="gr115" draw:text-style-name="P10" draw:layer="layout" svg:width="0.107cm" svg:height="0.125cm" svg:x="7.367cm" svg:y="8.82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116" draw:text-style-name="P10" draw:layer="layout" svg:width="0.135cm" svg:height="0.121cm" svg:x="7.489cm" svg:y="8.829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  <text:p/>
            </draw:path>
            <draw:path draw:style-name="gr117" draw:text-style-name="P10" draw:layer="layout" svg:width="0.059cm" svg:height="0.183cm" svg:x="7.638cm" svg:y="8.764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  <text:p/>
            </draw:path>
            <draw:path draw:style-name="gr118" draw:text-style-name="P10" draw:layer="layout" svg:width="0.122cm" svg:height="0.125cm" svg:x="7.714cm" svg:y="8.82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119" draw:text-style-name="P10" draw:layer="layout" svg:width="0.139cm" svg:height="0.124cm" svg:x="7.853cm" svg:y="8.826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  <text:p/>
            </draw:path>
            <draw:path draw:style-name="gr120" draw:text-style-name="P10" draw:layer="layout" svg:width="0.09cm" svg:height="0.125cm" svg:x="8.007cm" svg:y="8.825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  <text:p/>
            </draw:path>
            <draw:path draw:style-name="gr121" draw:text-style-name="P10" draw:layer="layout" svg:width="0.09cm" svg:height="0.125cm" svg:x="8.21cm" svg:y="8.825cm" svg:viewBox="0 0 91 126" svg:d="M0 120v-37c0-2 0-3 0-4 0 0 1-1 1-2 1 0 2 0 3 0s2 0 2 0c1 1 1 2 2 4 2 13 7 23 13 29 6 7 14 10 25 10s18-2 24-6c5-5 8-11 8-19 0-13-10-22-29-25-11-2-19-4-24-6-5-1-9-3-13-7-8-6-12-14-12-23s4-17 11-24 18-10 34-10c10 0 19 3 26 8 2-2 3-3 4-5 3-2 5-3 6-3 2 0 2 0 3 1 0 1 0 3 0 6v27c0 2 0 4 0 5 0 0 0 1-1 1-1 1-1 1-3 1s-3-1-3-2c-1-23-12-34-32-34-11 0-19 2-24 6-5 5-8 9-8 15 0 3 1 6 3 8 1 3 3 5 5 6s4 3 8 4 7 2 9 3c2 0 5 1 10 2 14 3 25 7 31 13 8 8 12 16 12 26 0 11-4 20-11 27-7 8-19 11-34 11-12 0-22-3-30-11-2 1-2 2-3 3s-2 1-2 2h-1c0 1 0 1 0 1-4 4-6 5-7 5s-2 0-3-1c0-1 0-3 0-5z">
              <text:p/>
            </draw:path>
            <draw:path draw:style-name="gr122" draw:text-style-name="P10" draw:layer="layout" svg:width="0.086cm" svg:height="0.172cm" svg:x="8.316cm" svg:y="8.778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123" draw:text-style-name="P10" draw:layer="layout" svg:width="0.125cm" svg:height="0.125cm" svg:x="8.43cm" svg:y="8.825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  <text:p/>
            </draw:path>
            <draw:path draw:style-name="gr124" draw:text-style-name="P10" draw:layer="layout" svg:width="0.086cm" svg:height="0.172cm" svg:x="8.563cm" svg:y="8.778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125" draw:text-style-name="P10" draw:layer="layout" svg:width="0.107cm" svg:height="0.125cm" svg:x="8.673cm" svg:y="8.82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126" draw:text-style-name="P10" draw:layer="layout" svg:width="0.032cm" svg:height="0.081cm" svg:x="8.813cm" svg:y="8.919cm" svg:viewBox="0 0 33 82" svg:d="M4 25c-3-3-4-7-4-10 0-4 1-8 4-11s6-4 11-4 10 3 13 8 5 12 5 21-2 19-6 27c-4 9-8 16-12 20s-6 6-8 6-3-1-3-3c0-1 1-2 2-3 14-14 20-30 20-47 0-3 0-4 0-4h-1c-3 3-6 4-10 4-5 0-8-1-11-4z">
              <text:p/>
            </draw:path>
            <draw:path draw:style-name="gr127" draw:text-style-name="P10" draw:layer="layout" svg:width="0.105cm" svg:height="0.125cm" svg:x="8.969cm" svg:y="8.825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  <text:p/>
            </draw:path>
            <draw:path draw:style-name="gr128" draw:text-style-name="P10" draw:layer="layout" svg:width="0.122cm" svg:height="0.125cm" svg:x="9.091cm" svg:y="8.825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129" draw:text-style-name="P10" draw:layer="layout" svg:width="0.139cm" svg:height="0.124cm" svg:x="9.231cm" svg:y="8.826cm" svg:viewBox="0 0 140 125" svg:d="M0 12v-9l41-3v92c0 4 0 7 0 10 1 3 2 5 3 8 2 3 4 5 8 7 3 1 8 2 13 2 10 0 19-4 25-12 6-9 9-19 9-31v-49c0-7-1-11-3-13-3-2-9-2-19-2v-9l41-3v98c0 7 2 11 4 13s8 2 18 2v9l-40 3v-25c-8 17-20 25-36 25-8 0-15-1-21-3-5-2-9-4-12-7s-5-6-6-11c-2-5-3-9-3-12s0-8 0-14v-41c0-13-1-20-3-22s-8-3-19-3z">
              <text:p/>
            </draw:path>
            <draw:path draw:style-name="gr130" draw:text-style-name="P10" draw:layer="layout" svg:width="0.061cm" svg:height="0.19cm" svg:x="9.385cm" svg:y="8.757cm" svg:viewBox="0 0 62 191" svg:d="M0 191v-8c10 0 16-1 18-2 3-1 4-5 4-11v-143c0-7-1-11-4-13-2-2-8-2-18-2v-9l40-3v170c0 6 1 10 4 11 2 1 8 2 18 2v8c-2 0-6 0-11 0-4 0-8 0-12 0-3 0-6 0-8 0s-13 0-31 0z">
              <text:p/>
            </draw:path>
            <draw:path draw:style-name="gr131" draw:text-style-name="P10" draw:layer="layout" svg:width="0.136cm" svg:height="0.193cm" svg:x="9.461cm" svg:y="8.757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132" draw:text-style-name="P10" draw:layer="layout" svg:width="0.084cm" svg:height="0.187cm" svg:x="9.706cm" svg:y="8.76cm" svg:viewBox="0 0 85 188" svg:d="M0 188v-8h7c11 0 17-1 19-3 3-2 4-5 4-10v-146c0-5-1-8-4-10-2-2-8-2-19-2h-7v-9c7 1 21 1 43 1 21 0 35 0 42-1v9h-7c-11 0-17 0-20 2-2 2-3 5-3 10v146c0 5 1 8 3 10 3 2 9 3 20 3h7v8c-7 0-21-1-43-1-21 0-35 1-42 1z">
              <text:p/>
            </draw:path>
            <draw:path draw:style-name="gr133" draw:text-style-name="P10" draw:layer="layout" svg:width="0.139cm" svg:height="0.19cm" svg:x="9.901cm" svg:y="8.757cm" svg:viewBox="0 0 140 191" svg:d="M0 191v-8c10 0 16-1 18-2 3-1 4-5 4-11v-143c0-7-1-11-4-13-2-2-8-2-18-2v-9l40-3v96c3-7 8-13 15-19 7-5 15-8 25-8 14 0 24 4 30 10 4 5 6 10 7 15s1 14 1 28v52c1 4 2 6 5 7s9 2 17 2v8c-19 0-29 0-31 0s-12 0-32 0v-8c10 0 16-1 19-2 2-1 3-5 3-11v-64c0-10-1-17-4-23-3-5-8-8-16-8-10 0-19 4-27 12-7 8-11 19-11 32v51c0 6 1 10 3 11 3 1 9 2 19 2v8c-19 0-30 0-32 0-1 0-12 0-31 0z">
              <text:p/>
            </draw:path>
            <draw:path draw:style-name="gr134" draw:text-style-name="P10" draw:layer="layout" svg:width="0.125cm" svg:height="0.125cm" svg:x="10.057cm" svg:y="8.825cm" svg:viewBox="0 0 126 126" svg:d="M0 97c0-16 9-27 28-36 11-5 28-8 51-10v-10c0-11-3-20-9-26s-13-9-20-9c-14 0-24 4-31 13 6 0 10 1 12 4s3 6 3 8c0 4-1 7-4 9-2 3-5 4-9 4s-7-1-9-3c-3-3-4-6-4-10 0-9 4-16 12-22 9-6 18-9 30-9 15 0 28 5 38 15 3 3 6 7 7 11 2 4 3 7 3 10 0 2 0 6 0 12v54c0 2 1 3 1 5 0 1 1 3 3 6 2 2 4 3 7 3 6 0 10-6 10-17v-16h7v16c0 9-3 16-8 20s-10 6-15 6c-6 0-11-3-15-7-4-5-6-10-7-16-3 7-7 13-14 17-6 5-14 7-22 7-7 0-14-1-20-2-6-2-12-5-17-10-5-4-8-10-8-17zM21 97c0 7 3 12 8 17 5 4 11 6 18 6s15-3 22-9 10-15 10-26v-28c-21 1-35 5-44 13s-14 17-14 27z">
              <text:p/>
            </draw:path>
            <draw:path draw:style-name="gr135" draw:text-style-name="P10" draw:layer="layout" svg:width="0.135cm" svg:height="0.121cm" svg:x="10.182cm" svg:y="8.829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  <text:p/>
            </draw:path>
            <draw:path draw:style-name="gr136" draw:text-style-name="P10" draw:layer="layout" svg:width="0.107cm" svg:height="0.125cm" svg:x="10.323cm" svg:y="8.825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137" draw:text-style-name="P10" draw:layer="layout" svg:width="0.217cm" svg:height="0.121cm" svg:x="6.927cm" svg:y="9.15cm" svg:viewBox="0 0 218 122" svg:d="M0 122v-9c10 0 16 0 18-1 3-2 4-5 4-11v-74c0-7-1-11-4-13-2-2-8-2-18-2v-9l39-3v29c9-19 23-29 41-29 22 0 35 9 38 27 3-7 8-13 14-19 7-5 16-8 26-8 14 0 24 3 29 10 4 5 7 10 8 15 0 5 1 14 1 27v53c0 4 2 6 5 7s8 1 17 1v9c-19 0-30 0-32 0-1 0-12 0-31 0v-9c10 0 16 0 18-1 2-2 4-5 4-11v-64c0-10-2-17-5-23-3-5-8-8-16-8-10 0-18 4-26 12s-12 19-12 32v51c0 6 2 9 4 11 2 1 8 1 18 1v9c-19 0-29 0-31 0s-12 0-32 0v-9c10 0 16 0 19-1 2-2 3-5 3-11v-64c0-10-1-17-4-23-3-5-8-8-16-8-10 0-19 4-27 12-7 8-11 19-11 32v51c0 6 1 9 3 11 3 1 9 1 19 1v9c-19 0-30 0-32 0-1 0-12 0-31 0z">
              <text:p/>
            </draw:path>
            <draw:path draw:style-name="gr138" draw:text-style-name="P10" draw:layer="layout" svg:width="0.122cm" svg:height="0.125cm" svg:x="7.158cm" svg:y="9.149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139" draw:text-style-name="P10" draw:layer="layout" svg:width="0.135cm" svg:height="0.121cm" svg:x="7.286cm" svg:y="9.153cm" svg:viewBox="0 0 136 122" svg:d="M0 9v-8c8 0 17 0 27 0 4 0 14 0 30 0v8c-10 0-15 2-15 7 0 1 0 2 1 4l31 77 29-70c1-3 1-5 1-7 0-3-1-5-3-8-2-2-5-3-10-3v-8c10 0 18 0 24 0 8 0 15-1 21-1v9c-5 0-10 1-14 3-4 3-6 5-8 7-1 2-2 5-3 8l-37 89c-1 4-3 6-6 6-1 0-3-1-3-1-1-1-2-2-3-5l-40-97c-2-5-4-8-6-9s-8-1-16-1z">
              <text:p/>
            </draw:path>
            <draw:path draw:style-name="gr140" draw:text-style-name="P10" draw:layer="layout" svg:width="0.107cm" svg:height="0.125cm" svg:x="7.428cm" svg:y="9.149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141" draw:text-style-name="P10" draw:layer="layout" svg:width="0.136cm" svg:height="0.193cm" svg:x="7.554cm" svg:y="9.081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142" draw:text-style-name="P10" draw:layer="layout" svg:width="0.11cm" svg:height="0.182cm" svg:x="7.805cm" svg:y="9.089cm" svg:viewBox="0 0 111 183" svg:d="M0 183c0-3 0-5 0-6 1-1 2-2 3-4l54-59c19-21 29-42 29-61 0-12-3-22-10-31-6-9-16-13-28-13-8 0-15 2-22 7s-12 12-15 20c0 0 2 0 3 0 5 0 9 1 11 4 3 3 4 6 4 10 0 5-1 9-5 11-3 3-6 4-9 4-2 0-3 0-5 0-1-1-4-2-6-5-3-2-4-6-4-10 0-13 5-25 15-35s22-15 37-15c17 0 31 5 42 15 12 10 17 23 17 38 0 6-1 11-2 16-2 5-4 9-6 13s-7 9-12 15c-6 6-12 12-17 16-4 5-12 11-23 21l-30 28h51c16 0 25-1 26-2 2-3 4-11 6-25h7l-8 48z">
              <text:p/>
            </draw:path>
            <draw:path draw:style-name="gr143" draw:text-style-name="P10" draw:layer="layout" svg:width="0.136cm" svg:height="0.193cm" svg:x="8.032cm" svg:y="9.081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144" draw:text-style-name="P10" draw:layer="layout" svg:width="0.059cm" svg:height="0.183cm" svg:x="8.185cm" svg:y="9.088cm" svg:viewBox="0 0 60 184" svg:d="M0 184v-8c10 0 16-1 18-2 3-1 4-5 4-11v-74c0-7-1-11-4-12-2-2-8-3-17-3v-8l39-4v101c0 6 1 9 3 11 2 1 8 2 17 2v8c-19 0-29 0-29 0-3 0-13 0-31 0zM12 15c0-4 1-7 4-10s6-5 10-5c5 0 8 1 11 4s4 6 4 11c0 4-1 7-4 10s-6 4-11 4c-4 0-7-1-10-4s-4-7-4-10z">
              <text:p/>
            </draw:path>
            <draw:path draw:style-name="gr145" draw:text-style-name="P10" draw:layer="layout" svg:width="0.093cm" svg:height="0.121cm" svg:x="8.26cm" svg:y="9.15cm" svg:viewBox="0 0 94 122" svg:d="M0 122v-9c10 0 16 0 18-1 3-2 4-5 4-11v-74c0-7-1-11-4-13-2-2-8-2-18-2v-9l39-3v30c2-8 6-15 12-21s13-9 22-9c6 0 11 2 15 5s6 7 6 12c0 4-2 7-4 9-3 2-5 3-8 3-4 0-7-1-9-3s-3-5-3-9c0-2 0-4 1-6s2-3 3-3c1-1 1-1 2-2 0 0-1 0-3 0-10 0-18 5-24 15s-9 23-9 37v42c0 6 1 9 3 11 3 2 9 2 18 2h6v9c-7 0-19 0-35 0-2 0-5 0-9 0-3 0-7 0-12 0s-8 0-11 0z">
              <text:p/>
            </draw:path>
            <draw:path draw:style-name="gr146" draw:text-style-name="P10" draw:layer="layout" svg:width="0.107cm" svg:height="0.125cm" svg:x="8.368cm" svg:y="9.149cm" svg:viewBox="0 0 108 126" svg:d="M0 63c0-18 6-32 17-45 11-12 25-18 41-18s29 5 37 16c9 10 13 23 13 38 0 2-1 4-1 5-1 0-3 0-6 0h-78c0 19 3 33 8 42 8 12 19 18 32 18 2 0 4 0 6 0 2-1 5-2 10-3 4-2 8-5 12-9s7-10 10-16c0-3 1-4 3-4 3 0 4 1 4 3s-1 5-3 8c-2 4-4 8-8 12-3 4-8 8-14 11-7 4-14 5-22 5-16 0-30-6-43-18-12-12-18-27-18-45zM23 54h66c0-4 0-8-1-13 0-4-2-9-3-15-2-6-6-11-10-14-5-4-10-6-17-6-3 0-6 1-9 2-4 1-7 3-11 6s-7 8-10 15-4 15-5 25z">
              <text:p/>
            </draw:path>
            <draw:path draw:style-name="gr147" draw:text-style-name="P10" draw:layer="layout" svg:width="0.105cm" svg:height="0.125cm" svg:x="8.494cm" svg:y="9.148cm" svg:viewBox="0 0 106 126" svg:d="M18 108c-12-12-18-27-18-44 0-18 6-33 17-45 12-13 26-19 43-19 12 0 22 3 30 8 9 5 13 13 13 22 0 4-1 7-4 9-2 2-5 4-9 4s-7-2-9-4-4-5-4-9c0-2 1-3 1-5 1-1 2-3 4-5s5-3 9-3c-7-7-17-10-30-10-10 0-18 4-26 13s-12 23-12 43c0 11 1 20 4 28 3 7 6 13 10 17 5 4 9 7 13 9s8 2 12 2c19 0 31-9 37-28 0-2 2-3 3-3 3 0 4 1 4 3 0 1 0 2-1 4-1 3-2 6-4 9-3 4-5 7-9 11-3 3-7 6-13 8s-12 3-19 3c-16 0-31-6-42-18z">
              <text:p/>
            </draw:path>
            <draw:path draw:style-name="gr148" draw:text-style-name="P10" draw:layer="layout" svg:width="0.086cm" svg:height="0.172cm" svg:x="8.614cm" svg:y="9.102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149" draw:text-style-name="P10" draw:layer="layout" svg:width="0.061cm" svg:height="0.19cm" svg:x="8.725cm" svg:y="9.081cm" svg:viewBox="0 0 62 191" svg:d="M0 191v-8c10 0 16-1 18-2 3-1 4-5 4-11v-143c0-7-1-11-4-13-2-2-8-2-18-2v-9l40-3v170c0 6 1 10 4 11 2 1 8 2 18 2v8c-2 0-6 0-11 0-4 0-8 0-12 0-3 0-6 0-8 0s-13 0-31 0z">
              <text:p/>
            </draw:path>
            <draw:path draw:style-name="gr150" draw:text-style-name="P10" draw:layer="layout" svg:width="0.135cm" svg:height="0.174cm" svg:x="8.798cm" svg:y="9.153cm" svg:viewBox="0 0 136 175" svg:d="M0 153c0-4 1-7 3-9 3-2 6-3 9-3s6 1 8 3 3 5 3 9c0 6-3 10-10 11 3 3 7 5 13 5 5 0 10-2 15-6 4-4 7-8 9-12s5-9 7-16c3-6 5-11 7-16l-41-101c-2-4-5-7-7-8-3-1-8-1-16-1v-8c8 0 17 0 27 0 6 0 16 0 30 0v8c-10 0-15 2-15 7 0 0 0 2 1 5l31 74 29-68c1-3 1-5 1-7 0-7-4-11-13-11v-8c12 0 20 0 24 0 8 0 15-1 21-1v9c-12 0-21 5-26 17l-49 118c-9 21-21 31-35 31-7 0-13-2-18-6-5-5-8-10-8-16z">
              <text:p/>
            </draw:path>
            <draw:path draw:style-name="gr151" draw:text-style-name="P10" draw:layer="layout" svg:width="0.086cm" svg:height="0.172cm" svg:x="9.037cm" svg:y="9.102cm" svg:viewBox="0 0 87 173" svg:d="M0 59v-6c9 0 16-3 21-9 6-6 10-13 12-20 2-8 3-15 3-24h7v51h40v8h-40v77c0 20 6 30 19 30 5 0 9-3 13-8 3-6 5-13 5-23v-15h7v15c0 10-2 19-7 26-4 8-11 12-20 12-4 0-7-1-10-2-4-1-8-2-12-4s-8-6-10-12c-3-5-4-12-4-20v-76z">
              <text:p/>
            </draw:path>
            <draw:path draw:style-name="gr152" draw:text-style-name="P10" draw:layer="layout" svg:width="0.122cm" svg:height="0.125cm" svg:x="9.148cm" svg:y="9.149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  <draw:path draw:style-name="gr153" draw:text-style-name="P10" draw:layer="layout" svg:width="0.136cm" svg:height="0.193cm" svg:x="9.381cm" svg:y="9.081cm" svg:viewBox="0 0 137 194" svg:d="M0 132c0-18 6-32 19-45 12-12 26-18 43-18 14 0 26 6 35 17v-59c0-7-1-11-3-13-3-2-9-2-19-2v-9l41-3v167c0 7 1 11 3 13 3 2 9 3 18 3v8l-41 3v-18c-9 12-22 18-37 18-16 0-30-6-41-18-12-12-18-27-18-44zM23 132c0 17 3 30 8 38 8 12 17 18 29 18 14 0 25-6 33-19 2-3 3-7 3-10v-57c0-4-1-7-3-10-7-11-17-17-30-17s-23 6-31 18c-6 9-9 22-9 39z">
              <text:p/>
            </draw:path>
            <draw:path draw:style-name="gr154" draw:text-style-name="P10" draw:layer="layout" svg:width="0.122cm" svg:height="0.185cm" svg:x="9.532cm" svg:y="9.086cm" svg:viewBox="0 0 123 186" svg:d="M0 141v-9l86-129c1-2 3-3 5-3s3 0 4 1c0 1 1 3 1 6v125h27v9h-27v24c0 5 1 9 3 10 2 2 8 3 18 3h6v8c-8 0-21 0-38 0-18 0-30 0-38 0v-8h6c10 0 16-1 18-3 2-1 3-5 3-10v-24zM8 132h68v-102z">
              <text:p/>
            </draw:path>
            <draw:path draw:style-name="gr155" draw:text-style-name="P10" draw:layer="layout" svg:width="0.099cm" svg:height="0.193cm" svg:x="9.679cm" svg:y="9.078cm" svg:viewBox="0 0 100 194" svg:d="M0 37c0-10 4-18 13-26 9-7 20-11 34-11 19 0 33 4 41 11 8 8 12 16 12 26 0 12-4 21-13 27-25 18-37 39-37 62v9c0 2 0 4 0 5 0 0-1 1-1 2-1 0-2 1-3 1s-2-1-3-1c0-1 0-3 0-6v-12c0-10 2-20 6-32 4-11 10-21 18-30 2-2 4-4 5-6 1-1 2-4 3-7 1-4 2-8 2-13 0-4 0-6 0-8s-1-4-2-7-3-6-5-8-5-3-9-5c-4-1-9-2-14-2-17 0-30 6-37 19 10 0 16 4 16 12 0 4-2 7-4 10-2 2-5 3-9 3s-7-1-9-3c-3-2-4-6-4-10zM36 190c-3-3-5-6-5-10s2-8 5-11 6-4 10-4 8 1 11 4 4 7 4 11-1 7-4 10-7 4-11 4-7-1-10-4z">
              <text:p/>
            </draw:path>
          </draw:g>
          <draw:path draw:style-name="gr75" draw:text-style-name="P11" draw:layer="layout" svg:width="1.09cm" svg:height="1.883cm" svg:x="9.41cm" svg:y="9.832cm" svg:viewBox="0 0 1091 1884" svg:d="M0 1884c0-628 0-1256 0-1884 364 0 727 0 1091 0 0 628 0 1256 0 1884-364 0-727 0-1091 0z">
            <text:p/>
          </draw:path>
          <draw:g>
            <draw:path draw:style-name="gr156" draw:text-style-name="P9" draw:layer="layout" svg:width="1.084cm" svg:height="1.298cm" svg:x="8.204cm" svg:y="9.626cm" svg:viewBox="0 0 1085 1299" svg:d="M0 0c0 53 0 107 0 160 0 40 0 80 0 120s0 80 0 120c0 55 0 109 0 164 0 40 0 80 0 120s0 80 0 120c0 54 0 107 0 161 48 0 95 0 143 0 36 0 71 0 107 0s72 0 108 0c48 0 97 0 145 0 194 111 388 222 582 334-122-112-245-223-367-334 48 0 95 0 143 0 0-54 0-107 0-161 0-40 0-80 0-120s0-80 0-120c0-55 0-109 0-164 0-40 0-80 0-120s0-80 0-120c0-53 0-107 0-160-48 0-95 0-143 0-36 0-72 0-107 0-36 0-72 0-108 0-48 0-97 0-145 0-36 0-72 0-108 0s-71 0-107 0c-48 0-95 0-143 0zM0 0zM862 965z">
              <text:p/>
            </draw:path>
            <draw:path draw:style-name="gr157" draw:text-style-name="P10" draw:layer="layout" svg:width="0.189cm" svg:height="0.187cm" svg:x="8.47cm" svg:y="10.014cm" svg:viewBox="0 0 190 188" svg:d="M0 188v-8c7 0 12-1 16-2 5-1 8-3 9-6 2-2 3-4 3-6 1-2 1-4 1-7v-144c0-2-1-4-1-5-1 0-3-1-6-1-6 0-10 0-14 0h-8v-9h47c3 0 5 0 5 1 1 0 2 1 3 3l99 143v-118c0-3 0-5-1-7 0-1-1-3-3-6-1-2-4-4-9-6-4-1-9-1-16-1v-8c20 0 30 0 33 0 2 0 13 0 32 0v8c-6 0-12 0-16 1-4 2-7 4-9 6-2 3-3 5-3 6 0 2 0 4 0 7v152c0 3-1 5-1 6s-1 1-3 1-3-1-5-4l-114-165c0-1-1-2-3-3v143c0 3 1 5 1 7s1 4 3 6c2 3 4 5 9 6 4 1 9 2 16 2v8c-19 0-30 0-32 0-3 0-14 0-33 0z">
              <text:p/>
            </draw:path>
            <draw:path draw:style-name="gr158" draw:text-style-name="P10" draw:layer="layout" svg:width="0.122cm" svg:height="0.125cm" svg:x="8.677cm" svg:y="10.079cm" svg:viewBox="0 0 123 126" svg:d="M18 108c-12-12-18-26-18-44 0-17 6-32 18-45s27-19 44-19 31 6 43 19 18 28 18 45c0 18-6 32-18 44s-27 18-43 18c-17 0-31-6-44-18zM23 62c0 18 2 31 7 39 7 12 18 18 32 18 7 0 13-2 19-5 6-4 10-9 13-15 4-8 6-20 6-37s-2-30-7-38c-7-12-18-18-31-18-6 0-12 2-18 5s-11 7-14 13c-5 9-7 21-7 38z">
              <text:p/>
            </draw:path>
          </draw:g>
          <draw:g>
            <draw:path draw:style-name="gr79" draw:text-style-name="P12" draw:layer="layout" svg:width="7.177cm" svg:height="3.858cm" svg:x="3.791cm" svg:y="8.08cm" svg:viewBox="0 0 7178 3859" svg:d="M0 3859c0-1287 0-2573 0-3859 2393 0 4785 0 7178 0 0 1286 0 2572 0 3859-2393 0-4785 0-7178 0z">
              <text:p/>
            </draw:path>
            <draw:path draw:style-name="gr80" draw:text-style-name="P13" draw:layer="layout" svg:width="0.209cm" svg:height="0.221cm" svg:x="8.255cm" svg:y="8.228cm" svg:viewBox="0 0 210 222" svg:d="M0 211c0-3 1-4 2-5s3-1 7-1c10 0 17-1 20-2 2-2 4-6 6-11l43-171c1-3 1-5 1-6 0-2-1-4-4-4-3-1-8-1-14-1-3 0-4 0-5 0-1-1-2-1-3-1-1-1-1-2-1-3 0-3 1-4 2-5s3-1 7-1h84c19 0 34 5 46 14s18 19 18 32-6 25-18 36c-11 12-28 21-49 26 8 3 15 8 20 14s7 14 7 23c0 5-1 14-2 27-2 11-2 19-2 24 0 4 0 7 0 10 1 2 2 4 3 6 2 2 4 3 7 3 5 0 10-3 14-8 5-5 8-11 11-20 1-1 1-2 1-3s1-1 1-2c1 0 2 0 4 0 3 0 4 1 4 4 0 2-1 5-3 10s-6 11-12 17-13 9-21 9c-11 0-20-3-28-9-8-5-12-14-12-25 0-3 2-11 5-25 4-14 6-22 6-25 0-10-3-17-9-21s-13-6-21-6h-35l-20 82c-1 3-2 5-2 7 0 1 1 2 1 2 0 1 2 2 5 2 3 1 7 1 13 1 2 0 4 0 5 0s2 1 2 1c1 1 1 2 1 3 0 4-2 5-6 5s-10 0-19 0c-8 0-15 0-19 0s-10 0-18 0-15 0-19 0c-3 0-4-1-4-3zM82 104h32c20 0 36-6 48-17 5-5 9-11 12-19 3-9 5-15 5-19 1-4 1-7 1-10 0-5-1-10-4-14-2-4-5-7-8-9s-7-3-13-4c-5-1-10-2-13-2s-8 0-14 0c-10 0-17 0-18 1-3 1-6 4-7 10z">
              <text:p/>
            </draw:path>
            <draw:path draw:style-name="gr80" draw:text-style-name="P13" draw:layer="layout" svg:width="0.126cm" svg:height="0.141cm" svg:x="8.485cm" svg:y="8.304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80" draw:text-style-name="P13" draw:layer="layout" svg:width="0.109cm" svg:height="0.221cm" svg:x="8.649cm" svg:y="8.224cm" svg:viewBox="0 0 110 222" svg:d="M0 174c0-10 1-19 4-26l31-124c0 0 0-1 0-3 1-1 1-2 1-2 0-2 0-3-1-3 0-1-1-1-4-2-2-1-6-1-11-1s-8-1-8-3 1-4 2-4c0-1 1-2 2-2s2-1 4-1l31-2c2-1 3-1 5-1 3 0 5 1 5 4 0 1 0 2-1 4l-22 88c11-11 23-17 33-17 11 0 20 5 27 13 8 8 12 21 12 36 0 23-8 45-23 64-16 20-33 30-50 30-12 0-21-5-27-14-7-9-10-21-10-34zM18 185c0 10 2 18 6 23 3 4 8 7 13 7 7 0 13-4 19-10 7-7 11-14 14-20 5-10 9-22 13-38 3-15 5-26 5-33s-1-13-4-19c-2-6-7-9-13-9-11 0-22 8-34 23-3 4-5 9-7 15-8 31-12 51-12 61z">
              <text:p/>
            </draw:path>
            <draw:path draw:style-name="gr80" draw:text-style-name="P13" draw:layer="layout" svg:width="0.126cm" svg:height="0.141cm" svg:x="8.777cm" svg:y="8.304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80" draw:text-style-name="P13" draw:layer="layout" svg:width="0.089cm" svg:height="0.199cm" svg:x="8.933cm" svg:y="8.246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80" draw:text-style-name="P13" draw:layer="layout" svg:width="0.14cm" svg:height="0.213cm" svg:x="9.143cm" svg:y="8.228cm" svg:viewBox="0 0 141 214" svg:d="M0 210c0-3 1-4 2-5 1 0 4-1 8-1 10 0 17 0 20-2s5-5 6-10l44-172c0-1 1-3 1-6 0-2-2-3-5-4s-8-1-15-1c-3 0-5 0-6 0s-1 0-2-1-1-2-1-3c0-3 2-5 6-5s11 0 20 0 16 0 20 0 11 0 20 0c8 0 15 0 19 0 3 0 4 1 4 4 0 2 0 4-2 4-1 1-4 1-7 1-11 0-17 1-20 2-3 2-6 6-7 11l-43 170c-1 3-1 5-1 7 0 1 0 2 1 3 0 1 2 1 5 2 3 0 7 0 14 0 2 0 4 0 5 1 1 0 2 0 2 0 1 1 2 2 2 3 0 4-3 6-7 6s-11 0-19 0c-9 0-16 0-20 0-5 0-11 0-20 0s-15 0-20 0c-3 0-4-1-4-4z">
              <text:p/>
            </draw:path>
            <draw:path draw:style-name="gr80" draw:text-style-name="P13" draw:layer="layout" svg:width="0.159cm" svg:height="0.141cm" svg:x="9.273cm" svg:y="8.304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80" draw:text-style-name="P13" draw:layer="layout" svg:width="0.089cm" svg:height="0.199cm" svg:x="9.455cm" svg:y="8.246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80" draw:text-style-name="P13" draw:layer="layout" svg:width="0.112cm" svg:height="0.141cm" svg:x="9.567cm" svg:y="8.304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80" draw:text-style-name="P13" draw:layer="layout" svg:width="0.128cm" svg:height="0.141cm" svg:x="9.704cm" svg:y="8.304cm" svg:viewBox="0 0 129 142" svg:d="M0 48c0 0 0-2 1-5s2-8 4-13 3-10 5-13c6-11 14-17 23-17 6 0 12 2 17 6 5 3 8 9 10 17 11-15 23-23 38-23 8 0 15 2 21 5 7 3 10 8 10 15 0 5-1 9-5 12-3 3-7 4-10 4-4 0-7-1-9-3-1-2-2-4-2-7 0-1 0-2 0-4 1-1 2-3 4-6 2-2 4-4 8-5-5-3-10-4-17-4-5 0-10 1-15 4s-9 7-12 10c-3 4-6 8-8 13-3 4-4 8-5 10s-2 3-2 4l-21 83c-2 8-6 11-12 11-3 0-6 0-7-2-2-2-2-4-2-6 0-1 0-2 1-4l24-94c1-6 2-12 2-17 0-8-3-12-8-12s-9 3-12 9c-4 7-7 16-10 28-1 4-2 6-2 6-1 1-2 2-4 2-3 0-5-1-5-4z">
              <text:p/>
            </draw:path>
            <draw:path draw:style-name="gr80" draw:text-style-name="P13" draw:layer="layout" svg:width="0.13cm" svg:height="0.141cm" svg:x="9.837cm" svg:y="8.304cm" svg:viewBox="0 0 131 142" svg:d="M0 48c0 0 0-2 1-5s3-7 5-12 5-10 8-15c2-4 6-8 11-11s10-5 16-5c7 0 13 2 17 7 5 5 7 11 7 18 0 4-1 9-4 16-12 33-18 56-18 68 0 7 1 13 4 18 3 6 9 8 16 8 9 0 17-4 24-12s12-18 16-28c4-11 7-21 9-30 2-8 3-14 3-17 0-11-3-19-9-25-2-3-4-6-4-9s2-6 5-9c4-3 7-5 11-5s7 2 9 6c3 4 4 9 4 15 0 2-1 7-2 15-2 8-4 19-7 31s-7 24-12 35-12 20-20 28-18 12-28 12-20-3-27-9c-8-6-12-15-12-28 0-11 6-31 17-61 5-14 7-23 7-28 0-6-2-9-7-9-13 0-22 13-29 40-1 2-2 3-2 4-1 0-2 1-4 1-3 0-5-2-5-4z">
              <text:p/>
            </draw:path>
            <draw:path draw:style-name="gr80" draw:text-style-name="P13" draw:layer="layout" svg:width="0.112cm" svg:height="0.141cm" svg:x="9.993cm" svg:y="8.304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80" draw:text-style-name="P13" draw:layer="layout" svg:width="0.159cm" svg:height="0.141cm" svg:x="10.129cm" svg:y="8.304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80" draw:text-style-name="P13" draw:layer="layout" svg:width="0.089cm" svg:height="0.199cm" svg:x="10.311cm" svg:y="8.246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80" draw:text-style-name="P13" draw:layer="layout" svg:width="0.078cm" svg:height="0.209cm" svg:x="10.414cm" svg:y="8.236cm" svg:viewBox="0 0 79 210" svg:d="M0 116c0-1 0-3 1-6s3-7 5-12 4-10 7-14c3-5 7-9 12-12s10-5 16-5 12 2 17 7c4 4 7 10 7 18 0 5-2 11-4 18l-21 54c-5 15-8 25-8 30 0 6 3 9 7 9 13 0 23-13 30-39 0-3 1-5 2-5 0-1 1-1 3-1 3 0 5 1 5 3 0 1 0 3-1 6s-3 7-5 12-4 9-7 14-7 9-12 12-10 5-15 5c-8 0-14-3-18-8-5-5-7-11-7-17 0-5 2-12 6-22 5-14 9-24 12-31l9-26c4-11 6-18 6-23 0-6-2-9-7-9-12 0-22 13-29 40-1 2-2 4-2 4-1 1-2 1-4 1-3 0-5-1-5-3zM51 15c0-4 2-8 5-11 4-3 7-4 11-4 2 0 5 1 7 3 2 1 3 4 3 7 0 5-1 8-5 11-3 3-6 4-10 4-3 0-5 0-7-2-3-2-4-4-4-8z">
              <text:p/>
            </draw:path>
            <draw:path draw:style-name="gr80" draw:text-style-name="P13" draw:layer="layout" svg:width="0.126cm" svg:height="0.141cm" svg:x="10.521cm" svg:y="8.304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80" draw:text-style-name="P13" draw:layer="layout" svg:width="0.159cm" svg:height="0.141cm" svg:x="10.674cm" svg:y="8.304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</draw:g>
        </draw:g>
        <draw:path draw:style-name="gr81" draw:text-style-name="P14" draw:layer="layout" svg:width="0.573cm" svg:height="0cm" svg:x="7.184cm" svg:y="6.549cm" svg:viewBox="0 0 574 0" svg:d="M0 0c191 0 383 0 574 0">
          <text:p/>
        </draw:path>
        <draw:path draw:style-name="gr83" draw:text-style-name="P14" draw:layer="layout" svg:width="1.67cm" svg:height="0.002cm" draw:transform="skewX (0.00558505360638185) rotate (-1.25838239068791) translate (7.3599701193304cm 6.60452794083907cm)" svg:viewBox="0 0 1671 3" svg:d="M0 3c557-1 1114-2 1671-3">
          <text:p/>
        </draw:path>
      </draw:page>
      <draw:page draw:name="page9" draw:style-name="dp1" draw:master-page-name="Default">
        <draw:g>
          <draw:path draw:style-name="gr13" draw:text-style-name="P1" draw:layer="layout" svg:width="2.87cm" svg:height="2.269cm" svg:x="11.261cm" svg:y="5.358cm" svg:viewBox="0 0 2871 2270" svg:d="M0 2270c0-757 0-1513 0-2270 957 0 1914 0 2871 0 0 757 0 1513 0 2270-957 0-1914 0-2871 0z">
            <text:p/>
          </draw:path>
          <draw:path draw:style-name="gr14" draw:text-style-name="P2" draw:layer="layout" svg:width="0.574cm" svg:height="0.567cm" svg:x="11.261cm" svg:y="5.359cm" svg:viewBox="0 0 575 568" svg:d="M287 0c163 0 287 123 287 284 0 160-124 283-287 283s-287-123-287-283c0-161 124-284 287-284zM0 0zM575 568z">
            <text:p/>
          </draw:path>
          <draw:path draw:style-name="gr14" draw:text-style-name="P2" draw:layer="layout" svg:width="0.574cm" svg:height="0.567cm" svg:x="11.835cm" svg:y="5.359cm" svg:viewBox="0 0 575 568" svg:d="M287 0c163 0 287 123 287 284 0 160-124 283-287 283s-287-123-287-283c0-161 124-284 287-284zM0 0zM575 568z">
            <text:p/>
          </draw:path>
          <draw:path draw:style-name="gr15" draw:text-style-name="P2" draw:layer="layout" svg:width="0.574cm" svg:height="0.567cm" svg:x="12.409cm" svg:y="5.359cm" svg:viewBox="0 0 575 568" svg:d="M287 0c163 0 288 123 288 284 0 160-125 283-288 283s-287-123-287-283c0-161 124-284 287-284zM0 0zM575 568z">
            <text:p/>
          </draw:path>
          <draw:path draw:style-name="gr14" draw:text-style-name="P2" draw:layer="layout" svg:width="0.574cm" svg:height="0.567cm" svg:x="13.558cm" svg:y="5.359cm" svg:viewBox="0 0 575 568" svg:d="M287 0c163 0 287 123 287 284 0 160-124 283-287 283s-287-123-287-283c0-161 124-284 287-284zM0 0zM575 568z">
            <text:p/>
          </draw:path>
          <draw:g>
            <draw:path draw:style-name="gr16" draw:text-style-name="P3" draw:layer="layout" svg:width="0.574cm" svg:height="0.567cm" svg:x="12.409cm" svg:y="6.493cm" svg:viewBox="0 0 575 568" svg:d="M287 0c163 0 288 123 288 284 0 160-125 284-288 284s-287-124-287-284c0-161 124-284 287-284zM0 0zM575 568z">
              <text:p/>
            </draw:path>
            <draw:path draw:style-name="gr17" draw:text-style-name="P4" draw:layer="layout" svg:width="0.099cm" svg:height="0.245cm" svg:x="12.65cm" svg:y="6.653cm" svg:viewBox="0 0 100 246" svg:d="M0 246c0-12 0-24 0-36 12 0 24 0 37 0 0-56 0-112 0-168-12 12-24 24-36 37 0-13 0-26 0-39 13-13 25-27 37-40 10 0 19 0 28 0 0 70 0 140 0 210 12 0 23 0 34 0 0 12 0 24 0 36-33 0-67 0-100 0z">
              <text:p/>
            </draw:path>
          </draw:g>
          <draw:path draw:style-name="gr18" draw:text-style-name="P5" draw:layer="layout" svg:width="0.574cm" svg:height="0.567cm" svg:x="11.835cm" svg:y="5.926cm" svg:viewBox="0 0 575 568" svg:d="M287 0c163 0 287 123 287 284 0 160-124 283-287 283s-287-123-287-283c0-161 124-284 287-284zM0 0zM575 568z">
            <text:p/>
          </draw:path>
          <draw:path draw:style-name="gr19" draw:text-style-name="P5" draw:layer="layout" svg:width="0.574cm" svg:height="0.567cm" svg:x="12.409cm" svg:y="5.926cm" svg:viewBox="0 0 575 568" svg:d="M287 0c163 0 288 123 288 284 0 160-125 283-288 283s-287-123-287-283c0-161 124-284 287-284zM0 0zM575 568z">
            <text:p/>
          </draw:path>
          <draw:path draw:style-name="gr20" draw:text-style-name="P5" draw:layer="layout" svg:width="0.574cm" svg:height="0.567cm" svg:x="12.984cm" svg:y="6.492cm" svg:viewBox="0 0 575 568" svg:d="M287 0c163 0 287 123 287 284 0 160-124 284-287 284s-287-124-287-284c0-161 124-284 287-284zM0 0zM575 568z">
            <text:p/>
          </draw:path>
          <draw:path draw:style-name="gr18" draw:text-style-name="P5" draw:layer="layout" svg:width="0.574cm" svg:height="0.567cm" svg:x="13.558cm" svg:y="5.926cm" svg:viewBox="0 0 575 568" svg:d="M287 0c163 0 287 123 287 284 0 160-124 283-287 283s-287-123-287-283c0-161 124-284 287-284zM0 0zM575 568z">
            <text:p/>
          </draw:path>
          <draw:path draw:style-name="gr20" draw:text-style-name="P5" draw:layer="layout" svg:width="0.574cm" svg:height="0.567cm" svg:x="11.261cm" svg:y="6.493cm" svg:viewBox="0 0 575 568" svg:d="M287 0c163 0 287 123 287 284 0 160-124 284-287 284s-287-124-287-284c0-161 124-284 287-284zM0 0zM575 568z">
            <text:p/>
          </draw:path>
          <draw:path draw:style-name="gr20" draw:text-style-name="P5" draw:layer="layout" svg:width="0.574cm" svg:height="0.567cm" svg:x="11.835cm" svg:y="6.493cm" svg:viewBox="0 0 575 568" svg:d="M287 0c163 0 287 123 287 284 0 160-124 284-287 284s-287-124-287-284c0-161 124-284 287-284zM0 0zM575 568z">
            <text:p/>
          </draw:path>
          <draw:path draw:style-name="gr18" draw:text-style-name="P5" draw:layer="layout" svg:width="0.574cm" svg:height="0.567cm" svg:x="11.261cm" svg:y="5.926cm" svg:viewBox="0 0 575 568" svg:d="M287 0c163 0 287 123 287 284 0 160-124 283-287 283s-287-123-287-283c0-161 124-284 287-284zM0 0zM575 568z">
            <text:p/>
          </draw:path>
          <draw:path draw:style-name="gr18" draw:text-style-name="P5" draw:layer="layout" svg:width="0.574cm" svg:height="0.567cm" svg:x="12.984cm" svg:y="7.061cm" svg:viewBox="0 0 575 568" svg:d="M287 0c163 0 287 123 287 284 0 160-124 283-287 283s-287-123-287-283c0-161 124-284 287-284zM0 0zM575 568z">
            <text:p/>
          </draw:path>
          <draw:path draw:style-name="gr20" draw:text-style-name="P5" draw:layer="layout" svg:width="0.574cm" svg:height="0.567cm" svg:x="13.558cm" svg:y="6.493cm" svg:viewBox="0 0 575 568" svg:d="M287 0c163 0 287 123 287 284 0 160-124 284-287 284s-287-124-287-284c0-161 124-284 287-284zM0 0zM575 568z">
            <text:p/>
          </draw:path>
          <draw:path draw:style-name="gr18" draw:text-style-name="P5" draw:layer="layout" svg:width="0.574cm" svg:height="0.567cm" svg:x="11.261cm" svg:y="7.061cm" svg:viewBox="0 0 575 568" svg:d="M287 0c163 0 287 123 287 284 0 160-124 283-287 283s-287-123-287-283c0-161 124-284 287-284zM0 0zM575 568z">
            <text:p/>
          </draw:path>
          <draw:path draw:style-name="gr18" draw:text-style-name="P5" draw:layer="layout" svg:width="0.574cm" svg:height="0.567cm" svg:x="11.835cm" svg:y="7.061cm" svg:viewBox="0 0 575 568" svg:d="M287 0c163 0 287 123 287 284 0 160-124 283-287 283s-287-123-287-283c0-161 124-284 287-284zM0 0zM575 568z">
            <text:p/>
          </draw:path>
          <draw:path draw:style-name="gr19" draw:text-style-name="P5" draw:layer="layout" svg:width="0.574cm" svg:height="0.567cm" svg:x="12.409cm" svg:y="7.061cm" svg:viewBox="0 0 575 568" svg:d="M287 0c163 0 288 123 288 284 0 160-125 283-288 283s-287-123-287-283c0-161 124-284 287-284zM0 0zM575 568z">
            <text:p/>
          </draw:path>
          <draw:path draw:style-name="gr18" draw:text-style-name="P5" draw:layer="layout" svg:width="0.574cm" svg:height="0.567cm" svg:x="13.558cm" svg:y="7.061cm" svg:viewBox="0 0 575 568" svg:d="M287 0c163 0 287 123 287 284 0 160-124 283-287 283s-287-123-287-283c0-161 124-284 287-284zM0 0zM575 568z">
            <text:p/>
          </draw:path>
          <draw:g>
            <draw:path draw:style-name="gr18" draw:text-style-name="P6" draw:layer="layout" svg:width="0.574cm" svg:height="0.567cm" svg:x="12.984cm" svg:y="5.358cm" svg:viewBox="0 0 575 568" svg:d="M287 0c163 0 287 123 287 284 0 160-124 283-287 283s-287-123-287-283c0-161 124-284 287-284zM0 0zM575 568z">
              <text:p/>
            </draw:path>
            <draw:path draw:style-name="gr21" draw:text-style-name="P7" draw:layer="layout" svg:width="0.103cm" svg:height="0.249cm" svg:x="13.219cm" svg:y="5.514cm" svg:viewBox="0 0 104 250" svg:d="M0 250v-34c4-14 9-28 16-41 8-14 17-28 27-42 11-14 18-26 22-35s6-18 6-27c0-21-6-32-19-32-6 0-11 3-15 9-3 5-5 14-6 25l-30-3c2-23 7-40 16-52 8-12 20-18 35-18 16 0 28 6 36 18 9 12 13 29 13 51 0 12-1 22-4 32-3 9-6 18-10 25-5 8-9 16-15 23-5 6-10 13-15 20-5 6-9 13-13 19-4 7-7 14-9 22h69v40z">
              <text:p/>
            </draw:path>
          </draw:g>
          <draw:path draw:style-name="gr18" draw:text-style-name="P5" draw:layer="layout" svg:width="0.574cm" svg:height="0.567cm" svg:x="12.984cm" svg:y="5.927cm" svg:viewBox="0 0 575 568" svg:d="M287 0c163 0 287 123 287 284 0 160-124 283-287 283s-287-123-287-283c0-161 124-284 287-284zM0 0zM575 568z">
            <text:p/>
          </draw:path>
        </draw:g>
        <draw:path draw:style-name="gr81" draw:text-style-name="P14" draw:layer="layout" svg:width="0.573cm" svg:height="0cm" svg:x="10.629cm" svg:y="6.549cm" svg:viewBox="0 0 574 0" svg:d="M0 0c191 0 383 0 574 0">
          <text:p/>
        </draw:path>
      </draw:page>
      <draw:page draw:name="page10" draw:style-name="dp1" draw:master-page-name="Default">
        <draw:g>
          <draw:path draw:style-name="gr22" draw:text-style-name="P1" draw:layer="layout" svg:width="2.87cm" svg:height="2.269cm" svg:x="14.706cm" svg:y="5.359cm" svg:viewBox="0 0 2871 2270" svg:d="M0 2270c0-757 0-1513 0-2270 957 0 1914 0 2871 0 0 757 0 1513 0 2270-957 0-1914 0-2871 0z">
            <text:p/>
          </draw:path>
          <draw:path draw:style-name="gr23" draw:text-style-name="P2" draw:layer="layout" svg:width="0.574cm" svg:height="0.567cm" svg:x="14.706cm" svg:y="5.358cm" svg:viewBox="0 0 575 568" svg:d="M287 0c163 0 287 123 287 284 0 160-124 284-287 284s-287-124-287-284c0-161 124-284 287-284zM0 0zM575 568z">
            <text:p/>
          </draw:path>
          <draw:path draw:style-name="gr23" draw:text-style-name="P2" draw:layer="layout" svg:width="0.574cm" svg:height="0.567cm" svg:x="15.28cm" svg:y="5.358cm" svg:viewBox="0 0 575 568" svg:d="M287 0c163 0 287 123 287 284 0 160-124 284-287 284s-287-124-287-284c0-161 124-284 287-284zM0 0zM575 568z">
            <text:p/>
          </draw:path>
          <draw:path draw:style-name="gr24" draw:text-style-name="P2" draw:layer="layout" svg:width="0.574cm" svg:height="0.567cm" svg:x="15.854cm" svg:y="5.358cm" svg:viewBox="0 0 575 568" svg:d="M287 0c163 0 288 123 288 284 0 160-125 284-288 284s-287-124-287-284c0-161 124-284 287-284zM0 0zM575 568z">
            <text:p/>
          </draw:path>
          <draw:path draw:style-name="gr23" draw:text-style-name="P2" draw:layer="layout" svg:width="0.574cm" svg:height="0.567cm" svg:x="17.003cm" svg:y="5.358cm" svg:viewBox="0 0 575 568" svg:d="M287 0c163 0 287 123 287 284 0 160-124 284-287 284s-287-124-287-284c0-161 124-284 287-284zM0 0zM575 568z">
            <text:p/>
          </draw:path>
          <draw:g>
            <draw:path draw:style-name="gr7" draw:text-style-name="P3" draw:layer="layout" svg:width="0.574cm" svg:height="0.567cm" svg:x="16.429cm" svg:y="6.493cm" svg:viewBox="0 0 575 568" svg:d="M287 0c163 0 287 123 287 284 0 160-124 283-287 283s-287-123-287-283c0-161 124-284 287-284zM0 0zM575 568z">
              <text:p/>
            </draw:path>
            <draw:path draw:style-name="gr9" draw:text-style-name="P4" draw:layer="layout" svg:width="0.148cm" svg:height="0.245cm" svg:x="16.647cm" svg:y="6.653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15.28cm" svg:y="5.927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5.854cm" svg:y="5.927cm" svg:viewBox="0 0 575 568" svg:d="M287 0c163 0 288 123 288 284 0 160-125 283-288 283s-287-123-287-283c0-161 124-284 287-284zM0 0zM575 568z">
            <text:p/>
          </draw:path>
          <draw:path draw:style-name="gr6" draw:text-style-name="P5" draw:layer="layout" svg:width="0.574cm" svg:height="0.567cm" svg:x="15.854cm" svg:y="6.493cm" svg:viewBox="0 0 575 568" svg:d="M287 0c163 0 288 123 288 284 0 160-125 284-288 284s-287-124-287-284c0-161 124-284 287-284zM0 0zM575 568z">
            <text:p/>
          </draw:path>
          <draw:path draw:style-name="gr7" draw:text-style-name="P5" draw:layer="layout" svg:width="0.574cm" svg:height="0.567cm" svg:x="17.003cm" svg:y="5.927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6.49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5.28cm" svg:y="6.494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4.706cm" svg:y="5.927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6.429cm" svg:y="7.061cm" svg:viewBox="0 0 575 568" svg:d="M287 0c163 0 287 123 287 284 0 160-124 284-287 284s-287-124-287-284c0-161 124-284 287-284zM0 0zM575 568z">
            <text:p/>
          </draw:path>
          <draw:path draw:style-name="gr7" draw:text-style-name="P5" draw:layer="layout" svg:width="0.574cm" svg:height="0.567cm" svg:x="17.003cm" svg:y="6.494cm" svg:viewBox="0 0 575 568" svg:d="M287 0c163 0 287 123 287 284 0 160-124 283-287 283s-287-123-287-283c0-161 124-284 287-284zM0 0zM575 568z">
            <text:p/>
          </draw:path>
          <draw:path draw:style-name="gr4" draw:text-style-name="P5" draw:layer="layout" svg:width="0.574cm" svg:height="0.567cm" svg:x="14.706cm" svg:y="7.061cm" svg:viewBox="0 0 575 568" svg:d="M287 0c163 0 287 123 287 284 0 160-124 284-287 284s-287-124-287-284c0-161 124-284 287-284zM0 0zM575 568z">
            <text:p/>
          </draw:path>
          <draw:path draw:style-name="gr4" draw:text-style-name="P5" draw:layer="layout" svg:width="0.574cm" svg:height="0.567cm" svg:x="15.28cm" svg:y="7.061cm" svg:viewBox="0 0 575 568" svg:d="M287 0c163 0 287 123 287 284 0 160-124 284-287 284s-287-124-287-284c0-161 124-284 287-284zM0 0zM575 568z">
            <text:p/>
          </draw:path>
          <draw:path draw:style-name="gr6" draw:text-style-name="P5" draw:layer="layout" svg:width="0.574cm" svg:height="0.567cm" svg:x="15.854cm" svg:y="7.061cm" svg:viewBox="0 0 575 568" svg:d="M287 0c163 0 288 123 288 284 0 160-125 284-288 284s-287-124-287-284c0-161 124-284 287-284zM0 0zM575 568z">
            <text:p/>
          </draw:path>
          <draw:path draw:style-name="gr4" draw:text-style-name="P5" draw:layer="layout" svg:width="0.574cm" svg:height="0.567cm" svg:x="17.003cm" svg:y="7.061cm" svg:viewBox="0 0 575 568" svg:d="M287 0c163 0 287 123 287 284 0 160-124 284-287 284s-287-124-287-284c0-161 124-284 287-284zM0 0zM575 568z">
            <text:p/>
          </draw:path>
          <draw:g>
            <draw:path draw:style-name="gr7" draw:text-style-name="P6" draw:layer="layout" svg:width="0.574cm" svg:height="0.567cm" svg:x="16.429cm" svg:y="5.358cm" svg:viewBox="0 0 575 568" svg:d="M287 0c163 0 287 123 287 284 0 160-124 283-287 283s-287-123-287-283c0-161 124-284 287-284zM0 0zM575 568z">
              <text:p/>
            </draw:path>
            <draw:path draw:style-name="gr9" draw:text-style-name="P7" draw:layer="layout" svg:width="0.153cm" svg:height="0.249cm" svg:x="16.638cm" svg:y="5.514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  <draw:path draw:style-name="gr7" draw:text-style-name="P5" draw:layer="layout" svg:width="0.574cm" svg:height="0.567cm" svg:x="16.429cm" svg:y="5.927cm" svg:viewBox="0 0 575 568" svg:d="M287 0c163 0 287 123 287 284 0 160-124 283-287 283s-287-123-287-283c0-161 124-284 287-284zM0 0zM575 568z">
            <text:p/>
          </draw:path>
        </draw:g>
        <draw:path draw:style-name="gr81" draw:text-style-name="P14" draw:layer="layout" svg:width="0.573cm" svg:height="0cm" svg:x="14.074cm" svg:y="6.549cm" svg:viewBox="0 0 574 0" svg:d="M0 0c191 0 383 0 574 0">
          <text:p/>
        </draw:path>
      </draw:page>
      <draw:page draw:name="page11" draw:style-name="dp1" draw:master-page-name="Default">
        <draw:g>
          <draw:path draw:style-name="gr10" draw:text-style-name="P1" draw:layer="layout" svg:width="2.87cm" svg:height="2.269cm" svg:x="18.152cm" svg:y="5.413cm" svg:viewBox="0 0 2871 2270" svg:d="M0 2270c0-757 0-1513 0-2270 957 0 1914 0 2871 0 0 757 0 1513 0 2270-957 0-1914 0-2871 0z">
            <text:p/>
          </draw:path>
          <draw:path draw:style-name="gr24" draw:text-style-name="P2" draw:layer="layout" svg:width="0.574cm" svg:height="0.567cm" svg:x="18.151cm" svg:y="5.413cm" svg:viewBox="0 0 575 568" svg:d="M287 0c163 0 288 123 288 284 0 160-125 284-288 284s-287-124-287-284c0-161 124-284 287-284zM0 0zM575 568z">
            <text:p/>
          </draw:path>
          <draw:path draw:style-name="gr23" draw:text-style-name="P2" draw:layer="layout" svg:width="0.574cm" svg:height="0.567cm" svg:x="18.726cm" svg:y="5.413cm" svg:viewBox="0 0 575 568" svg:d="M287 0c163 0 287 123 287 284 0 160-124 284-287 284s-287-124-287-284c0-161 124-284 287-284zM0 0zM575 568z">
            <text:p/>
          </draw:path>
          <draw:path draw:style-name="gr23" draw:text-style-name="P2" draw:layer="layout" svg:width="0.574cm" svg:height="0.567cm" svg:x="19.3cm" svg:y="5.413cm" svg:viewBox="0 0 575 568" svg:d="M287 0c163 0 287 123 287 284 0 160-124 284-287 284s-287-124-287-284c0-161 124-284 287-284zM0 0zM575 568z">
            <text:p/>
          </draw:path>
          <draw:path draw:style-name="gr23" draw:text-style-name="P2" draw:layer="layout" svg:width="0.574cm" svg:height="0.567cm" svg:x="20.449cm" svg:y="5.413cm" svg:viewBox="0 0 575 568" svg:d="M287 0c163 0 287 123 287 284 0 160-124 284-287 284s-287-124-287-284c0-161 124-284 287-284zM0 0zM575 568z">
            <text:p/>
          </draw:path>
          <draw:g>
            <draw:path draw:style-name="gr7" draw:text-style-name="P3" draw:layer="layout" svg:width="0.574cm" svg:height="0.567cm" svg:x="20.449cm" svg:y="6.547cm" svg:viewBox="0 0 575 568" svg:d="M287 0c163 0 287 123 287 284 0 160-124 283-287 283s-287-123-287-283c0-161 124-284 287-284zM0 0zM575 568z">
              <text:p/>
            </draw:path>
            <draw:path draw:style-name="gr9" draw:text-style-name="P4" draw:layer="layout" svg:width="0.148cm" svg:height="0.245cm" svg:x="20.667cm" svg:y="6.707cm" svg:viewBox="0 0 149 246" svg:d="M0 246c0-12 0-24 0-36 18 0 36 0 54 0 0-56 0-112 0-168-17 12-35 24-52 37 0-13 0-26 0-39 18-13 36-27 55-40 14 0 27 0 41 0 0 70 0 140 0 210 17 0 34 0 51 0 0 12 0 24 0 36-50 0-99 0-149 0z">
              <text:p/>
            </draw:path>
          </draw:g>
          <draw:path draw:style-name="gr7" draw:text-style-name="P5" draw:layer="layout" svg:width="0.574cm" svg:height="0.567cm" svg:x="18.726cm" svg:y="5.98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3cm" svg:y="5.981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3cm" svg:y="6.548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20.449cm" svg:y="5.981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151cm" svg:y="6.548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726cm" svg:y="6.548cm" svg:viewBox="0 0 575 568" svg:d="M287 0c163 0 287 123 287 284 0 160-124 283-287 283s-287-123-287-283c0-161 124-284 287-284zM0 0zM575 568z">
            <text:p/>
          </draw:path>
          <draw:path draw:style-name="gr8" draw:text-style-name="P5" draw:layer="layout" svg:width="0.574cm" svg:height="0.567cm" svg:x="18.151cm" svg:y="5.981cm" svg:viewBox="0 0 575 568" svg:d="M287 0c163 0 288 123 288 284 0 160-125 283-288 283s-287-123-287-283c0-161 124-284 287-284zM0 0zM575 568z">
            <text:p/>
          </draw:path>
          <draw:path draw:style-name="gr8" draw:text-style-name="P5" draw:layer="layout" svg:width="0.574cm" svg:height="0.567cm" svg:x="19.874cm" svg:y="7.116cm" svg:viewBox="0 0 575 568" svg:d="M287 0c163 0 288 123 288 284 0 160-125 283-288 283s-287-123-287-283c0-161 124-284 287-284zM0 0zM575 568z">
            <text:p/>
          </draw:path>
          <draw:path draw:style-name="gr8" draw:text-style-name="P5" draw:layer="layout" svg:width="0.574cm" svg:height="0.567cm" svg:x="19.874cm" svg:y="6.547cm" svg:viewBox="0 0 575 568" svg:d="M287 0c163 0 288 123 288 284 0 160-125 283-288 283s-287-123-287-283c0-161 124-284 287-284zM0 0zM575 568z">
            <text:p/>
          </draw:path>
          <draw:path draw:style-name="gr8" draw:text-style-name="P5" draw:layer="layout" svg:width="0.574cm" svg:height="0.567cm" svg:x="18.151cm" svg:y="7.116cm" svg:viewBox="0 0 575 568" svg:d="M287 0c163 0 288 123 288 284 0 160-125 283-288 283s-287-123-287-283c0-161 124-284 287-284zM0 0zM575 568z">
            <text:p/>
          </draw:path>
          <draw:path draw:style-name="gr7" draw:text-style-name="P5" draw:layer="layout" svg:width="0.574cm" svg:height="0.567cm" svg:x="18.726cm" svg:y="7.11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19.3cm" svg:y="7.116cm" svg:viewBox="0 0 575 568" svg:d="M287 0c163 0 287 123 287 284 0 160-124 283-287 283s-287-123-287-283c0-161 124-284 287-284zM0 0zM575 568z">
            <text:p/>
          </draw:path>
          <draw:path draw:style-name="gr7" draw:text-style-name="P5" draw:layer="layout" svg:width="0.574cm" svg:height="0.567cm" svg:x="20.449cm" svg:y="7.116cm" svg:viewBox="0 0 575 568" svg:d="M287 0c163 0 287 123 287 284 0 160-124 283-287 283s-287-123-287-283c0-161 124-284 287-284zM0 0zM575 568z">
            <text:p/>
          </draw:path>
          <draw:g>
            <draw:path draw:style-name="gr8" draw:text-style-name="P6" draw:layer="layout" svg:width="0.574cm" svg:height="0.567cm" svg:x="19.874cm" svg:y="5.413cm" svg:viewBox="0 0 575 568" svg:d="M287 0c163 0 288 123 288 284 0 160-125 283-288 283s-287-123-287-283c0-161 124-284 287-284zM0 0zM575 568z">
              <text:p/>
            </draw:path>
            <draw:path draw:style-name="gr11" draw:text-style-name="P7" draw:layer="layout" svg:width="0.153cm" svg:height="0.249cm" svg:x="20.084cm" svg:y="5.569cm" svg:viewBox="0 0 154 250" svg:d="M0 250v-34c6-14 14-28 24-41 11-14 24-28 40-42s26-26 33-35c6-9 9-18 9-27 0-21-10-32-29-32-9 0-16 3-21 9-5 5-9 14-10 25l-44-3c2-23 10-40 23-52 12-12 30-18 52-18 23 0 42 6 54 18 13 12 19 29 19 51 0 12-2 22-6 32-4 9-9 18-15 25-7 8-14 16-22 23-7 6-15 13-22 20-7 6-14 13-20 19-6 7-10 14-13 22h102v40z">
              <text:p/>
            </draw:path>
          </draw:g>
          <draw:path draw:style-name="gr6" draw:text-style-name="P5" draw:layer="layout" svg:width="0.574cm" svg:height="0.567cm" svg:x="19.874cm" svg:y="5.981cm" svg:viewBox="0 0 575 568" svg:d="M287 0c163 0 288 123 288 284 0 160-125 284-288 284s-287-124-287-284c0-161 124-284 287-284zM0 0zM575 568z">
            <text:p/>
          </draw:path>
        </draw:g>
        <draw:path draw:style-name="gr81" draw:text-style-name="P14" draw:layer="layout" svg:width="0.573cm" svg:height="0cm" svg:x="17.521cm" svg:y="6.548cm" svg:viewBox="0 0 574 0" svg:d="M0 0c191 0 383 0 574 0">
          <text:p/>
        </draw:path>
        <draw:g>
          <draw:g>
            <draw:path draw:style-name="gr85" draw:text-style-name="P17" draw:layer="layout" svg:width="3.83cm" svg:height="0.331cm" svg:x="15.351cm" svg:y="8.689cm" svg:viewBox="0 0 3831 332" svg:d="M81 332c1223 0 2446 0 3668 0 41 0 82-55 82-111 0-37 0-73 0-110 0-55-41-111-82-111-1222 0-2445 0-3668 0-41 0-81 56-81 111 0 37 0 73 0 110 0 56 40 111 81 111z">
              <text:p/>
            </draw:path>
            <draw:g>
              <draw:path draw:style-name="gr86" draw:text-style-name="P18" draw:layer="layout" svg:width="0.166cm" svg:height="0.114cm" svg:x="16.219cm" svg:y="8.814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86" draw:text-style-name="P18" draw:layer="layout" svg:width="0.116cm" svg:height="0.116cm" svg:x="16.41cm" svg:y="8.814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86" draw:text-style-name="P18" draw:layer="layout" svg:width="0.117cm" svg:height="0.112cm" svg:x="16.537cm" svg:y="8.816cm" svg:viewBox="0 0 118 113" svg:d="M46 113l-46-113h32l21 57 6 20c2-5 3-8 3-10 1-3 2-6 4-10l21-57h31l-45 113z">
                <text:p/>
              </draw:path>
              <draw:path draw:style-name="gr86" draw:text-style-name="P18" draw:layer="layout" svg:width="0.105cm" svg:height="0.117cm" svg:x="16.665cm" svg:y="8.81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6" draw:text-style-name="P18" draw:layer="layout" svg:width="0.058cm" svg:height="0.029cm" svg:x="16.792cm" svg:y="8.857cm" svg:viewBox="0 0 59 30" svg:d="M0 30c0-10 0-20 0-30 20 0 39 0 59 0 0 10 0 20 0 30-20 0-39 0-59 0z">
                <text:p/>
              </draw:path>
              <draw:path draw:style-name="gr86" draw:text-style-name="P18" draw:layer="layout" svg:width="0.116cm" svg:height="0.116cm" svg:x="16.862cm" svg:y="8.814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86" draw:text-style-name="P18" draw:layer="layout" svg:width="0.11cm" svg:height="0.157cm" svg:x="16.997cm" svg:y="8.77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6" draw:text-style-name="P18" draw:layer="layout" svg:width="0.11cm" svg:height="0.157cm" svg:x="17.13cm" svg:y="8.77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86" draw:text-style-name="P18" draw:layer="layout" svg:width="0.058cm" svg:height="0.029cm" svg:x="17.268cm" svg:y="8.857cm" svg:viewBox="0 0 59 30" svg:d="M0 30c0-10 0-20 0-30 20 0 39 0 59 0 0 10 0 20 0 30-20 0-39 0-59 0z">
                <text:p/>
              </draw:path>
              <draw:path draw:style-name="gr86" draw:text-style-name="P18" draw:layer="layout" svg:width="0.11cm" svg:height="0.157cm" svg:x="17.345cm" svg:y="8.814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6" draw:text-style-name="P18" draw:layer="layout" svg:width="0.029cm" svg:height="0.154cm" svg:x="17.48cm" svg:y="8.773cm" svg:viewBox="0 0 30 155" svg:d="M0 28c0-10 0-19 0-28 10 0 20 0 30 0 0 9 0 18 0 28-10 0-20 0-30 0zM0 155c0-37 0-75 0-112 10 0 20 0 30 0 0 37 0 75 0 112-10 0-20 0-30 0z">
                <text:p/>
              </draw:path>
              <draw:path draw:style-name="gr86" draw:text-style-name="P18" draw:layer="layout" svg:width="0.105cm" svg:height="0.117cm" svg:x="17.533cm" svg:y="8.81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6" draw:text-style-name="P18" draw:layer="layout" svg:width="0.106cm" svg:height="0.117cm" svg:x="17.657cm" svg:y="8.814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86" draw:text-style-name="P18" draw:layer="layout" svg:width="0.105cm" svg:height="0.117cm" svg:x="17.777cm" svg:y="8.81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6" draw:text-style-name="P18" draw:layer="layout" svg:width="0.058cm" svg:height="0.029cm" svg:x="17.904cm" svg:y="8.857cm" svg:viewBox="0 0 59 30" svg:d="M0 30c0-10 0-20 0-30 20 0 39 0 59 0 0 10 0 20 0 30-20 0-39 0-59 0z">
                <text:p/>
              </draw:path>
              <draw:path draw:style-name="gr86" draw:text-style-name="P18" draw:layer="layout" svg:width="0.073cm" svg:height="0.114cm" svg:x="17.981cm" svg:y="8.814cm" svg:viewBox="0 0 74 115" svg:d="M30 115h-30v-112h28v16c5-8 9-13 13-15 4-3 8-4 13-4 7 0 13 2 20 6l-10 26c-5-4-9-5-14-5-4 0-8 1-11 3-2 2-5 7-6 13-2 6-3 18-3 37z">
                <text:p/>
              </draw:path>
              <draw:path draw:style-name="gr86" draw:text-style-name="P18" draw:layer="layout" svg:width="0.029cm" svg:height="0.154cm" svg:x="18.068cm" svg:y="8.773cm" svg:viewBox="0 0 30 155" svg:d="M0 28c0-10 0-19 0-28 10 0 20 0 30 0 0 9 0 18 0 28-10 0-20 0-30 0zM0 155c0-37 0-75 0-112 10 0 20 0 30 0 0 37 0 75 0 112-10 0-20 0-30 0z">
                <text:p/>
              </draw:path>
              <draw:path draw:style-name="gr86" draw:text-style-name="P18" draw:layer="layout" svg:width="0.11cm" svg:height="0.16cm" svg:x="18.123cm" svg:y="8.814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86" draw:text-style-name="P18" draw:layer="layout" svg:width="0.103cm" svg:height="0.154cm" svg:x="18.264cm" svg:y="8.773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86" draw:text-style-name="P18" draw:layer="layout" svg:width="0.066cm" svg:height="0.154cm" svg:x="18.385cm" svg:y="8.777cm" svg:viewBox="0 0 67 155" svg:d="M65 40v23h-21v46c0 9 0 14 1 16 0 1 1 3 2 4 2 1 3 1 5 1 3 0 7-1 12-3l3 23c-7 3-15 5-24 5-5 0-10-1-14-3-5-2-8-4-10-7s-3-7-4-12c-1-3-1-10-1-21v-49h-14v-23h14v-23l30-17v40z">
                <text:p/>
              </draw:path>
            </draw:g>
            <draw:g>
              <draw:path draw:style-name="gr87" draw:text-style-name="P19" draw:layer="layout" svg:width="0.11cm" svg:height="0.157cm" svg:x="15.401cm" svg:y="9.173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7" draw:text-style-name="P19" draw:layer="layout" svg:width="0.106cm" svg:height="0.117cm" svg:x="15.528cm" svg:y="9.173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073cm" svg:height="0.114cm" svg:x="15.656cm" svg:y="9.173cm" svg:viewBox="0 0 74 115" svg:d="M30 115h-30v-112h28v16c5-8 9-13 13-15 4-3 8-4 13-4 7 0 13 2 20 6l-10 26c-5-4-9-5-14-5-4 0-8 1-11 3-2 2-5 7-6 13-2 6-3 18-3 37z">
                <text:p/>
              </draw:path>
              <draw:path draw:style-name="gr87" draw:text-style-name="P19" draw:layer="layout" svg:width="0.106cm" svg:height="0.117cm" svg:x="15.736cm" svg:y="9.173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166cm" svg:height="0.114cm" svg:x="15.863cm" svg:y="9.173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87" draw:text-style-name="P19" draw:layer="layout" svg:width="0.105cm" svg:height="0.116cm" svg:x="16.051cm" svg:y="9.173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87" draw:text-style-name="P19" draw:layer="layout" svg:width="0.029cm" svg:height="0.111cm" svg:x="16.189cm" svg:y="9.175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88" draw:text-style-name="P20" draw:layer="layout" svg:width="0.123cm" svg:height="0.154cm" svg:x="15.391cm" svg:y="9.353cm" svg:viewBox="0 0 124 155" svg:d="M52 155c0-45 0-91 0-137-18 0-35 0-52 0 0-6 0-12 0-18 41 0 83 0 124 0 0 6 0 12 0 18-17 0-34 0-52 0 0 46 0 92 0 137-6 0-13 0-20 0z">
                <text:p/>
              </draw:path>
              <draw:path draw:style-name="gr88" draw:text-style-name="P20" draw:layer="layout" svg:width="0.105cm" svg:height="0.116cm" svg:x="15.503cm" svg:y="9.39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8" draw:text-style-name="P20" draw:layer="layout" svg:width="0.093cm" svg:height="0.154cm" svg:x="15.633cm" svg:y="9.35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88" draw:text-style-name="P20" draw:layer="layout" svg:width="0.104cm" svg:height="0.117cm" svg:x="15.736cm" svg:y="9.3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8" draw:text-style-name="P20" draw:layer="layout" svg:width="0.091cm" svg:height="0.114cm" svg:x="15.864cm" svg:y="9.3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88" draw:text-style-name="P20" draw:layer="layout" svg:width="0.022cm" svg:height="0.051cm" svg:x="15.99cm" svg:y="9.486cm" svg:viewBox="0 0 23 52" svg:d="M1 22v-22h22v22c0 8-1 14-4 19s-7 9-14 11l-5-8c4-2 7-4 9-8 2-3 3-8 3-14z">
                <text:p/>
              </draw:path>
              <draw:path draw:style-name="gr88" draw:text-style-name="P20" draw:layer="layout" svg:width="0.124cm" svg:height="0.159cm" svg:x="16.106cm" svg:y="9.35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88" draw:text-style-name="P20" draw:layer="layout" svg:width="0.105cm" svg:height="0.116cm" svg:x="16.25cm" svg:y="9.39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8" draw:text-style-name="P20" draw:layer="layout" svg:width="0.091cm" svg:height="0.114cm" svg:x="16.378cm" svg:y="9.39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88" draw:text-style-name="P20" draw:layer="layout" svg:width="0.061cm" svg:height="0.114cm" svg:x="16.5cm" svg:y="9.393cm" svg:viewBox="0 0 62 115" svg:d="M0 115v-112h17v17c5-8 9-14 13-16 3-3 7-4 12-4 6 0 13 2 20 6l-7 18c-5-3-9-4-14-4-4 0-8 1-11 3-4 3-6 6-8 11-2 7-3 14-3 22v59z">
                <text:p/>
              </draw:path>
              <draw:path draw:style-name="gr88" draw:text-style-name="P20" draw:layer="layout" svg:width="0.098cm" svg:height="0.117cm" svg:x="16.569cm" svg:y="9.39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88" draw:text-style-name="P20" draw:layer="layout" svg:width="0.104cm" svg:height="0.117cm" svg:x="16.678cm" svg:y="9.3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8" draw:text-style-name="P20" draw:layer="layout" svg:width="0.022cm" svg:height="0.051cm" svg:x="16.81cm" svg:y="9.486cm" svg:viewBox="0 0 23 52" svg:d="M1 22v-22h22v22c0 8-1 14-4 19s-7 9-14 11l-5-8c4-2 7-4 9-8 2-3 3-8 3-14z">
                <text:p/>
              </draw:path>
              <draw:path draw:style-name="gr88" draw:text-style-name="P20" draw:layer="layout" svg:width="0.129cm" svg:height="0.154cm" svg:x="16.933cm" svg:y="9.35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88" draw:text-style-name="P20" draw:layer="layout" svg:width="0.104cm" svg:height="0.117cm" svg:x="17.083cm" svg:y="9.3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88" draw:text-style-name="P20" draw:layer="layout" svg:width="0.093cm" svg:height="0.117cm" svg:x="17.203cm" svg:y="9.39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88" draw:text-style-name="P20" draw:layer="layout" svg:width="0.054cm" svg:height="0.152cm" svg:x="17.31cm" svg:y="9.35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88" draw:text-style-name="P20" draw:layer="layout" svg:width="0.018cm" svg:height="0.154cm" svg:x="17.383cm" svg:y="9.353cm" svg:viewBox="0 0 19 155" svg:d="M0 22c0-7 0-15 0-22 6 0 13 0 19 0 0 7 0 15 0 22-6 0-13 0-19 0zM0 155c0-37 0-75 0-112 6 0 13 0 19 0 0 37 0 75 0 112-6 0-13 0-19 0z">
                <text:p/>
              </draw:path>
              <draw:path draw:style-name="gr88" draw:text-style-name="P20" draw:layer="layout" svg:width="0.091cm" svg:height="0.114cm" svg:x="17.431cm" svg:y="9.3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88" draw:text-style-name="P20" draw:layer="layout" svg:width="0.104cm" svg:height="0.116cm" svg:x="17.546cm" svg:y="9.39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88" draw:text-style-name="P20" draw:layer="layout" svg:width="0.054cm" svg:height="0.152cm" svg:x="17.664cm" svg:y="9.35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88" draw:text-style-name="P20" draw:layer="layout" svg:width="0.018cm" svg:height="0.154cm" svg:x="17.737cm" svg:y="9.353cm" svg:viewBox="0 0 19 155" svg:d="M0 22c0-7 0-15 0-22 6 0 13 0 19 0 0 7 0 15 0 22-6 0-13 0-19 0zM0 155c0-37 0-75 0-112 6 0 13 0 19 0 0 37 0 75 0 112-6 0-13 0-19 0z">
                <text:p/>
              </draw:path>
              <draw:path draw:style-name="gr88" draw:text-style-name="P20" draw:layer="layout" svg:width="0.105cm" svg:height="0.116cm" svg:x="17.778cm" svg:y="9.39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88" draw:text-style-name="P20" draw:layer="layout" svg:width="0.091cm" svg:height="0.114cm" svg:x="17.907cm" svg:y="9.393cm" svg:viewBox="0 0 92 115" svg:d="M0 115v-112h17v16c9-13 21-19 37-19 6 0 13 1 18 4 6 2 10 5 13 9s5 9 6 14c1 4 1 10 1 19v69h-19v-68c0-8-1-14-2-18-2-4-4-7-8-9s-8-3-14-3c-8 0-15 2-21 7s-9 15-9 30v61z">
                <text:p/>
              </draw:path>
            </draw:g>
            <draw:g>
              <draw:path draw:style-name="gr89" draw:text-style-name="P19" draw:layer="layout" svg:width="0.11cm" svg:height="0.157cm" svg:x="15.401cm" svg:y="9.772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9" draw:text-style-name="P19" draw:layer="layout" svg:width="0.073cm" svg:height="0.114cm" svg:x="15.534cm" svg:y="9.772cm" svg:viewBox="0 0 74 115" svg:d="M30 115h-30v-112h28v16c5-8 9-13 13-15 4-3 8-4 13-4 7 0 13 2 20 6l-10 26c-5-4-9-5-14-5-4 0-8 1-11 3-2 2-5 7-6 13-2 6-3 18-3 37z">
                <text:p/>
              </draw:path>
              <draw:path draw:style-name="gr89" draw:text-style-name="P19" draw:layer="layout" svg:width="0.105cm" svg:height="0.117cm" svg:x="15.613cm" svg:y="9.772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9" draw:text-style-name="P19" draw:layer="layout" svg:width="0.029cm" svg:height="0.111cm" svg:x="15.749cm" svg:y="9.774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0" draw:text-style-name="P20" draw:layer="layout" svg:width="0.104cm" svg:height="0.116cm" svg:x="15.394cm" svg:y="9.99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0" draw:text-style-name="P20" draw:layer="layout" svg:width="0.054cm" svg:height="0.152cm" svg:x="15.512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051cm" svg:height="0.203cm" svg:x="15.583cm" svg:y="9.95cm" svg:viewBox="0 0 52 204" svg:d="M38 204c-11-14-20-29-27-47s-11-36-11-55c0-17 3-33 8-49 7-17 17-35 30-53h14c-9 15-15 25-17 31-5 10-8 20-11 31-3 13-4 26-4 40 0 34 10 68 32 102z">
                <text:p/>
              </draw:path>
              <draw:path draw:style-name="gr90" draw:text-style-name="P20" draw:layer="layout" svg:width="0.123cm" svg:height="0.154cm" svg:x="15.649cm" svg:y="9.953cm" svg:viewBox="0 0 124 155" svg:d="M52 155c0-45 0-91 0-137-18 0-35 0-52 0 0-6 0-12 0-18 41 0 83 0 124 0 0 6 0 12 0 18-17 0-34 0-52 0 0 46 0 92 0 137-6 0-13 0-20 0z">
                <text:p/>
              </draw:path>
              <draw:path draw:style-name="gr90" draw:text-style-name="P20" draw:layer="layout" svg:width="0.105cm" svg:height="0.116cm" svg:x="15.762cm" svg:y="9.99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0" draw:text-style-name="P20" draw:layer="layout" svg:width="0.093cm" svg:height="0.154cm" svg:x="15.891cm" svg:y="9.952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0" draw:text-style-name="P20" draw:layer="layout" svg:width="0.104cm" svg:height="0.117cm" svg:x="15.994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091cm" svg:height="0.114cm" svg:x="16.122cm" svg:y="9.9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0" draw:text-style-name="P20" draw:layer="layout" svg:width="0.022cm" svg:height="0.051cm" svg:x="16.248cm" svg:y="10.086cm" svg:viewBox="0 0 23 52" svg:d="M1 22v-22h22v22c0 8-1 14-4 19s-7 9-14 11l-5-8c4-2 7-4 9-8 2-3 3-8 3-14z">
                <text:p/>
              </draw:path>
              <draw:path draw:style-name="gr90" draw:text-style-name="P20" draw:layer="layout" svg:width="0.124cm" svg:height="0.159cm" svg:x="16.302cm" svg:y="9.95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0" draw:text-style-name="P20" draw:layer="layout" svg:width="0.105cm" svg:height="0.116cm" svg:x="16.446cm" svg:y="9.99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0" draw:text-style-name="P20" draw:layer="layout" svg:width="0.091cm" svg:height="0.114cm" svg:x="16.574cm" svg:y="9.99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0" draw:text-style-name="P20" draw:layer="layout" svg:width="0.061cm" svg:height="0.114cm" svg:x="16.696cm" svg:y="9.993cm" svg:viewBox="0 0 62 115" svg:d="M0 115v-112h17v17c5-8 9-14 13-16 3-3 7-4 12-4 6 0 13 2 20 6l-7 18c-5-3-9-4-14-4-4 0-8 1-11 3-4 3-6 6-8 11-2 7-3 14-3 22v59z">
                <text:p/>
              </draw:path>
              <draw:path draw:style-name="gr90" draw:text-style-name="P20" draw:layer="layout" svg:width="0.098cm" svg:height="0.117cm" svg:x="16.765cm" svg:y="9.99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0" draw:text-style-name="P20" draw:layer="layout" svg:width="0.104cm" svg:height="0.117cm" svg:x="16.874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051cm" svg:height="0.203cm" svg:x="17.001cm" svg:y="9.95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0" draw:text-style-name="P20" draw:layer="layout" svg:width="0.022cm" svg:height="0.051cm" svg:x="17.081cm" svg:y="10.086cm" svg:viewBox="0 0 23 52" svg:d="M1 22v-22h22v22c0 8-1 14-4 19s-7 9-14 11l-5-8c4-2 7-4 9-8 2-3 3-8 3-14z">
                <text:p/>
              </draw:path>
              <draw:path draw:style-name="gr90" draw:text-style-name="P20" draw:layer="layout" svg:width="0.104cm" svg:height="0.117cm" svg:x="17.195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153cm" svg:height="0.114cm" svg:x="17.323cm" svg:y="9.993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0" draw:text-style-name="P20" draw:layer="layout" svg:width="0.098cm" svg:height="0.157cm" svg:x="17.508cm" svg:y="9.993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0" draw:text-style-name="P20" draw:layer="layout" svg:width="0.054cm" svg:height="0.152cm" svg:x="17.619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103cm" svg:height="0.157cm" svg:x="17.681cm" svg:y="9.996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0" draw:text-style-name="P20" draw:layer="layout" svg:width="0.051cm" svg:height="0.203cm" svg:x="17.8cm" svg:y="9.95cm" svg:viewBox="0 0 52 204" svg:d="M38 204c-11-14-20-29-27-47s-11-36-11-55c0-17 3-33 8-49 7-17 17-35 30-53h14c-9 15-15 25-17 31-5 10-8 20-11 31-3 13-4 26-4 40 0 34 10 68 32 102z">
                <text:p/>
              </draw:path>
              <draw:path draw:style-name="gr90" draw:text-style-name="P20" draw:layer="layout" svg:width="0.129cm" svg:height="0.154cm" svg:x="17.878cm" svg:y="9.95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0" draw:text-style-name="P20" draw:layer="layout" svg:width="0.104cm" svg:height="0.117cm" svg:x="18.027cm" svg:y="9.99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0" draw:text-style-name="P20" draw:layer="layout" svg:width="0.093cm" svg:height="0.117cm" svg:x="18.148cm" svg:y="9.99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0" draw:text-style-name="P20" draw:layer="layout" svg:width="0.054cm" svg:height="0.152cm" svg:x="18.255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018cm" svg:height="0.154cm" svg:x="18.328cm" svg:y="9.953cm" svg:viewBox="0 0 19 155" svg:d="M0 22c0-7 0-15 0-22 6 0 13 0 19 0 0 7 0 15 0 22-6 0-13 0-19 0zM0 155c0-37 0-75 0-112 6 0 13 0 19 0 0 37 0 75 0 112-6 0-13 0-19 0z">
                <text:p/>
              </draw:path>
              <draw:path draw:style-name="gr90" draw:text-style-name="P20" draw:layer="layout" svg:width="0.091cm" svg:height="0.114cm" svg:x="18.375cm" svg:y="9.9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0" draw:text-style-name="P20" draw:layer="layout" svg:width="0.104cm" svg:height="0.116cm" svg:x="18.491cm" svg:y="9.993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0" draw:text-style-name="P20" draw:layer="layout" svg:width="0.054cm" svg:height="0.152cm" svg:x="18.609cm" svg:y="9.956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0" draw:text-style-name="P20" draw:layer="layout" svg:width="0.018cm" svg:height="0.154cm" svg:x="18.682cm" svg:y="9.953cm" svg:viewBox="0 0 19 155" svg:d="M0 22c0-7 0-15 0-22 6 0 13 0 19 0 0 7 0 15 0 22-6 0-13 0-19 0zM0 155c0-37 0-75 0-112 6 0 13 0 19 0 0 37 0 75 0 112-6 0-13 0-19 0z">
                <text:p/>
              </draw:path>
              <draw:path draw:style-name="gr90" draw:text-style-name="P20" draw:layer="layout" svg:width="0.105cm" svg:height="0.116cm" svg:x="18.722cm" svg:y="9.993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0" draw:text-style-name="P20" draw:layer="layout" svg:width="0.091cm" svg:height="0.114cm" svg:x="18.852cm" svg:y="9.99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0" draw:text-style-name="P20" draw:layer="layout" svg:width="0.051cm" svg:height="0.203cm" svg:x="18.973cm" svg:y="9.95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0" draw:text-style-name="P20" draw:layer="layout" svg:width="0.022cm" svg:height="0.051cm" svg:x="19.051cm" svg:y="10.086cm" svg:viewBox="0 0 23 52" svg:d="M1 22v-22h22v22c0 8-1 14-4 19s-7 9-14 11l-5-8c4-2 7-4 9-8 2-3 3-8 3-14z">
                <text:p/>
              </draw:path>
            </draw:g>
            <draw:g>
              <draw:path draw:style-name="gr91" draw:text-style-name="P20" draw:layer="layout" svg:width="0.105cm" svg:height="0.116cm" svg:x="15.393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8cm" svg:height="0.157cm" svg:x="15.515cm" svg:y="10.173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1" draw:text-style-name="P20" draw:layer="layout" svg:width="0.098cm" svg:height="0.157cm" svg:x="15.637cm" svg:y="10.173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91" draw:text-style-name="P20" draw:layer="layout" svg:width="0.051cm" svg:height="0.203cm" svg:x="15.765cm" svg:y="10.17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1" draw:text-style-name="P20" draw:layer="layout" svg:width="0.123cm" svg:height="0.154cm" svg:x="15.831cm" svg:y="10.173cm" svg:viewBox="0 0 124 155" svg:d="M52 155c0-45 0-91 0-137-18 0-35 0-52 0 0-6 0-12 0-18 41 0 83 0 124 0 0 6 0 12 0 18-17 0-34 0-52 0 0 46 0 92 0 137-6 0-13 0-20 0z">
                <text:p/>
              </draw:path>
              <draw:path draw:style-name="gr91" draw:text-style-name="P20" draw:layer="layout" svg:width="0.105cm" svg:height="0.116cm" svg:x="15.943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3cm" svg:height="0.154cm" svg:x="16.073cm" svg:y="10.173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1" draw:text-style-name="P20" draw:layer="layout" svg:width="0.104cm" svg:height="0.117cm" svg:x="16.176cm" svg:y="10.21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1" draw:text-style-name="P20" draw:layer="layout" svg:width="0.091cm" svg:height="0.114cm" svg:x="16.304cm" svg:y="10.21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1" draw:text-style-name="P20" draw:layer="layout" svg:width="0.051cm" svg:height="0.203cm" svg:x="16.425cm" svg:y="10.171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1" draw:text-style-name="P20" draw:layer="layout" svg:width="0.022cm" svg:height="0.051cm" svg:x="16.504cm" svg:y="10.307cm" svg:viewBox="0 0 23 52" svg:d="M1 22v-22h22v22c0 8-1 14-4 19s-7 9-14 11l-5-8c4-2 7-4 9-8 2-3 3-8 3-14z">
                <text:p/>
              </draw:path>
              <draw:path draw:style-name="gr91" draw:text-style-name="P20" draw:layer="layout" svg:width="0.061cm" svg:height="0.114cm" svg:x="16.624cm" svg:y="10.213cm" svg:viewBox="0 0 62 115" svg:d="M0 115v-112h17v17c5-8 9-14 13-16 3-3 7-4 12-4 6 0 13 2 20 6l-7 18c-5-3-9-4-14-4-4 0-8 1-11 3-4 3-6 6-8 11-2 7-3 14-3 22v59z">
                <text:p/>
              </draw:path>
              <draw:path draw:style-name="gr91" draw:text-style-name="P20" draw:layer="layout" svg:width="0.018cm" svg:height="0.154cm" svg:x="16.699cm" svg:y="10.173cm" svg:viewBox="0 0 19 155" svg:d="M0 22c0-7 0-15 0-22 6 0 13 0 19 0 0 7 0 15 0 22-6 0-13 0-19 0zM0 155c0-37 0-75 0-112 6 0 13 0 19 0 0 37 0 75 0 112-6 0-13 0-19 0z">
                <text:p/>
              </draw:path>
              <draw:path draw:style-name="gr91" draw:text-style-name="P20" draw:layer="layout" svg:width="0.099cm" svg:height="0.16cm" svg:x="16.739cm" svg:y="10.213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91" draw:text-style-name="P20" draw:layer="layout" svg:width="0.092cm" svg:height="0.154cm" svg:x="16.869cm" svg:y="10.173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91" draw:text-style-name="P20" draw:layer="layout" svg:width="0.054cm" svg:height="0.152cm" svg:x="16.98cm" svg:y="10.17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1" draw:text-style-name="P20" draw:layer="layout" svg:width="0.051cm" svg:height="0.203cm" svg:x="17.052cm" svg:y="10.171cm" svg:viewBox="0 0 52 204" svg:d="M38 204c-11-14-20-29-27-47s-11-36-11-55c0-17 3-33 8-49 7-17 17-35 30-53h14c-9 15-15 25-17 31-5 10-8 20-11 31-3 13-4 26-4 40 0 34 10 68 32 102z">
                <text:p/>
              </draw:path>
              <draw:path draw:style-name="gr91" draw:text-style-name="P20" draw:layer="layout" svg:width="0.124cm" svg:height="0.159cm" svg:x="17.122cm" svg:y="10.171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1" draw:text-style-name="P20" draw:layer="layout" svg:width="0.105cm" svg:height="0.116cm" svg:x="17.266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1cm" svg:height="0.114cm" svg:x="17.395cm" svg:y="10.216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1" draw:text-style-name="P20" draw:layer="layout" svg:width="0.061cm" svg:height="0.114cm" svg:x="17.517cm" svg:y="10.213cm" svg:viewBox="0 0 62 115" svg:d="M0 115v-112h17v17c5-8 9-14 13-16 3-3 7-4 12-4 6 0 13 2 20 6l-7 18c-5-3-9-4-14-4-4 0-8 1-11 3-4 3-6 6-8 11-2 7-3 14-3 22v59z">
                <text:p/>
              </draw:path>
              <draw:path draw:style-name="gr91" draw:text-style-name="P20" draw:layer="layout" svg:width="0.098cm" svg:height="0.117cm" svg:x="17.585cm" svg:y="10.213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1" draw:text-style-name="P20" draw:layer="layout" svg:width="0.104cm" svg:height="0.117cm" svg:x="17.694cm" svg:y="10.21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1" draw:text-style-name="P20" draw:layer="layout" svg:width="0.022cm" svg:height="0.051cm" svg:x="17.827cm" svg:y="10.307cm" svg:viewBox="0 0 23 52" svg:d="M1 22v-22h22v22c0 8-1 14-4 19s-7 9-14 11l-5-8c4-2 7-4 9-8 2-3 3-8 3-14z">
                <text:p/>
              </draw:path>
              <draw:path draw:style-name="gr91" draw:text-style-name="P20" draw:layer="layout" svg:width="0.129cm" svg:height="0.154cm" svg:x="17.887cm" svg:y="10.173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1" draw:text-style-name="P20" draw:layer="layout" svg:width="0.104cm" svg:height="0.117cm" svg:x="18.037cm" svg:y="10.213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1" draw:text-style-name="P20" draw:layer="layout" svg:width="0.093cm" svg:height="0.117cm" svg:x="18.158cm" svg:y="10.213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1" draw:text-style-name="P20" draw:layer="layout" svg:width="0.054cm" svg:height="0.152cm" svg:x="18.264cm" svg:y="10.17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1" draw:text-style-name="P20" draw:layer="layout" svg:width="0.018cm" svg:height="0.154cm" svg:x="18.338cm" svg:y="10.173cm" svg:viewBox="0 0 19 155" svg:d="M0 22c0-7 0-15 0-22 6 0 13 0 19 0 0 7 0 15 0 22-6 0-13 0-19 0zM0 155c0-37 0-75 0-112 6 0 13 0 19 0 0 37 0 75 0 112-6 0-13 0-19 0z">
                <text:p/>
              </draw:path>
              <draw:path draw:style-name="gr91" draw:text-style-name="P20" draw:layer="layout" svg:width="0.091cm" svg:height="0.114cm" svg:x="18.385cm" svg:y="10.21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1" draw:text-style-name="P20" draw:layer="layout" svg:width="0.104cm" svg:height="0.116cm" svg:x="18.501cm" svg:y="10.214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1" draw:text-style-name="P20" draw:layer="layout" svg:width="0.054cm" svg:height="0.152cm" svg:x="18.618cm" svg:y="10.177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1" draw:text-style-name="P20" draw:layer="layout" svg:width="0.018cm" svg:height="0.154cm" svg:x="18.691cm" svg:y="10.173cm" svg:viewBox="0 0 19 155" svg:d="M0 22c0-7 0-15 0-22 6 0 13 0 19 0 0 7 0 15 0 22-6 0-13 0-19 0zM0 155c0-37 0-75 0-112 6 0 13 0 19 0 0 37 0 75 0 112-6 0-13 0-19 0z">
                <text:p/>
              </draw:path>
              <draw:path draw:style-name="gr91" draw:text-style-name="P20" draw:layer="layout" svg:width="0.105cm" svg:height="0.116cm" svg:x="18.732cm" svg:y="10.214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1" draw:text-style-name="P20" draw:layer="layout" svg:width="0.091cm" svg:height="0.114cm" svg:x="18.861cm" svg:y="10.213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1" draw:text-style-name="P20" draw:layer="layout" svg:width="0.051cm" svg:height="0.203cm" svg:x="18.982cm" svg:y="10.171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2" draw:text-style-name="P19" draw:layer="layout" svg:width="0.106cm" svg:height="0.117cm" svg:x="15.394cm" svg:y="10.591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92" draw:text-style-name="P19" draw:layer="layout" svg:width="0.11cm" svg:height="0.157cm" svg:x="15.517cm" svg:y="10.551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11cm" svg:height="0.157cm" svg:x="15.651cm" svg:y="10.551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029cm" svg:height="0.111cm" svg:x="15.797cm" svg:y="10.594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93" draw:text-style-name="P20" draw:layer="layout" svg:width="0.104cm" svg:height="0.116cm" svg:x="15.394cm" svg:y="10.81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5.512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51cm" svg:height="0.203cm" svg:x="15.583cm" svg:y="10.76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3cm" svg:height="0.154cm" svg:x="15.649cm" svg:y="10.772cm" svg:viewBox="0 0 124 155" svg:d="M52 155c0-45 0-91 0-137-18 0-35 0-52 0 0-6 0-12 0-18 41 0 83 0 124 0 0 6 0 12 0 18-17 0-34 0-52 0 0 46 0 92 0 137-6 0-13 0-20 0z">
                <text:p/>
              </draw:path>
              <draw:path draw:style-name="gr93" draw:text-style-name="P20" draw:layer="layout" svg:width="0.105cm" svg:height="0.116cm" svg:x="15.762cm" svg:y="10.81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3cm" svg:height="0.154cm" svg:x="15.891cm" svg:y="10.772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3" draw:text-style-name="P20" draw:layer="layout" svg:width="0.104cm" svg:height="0.117cm" svg:x="15.994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1cm" svg:height="0.114cm" svg:x="16.122cm" svg:y="10.81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22cm" svg:height="0.051cm" svg:x="16.248cm" svg:y="10.905cm" svg:viewBox="0 0 23 52" svg:d="M1 22v-22h22v22c0 8-1 14-4 19s-7 9-14 11l-5-8c4-2 7-4 9-8 2-3 3-8 3-14z">
                <text:p/>
              </draw:path>
              <draw:path draw:style-name="gr93" draw:text-style-name="P20" draw:layer="layout" svg:width="0.129cm" svg:height="0.154cm" svg:x="16.309cm" svg:y="10.772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3" draw:text-style-name="P20" draw:layer="layout" svg:width="0.104cm" svg:height="0.117cm" svg:x="16.458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3cm" svg:height="0.117cm" svg:x="16.579cm" svg:y="10.812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3" draw:text-style-name="P20" draw:layer="layout" svg:width="0.054cm" svg:height="0.152cm" svg:x="16.686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6.759cm" svg:y="10.772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091cm" svg:height="0.114cm" svg:x="16.807cm" svg:y="10.81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104cm" svg:height="0.116cm" svg:x="16.922cm" svg:y="10.812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7.04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7.113cm" svg:y="10.772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105cm" svg:height="0.116cm" svg:x="17.154cm" svg:y="10.81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7.283cm" svg:y="10.812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51cm" svg:height="0.203cm" svg:x="17.404cm" svg:y="10.769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0" draw:layer="layout" svg:width="0.022cm" svg:height="0.051cm" svg:x="17.483cm" svg:y="10.905cm" svg:viewBox="0 0 23 52" svg:d="M1 22v-22h22v22c0 8-1 14-4 19s-7 9-14 11l-5-8c4-2 7-4 9-8 2-3 3-8 3-14z">
                <text:p/>
              </draw:path>
              <draw:path draw:style-name="gr93" draw:text-style-name="P20" draw:layer="layout" svg:width="0.104cm" svg:height="0.117cm" svg:x="17.597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153cm" svg:height="0.114cm" svg:x="17.725cm" svg:y="10.812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3" draw:text-style-name="P20" draw:layer="layout" svg:width="0.098cm" svg:height="0.157cm" svg:x="17.909cm" svg:y="10.812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3" draw:text-style-name="P20" draw:layer="layout" svg:width="0.054cm" svg:height="0.152cm" svg:x="18.021cm" svg:y="10.775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103cm" svg:height="0.157cm" svg:x="18.083cm" svg:y="10.815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3" draw:text-style-name="P20" draw:layer="layout" svg:width="0.051cm" svg:height="0.203cm" svg:x="18.202cm" svg:y="10.769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4cm" svg:height="0.159cm" svg:x="18.273cm" svg:y="10.769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3" draw:text-style-name="P20" draw:layer="layout" svg:width="0.105cm" svg:height="0.116cm" svg:x="18.416cm" svg:y="10.812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8.545cm" svg:y="10.815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3" draw:text-style-name="P20" draw:layer="layout" svg:width="0.061cm" svg:height="0.114cm" svg:x="18.667cm" svg:y="10.812cm" svg:viewBox="0 0 62 115" svg:d="M0 115v-112h17v17c5-8 9-14 13-16 3-3 7-4 12-4 6 0 13 2 20 6l-7 18c-5-3-9-4-14-4-4 0-8 1-11 3-4 3-6 6-8 11-2 7-3 14-3 22v59z">
                <text:p/>
              </draw:path>
              <draw:path draw:style-name="gr93" draw:text-style-name="P20" draw:layer="layout" svg:width="0.098cm" svg:height="0.117cm" svg:x="18.736cm" svg:y="10.812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3" draw:text-style-name="P20" draw:layer="layout" svg:width="0.104cm" svg:height="0.117cm" svg:x="18.845cm" svg:y="10.812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51cm" svg:height="0.203cm" svg:x="18.973cm" svg:y="10.769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4" draw:text-style-name="P19" draw:layer="layout" svg:width="0.11cm" svg:height="0.157cm" svg:x="15.395cm" svg:y="11.15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4" draw:text-style-name="P19" draw:layer="layout" svg:width="0.105cm" svg:height="0.117cm" svg:x="15.527cm" svg:y="11.19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4" draw:text-style-name="P19" draw:layer="layout" svg:width="0.029cm" svg:height="0.154cm" svg:x="15.658cm" svg:y="11.15cm" svg:viewBox="0 0 30 155" svg:d="M0 155c0-51 0-103 0-155 10 0 20 0 30 0 0 52 0 104 0 155-10 0-20 0-30 0z">
                <text:p/>
              </draw:path>
              <draw:path draw:style-name="gr94" draw:text-style-name="P19" draw:layer="layout" svg:width="0.029cm" svg:height="0.111cm" svg:x="15.725cm" svg:y="11.193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95" draw:text-style-name="P21" draw:layer="layout" svg:width="3.945cm" svg:height="3.105cm" svg:x="15.287cm" svg:y="8.602cm" svg:viewBox="0 0 3946 3106" svg:d="M139 3106c1223 0 2445 0 3668 0 70 0 139-95 139-189 0-909 0-1818 0-2728 0-94-69-189-139-189-1223 0-2445 0-3668 0-70 0-139 95-139 189 0 910 0 1819 0 2728 0 94 69 189 139 189z">
              <text:p/>
            </draw:path>
            <draw:g>
              <draw:path draw:style-name="gr93" draw:text-style-name="P20" draw:layer="layout" svg:width="0.104cm" svg:height="0.116cm" svg:x="15.394cm" svg:y="11.411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5.512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51cm" svg:height="0.203cm" svg:x="15.583cm" svg:y="11.368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3cm" svg:height="0.154cm" svg:x="15.649cm" svg:y="11.371cm" svg:viewBox="0 0 124 155" svg:d="M52 155c0-45 0-91 0-137-18 0-35 0-52 0 0-6 0-12 0-18 41 0 83 0 124 0 0 6 0 12 0 18-17 0-34 0-52 0 0 46 0 92 0 137-6 0-13 0-20 0z">
                <text:p/>
              </draw:path>
              <draw:path draw:style-name="gr93" draw:text-style-name="P20" draw:layer="layout" svg:width="0.105cm" svg:height="0.116cm" svg:x="15.762cm" svg:y="11.411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3cm" svg:height="0.154cm" svg:x="15.891cm" svg:y="11.371cm" svg:viewBox="0 0 94 155" svg:d="M0 155c0-51 0-103 0-155 6 0 13 0 19 0 0 30 0 59 0 89 15-16 31-31 46-46 8 0 16 0 25 0-15 14-29 28-44 42 16 23 32 47 48 70-8 0-16 0-24 0-12-19-25-38-37-57-5 4-9 8-14 13 0 15 0 29 0 44-6 0-13 0-19 0z">
                <text:p/>
              </draw:path>
              <draw:path draw:style-name="gr93" draw:text-style-name="P20" draw:layer="layout" svg:width="0.104cm" svg:height="0.117cm" svg:x="15.994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1cm" svg:height="0.114cm" svg:x="16.122cm" svg:y="11.411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22cm" svg:height="0.051cm" svg:x="16.248cm" svg:y="11.504cm" svg:viewBox="0 0 23 52" svg:d="M1 22v-22h22v22c0 8-1 14-4 19s-7 9-14 11l-5-8c4-2 7-4 9-8 2-3 3-8 3-14z">
                <text:p/>
              </draw:path>
              <draw:path draw:style-name="gr93" draw:text-style-name="P20" draw:layer="layout" svg:width="0.124cm" svg:height="0.159cm" svg:x="16.302cm" svg:y="11.368cm" svg:viewBox="0 0 125 160" svg:d="M0 108l20-2c1 8 3 14 6 19s9 9 16 12c7 4 15 5 24 5 8 0 15-1 21-3 6-3 10-6 13-10s5-8 5-13-2-9-4-13c-3-4-8-7-15-9-4-2-13-4-27-8-15-3-25-6-31-9-7-4-13-9-16-15-4-6-6-12-6-19 0-8 2-15 7-22 4-7 11-12 19-16 9-3 19-5 29-5 12 0 22 2 31 6 9 3 16 9 20 16 5 7 8 15 8 24l-20 2c-1-10-4-17-11-22-6-5-15-8-27-8s-22 2-27 7c-6 4-9 10-9 16s2 11 6 14c4 4 15 7 31 11 17 4 29 7 35 10 9 4 16 10 20 16 5 6 7 14 7 22s-2 16-7 23c-5 8-12 13-21 17s-19 6-30 6c-14 0-26-2-36-6-9-4-17-10-22-18-6-8-9-18-9-28z">
                <text:p/>
              </draw:path>
              <draw:path draw:style-name="gr93" draw:text-style-name="P20" draw:layer="layout" svg:width="0.105cm" svg:height="0.116cm" svg:x="16.446cm" svg:y="11.411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6.574cm" svg:y="11.414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93" draw:text-style-name="P20" draw:layer="layout" svg:width="0.061cm" svg:height="0.114cm" svg:x="16.696cm" svg:y="11.411cm" svg:viewBox="0 0 62 115" svg:d="M0 115v-112h17v17c5-8 9-14 13-16 3-3 7-4 12-4 6 0 13 2 20 6l-7 18c-5-3-9-4-14-4-4 0-8 1-11 3-4 3-6 6-8 11-2 7-3 14-3 22v59z">
                <text:p/>
              </draw:path>
              <draw:path draw:style-name="gr93" draw:text-style-name="P20" draw:layer="layout" svg:width="0.098cm" svg:height="0.117cm" svg:x="16.765cm" svg:y="11.411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93" draw:text-style-name="P20" draw:layer="layout" svg:width="0.104cm" svg:height="0.117cm" svg:x="16.874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51cm" svg:height="0.203cm" svg:x="17.001cm" svg:y="11.368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93" draw:text-style-name="P20" draw:layer="layout" svg:width="0.022cm" svg:height="0.051cm" svg:x="17.081cm" svg:y="11.504cm" svg:viewBox="0 0 23 52" svg:d="M1 22v-22h22v22c0 8-1 14-4 19s-7 9-14 11l-5-8c4-2 7-4 9-8 2-3 3-8 3-14z">
                <text:p/>
              </draw:path>
              <draw:path draw:style-name="gr93" draw:text-style-name="P20" draw:layer="layout" svg:width="0.104cm" svg:height="0.117cm" svg:x="17.195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153cm" svg:height="0.114cm" svg:x="17.323cm" svg:y="11.411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93" draw:text-style-name="P20" draw:layer="layout" svg:width="0.098cm" svg:height="0.157cm" svg:x="17.508cm" svg:y="11.411cm" svg:viewBox="0 0 99 158" svg:d="M0 158v-156h18v15c4-6 8-10 14-13 5-3 11-4 19-4 9 0 18 2 25 7 8 5 13 12 17 21s6 19 6 30-2 22-7 31c-4 9-10 16-18 21s-16 7-25 7c-6 0-12-1-17-4-5-2-9-6-13-10v55zM17 59c0 15 3 25 9 32s13 11 22 11c8 0 16-4 22-11s9-18 9-33-3-25-9-32c-6-8-13-11-21-11-9 0-16 4-22 11-6 8-10 19-10 33z">
                <text:p/>
              </draw:path>
              <draw:path draw:style-name="gr93" draw:text-style-name="P20" draw:layer="layout" svg:width="0.054cm" svg:height="0.152cm" svg:x="17.619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103cm" svg:height="0.157cm" svg:x="17.681cm" svg:y="11.414cm" svg:viewBox="0 0 104 158" svg:d="M10 156l-2-18c4 1 8 1 11 1 4 0 8 0 10-2 3-1 5-3 7-6 1-1 3-6 5-14 1-1 1-2 2-4l-43-113h21l23 65c3 8 6 17 9 26 2-9 5-17 8-26l24-65h19l-43 114c-5 13-8 21-11 26-3 6-7 11-12 14-4 3-9 4-16 4-3 0-7-1-12-2z">
                <text:p/>
              </draw:path>
              <draw:path draw:style-name="gr93" draw:text-style-name="P20" draw:layer="layout" svg:width="0.051cm" svg:height="0.203cm" svg:x="17.8cm" svg:y="11.368cm" svg:viewBox="0 0 52 204" svg:d="M38 204c-11-14-20-29-27-47s-11-36-11-55c0-17 3-33 8-49 7-17 17-35 30-53h14c-9 15-15 25-17 31-5 10-8 20-11 31-3 13-4 26-4 40 0 34 10 68 32 102z">
                <text:p/>
              </draw:path>
              <draw:path draw:style-name="gr93" draw:text-style-name="P20" draw:layer="layout" svg:width="0.129cm" svg:height="0.154cm" svg:x="17.878cm" svg:y="11.371cm" svg:viewBox="0 0 130 155" svg:d="M0 155v-155h54c12 0 22 1 28 2 9 2 17 6 23 11 8 7 14 16 19 27 4 11 6 23 6 37 0 12-2 22-4 31-3 9-7 17-11 23-5 6-9 10-14 14-6 3-12 6-19 8-7 1-16 2-25 2zM21 137h33c11 0 19-1 25-3 5-2 10-5 14-8 5-5 8-11 11-20 3-8 4-18 4-30 0-16-2-28-8-37-5-9-12-15-19-17-6-3-15-4-27-4h-33z">
                <text:p/>
              </draw:path>
              <draw:path draw:style-name="gr93" draw:text-style-name="P20" draw:layer="layout" svg:width="0.104cm" svg:height="0.117cm" svg:x="18.027cm" svg:y="11.411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93" draw:text-style-name="P20" draw:layer="layout" svg:width="0.093cm" svg:height="0.117cm" svg:x="18.148cm" svg:y="11.411cm" svg:viewBox="0 0 94 118" svg:d="M0 82l19-3c1 7 4 13 9 17s12 6 20 6c9 0 16-2 20-5 4-4 7-8 7-13 0-4-2-8-6-10-3-2-9-4-20-6-14-4-24-7-29-10-6-2-10-6-13-10-2-5-4-10-4-16 0-5 1-9 4-13 2-5 5-8 9-11 3-2 7-4 12-6 6-1 11-2 17-2 9 0 17 1 24 4 6 2 11 6 14 10 4 5 6 10 7 18l-19 2c-1-6-3-10-7-13-4-4-10-5-18-5s-15 1-18 4c-4 3-6 6-6 10 0 3 1 5 2 7 2 2 4 4 8 5 2 1 7 2 17 5 13 3 23 6 28 9 6 2 10 5 13 10 3 4 4 10 4 16 0 7-1 13-5 18-4 6-9 10-16 13-8 3-15 5-24 5-15 0-26-3-34-9s-13-15-15-27z">
                <text:p/>
              </draw:path>
              <draw:path draw:style-name="gr93" draw:text-style-name="P20" draw:layer="layout" svg:width="0.054cm" svg:height="0.152cm" svg:x="18.255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8.328cm" svg:y="11.371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091cm" svg:height="0.114cm" svg:x="18.375cm" svg:y="11.411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104cm" svg:height="0.116cm" svg:x="18.491cm" svg:y="11.411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93" draw:text-style-name="P20" draw:layer="layout" svg:width="0.054cm" svg:height="0.152cm" svg:x="18.609cm" svg:y="11.374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93" draw:text-style-name="P20" draw:layer="layout" svg:width="0.018cm" svg:height="0.154cm" svg:x="18.682cm" svg:y="11.371cm" svg:viewBox="0 0 19 155" svg:d="M0 22c0-7 0-15 0-22 6 0 13 0 19 0 0 7 0 15 0 22-6 0-13 0-19 0zM0 155c0-37 0-75 0-112 6 0 13 0 19 0 0 37 0 75 0 112-6 0-13 0-19 0z">
                <text:p/>
              </draw:path>
              <draw:path draw:style-name="gr93" draw:text-style-name="P20" draw:layer="layout" svg:width="0.105cm" svg:height="0.116cm" svg:x="18.722cm" svg:y="11.411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93" draw:text-style-name="P20" draw:layer="layout" svg:width="0.091cm" svg:height="0.114cm" svg:x="18.852cm" svg:y="11.411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93" draw:text-style-name="P20" draw:layer="layout" svg:width="0.051cm" svg:height="0.203cm" svg:x="18.973cm" svg:y="11.368cm" svg:viewBox="0 0 52 204" svg:d="M14 204h-14c21-34 32-68 32-102 0-14-2-27-5-40-2-10-5-20-10-30-3-7-8-17-17-32h14c13 18 23 36 30 53 5 16 8 32 8 49 0 19-4 37-11 55-8 18-17 33-27 47z">
                <text:p/>
              </draw:path>
            </draw:g>
          </draw:g>
          <draw:g>
            <draw:path draw:style-name="gr85" draw:text-style-name="P17" draw:layer="layout" svg:width="3.793cm" svg:height="0.33cm" svg:x="11.375cm" svg:y="8.677cm" svg:viewBox="0 0 3794 331" svg:d="M78 331c1213 0 2425 0 3637 0 39 0 79-55 79-110 0-37 0-73 0-110 0-56-40-111-79-111-1212 0-2424 0-3637 0-39 0-78 55-78 111 0 37 0 73 0 110 0 55 39 110 78 110z">
              <text:p/>
            </draw:path>
            <draw:g>
              <draw:path draw:style-name="gr96" draw:text-style-name="P22" draw:layer="layout" svg:width="0.166cm" svg:height="0.116cm" svg:x="12.201cm" svg:y="8.811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6" draw:text-style-name="P22" draw:layer="layout" svg:width="0.116cm" svg:height="0.118cm" svg:x="12.391cm" svg:y="8.811cm" svg:viewBox="0 0 117 119" svg:d="M117 59c0 19-5 33-16 44-10 10-25 16-43 16s-32-6-43-16c-10-11-15-25-15-44 0-18 5-33 15-43 11-11 25-16 44-16 18 0 33 5 43 15s15 25 15 44zM85 59c0-13-2-23-6-29-5-6-11-10-20-10-18 0-27 13-27 39 0 13 2 23 6 29 5 7 11 10 20 10 18 0 27-13 27-39z">
                <text:p/>
              </draw:path>
              <draw:path draw:style-name="gr96" draw:text-style-name="P22" draw:layer="layout" svg:width="0.119cm" svg:height="0.113cm" svg:x="12.517cm" svg:y="8.813cm" svg:viewBox="0 0 120 114" svg:d="M77 114h-36l-41-114h32l20 64c1 4 4 12 8 26 0-2 2-8 4-15s10-32 25-75h31z">
                <text:p/>
              </draw:path>
              <draw:path draw:style-name="gr96" draw:text-style-name="P22" draw:layer="layout" svg:width="0.105cm" svg:height="0.118cm" svg:x="12.647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055cm" svg:height="0.025cm" svg:x="12.769cm" svg:y="8.858cm" svg:viewBox="0 0 56 26" svg:d="M0 26c0-9 0-17 0-26 19 0 37 0 56 0 0 9 0 17 0 26-19 0-37 0-56 0z">
                <text:p/>
              </draw:path>
              <draw:path draw:style-name="gr96" draw:text-style-name="P22" draw:layer="layout" svg:width="0.105cm" svg:height="0.118cm" svg:x="12.843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119cm" svg:height="0.113cm" svg:x="12.957cm" svg:y="8.813cm" svg:viewBox="0 0 120 114" svg:d="M77 114h-36l-41-114h32l20 64c1 4 4 12 8 26 0-2 2-8 4-15s10-32 25-75h31z">
                <text:p/>
              </draw:path>
              <draw:path draw:style-name="gr96" draw:text-style-name="P22" draw:layer="layout" svg:width="0.105cm" svg:height="0.118cm" svg:x="13.087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105cm" svg:height="0.116cm" svg:x="13.215cm" svg:y="8.811cm" svg:viewBox="0 0 106 117" svg:d="M76 117v-65c0-20-7-30-21-30-7 0-13 3-17 10-5 6-7 14-7 23v62h-30v-89c0-6 0-11 0-15-1-4-1-8-1-11h29c0 1 0 5 1 11 0 6 0 10 0 12h1c4-9 9-15 15-19s13-6 22-6c12 0 21 4 28 11 7 8 10 19 10 33v73z">
                <text:p/>
              </draw:path>
              <draw:path draw:style-name="gr96" draw:text-style-name="P22" draw:layer="layout" svg:width="0.055cm" svg:height="0.025cm" svg:x="13.343cm" svg:y="8.858cm" svg:viewBox="0 0 56 26" svg:d="M0 26c0-9 0-17 0-26 19 0 37 0 56 0 0 9 0 17 0 26-19 0-37 0-56 0z">
                <text:p/>
              </draw:path>
              <draw:path draw:style-name="gr96" draw:text-style-name="P22" draw:layer="layout" svg:width="0.109cm" svg:height="0.161cm" svg:x="13.423cm" svg:y="8.811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6" draw:text-style-name="P22" draw:layer="layout" svg:width="0.029cm" svg:height="0.156cm" svg:x="13.558cm" svg:y="8.771cm" svg:viewBox="0 0 30 157" svg:d="M0 22c0-7 0-15 0-22 10 0 20 0 30 0 0 7 0 15 0 22-10 0-20 0-30 0zM0 157c0-38 0-76 0-115 10 0 20 0 30 0 0 39 0 77 0 115-10 0-20 0-30 0z">
                <text:p/>
              </draw:path>
              <draw:path draw:style-name="gr96" draw:text-style-name="P22" draw:layer="layout" svg:width="0.105cm" svg:height="0.118cm" svg:x="13.613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106cm" svg:height="0.118cm" svg:x="13.735cm" svg:y="8.811cm" svg:viewBox="0 0 107 119" svg:d="M55 119c-18 0-31-5-41-16-9-10-14-25-14-43 0-19 5-34 14-44 10-11 24-16 41-16 14 0 25 3 34 10s15 16 17 28l-30 2c-1-6-3-11-7-14-3-4-8-6-14-6-16 0-23 13-23 39s7 39 23 39c6 0 11-1 15-5 3-4 6-9 7-16l30 1c-1 8-4 15-9 21-4 7-10 11-18 15-7 3-16 5-25 5z">
                <text:p/>
              </draw:path>
              <draw:path draw:style-name="gr96" draw:text-style-name="P22" draw:layer="layout" svg:width="0.105cm" svg:height="0.118cm" svg:x="13.857cm" svg:y="8.811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6" draw:text-style-name="P22" draw:layer="layout" svg:width="0.055cm" svg:height="0.025cm" svg:x="13.979cm" svg:y="8.858cm" svg:viewBox="0 0 56 26" svg:d="M0 26c0-9 0-17 0-26 19 0 37 0 56 0 0 9 0 17 0 26-19 0-37 0-56 0z">
                <text:p/>
              </draw:path>
              <draw:path draw:style-name="gr96" draw:text-style-name="P22" draw:layer="layout" svg:width="0.105cm" svg:height="0.116cm" svg:x="14.058cm" svg:y="8.813cm" svg:viewBox="0 0 106 117" svg:d="M30 0v64c0 20 7 30 21 30 7 0 13-3 17-9 5-6 7-14 7-24v-61h30v89c0 10 0 18 1 26h-29c-1-11-1-18-1-23h-1c-4 8-9 15-15 19s-13 6-22 6c-12 0-22-4-28-11-7-8-10-19-10-33v-73z">
                <text:p/>
              </draw:path>
              <draw:path draw:style-name="gr96" draw:text-style-name="P22" draw:layer="layout" svg:width="0.109cm" svg:height="0.161cm" svg:x="14.193cm" svg:y="8.811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</draw:g>
            <draw:g>
              <draw:path draw:style-name="gr97" draw:text-style-name="P23" draw:layer="layout" svg:width="0.109cm" svg:height="0.161cm" svg:x="11.424cm" svg:y="9.159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7" draw:text-style-name="P23" draw:layer="layout" svg:width="0.116cm" svg:height="0.118cm" svg:x="11.549cm" svg:y="9.159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23" draw:layer="layout" svg:width="0.067cm" svg:height="0.116cm" svg:x="11.68cm" svg:y="9.159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7" draw:text-style-name="P23" draw:layer="layout" svg:width="0.116cm" svg:height="0.118cm" svg:x="11.757cm" svg:y="9.159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7" draw:text-style-name="P23" draw:layer="layout" svg:width="0.166cm" svg:height="0.116cm" svg:x="11.887cm" svg:y="9.159cm" svg:viewBox="0 0 167 117" svg:d="M69 117v-65c0-20-6-30-18-30-6 0-11 3-14 10-4 6-6 14-6 23v62h-30v-89c0-6 0-11 0-15-1-4-1-8-1-11h29c0 1 0 5 1 11 0 6 0 10 0 12h1c3-9 8-15 13-19 6-4 13-6 20-6 18 0 29 8 32 25h1c4-9 9-15 14-19 6-4 13-6 21-6 11 0 20 4 26 11 6 8 9 19 9 33v73h-30v-65c0-20-6-30-18-30-5 0-10 3-14 9-4 5-6 13-6 23v63z">
                <text:p/>
              </draw:path>
              <draw:path draw:style-name="gr97" draw:text-style-name="P23" draw:layer="layout" svg:width="0.104cm" svg:height="0.118cm" svg:x="12.077cm" svg:y="9.159cm" svg:viewBox="0 0 105 119" svg:d="M105 83c0 11-4 20-14 26-9 7-21 10-38 10-16 0-28-3-36-8-9-5-14-12-17-23l26-4c2 6 5 10 8 12 4 2 10 3 19 3s15-1 19-3 6-5 6-10c0-4-2-6-5-9-3-2-8-4-16-5-17-3-28-7-34-9-6-3-11-7-14-11-3-5-4-11-4-17 0-11 4-20 12-26 9-6 21-9 37-9 13 0 24 3 33 8 8 5 13 13 16 23l-27 3c-1-5-3-8-6-11-4-2-9-3-16-3-8 0-13 1-16 3-4 1-6 4-6 9 0 3 2 6 4 7 3 2 8 4 14 5 9 2 17 4 24 6s13 4 17 7 8 6 10 10c3 4 4 10 4 16z">
                <text:p/>
              </draw:path>
              <draw:path draw:style-name="gr97" draw:text-style-name="P23" draw:layer="layout" svg:width="0.03cm" svg:height="0.108cm" svg:x="12.212cm" svg:y="9.166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88" draw:text-style-name="P24" draw:layer="layout" svg:width="0.123cm" svg:height="0.148cm" svg:x="11.414cm" svg:y="9.347cm" svg:viewBox="0 0 124 149" svg:d="M72 17c0 44 0 88 0 132-7 0-13 0-20 0 0-44 0-88 0-132-17 0-35 0-52 0 0-6 0-11 0-17 41 0 83 0 124 0 0 6 0 11 0 17-17 0-35 0-52 0z">
                <text:p/>
              </draw:path>
              <draw:path draw:style-name="gr88" draw:text-style-name="P24" draw:layer="layout" svg:width="0.103cm" svg:height="0.118cm" svg:x="11.529cm" svg:y="9.3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88" draw:text-style-name="P24" draw:layer="layout" svg:width="0.094cm" svg:height="0.156cm" svg:x="11.656cm" svg:y="9.33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88" draw:text-style-name="P24" draw:layer="layout" svg:width="0.102cm" svg:height="0.118cm" svg:x="11.76cm" svg:y="9.3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88" draw:text-style-name="P24" draw:layer="layout" svg:width="0.092cm" svg:height="0.116cm" svg:x="11.888cm" svg:y="9.3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88" draw:text-style-name="P24" draw:layer="layout" svg:width="0.021cm" svg:height="0.05cm" svg:x="12.015cm" svg:y="9.473cm" svg:viewBox="0 0 22 51" svg:d="M22 0v18c0 7-1 13-3 18-1 5-3 10-6 15h-13c7-10 10-19 10-28h-9v-23z">
                <text:p/>
              </draw:path>
              <draw:path draw:style-name="gr88" draw:text-style-name="P24" draw:layer="layout" svg:width="0.125cm" svg:height="0.153cm" svg:x="12.129cm" svg:y="9.34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88" draw:text-style-name="P24" draw:layer="layout" svg:width="0.103cm" svg:height="0.118cm" svg:x="12.275cm" svg:y="9.3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88" draw:text-style-name="P24" draw:layer="layout" svg:width="0.092cm" svg:height="0.116cm" svg:x="12.401cm" svg:y="9.38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88" draw:text-style-name="P24" draw:layer="layout" svg:width="0.054cm" svg:height="0.116cm" svg:x="12.524cm" svg:y="9.38cm" svg:viewBox="0 0 55 117" svg:d="M1 117v-88c0-8-1-17-1-27h18c1 13 1 21 1 24 4-10 7-17 11-21 4-3 10-5 17-5 3 0 5 0 8 1v18c-3-1-6-2-10-2-8 0-15 4-19 11s-6 16-6 29v60z">
                <text:p/>
              </draw:path>
              <draw:path draw:style-name="gr88" draw:text-style-name="P24" draw:layer="layout" svg:width="0.094cm" svg:height="0.118cm" svg:x="12.593cm" svg:y="9.38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88" draw:text-style-name="P24" draw:layer="layout" svg:width="0.102cm" svg:height="0.118cm" svg:x="12.703cm" svg:y="9.3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88" draw:text-style-name="P24" draw:layer="layout" svg:width="0.021cm" svg:height="0.05cm" svg:x="12.835cm" svg:y="9.473cm" svg:viewBox="0 0 22 51" svg:d="M22 0v18c0 7-1 13-3 18-1 5-3 10-6 15h-13c7-10 10-19 10-28h-9v-23z">
                <text:p/>
              </draw:path>
              <draw:path draw:style-name="gr88" draw:text-style-name="P24" draw:layer="layout" svg:width="0.129cm" svg:height="0.148cm" svg:x="12.958cm" svg:y="9.34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88" draw:text-style-name="P24" draw:layer="layout" svg:width="0.102cm" svg:height="0.118cm" svg:x="13.107cm" svg:y="9.3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88" draw:text-style-name="P24" draw:layer="layout" svg:width="0.095cm" svg:height="0.117cm" svg:x="13.226cm" svg:y="9.38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88" draw:text-style-name="P24" draw:layer="layout" svg:width="0.055cm" svg:height="0.141cm" svg:x="13.333cm" svg:y="9.356cm" svg:viewBox="0 0 56 142" svg:d="M56 139c-6 2-13 3-19 3-16 0-24-9-24-26v-76h-13v-14h14l6-26h13v26h21v14h-21v72c0 5 1 9 2 11 2 3 5 4 10 4 2 0 6-1 11-2z">
                <text:p/>
              </draw:path>
              <draw:path draw:style-name="gr88" draw:text-style-name="P24" draw:layer="layout" svg:width="0.018cm" svg:height="0.156cm" svg:x="13.406cm" svg:y="9.339cm" svg:viewBox="0 0 19 157" svg:d="M0 18c0-6 0-12 0-18 6 0 13 0 19 0 0 6 0 12 0 18-6 0-13 0-19 0zM0 157c0-38 0-76 0-115 6 0 13 0 19 0 0 39 0 77 0 115-6 0-13 0-19 0z">
                <text:p/>
              </draw:path>
              <draw:path draw:style-name="gr88" draw:text-style-name="P24" draw:layer="layout" svg:width="0.092cm" svg:height="0.116cm" svg:x="13.454cm" svg:y="9.3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88" draw:text-style-name="P24" draw:layer="layout" svg:width="0.112cm" svg:height="0.118cm" svg:x="13.571cm" svg:y="9.3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88" draw:text-style-name="P24" draw:layer="layout" svg:width="0.055cm" svg:height="0.141cm" svg:x="13.687cm" svg:y="9.356cm" svg:viewBox="0 0 56 142" svg:d="M56 139c-6 2-13 3-19 3-16 0-24-9-24-26v-76h-13v-14h14l6-26h13v26h21v14h-21v72c0 5 1 9 2 11 2 3 5 4 10 4 2 0 6-1 11-2z">
                <text:p/>
              </draw:path>
              <draw:path draw:style-name="gr88" draw:text-style-name="P24" draw:layer="layout" svg:width="0.018cm" svg:height="0.156cm" svg:x="13.76cm" svg:y="9.339cm" svg:viewBox="0 0 19 157" svg:d="M0 18c0-6 0-12 0-18 6 0 13 0 19 0 0 6 0 12 0 18-6 0-13 0-19 0zM0 157c0-38 0-76 0-115 6 0 13 0 19 0 0 39 0 77 0 115-6 0-13 0-19 0z">
                <text:p/>
              </draw:path>
              <draw:path draw:style-name="gr88" draw:text-style-name="P24" draw:layer="layout" svg:width="0.103cm" svg:height="0.118cm" svg:x="13.803cm" svg:y="9.3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88" draw:text-style-name="P24" draw:layer="layout" svg:width="0.092cm" svg:height="0.116cm" svg:x="13.93cm" svg:y="9.3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</draw:g>
            <draw:g>
              <draw:path draw:style-name="gr98" draw:text-style-name="P19" draw:layer="layout" svg:width="0.109cm" svg:height="0.161cm" svg:x="11.424cm" svg:y="9.758cm" svg:viewBox="0 0 110 162" svg:d="M110 59c0 19-3 34-11 44-8 11-19 16-33 16-8 0-15-2-21-5-6-4-11-9-14-15h-1c1 2 1 8 1 19v44h-30v-133c0-11 0-20-1-27h29c1 2 1 4 1 8s1 7 1 11c7-14 19-21 37-21 13 0 24 5 31 15 8 11 11 25 11 44zM79 59c0-26-8-38-24-38-8 0-14 3-18 10s-6 17-6 29 2 22 6 29c4 6 10 10 18 10 16 0 24-14 24-40z">
                <text:p/>
              </draw:path>
              <draw:path draw:style-name="gr98" draw:text-style-name="P19" draw:layer="layout" svg:width="0.067cm" svg:height="0.116cm" svg:x="11.558cm" svg:y="9.758cm" svg:viewBox="0 0 68 117" svg:d="M1 117v-88c0-6 0-12 0-16-1-4-1-8-1-11h29c0 1 0 5 1 12 0 6 0 11 0 13h1c2-8 5-14 7-17 3-4 5-6 8-8 4-1 8-2 12-2s7 1 10 2v24c-5-1-10-1-13-1-8 0-14 3-18 9s-6 15-6 27v56z">
                <text:p/>
              </draw:path>
              <draw:path draw:style-name="gr98" draw:text-style-name="P19" draw:layer="layout" svg:width="0.105cm" svg:height="0.118cm" svg:x="11.638cm" svg:y="9.758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98" draw:text-style-name="P19" draw:layer="layout" svg:width="0.03cm" svg:height="0.108cm" svg:x="11.772cm" svg:y="9.765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0" draw:text-style-name="P24" draw:layer="layout" svg:width="0.112cm" svg:height="0.118cm" svg:x="11.418cm" svg:y="9.97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0" draw:text-style-name="P24" draw:layer="layout" svg:width="0.055cm" svg:height="0.141cm" svg:x="11.535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057cm" svg:height="0.201cm" svg:x="11.607cm" svg:y="9.93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0" draw:text-style-name="P24" draw:layer="layout" svg:width="0.123cm" svg:height="0.148cm" svg:x="11.672cm" svg:y="9.946cm" svg:viewBox="0 0 124 149" svg:d="M72 17c0 44 0 88 0 132-7 0-13 0-20 0 0-44 0-88 0-132-17 0-35 0-52 0 0-6 0-11 0-17 41 0 83 0 124 0 0 6 0 11 0 17-17 0-35 0-52 0z">
                <text:p/>
              </draw:path>
              <draw:path draw:style-name="gr90" draw:text-style-name="P24" draw:layer="layout" svg:width="0.103cm" svg:height="0.118cm" svg:x="11.787cm" svg:y="9.97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0" draw:text-style-name="P24" draw:layer="layout" svg:width="0.094cm" svg:height="0.156cm" svg:x="11.914cm" svg:y="9.938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0" draw:text-style-name="P24" draw:layer="layout" svg:width="0.102cm" svg:height="0.118cm" svg:x="12.019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092cm" svg:height="0.116cm" svg:x="12.146cm" svg:y="9.97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0" draw:text-style-name="P24" draw:layer="layout" svg:width="0.021cm" svg:height="0.05cm" svg:x="12.273cm" svg:y="10.072cm" svg:viewBox="0 0 22 51" svg:d="M22 0v18c0 7-1 13-3 18-1 5-3 10-6 15h-13c7-10 10-19 10-28h-9v-23z">
                <text:p/>
              </draw:path>
              <draw:path draw:style-name="gr90" draw:text-style-name="P24" draw:layer="layout" svg:width="0.125cm" svg:height="0.153cm" svg:x="12.325cm" svg:y="9.944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0" draw:text-style-name="P24" draw:layer="layout" svg:width="0.103cm" svg:height="0.118cm" svg:x="12.471cm" svg:y="9.97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0" draw:text-style-name="P24" draw:layer="layout" svg:width="0.092cm" svg:height="0.116cm" svg:x="12.598cm" svg:y="9.98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0" draw:text-style-name="P24" draw:layer="layout" svg:width="0.054cm" svg:height="0.116cm" svg:x="12.72cm" svg:y="9.978cm" svg:viewBox="0 0 55 117" svg:d="M1 117v-88c0-8-1-17-1-27h18c1 13 1 21 1 24 4-10 7-17 11-21 4-3 10-5 17-5 3 0 5 0 8 1v18c-3-1-6-2-10-2-8 0-15 4-19 11s-6 16-6 29v60z">
                <text:p/>
              </draw:path>
              <draw:path draw:style-name="gr90" draw:text-style-name="P24" draw:layer="layout" svg:width="0.094cm" svg:height="0.118cm" svg:x="12.789cm" svg:y="9.978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0" draw:text-style-name="P24" draw:layer="layout" svg:width="0.102cm" svg:height="0.118cm" svg:x="12.899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057cm" svg:height="0.201cm" svg:x="13.013cm" svg:y="9.93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0" draw:text-style-name="P24" draw:layer="layout" svg:width="0.021cm" svg:height="0.05cm" svg:x="13.106cm" svg:y="10.072cm" svg:viewBox="0 0 22 51" svg:d="M22 0v18c0 7-1 13-3 18-1 5-3 10-6 15h-13c7-10 10-19 10-28h-9v-23z">
                <text:p/>
              </draw:path>
              <draw:path draw:style-name="gr90" draw:text-style-name="P24" draw:layer="layout" svg:width="0.102cm" svg:height="0.118cm" svg:x="13.22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153cm" svg:height="0.116cm" svg:x="13.347cm" svg:y="9.978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0" draw:text-style-name="P24" draw:layer="layout" svg:width="0.098cm" svg:height="0.161cm" svg:x="13.531cm" svg:y="9.979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0" draw:text-style-name="P24" draw:layer="layout" svg:width="0.055cm" svg:height="0.141cm" svg:x="13.641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108cm" svg:height="0.159cm" svg:x="13.701cm" svg:y="9.98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0" draw:text-style-name="P24" draw:layer="layout" svg:width="0.057cm" svg:height="0.201cm" svg:x="13.824cm" svg:y="9.93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0" draw:text-style-name="P24" draw:layer="layout" svg:width="0.129cm" svg:height="0.148cm" svg:x="13.903cm" svg:y="9.946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0" draw:text-style-name="P24" draw:layer="layout" svg:width="0.102cm" svg:height="0.118cm" svg:x="14.052cm" svg:y="9.97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0" draw:text-style-name="P24" draw:layer="layout" svg:width="0.095cm" svg:height="0.117cm" svg:x="14.171cm" svg:y="9.97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0" draw:text-style-name="P24" draw:layer="layout" svg:width="0.055cm" svg:height="0.141cm" svg:x="14.278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018cm" svg:height="0.156cm" svg:x="14.351cm" svg:y="9.938cm" svg:viewBox="0 0 19 157" svg:d="M0 18c0-6 0-12 0-18 6 0 13 0 19 0 0 6 0 12 0 18-6 0-13 0-19 0zM0 157c0-38 0-76 0-115 6 0 13 0 19 0 0 39 0 77 0 115-6 0-13 0-19 0z">
                <text:p/>
              </draw:path>
              <draw:path draw:style-name="gr90" draw:text-style-name="P24" draw:layer="layout" svg:width="0.092cm" svg:height="0.116cm" svg:x="14.399cm" svg:y="9.97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0" draw:text-style-name="P24" draw:layer="layout" svg:width="0.112cm" svg:height="0.118cm" svg:x="14.516cm" svg:y="9.97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0" draw:text-style-name="P24" draw:layer="layout" svg:width="0.055cm" svg:height="0.141cm" svg:x="14.632cm" svg:y="9.955cm" svg:viewBox="0 0 56 142" svg:d="M56 139c-6 2-13 3-19 3-16 0-24-9-24-26v-76h-13v-14h14l6-26h13v26h21v14h-21v72c0 5 1 9 2 11 2 3 5 4 10 4 2 0 6-1 11-2z">
                <text:p/>
              </draw:path>
              <draw:path draw:style-name="gr90" draw:text-style-name="P24" draw:layer="layout" svg:width="0.018cm" svg:height="0.156cm" svg:x="14.705cm" svg:y="9.938cm" svg:viewBox="0 0 19 157" svg:d="M0 18c0-6 0-12 0-18 6 0 13 0 19 0 0 6 0 12 0 18-6 0-13 0-19 0zM0 157c0-38 0-76 0-115 6 0 13 0 19 0 0 39 0 77 0 115-6 0-13 0-19 0z">
                <text:p/>
              </draw:path>
              <draw:path draw:style-name="gr90" draw:text-style-name="P24" draw:layer="layout" svg:width="0.103cm" svg:height="0.118cm" svg:x="14.748cm" svg:y="9.97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0" draw:text-style-name="P24" draw:layer="layout" svg:width="0.092cm" svg:height="0.116cm" svg:x="14.875cm" svg:y="9.97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0" draw:text-style-name="P24" draw:layer="layout" svg:width="0.057cm" svg:height="0.201cm" svg:x="14.984cm" svg:y="9.93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0" draw:text-style-name="P24" draw:layer="layout" svg:width="0.021cm" svg:height="0.05cm" svg:x="15.076cm" svg:y="10.072cm" svg:viewBox="0 0 22 51" svg:d="M22 0v18c0 7-1 13-3 18-1 5-3 10-6 15h-13c7-10 10-19 10-28h-9v-23z">
                <text:p/>
              </draw:path>
            </draw:g>
            <draw:g>
              <draw:path draw:style-name="gr99" draw:text-style-name="P20" draw:layer="layout" svg:width="0.102cm" svg:height="0.118cm" svg:x="11.418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107cm" svg:height="0.113cm" svg:x="11.532cm" svg:y="10.202cm" svg:viewBox="0 0 108 114" svg:d="M65 114h-23l-42-114h21l25 74c1 3 3 12 7 26l4-13 4-12 27-75h20z">
                <text:p/>
              </draw:path>
              <draw:path draw:style-name="gr99" draw:text-style-name="P20" draw:layer="layout" svg:width="0.102cm" svg:height="0.118cm" svg:x="11.651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92cm" svg:height="0.116cm" svg:x="11.778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057cm" svg:height="0.201cm" svg:x="11.898cm" svg:y="10.15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0" draw:layer="layout" svg:width="0.123cm" svg:height="0.148cm" svg:x="11.964cm" svg:y="10.167cm" svg:viewBox="0 0 124 149" svg:d="M72 17c0 44 0 88 0 132-7 0-13 0-20 0 0-44 0-88 0-132-17 0-35 0-52 0 0-6 0-11 0-17 41 0 83 0 124 0 0 6 0 11 0 17-17 0-35 0-52 0z">
                <text:p/>
              </draw:path>
              <draw:path draw:style-name="gr99" draw:text-style-name="P20" draw:layer="layout" svg:width="0.103cm" svg:height="0.118cm" svg:x="12.078cm" svg:y="10.19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0" draw:layer="layout" svg:width="0.094cm" svg:height="0.156cm" svg:x="12.206cm" svg:y="10.159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9" draw:text-style-name="P20" draw:layer="layout" svg:width="0.102cm" svg:height="0.118cm" svg:x="12.311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92cm" svg:height="0.116cm" svg:x="12.438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057cm" svg:height="0.201cm" svg:x="12.547cm" svg:y="10.159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9" draw:text-style-name="P20" draw:layer="layout" svg:width="0.021cm" svg:height="0.05cm" svg:x="12.639cm" svg:y="10.293cm" svg:viewBox="0 0 22 51" svg:d="M22 0v18c0 7-1 13-3 18-1 5-3 10-6 15h-13c7-10 10-19 10-28h-9v-23z">
                <text:p/>
              </draw:path>
              <draw:path draw:style-name="gr99" draw:text-style-name="P20" draw:layer="layout" svg:width="0.092cm" svg:height="0.116cm" svg:x="12.758cm" svg:y="10.20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0" draw:layer="layout" svg:width="0.098cm" svg:height="0.161cm" svg:x="12.88cm" svg:y="10.2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9" draw:text-style-name="P20" draw:layer="layout" svg:width="0.057cm" svg:height="0.201cm" svg:x="13.001cm" svg:y="10.159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9" draw:text-style-name="P20" draw:layer="layout" svg:width="0.125cm" svg:height="0.153cm" svg:x="13.072cm" svg:y="10.165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9" draw:text-style-name="P20" draw:layer="layout" svg:width="0.103cm" svg:height="0.118cm" svg:x="13.217cm" svg:y="10.19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0" draw:layer="layout" svg:width="0.092cm" svg:height="0.116cm" svg:x="13.344cm" svg:y="10.202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9" draw:text-style-name="P20" draw:layer="layout" svg:width="0.054cm" svg:height="0.116cm" svg:x="13.466cm" svg:y="10.199cm" svg:viewBox="0 0 55 117" svg:d="M1 117v-88c0-8-1-17-1-27h18c1 13 1 21 1 24 4-10 7-17 11-21 4-3 10-5 17-5 3 0 5 0 8 1v18c-3-1-6-2-10-2-8 0-15 4-19 11s-6 16-6 29v60z">
                <text:p/>
              </draw:path>
              <draw:path draw:style-name="gr99" draw:text-style-name="P20" draw:layer="layout" svg:width="0.094cm" svg:height="0.118cm" svg:x="13.535cm" svg:y="10.19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9" draw:text-style-name="P20" draw:layer="layout" svg:width="0.102cm" svg:height="0.118cm" svg:x="13.645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21cm" svg:height="0.05cm" svg:x="13.777cm" svg:y="10.293cm" svg:viewBox="0 0 22 51" svg:d="M22 0v18c0 7-1 13-3 18-1 5-3 10-6 15h-13c7-10 10-19 10-28h-9v-23z">
                <text:p/>
              </draw:path>
              <draw:path draw:style-name="gr99" draw:text-style-name="P20" draw:layer="layout" svg:width="0.129cm" svg:height="0.148cm" svg:x="13.838cm" svg:y="10.167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9" draw:text-style-name="P20" draw:layer="layout" svg:width="0.102cm" svg:height="0.118cm" svg:x="13.987cm" svg:y="10.199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9" draw:text-style-name="P20" draw:layer="layout" svg:width="0.095cm" svg:height="0.117cm" svg:x="14.106cm" svg:y="10.2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9" draw:text-style-name="P20" draw:layer="layout" svg:width="0.055cm" svg:height="0.141cm" svg:x="14.213cm" svg:y="10.176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0" draw:layer="layout" svg:width="0.018cm" svg:height="0.156cm" svg:x="14.286cm" svg:y="10.159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0" draw:layer="layout" svg:width="0.092cm" svg:height="0.116cm" svg:x="14.334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112cm" svg:height="0.118cm" svg:x="14.451cm" svg:y="10.199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9" draw:text-style-name="P20" draw:layer="layout" svg:width="0.055cm" svg:height="0.141cm" svg:x="14.567cm" svg:y="10.176cm" svg:viewBox="0 0 56 142" svg:d="M56 139c-6 2-13 3-19 3-16 0-24-9-24-26v-76h-13v-14h14l6-26h13v26h21v14h-21v72c0 5 1 9 2 11 2 3 5 4 10 4 2 0 6-1 11-2z">
                <text:p/>
              </draw:path>
              <draw:path draw:style-name="gr99" draw:text-style-name="P20" draw:layer="layout" svg:width="0.018cm" svg:height="0.156cm" svg:x="14.641cm" svg:y="10.159cm" svg:viewBox="0 0 19 157" svg:d="M0 18c0-6 0-12 0-18 6 0 13 0 19 0 0 6 0 12 0 18-6 0-13 0-19 0zM0 157c0-38 0-76 0-115 6 0 13 0 19 0 0 39 0 77 0 115-6 0-13 0-19 0z">
                <text:p/>
              </draw:path>
              <draw:path draw:style-name="gr99" draw:text-style-name="P20" draw:layer="layout" svg:width="0.103cm" svg:height="0.118cm" svg:x="14.683cm" svg:y="10.199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9" draw:text-style-name="P20" draw:layer="layout" svg:width="0.092cm" svg:height="0.116cm" svg:x="14.81cm" svg:y="10.199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9" draw:text-style-name="P20" draw:layer="layout" svg:width="0.057cm" svg:height="0.201cm" svg:x="14.919cm" svg:y="10.159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92" draw:text-style-name="P19" draw:layer="layout" svg:width="0.116cm" svg:height="0.118cm" svg:x="11.416cm" svg:y="10.577cm" svg:viewBox="0 0 117 119" svg:d="M36 119c-12 0-20-3-27-9-6-6-9-15-9-26 0-12 4-21 12-27s19-9 34-9h25v-6c0-8-2-13-4-17-3-4-7-6-13-6s-10 2-13 4c-2 3-4 7-4 13l-32-2c2-11 7-20 16-25 8-6 20-9 34-9 15 0 26 4 34 11s12 17 12 30v42c0 6 0 11 2 13 1 3 4 4 7 4s5 0 7-1v16c-2 1-4 1-5 1-1 1-3 1-4 1-2 1-3 1-5 1-1 0-3 0-5 0-8 0-14-2-17-5-4-4-6-9-7-17-9 15-21 23-38 23zM71 64h-16c-7 0-12 1-15 2s-5 3-6 6c-2 2-3 6-3 10 0 5 2 10 4 12 3 3 6 4 10 4 5 0 9-1 13-4 4-2 7-6 9-10 3-4 4-9 4-14z">
                <text:p/>
              </draw:path>
              <draw:path draw:style-name="gr92" draw:text-style-name="P19" draw:layer="layout" svg:width="0.109cm" svg:height="0.158cm" svg:x="11.54cm" svg:y="10.537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92" draw:text-style-name="P19" draw:layer="layout" svg:width="0.109cm" svg:height="0.158cm" svg:x="11.674cm" svg:y="10.537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92" draw:text-style-name="P19" draw:layer="layout" svg:width="0.03cm" svg:height="0.108cm" svg:x="11.82cm" svg:y="10.585cm" svg:viewBox="0 0 31 109" svg:d="M0 30c0-10 0-20 0-30 10 0 21 0 31 0 0 10 0 20 0 30-10 0-21 0-31 0zM0 109c0-9 0-19 0-29 10 0 21 0 31 0 0 10 0 20 0 29-10 0-21 0-31 0z">
                <text:p/>
              </draw:path>
            </draw:g>
            <draw:g>
              <draw:path draw:style-name="gr93" draw:text-style-name="P24" draw:layer="layout" svg:width="0.112cm" svg:height="0.118cm" svg:x="11.418cm" svg:y="10.79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1.535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57cm" svg:height="0.201cm" svg:x="11.607cm" svg:y="10.75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3cm" svg:height="0.148cm" svg:x="11.672cm" svg:y="10.766cm" svg:viewBox="0 0 124 149" svg:d="M72 17c0 44 0 88 0 132-7 0-13 0-20 0 0-44 0-88 0-132-17 0-35 0-52 0 0-6 0-11 0-17 41 0 83 0 124 0 0 6 0 11 0 17-17 0-35 0-52 0z">
                <text:p/>
              </draw:path>
              <draw:path draw:style-name="gr93" draw:text-style-name="P24" draw:layer="layout" svg:width="0.103cm" svg:height="0.118cm" svg:x="11.787cm" svg:y="10.79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4cm" svg:height="0.156cm" svg:x="11.914cm" svg:y="10.758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3" draw:text-style-name="P24" draw:layer="layout" svg:width="0.102cm" svg:height="0.118cm" svg:x="12.019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2cm" svg:height="0.116cm" svg:x="12.146cm" svg:y="10.79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21cm" svg:height="0.05cm" svg:x="12.273cm" svg:y="10.892cm" svg:viewBox="0 0 22 51" svg:d="M22 0v18c0 7-1 13-3 18-1 5-3 10-6 15h-13c7-10 10-19 10-28h-9v-23z">
                <text:p/>
              </draw:path>
              <draw:path draw:style-name="gr93" draw:text-style-name="P24" draw:layer="layout" svg:width="0.129cm" svg:height="0.148cm" svg:x="12.333cm" svg:y="10.766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3" draw:text-style-name="P24" draw:layer="layout" svg:width="0.102cm" svg:height="0.118cm" svg:x="12.483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5cm" svg:height="0.117cm" svg:x="12.602cm" svg:y="10.799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3" draw:text-style-name="P24" draw:layer="layout" svg:width="0.055cm" svg:height="0.141cm" svg:x="12.709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2.783cm" svg:y="10.758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092cm" svg:height="0.116cm" svg:x="12.83cm" svg:y="10.79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112cm" svg:height="0.118cm" svg:x="12.947cm" svg:y="10.798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3.063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3.136cm" svg:y="10.758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103cm" svg:height="0.118cm" svg:x="13.179cm" svg:y="10.79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3.306cm" svg:y="10.798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57cm" svg:height="0.201cm" svg:x="13.415cm" svg:y="10.758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24" draw:layer="layout" svg:width="0.021cm" svg:height="0.05cm" svg:x="13.507cm" svg:y="10.892cm" svg:viewBox="0 0 22 51" svg:d="M22 0v18c0 7-1 13-3 18-1 5-3 10-6 15h-13c7-10 10-19 10-28h-9v-23z">
                <text:p/>
              </draw:path>
              <draw:path draw:style-name="gr93" draw:text-style-name="P24" draw:layer="layout" svg:width="0.102cm" svg:height="0.118cm" svg:x="13.621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153cm" svg:height="0.116cm" svg:x="13.749cm" svg:y="10.798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3" draw:text-style-name="P24" draw:layer="layout" svg:width="0.098cm" svg:height="0.161cm" svg:x="13.932cm" svg:y="10.799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3" draw:text-style-name="P24" draw:layer="layout" svg:width="0.055cm" svg:height="0.141cm" svg:x="14.043cm" svg:y="10.775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108cm" svg:height="0.159cm" svg:x="14.103cm" svg:y="10.801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3" draw:text-style-name="P24" draw:layer="layout" svg:width="0.057cm" svg:height="0.201cm" svg:x="14.226cm" svg:y="10.758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5cm" svg:height="0.153cm" svg:x="14.296cm" svg:y="10.764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3" draw:text-style-name="P24" draw:layer="layout" svg:width="0.103cm" svg:height="0.118cm" svg:x="14.441cm" svg:y="10.798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4.569cm" svg:y="10.801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3" draw:text-style-name="P24" draw:layer="layout" svg:width="0.054cm" svg:height="0.116cm" svg:x="14.691cm" svg:y="10.798cm" svg:viewBox="0 0 55 117" svg:d="M1 117v-88c0-8-1-17-1-27h18c1 13 1 21 1 24 4-10 7-17 11-21 4-3 10-5 17-5 3 0 5 0 8 1v18c-3-1-6-2-10-2-8 0-15 4-19 11s-6 16-6 29v60z">
                <text:p/>
              </draw:path>
              <draw:path draw:style-name="gr93" draw:text-style-name="P24" draw:layer="layout" svg:width="0.094cm" svg:height="0.118cm" svg:x="14.76cm" svg:y="10.799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3" draw:text-style-name="P24" draw:layer="layout" svg:width="0.102cm" svg:height="0.118cm" svg:x="14.87cm" svg:y="10.798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57cm" svg:height="0.201cm" svg:x="14.984cm" svg:y="10.758cm" svg:viewBox="0 0 58 202" svg:d="M58 101c0 21-3 39-10 55-6 16-16 32-29 46h-19c13-15 23-30 29-47 7-16 10-34 10-54s-3-38-10-54c-6-17-16-32-29-47h19c13 14 23 30 29 46 7 16 10 35 10 55z">
                <text:p/>
              </draw:path>
            </draw:g>
            <draw:g>
              <draw:path draw:style-name="gr100" draw:text-style-name="P19" draw:layer="layout" svg:width="0.109cm" svg:height="0.158cm" svg:x="11.418cm" svg:y="11.136cm" svg:viewBox="0 0 110 159" svg:d="M81 157c0-1 0-4-1-8 0-4 0-8 0-10h-1c-6 13-19 20-37 20-13 0-24-5-31-15-7-11-11-25-11-44s4-34 12-44c7-10 18-15 33-15 8 0 15 1 21 5 6 3 10 8 14 15v-19-42h30v132c0 7 0 16 0 25zM80 99c0-12-2-21-6-28s-11-10-19-10-14 3-18 10c-4 6-6 16-6 29 0 26 8 39 24 39 8 0 14-3 18-10 5-7 7-17 7-30z">
                <text:p/>
              </draw:path>
              <draw:path draw:style-name="gr100" draw:text-style-name="P19" draw:layer="layout" svg:width="0.105cm" svg:height="0.118cm" svg:x="11.552cm" svg:y="11.176cm" svg:viewBox="0 0 106 119" svg:d="M54 119c-17 0-31-5-40-15-9-11-14-25-14-45 0-19 5-34 14-44 10-10 23-15 41-15 16 0 29 5 38 16 8 11 13 27 13 48v1h-74c0 11 2 20 6 25 4 6 10 9 18 9 10 0 17-5 20-14l28 3c-8 21-25 31-50 31zM54 19c-7 0-12 2-16 7s-6 12-6 21h45c-1-10-3-17-7-21-4-5-9-7-16-7z">
                <text:p/>
              </draw:path>
              <draw:path draw:style-name="gr100" draw:text-style-name="P19" draw:layer="layout" svg:width="0.029cm" svg:height="0.156cm" svg:x="11.68cm" svg:y="11.136cm" svg:viewBox="0 0 30 157" svg:d="M0 157c0-52 0-105 0-157 10 0 20 0 30 0 0 52 0 105 0 157-10 0-20 0-30 0z">
                <text:p/>
              </draw:path>
              <draw:path draw:style-name="gr100" draw:text-style-name="P19" draw:layer="layout" svg:width="0.03cm" svg:height="0.108cm" svg:x="11.748cm" svg:y="11.184cm" svg:viewBox="0 0 31 109" svg:d="M0 30c0-10 0-20 0-30 10 0 21 0 31 0 0 10 0 20 0 30-10 0-21 0-31 0zM0 109c0-9 0-19 0-29 10 0 21 0 31 0 0 10 0 20 0 29-10 0-21 0-31 0z">
                <text:p/>
              </draw:path>
            </draw:g>
            <draw:path draw:style-name="gr95" draw:text-style-name="P25" draw:layer="layout" svg:width="3.905cm" svg:height="3.104cm" svg:x="11.314cm" svg:y="8.59cm" svg:viewBox="0 0 3906 3105" svg:d="M134 3105c1213 0 2425 0 3638 0 66 0 134-94 134-189 0-909 0-1818 0-2727 0-95-68-189-134-189-1213 0-2425 0-3638 0-67 0-134 94-134 189 0 909 0 1818 0 2727 0 95 67 189 134 189z">
              <text:p/>
            </draw:path>
            <draw:g>
              <draw:path draw:style-name="gr93" draw:text-style-name="P24" draw:layer="layout" svg:width="0.112cm" svg:height="0.118cm" svg:x="11.418cm" svg:y="11.397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1.535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57cm" svg:height="0.201cm" svg:x="11.607cm" svg:y="11.357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3cm" svg:height="0.148cm" svg:x="11.672cm" svg:y="11.364cm" svg:viewBox="0 0 124 149" svg:d="M72 17c0 44 0 88 0 132-7 0-13 0-20 0 0-44 0-88 0-132-17 0-35 0-52 0 0-6 0-11 0-17 41 0 83 0 124 0 0 6 0 11 0 17-17 0-35 0-52 0z">
                <text:p/>
              </draw:path>
              <draw:path draw:style-name="gr93" draw:text-style-name="P24" draw:layer="layout" svg:width="0.103cm" svg:height="0.118cm" svg:x="11.787cm" svg:y="11.397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4cm" svg:height="0.156cm" svg:x="11.914cm" svg:y="11.357cm" svg:viewBox="0 0 95 157" svg:d="M73 157c-13-17-27-35-40-52-4 4-9 7-14 11 0 14 0 27 0 41-6 0-13 0-19 0 0-52 0-105 0-157 6 0 13 0 19 0 0 33 0 65 0 98 17-19 34-37 51-56 8 0 15 0 23 0-16 17-32 33-47 50 16 21 33 43 49 65-7 0-15 0-22 0z">
                <text:p/>
              </draw:path>
              <draw:path draw:style-name="gr93" draw:text-style-name="P24" draw:layer="layout" svg:width="0.102cm" svg:height="0.118cm" svg:x="12.019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2cm" svg:height="0.116cm" svg:x="12.146cm" svg:y="11.397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21cm" svg:height="0.05cm" svg:x="12.273cm" svg:y="11.49cm" svg:viewBox="0 0 22 51" svg:d="M22 0v18c0 7-1 13-3 18-1 5-3 10-6 15h-13c7-10 10-19 10-28h-9v-23z">
                <text:p/>
              </draw:path>
              <draw:path draw:style-name="gr93" draw:text-style-name="P24" draw:layer="layout" svg:width="0.125cm" svg:height="0.153cm" svg:x="12.325cm" svg:y="11.362cm" svg:viewBox="0 0 126 154" svg:d="M126 110c0 14-5 25-16 32-11 8-26 12-46 12-37 0-58-13-64-38l20-4c2 9 7 15 14 19 8 5 18 7 31 7s23-2 30-7c7-4 11-11 11-20 0-5-1-9-3-12-3-3-6-5-10-7s-9-4-14-5c-6-1-12-3-19-4-12-3-21-6-27-8-6-3-11-6-15-9-3-3-6-7-8-11-2-5-3-10-3-15 0-13 5-23 15-30s24-10 42-10c17 0 31 3 40 8s15 14 19 26l-20 4c-3-8-7-14-13-17-6-4-15-6-26-6-12 0-21 2-28 6-6 4-9 10-9 18 0 4 1 8 4 11 2 3 6 6 10 8 5 2 14 5 28 8 5 1 9 2 14 3 4 1 9 2 13 4 4 1 8 3 12 5s7 5 10 8c2 3 4 6 6 10 1 4 2 9 2 14z">
                <text:p/>
              </draw:path>
              <draw:path draw:style-name="gr93" draw:text-style-name="P24" draw:layer="layout" svg:width="0.103cm" svg:height="0.118cm" svg:x="12.471cm" svg:y="11.397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2.598cm" svg:y="11.399cm" svg:viewBox="0 0 93 117" svg:d="M19 0v73c0 7 1 13 3 17 1 4 4 7 7 9s8 3 14 3c10 0 17-3 22-9 6-7 8-15 8-27v-66h19v90c0 13 1 22 1 25h-18c0-1 0-2 0-3 0-2 0-4-1-6 0-2 0-5 0-11-5 8-10 13-16 17-5 3-13 5-21 5-13 0-22-3-28-10-6-6-9-16-9-31v-76z">
                <text:p/>
              </draw:path>
              <draw:path draw:style-name="gr93" draw:text-style-name="P24" draw:layer="layout" svg:width="0.054cm" svg:height="0.116cm" svg:x="12.72cm" svg:y="11.397cm" svg:viewBox="0 0 55 117" svg:d="M1 117v-88c0-8-1-17-1-27h18c1 13 1 21 1 24 4-10 7-17 11-21 4-3 10-5 17-5 3 0 5 0 8 1v18c-3-1-6-2-10-2-8 0-15 4-19 11s-6 16-6 29v60z">
                <text:p/>
              </draw:path>
              <draw:path draw:style-name="gr93" draw:text-style-name="P24" draw:layer="layout" svg:width="0.094cm" svg:height="0.118cm" svg:x="12.789cm" svg:y="11.397cm" svg:viewBox="0 0 95 119" svg:d="M20 59c0 15 3 26 7 34 5 7 13 11 22 11 7 0 13-2 18-6 4-3 7-9 8-17l20 2c-2 11-7 19-15 26s-18 10-30 10c-16 0-29-5-37-15-9-11-13-25-13-45 0-19 4-34 13-44 8-10 21-15 37-15 12 0 21 3 29 9s13 15 15 25l-20 2c-1-7-3-12-8-15-4-4-9-6-17-6-10 0-17 3-22 10s-7 18-7 34z">
                <text:p/>
              </draw:path>
              <draw:path draw:style-name="gr93" draw:text-style-name="P24" draw:layer="layout" svg:width="0.102cm" svg:height="0.118cm" svg:x="12.899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57cm" svg:height="0.201cm" svg:x="13.013cm" svg:y="11.357cm" svg:viewBox="0 0 58 202" svg:d="M58 101c0 21-3 39-10 55-6 16-16 32-29 46h-19c13-15 23-30 29-47 7-16 10-34 10-54s-3-38-10-54c-6-17-16-32-29-47h19c13 14 23 30 29 46 7 16 10 35 10 55z">
                <text:p/>
              </draw:path>
              <draw:path draw:style-name="gr93" draw:text-style-name="P24" draw:layer="layout" svg:width="0.021cm" svg:height="0.05cm" svg:x="13.106cm" svg:y="11.49cm" svg:viewBox="0 0 22 51" svg:d="M22 0v18c0 7-1 13-3 18-1 5-3 10-6 15h-13c7-10 10-19 10-28h-9v-23z">
                <text:p/>
              </draw:path>
              <draw:path draw:style-name="gr93" draw:text-style-name="P24" draw:layer="layout" svg:width="0.102cm" svg:height="0.118cm" svg:x="13.22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153cm" svg:height="0.116cm" svg:x="13.347cm" svg:y="11.397cm" svg:viewBox="0 0 154 117" svg:d="M68 117v-73c0-11-2-19-5-23s-9-6-17-6-14 3-19 9-7 15-7 26v67h-19v-90c0-14-1-22-1-25h18c0 0 0 1 0 3s1 3 1 5 0 6 0 12c5-8 9-14 15-17 5-3 11-5 19-5 9 0 16 2 21 5 5 4 9 9 11 17 4-8 9-14 14-17 6-3 13-5 21-5 12 0 20 3 26 9 5 7 8 17 8 31v77h-19v-73c0-11-2-19-5-23s-9-6-17-6-15 3-19 9c-5 6-7 15-7 26v67z">
                <text:p/>
              </draw:path>
              <draw:path draw:style-name="gr93" draw:text-style-name="P24" draw:layer="layout" svg:width="0.098cm" svg:height="0.161cm" svg:x="13.531cm" svg:y="11.397cm" svg:viewBox="0 0 99 162" svg:d="M99 59c0 40-15 60-43 60-18 0-30-7-36-20h-1c1 0 1 6 1 18v45h-19v-137c0-11-1-19-1-23h19c0 0 0 1 0 3s0 4 0 8c1 4 1 6 1 7 4-7 8-12 14-15 5-3 13-5 22-5 14 0 25 5 32 14 7 10 11 25 11 45zM78 59c0-16-2-27-6-34-5-7-11-10-21-10-8 0-14 1-18 4-4 4-7 9-10 15-2 7-3 16-3 27 0 15 2 26 7 33s13 11 24 11c9 0 16-4 21-11 4-7 6-18 6-35z">
                <text:p/>
              </draw:path>
              <draw:path draw:style-name="gr93" draw:text-style-name="P24" draw:layer="layout" svg:width="0.055cm" svg:height="0.141cm" svg:x="13.641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108cm" svg:height="0.159cm" svg:x="13.701cm" svg:y="11.399cm" svg:viewBox="0 0 109 160" svg:d="M20 160c-5 0-10-1-13-1v-15c2 1 5 1 9 1 12 0 21-9 28-26l2-5-46-114h21l24 63c0 1 1 2 1 4 1 1 2 6 5 14s4 12 4 13l8-21 25-73h21l-45 115c-5 12-9 21-13 27s-9 10-14 13-11 5-17 5z">
                <text:p/>
              </draw:path>
              <draw:path draw:style-name="gr93" draw:text-style-name="P24" draw:layer="layout" svg:width="0.057cm" svg:height="0.201cm" svg:x="13.824cm" svg:y="11.357cm" svg:viewBox="0 0 58 202" svg:d="M0 101c0-21 3-39 10-55 6-16 16-32 29-46h19c-13 15-23 30-29 47-7 16-10 34-10 54s3 38 10 54c6 17 16 32 29 47h-19c-13-14-23-30-29-46-7-16-10-34-10-55z">
                <text:p/>
              </draw:path>
              <draw:path draw:style-name="gr93" draw:text-style-name="P24" draw:layer="layout" svg:width="0.129cm" svg:height="0.148cm" svg:x="13.903cm" svg:y="11.365cm" svg:viewBox="0 0 130 149" svg:d="M130 73c0 15-3 29-9 40-6 12-15 21-26 27s-24 9-39 9h-56v-149h50c25 0 45 6 59 19s21 31 21 54zM109 73c0-18-5-33-15-42-10-10-25-15-45-15h-29v117h34c11 0 21-3 29-7 9-5 15-12 20-21 4-9 6-20 6-32z">
                <text:p/>
              </draw:path>
              <draw:path draw:style-name="gr93" draw:text-style-name="P24" draw:layer="layout" svg:width="0.102cm" svg:height="0.118cm" svg:x="14.052cm" svg:y="11.397cm" svg:viewBox="0 0 103 119" svg:d="M20 64c0 13 3 23 8 30 6 7 14 11 25 11 8 0 15-2 20-5 5-4 8-8 10-13l17 5c-7 18-23 27-47 27-18 0-31-5-40-15s-13-25-13-45c0-19 4-34 13-44s22-15 39-15c34 0 51 20 51 61v3zM83 49c-1-12-4-21-9-27-5-5-13-8-23-8-9 0-16 3-22 9-5 7-8 15-9 26z">
                <text:p/>
              </draw:path>
              <draw:path draw:style-name="gr93" draw:text-style-name="P24" draw:layer="layout" svg:width="0.095cm" svg:height="0.117cm" svg:x="14.171cm" svg:y="11.398cm" svg:viewBox="0 0 96 118" svg:d="M96 85c0 10-5 19-13 25-8 5-20 8-34 8-15 0-26-2-34-7-8-4-13-12-15-22l17-3c2 6 5 11 10 14 5 2 12 4 22 4 9 0 17-2 21-5 5-3 7-7 7-13 0-4-2-8-5-11s-8-5-15-7l-14-3c-11-3-19-6-23-9-5-2-9-6-11-10-3-4-4-8-4-14 0-10 3-18 11-24 7-5 18-8 33-8 13 0 23 2 30 7 8 4 13 11 15 21l-18 2c-1-5-4-9-8-12-5-2-11-4-19-4-9 0-15 2-19 4-5 3-7 7-7 12 0 3 1 6 3 8s4 4 8 6c3 1 10 3 21 6 10 2 17 5 22 7 4 2 8 4 10 7 3 3 5 6 6 9 2 3 3 7 3 12z">
                <text:p/>
              </draw:path>
              <draw:path draw:style-name="gr93" draw:text-style-name="P24" draw:layer="layout" svg:width="0.055cm" svg:height="0.141cm" svg:x="14.278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4.351cm" svg:y="11.357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092cm" svg:height="0.116cm" svg:x="14.399cm" svg:y="11.397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112cm" svg:height="0.118cm" svg:x="14.516cm" svg:y="11.397cm" svg:viewBox="0 0 113 119" svg:d="M35 119c-12 0-20-3-26-9s-9-15-9-25c0-12 4-21 12-28 8-6 20-9 38-10h26v-6c0-10-2-16-6-20s-10-6-19-6c-8 0-15 1-19 4s-6 7-7 14l-20-2c3-21 19-31 47-31 14 0 25 3 32 10 8 7 11 16 11 29v49c0 6 1 10 3 13 1 3 4 4 8 4 2 0 4 0 7-1v12c-5 1-10 2-15 2-7 0-13-2-16-6-3-3-5-9-5-17h-1c-5 9-11 15-17 18-7 4-15 6-24 6zM39 105c7 0 14-2 19-5 6-3 10-8 13-13 3-6 5-11 5-17v-9h-21c-9 0-16 0-21 2-4 2-8 4-10 8-3 4-4 8-4 14s1 11 5 14c3 4 8 6 14 6z">
                <text:p/>
              </draw:path>
              <draw:path draw:style-name="gr93" draw:text-style-name="P24" draw:layer="layout" svg:width="0.055cm" svg:height="0.141cm" svg:x="14.632cm" svg:y="11.373cm" svg:viewBox="0 0 56 142" svg:d="M56 139c-6 2-13 3-19 3-16 0-24-9-24-26v-76h-13v-14h14l6-26h13v26h21v14h-21v72c0 5 1 9 2 11 2 3 5 4 10 4 2 0 6-1 11-2z">
                <text:p/>
              </draw:path>
              <draw:path draw:style-name="gr93" draw:text-style-name="P24" draw:layer="layout" svg:width="0.018cm" svg:height="0.156cm" svg:x="14.705cm" svg:y="11.357cm" svg:viewBox="0 0 19 157" svg:d="M0 18c0-6 0-12 0-18 6 0 13 0 19 0 0 6 0 12 0 18-6 0-13 0-19 0zM0 157c0-38 0-76 0-115 6 0 13 0 19 0 0 39 0 77 0 115-6 0-13 0-19 0z">
                <text:p/>
              </draw:path>
              <draw:path draw:style-name="gr93" draw:text-style-name="P24" draw:layer="layout" svg:width="0.103cm" svg:height="0.118cm" svg:x="14.748cm" svg:y="11.397cm" svg:viewBox="0 0 104 119" svg:d="M104 59c0 20-5 35-14 45s-22 15-39 15-29-5-38-15c-9-11-13-25-13-45 0-39 17-59 52-59 18 0 31 5 39 14 8 10 13 25 13 45zM83 59c0-15-2-27-7-34s-13-11-24-11-19 4-24 11-8 19-8 34 3 27 8 34c5 8 12 12 23 12 12 0 20-4 25-11 5-8 7-19 7-35z">
                <text:p/>
              </draw:path>
              <draw:path draw:style-name="gr93" draw:text-style-name="P24" draw:layer="layout" svg:width="0.092cm" svg:height="0.116cm" svg:x="14.875cm" svg:y="11.397cm" svg:viewBox="0 0 93 117" svg:d="M74 117v-73c0-7-1-13-3-18-1-4-3-7-7-9-3-1-8-2-14-2-9 0-17 3-22 9s-8 15-8 26v67h-19v-90c0-14-1-22-1-25h18c0 0 0 1 0 3s1 3 1 5 0 6 0 12c5-8 10-14 16-17s13-5 21-5c13 0 22 3 28 9 6 7 9 17 9 31v77z">
                <text:p/>
              </draw:path>
              <draw:path draw:style-name="gr93" draw:text-style-name="P24" draw:layer="layout" svg:width="0.057cm" svg:height="0.201cm" svg:x="14.984cm" svg:y="11.357cm" svg:viewBox="0 0 58 202" svg:d="M58 101c0 21-3 39-10 55-6 16-16 32-29 46h-19c13-15 23-30 29-47 7-16 10-34 10-54s-3-38-10-54c-6-17-16-32-29-47h19c13 14 23 30 29 46 7 16 10 35 10 55z">
                <text:p/>
              </draw:path>
            </draw:g>
          </draw:g>
          <draw:g>
            <draw:path draw:style-name="gr101" draw:text-style-name="P26" draw:layer="layout" svg:width="10.852cm" svg:height="3.858cm" svg:x="11.083cm" svg:y="8.076cm" svg:viewBox="0 0 10853 3859" svg:d="M0 3859c0-1287 0-2573 0-3859 3618 0 7236 0 10853 0 0 1286 0 2572 0 3859-3617 0-7235 0-10853 0z">
              <text:p/>
            </draw:path>
            <draw:path draw:style-name="gr102" draw:text-style-name="P27" draw:layer="layout" svg:width="0.178cm" svg:height="0.213cm" svg:x="19.636cm" svg:y="8.225cm" svg:viewBox="0 0 179 214" svg:d="M0 210c0-2 1-4 2-5 1 0 3-1 7-1 10 0 17-1 20-2 2-2 4-5 6-11l43-171c1-3 1-5 1-6 0-2-1-3-4-4s-8-1-14-1c-3 0-4 0-5 0s-2-1-3-1c-1-1-1-1-1-3 0-3 2-5 6-5s11 0 19 0c9 0 16 0 20 0 5 0 12 0 22 0s17 0 22 0c3 0 5 1 5 3 0 3-1 5-2 5-1 1-4 1-7 1h-3c-12 0-20 1-24 3-3 1-5 5-7 11l-43 171c0 0 0 1-1 3 0 2 0 3 0 4s0 2 0 2c0 0 1 1 2 1 2 0 4 0 8 0h25c10 0 18-1 26-4s14-6 19-10c4-4 9-9 13-16s7-12 9-16c2-5 4-11 7-18 1-3 2-5 3-6 0-1 1-1 3-1 3 0 5 1 5 4l-1 2c0 1 0 2 0 2l-24 67c-1 3-2 5-3 5-1 1-3 1-7 1h-136c-2 0-4 0-4 0-1 0-2-1-3-1-1-1-1-1-1-3z">
              <text:p/>
            </draw:path>
            <draw:path draw:style-name="gr102" draw:text-style-name="P27" draw:layer="layout" svg:width="0.112cm" svg:height="0.141cm" svg:x="19.837cm" svg:y="8.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102" draw:text-style-name="P27" draw:layer="layout" svg:width="0.135cm" svg:height="0.141cm" svg:x="19.964cm" svg:y="8.3cm" svg:viewBox="0 0 136 142" svg:d="M0 94c0-23 8-45 23-64 16-20 32-30 50-30 12 0 21 6 26 19 2-9 6-13 13-13 6 0 9 3 9 8 0 2-1 4-2 7l-21 86c-2 5-2 11-2 16 0 8 2 12 8 12 8 0 15-12 21-37 1-3 2-5 2-6 1-1 2-1 4-1 3 0 5 1 5 3 0 0 0 2-1 5-1 4-2 8-4 13-1 5-3 9-5 13-5 12-13 17-23 17-6 0-11-1-16-5s-9-9-10-17c-12 15-25 22-38 22-12 0-21-4-28-14-7-9-11-21-11-34zM22 107c0 7 1 14 3 20 3 6 8 8 14 8 8 0 16-4 25-13 8-8 14-16 15-22l15-59c1-2 1-4 1-5 0-7-2-14-6-20s-9-9-16-9c-6 0-13 3-20 10-6 7-12 15-16 25-3 7-6 18-10 33-4 14-5 25-5 32z">
              <text:p/>
            </draw:path>
            <draw:path draw:style-name="gr102" draw:text-style-name="P27" draw:layer="layout" svg:width="0.128cm" svg:height="0.141cm" svg:x="20.118cm" svg:y="8.3cm" svg:viewBox="0 0 129 142" svg:d="M0 48c0 0 0-2 1-5s2-8 4-13 3-10 5-13c6-11 14-17 23-17 6 0 12 2 17 6 5 3 8 9 10 17 11-15 23-23 38-23 8 0 15 2 21 5 7 3 10 8 10 15 0 5-1 9-5 12-3 3-7 4-10 4-4 0-7-1-9-3-1-2-2-4-2-7 0-1 0-2 0-4 1-1 2-3 4-6 2-2 4-4 8-5-5-3-10-4-17-4-5 0-10 1-15 4s-9 7-12 10c-3 4-6 8-8 13-3 4-4 8-5 10s-2 3-2 4l-21 83c-2 8-6 11-12 11-3 0-6 0-7-2-2-2-2-4-2-6 0-1 0-2 1-4l24-94c1-6 2-12 2-17 0-8-3-12-8-12s-9 3-12 9c-4 7-7 16-10 28-1 4-2 6-2 6-1 1-2 2-4 2-3 0-5-1-5-4z">
              <text:p/>
            </draw:path>
            <draw:path draw:style-name="gr102" draw:text-style-name="P27" draw:layer="layout" svg:width="0.159cm" svg:height="0.141cm" svg:x="20.253cm" svg:y="8.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102" draw:text-style-name="P27" draw:layer="layout" svg:width="0.112cm" svg:height="0.141cm" svg:x="20.442cm" svg:y="8.3cm" svg:viewBox="0 0 113 142" svg:d="M0 87c0-25 8-46 25-63 17-16 35-24 54-24 10 0 18 3 23 8 6 5 9 11 9 19 0 1 0 2 0 3s-1 3-1 6c-1 3-2 6-4 8-2 3-4 5-8 8-3 3-7 5-12 7-12 5-27 7-46 7h-13c-3 14-5 26-5 35 0 5 1 10 2 15 1 4 3 9 7 13s9 6 15 6c4 0 8 0 12-1 5 0 12-3 21-8 9-6 18-13 25-21 1-3 3-4 4-4s2 1 3 2 2 2 2 3c0 2-3 6-8 11-5 6-13 11-24 17s-23 8-35 8c-15 0-26-5-34-16s-12-24-12-39zM29 59h7c3 0 6 0 9 0 2 0 6 0 12-1 6 0 10-1 15-3 4-1 8-3 13-5 4-3 8-6 10-10 3-4 4-9 4-14s-2-10-5-14c-4-3-9-5-15-5-1 0-3 0-5 0-2 1-5 2-10 4-4 2-9 4-12 8-4 3-8 8-12 15-5 7-8 16-11 25z">
              <text:p/>
            </draw:path>
            <draw:path draw:style-name="gr102" draw:text-style-name="P27" draw:layer="layout" svg:width="0.143cm" svg:height="0.221cm" svg:x="20.569cm" svg:y="8.221cm" svg:viewBox="0 0 144 222" svg:d="M0 173c0-23 8-44 23-64 16-20 32-30 50-30 12 0 21 6 27 19l18-74 1-3c0-1 0-2 0-2 0-2 0-3 0-3-1-1-2-1-5-2-2-1-6-1-11-1s-7-1-7-3 0-4 1-4c0-1 1-2 2-2s2-1 4-1l31-2c2-1 3-1 6-1s4 1 4 4c0 1 0 2-1 4l-45 179c-2 5-2 10-2 15 0 8 2 13 8 13 8 0 15-13 21-38 1-3 2-5 2-6 1-1 2-1 4-1 3 0 5 1 5 3 0 1 0 3-1 6s-2 7-4 12c-1 5-3 9-5 13-5 12-13 18-23 18-6 0-11-2-16-6s-9-9-10-16c-12 14-25 22-38 22-12 0-21-5-28-14-7-10-11-21-11-35zM22 187c0 7 1 13 3 19 3 6 8 9 14 9 8 0 16-5 25-13 8-9 13-16 15-22l15-60c1-2 1-4 1-5 0-6-2-13-6-20-4-6-10-9-16-9s-13 4-20 10c-6 7-12 15-16 25-3 7-6 18-10 33-4 14-5 25-5 33z">
              <text:p/>
            </draw:path>
            <draw:path draw:style-name="gr102" draw:text-style-name="P27" draw:layer="layout" svg:width="0.135cm" svg:height="0.141cm" svg:x="20.847cm" svg:y="8.3cm" svg:viewBox="0 0 136 142" svg:d="M0 94c0-23 8-45 23-64 16-20 32-30 50-30 12 0 21 6 26 19 2-9 6-13 13-13 6 0 9 3 9 8 0 2-1 4-2 7l-21 86c-2 5-2 11-2 16 0 8 2 12 8 12 8 0 15-12 21-37 1-3 2-5 2-6 1-1 2-1 4-1 3 0 5 1 5 3 0 0 0 2-1 5-1 4-2 8-4 13-1 5-3 9-5 13-5 12-13 17-23 17-6 0-11-1-16-5s-9-9-10-17c-12 15-25 22-38 22-12 0-21-4-28-14-7-9-11-21-11-34zM22 107c0 7 1 14 3 20 3 6 8 8 14 8 8 0 16-4 25-13 8-8 14-16 15-22l15-59c1-2 1-4 1-5 0-7-2-14-6-20s-9-9-16-9c-6 0-13 3-20 10-6 7-12 15-16 25-3 7-6 18-10 33-4 14-5 25-5 32z">
              <text:p/>
            </draw:path>
            <draw:path draw:style-name="gr102" draw:text-style-name="P27" draw:layer="layout" svg:width="0.114cm" svg:height="0.141cm" svg:x="21.01cm" svg:y="8.3cm" svg:viewBox="0 0 115 142" svg:d="M0 91c0-23 8-44 25-63s36-28 56-28c10 0 18 3 24 8 7 5 10 11 10 19 0 6-2 10-5 14-3 3-7 5-12 5-3 0-6-1-8-3-1-2-2-4-2-7 0-1 0-1 0-2s0-2 1-3c0-2 1-3 2-5 1-1 3-2 5-3s5-2 8-3c-4-9-11-13-23-13-8 0-15 3-22 8-8 6-14 13-20 23-4 8-8 18-11 32-4 14-6 25-6 33 0 10 2 18 7 23 4 6 10 9 18 9 4 0 8 0 13-1 4 0 11-3 20-8 10-6 18-13 25-21 2-3 3-4 4-4s2 1 3 2c2 1 2 2 2 3 0 2-3 6-8 12-5 5-13 10-24 16s-23 8-35 8c-14 0-25-4-34-14-9-9-13-22-13-37z">
              <text:p/>
            </draw:path>
            <draw:path draw:style-name="gr102" draw:text-style-name="P27" draw:layer="layout" svg:width="0.089cm" svg:height="0.199cm" svg:x="21.15cm" svg:y="8.242cm" svg:viewBox="0 0 90 200" svg:d="M0 67c0-2 1-4 2-5 1 0 4-1 7-1h27l12-50c3-7 7-11 13-11s8 3 8 8c0 2 0 4-1 7l-12 46h26c2 0 3 0 4 1 1 0 2 0 3 1 0 0 1 1 1 2 0 3-1 5-2 5-2 1-4 1-7 1h-27l-24 94c-1 5-2 11-2 16 0 8 3 13 9 13 8 0 15-4 21-12s11-17 15-27c2-3 2-5 3-5 1-1 2-1 4-1 3 0 4 1 4 3 0 1 0 3-1 6-2 3-4 7-7 12-2 5-5 9-9 14-4 4-8 8-14 12-5 3-11 4-17 4-8 0-15-2-20-8-5-5-7-12-7-20 0-3 0-6 2-11l22-90h-25c-2 0-4 0-5 0 0 0-1 0-2-1-1 0-1-1-1-3z">
              <text:p/>
            </draw:path>
            <draw:path draw:style-name="gr102" draw:text-style-name="P27" draw:layer="layout" svg:width="0.078cm" svg:height="0.209cm" svg:x="21.252cm" svg:y="8.233cm" svg:viewBox="0 0 79 210" svg:d="M0 116c0-1 0-3 1-6s3-7 5-12 4-10 7-14c3-5 7-9 12-12s10-5 16-5 12 2 17 7c4 4 7 10 7 18 0 5-2 11-4 18l-21 54c-5 15-8 25-8 30 0 6 3 9 7 9 13 0 23-13 30-39 0-3 1-5 2-5 0-1 1-1 3-1 3 0 5 1 5 3 0 1 0 3-1 6s-3 7-5 12-4 9-7 14-7 9-12 12-10 5-15 5c-8 0-14-3-18-8-5-5-7-11-7-17 0-5 2-12 6-22 5-14 9-24 12-31l9-26c4-11 6-18 6-23 0-6-2-9-7-9-12 0-22 13-29 40-1 2-2 4-2 4-1 1-2 1-4 1-3 0-5-1-5-3zM51 15c0-4 2-8 5-11 4-3 7-4 11-4 2 0 5 1 7 3 2 1 3 4 3 7 0 5-1 8-5 11-3 3-6 4-10 4-3 0-5 0-7-2-3-2-4-4-4-8z">
              <text:p/>
            </draw:path>
            <draw:path draw:style-name="gr102" draw:text-style-name="P27" draw:layer="layout" svg:width="0.126cm" svg:height="0.141cm" svg:x="21.359cm" svg:y="8.3cm" svg:viewBox="0 0 127 142" svg:d="M0 91c0-23 8-44 25-63s36-28 56-28c13 0 25 5 33 14 9 10 13 22 13 38 0 22-8 43-25 62s-36 28-55 28c-14 0-25-4-34-14-9-9-13-22-13-37zM22 103c0 11 3 19 7 24 5 6 11 8 18 8s15-3 22-9c8-5 14-13 19-22 4-9 8-20 12-33 3-14 5-24 5-32 0-9-2-17-7-23-4-6-10-9-18-9-6 0-13 2-20 7s-13 12-19 22c-5 8-9 19-13 33s-6 26-6 34z">
              <text:p/>
            </draw:path>
            <draw:path draw:style-name="gr102" draw:text-style-name="P27" draw:layer="layout" svg:width="0.159cm" svg:height="0.141cm" svg:x="21.513cm" svg:y="8.3cm" svg:viewBox="0 0 160 142" svg:d="M0 48c0 0 0-2 1-5s2-8 4-13 3-10 5-13c6-11 14-17 23-17 7 0 13 2 18 7 5 4 8 10 9 18 2-3 5-6 8-10 3-3 8-6 15-10 7-3 15-5 22-5 10 0 18 3 24 8s10 13 10 25-7 36-20 70c-4 11-6 19-6 23 0 6 3 9 7 9 12 0 22-13 30-39 1-2 1-4 2-4 0-1 2-1 3-1 4 0 5 1 5 3 0 1 0 2-1 6-1 3-2 7-4 12-3 5-5 9-8 14-3 4-7 8-12 12-5 3-10 4-15 4-8 0-14-2-18-7s-6-11-6-18c0-4 1-11 5-20 12-35 18-58 18-69 0-14-5-21-14-21-17 0-31 10-44 31-3 6-6 14-9 25 0 3-1 6-3 11-1 4-2 8-2 10l-13 50c-2 6-6 8-11 8-3 0-6 0-7-2-2-2-2-4-2-6 0-1 0-2 1-4l24-94c1-6 2-12 2-17 0-8-3-12-8-12s-9 3-12 9c-4 7-7 16-10 28-1 4-2 6-2 6-1 1-2 2-4 2-3 0-5-1-5-4z">
              <text:p/>
            </draw:path>
            <draw:path draw:style-name="gr102" draw:text-style-name="P27" draw:layer="layout" svg:width="0.108cm" svg:height="0.141cm" svg:x="21.69cm" svg:y="8.3cm" svg:viewBox="0 0 109 142" svg:d="M0 112c0-7 2-11 5-15 3-3 7-5 11-5s6 1 8 3 3 5 3 7 0 3 0 5c-1 1-2 3-5 6s-6 4-11 5c4 12 14 17 30 17 7 0 12 0 17-2s9-4 12-7 6-6 8-9 3-6 4-9c0-3 1-5 1-8 0-4-1-7-2-10-2-3-4-5-7-7-4-1-6-3-9-3-2-1-6-2-11-3-2-1-5-1-6-2-2 0-4-1-8-3-3-1-6-3-7-5-2-2-4-5-6-8-1-4-2-8-2-12 0-11 4-21 13-32 8-10 21-15 37-15 10 0 19 3 25 8s9 11 9 19c0 6-1 10-4 13s-6 4-9 4c-4 0-6-1-8-3-1-1-2-3-2-6 0-2 1-5 3-7 2-3 5-5 10-6-3-10-11-15-24-15-11 0-19 3-24 10-6 7-8 13-8 19 0 4 1 7 3 10 3 3 5 4 8 5 2 1 5 2 9 3s7 1 9 2c3 1 6 2 10 4s7 4 10 6c2 2 4 6 6 10s3 8 3 14c0 3-1 7-2 11s-3 8-5 13c-3 5-7 10-11 14s-10 8-17 10c-8 3-16 4-25 4-12 0-21-2-29-8s-12-13-12-22z">
              <text:p/>
            </draw:path>
          </draw:g>
          <draw:g>
            <draw:g>
              <draw:path draw:style-name="gr103" draw:text-style-name="P17" draw:layer="layout" svg:width="2.341cm" svg:height="0.33cm" svg:x="19.392cm" svg:y="8.702cm" svg:viewBox="0 0 2342 331" svg:d="M48 331c749 0 1497 0 2246 0 24 0 48-55 48-110 0-37 0-73 0-110 0-56-24-111-48-111-749 0-1497 0-2246 0-24 0-48 55-48 111 0 37 0 73 0 110 0 55 24 110 48 110z">
                <text:p/>
              </draw:path>
              <draw:path draw:style-name="gr104" draw:text-style-name="P28" draw:layer="layout" svg:width="0.106cm" svg:height="0.117cm" svg:x="19.904cm" svg:y="8.828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104" draw:text-style-name="P28" draw:layer="layout" svg:width="0.106cm" svg:height="0.117cm" svg:x="20.028cm" svg:y="8.828cm" svg:viewBox="0 0 107 118" svg:d="M106 36l-30 5c-1-6-3-10-7-13-3-3-8-5-13-5-8 0-14 3-18 8-5 5-7 14-7 26 0 13 2 23 7 28 4 6 10 9 18 9 6 0 10-2 14-5 4-4 6-9 8-17l29 5c-3 13-9 24-17 30-9 7-21 11-35 11-17 0-30-5-40-16-10-10-15-25-15-43 0-19 5-33 15-43 10-11 23-16 40-16 14 0 25 3 33 9s14 15 18 27z">
                <text:p/>
              </draw:path>
              <draw:path draw:style-name="gr104" draw:text-style-name="P28" draw:layer="layout" svg:width="0.103cm" svg:height="0.154cm" svg:x="20.156cm" svg:y="8.787cm" svg:viewBox="0 0 104 155" svg:d="M30 0v57c10-11 21-17 35-17 7 0 13 2 19 4 5 3 9 6 12 10s5 8 6 13 2 12 2 22v66h-31v-59c0-12 0-19-1-23-1-3-3-5-6-7s-7-3-11-3c-5 0-10 1-14 4-4 2-6 6-8 10-2 5-3 12-3 22v56h-30v-155z">
                <text:p/>
              </draw:path>
              <draw:path draw:style-name="gr104" draw:text-style-name="P28" draw:layer="layout" svg:width="0.029cm" svg:height="0.154cm" svg:x="20.29cm" svg:y="8.787cm" svg:viewBox="0 0 30 155" svg:d="M0 28c0-10 0-19 0-28 10 0 20 0 30 0 0 9 0 18 0 28-10 0-20 0-30 0zM0 155c0-37 0-75 0-112 10 0 20 0 30 0 0 37 0 75 0 112-10 0-20 0-30 0z">
                <text:p/>
              </draw:path>
              <draw:path draw:style-name="gr104" draw:text-style-name="P28" draw:layer="layout" svg:width="0.105cm" svg:height="0.117cm" svg:x="20.344cm" svg:y="8.828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104" draw:text-style-name="P28" draw:layer="layout" svg:width="0.117cm" svg:height="0.112cm" svg:x="20.46cm" svg:y="8.83cm" svg:viewBox="0 0 118 113" svg:d="M46 113l-46-113h32l21 57 6 20c2-5 3-8 3-10 1-3 2-6 4-10l21-57h31l-45 113z">
                <text:p/>
              </draw:path>
              <draw:path draw:style-name="gr104" draw:text-style-name="P28" draw:layer="layout" svg:width="0.105cm" svg:height="0.117cm" svg:x="20.588cm" svg:y="8.828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104" draw:text-style-name="P28" draw:layer="layout" svg:width="0.058cm" svg:height="0.029cm" svg:x="20.715cm" svg:y="8.871cm" svg:viewBox="0 0 59 30" svg:d="M0 30c0-10 0-20 0-30 20 0 39 0 59 0 0 10 0 20 0 30-20 0-39 0-59 0z">
                <text:p/>
              </draw:path>
              <draw:path draw:style-name="gr104" draw:text-style-name="P28" draw:layer="layout" svg:width="0.11cm" svg:height="0.16cm" svg:x="20.786cm" svg:y="8.828cm" svg:viewBox="0 0 111 161" svg:d="M4 122l34 5c1 3 2 6 4 8 3 2 8 3 14 3 8 0 13-1 17-4 3-1 5-4 6-7s2-7 2-14v-16c-9 12-21 18-34 18-16 0-28-6-37-19-7-10-10-23-10-38 0-19 5-33 14-43s20-15 34-15 26 6 35 18v-15h28v100c0 14-1 24-3 30-3 7-6 12-10 16-4 3-9 6-16 9-6 2-15 3-25 3-19 0-33-4-41-10-8-7-12-15-12-25 0-1 0-2 0-4zM31 56c0 12 2 21 7 27 5 5 10 8 17 8s14-3 19-9c5-5 7-14 7-25s-2-20-7-26c-5-5-11-8-18-8-8 0-13 3-18 8-5 6-7 14-7 25z">
                <text:p/>
              </draw:path>
              <draw:path draw:style-name="gr104" draw:text-style-name="P28" draw:layer="layout" svg:width="0.116cm" svg:height="0.116cm" svg:x="20.92cm" svg:y="8.828cm" svg:viewBox="0 0 117 117" svg:d="M0 57c0-10 2-19 7-29 5-9 12-16 21-21s19-7 31-7c17 0 31 6 42 17s16 25 16 41c0 17-5 32-16 43s-25 16-42 16c-11 0-21-2-30-6-10-5-17-12-22-21s-7-20-7-33zM31 59c0 11 3 19 8 25s12 9 20 9 14-3 19-9c6-6 8-14 8-25s-2-20-8-26c-5-6-11-9-19-9s-15 3-20 9-8 15-8 26z">
                <text:p/>
              </draw:path>
              <draw:path draw:style-name="gr104" draw:text-style-name="P28" draw:layer="layout" svg:width="0.106cm" svg:height="0.117cm" svg:x="21.052cm" svg:y="8.828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104" draw:text-style-name="P28" draw:layer="layout" svg:width="0.029cm" svg:height="0.154cm" svg:x="21.182cm" svg:y="8.787cm" svg:viewBox="0 0 30 155" svg:d="M0 155c0-51 0-103 0-155 10 0 20 0 30 0 0 52 0 104 0 155-10 0-20 0-30 0z">
                <text:p/>
              </draw:path>
            </draw:g>
            <draw:g>
              <draw:path draw:style-name="gr87" draw:text-style-name="P19" draw:layer="layout" svg:width="0.11cm" svg:height="0.157cm" svg:x="19.427cm" svg:y="9.185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7" draw:text-style-name="P19" draw:layer="layout" svg:width="0.106cm" svg:height="0.117cm" svg:x="19.554cm" svg:y="9.186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073cm" svg:height="0.114cm" svg:x="19.683cm" svg:y="9.185cm" svg:viewBox="0 0 74 115" svg:d="M30 115h-30v-112h28v16c5-8 9-13 13-15 4-3 8-4 13-4 7 0 13 2 20 6l-10 26c-5-4-9-5-14-5-4 0-8 1-11 3-2 2-5 7-6 13-2 6-3 18-3 37z">
                <text:p/>
              </draw:path>
              <draw:path draw:style-name="gr87" draw:text-style-name="P19" draw:layer="layout" svg:width="0.106cm" svg:height="0.117cm" svg:x="19.762cm" svg:y="9.186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87" draw:text-style-name="P19" draw:layer="layout" svg:width="0.166cm" svg:height="0.114cm" svg:x="19.89cm" svg:y="9.185cm" svg:viewBox="0 0 167 115" svg:d="M0 3h28v15c10-12 21-18 35-18 7 0 14 1 19 4s10 8 13 14c5-6 11-11 16-14 6-3 12-4 19-4 8 0 15 2 21 5s10 8 13 15c2 5 3 12 3 23v72h-30v-64c0-11-1-19-3-22-3-4-7-6-13-6-4 0-8 1-12 4-3 2-6 6-8 11-1 5-2 12-2 23v54h-30v-62c0-11-1-18-2-21s-3-5-5-7c-2-1-5-2-9-2-5 0-9 1-13 3-3 3-6 7-8 11-1 5-2 13-2 23v55h-30z">
                <text:p/>
              </draw:path>
              <draw:path draw:style-name="gr87" draw:text-style-name="P19" draw:layer="layout" svg:width="0.105cm" svg:height="0.116cm" svg:x="20.077cm" svg:y="9.186cm" svg:viewBox="0 0 106 117" svg:d="M0 83l30-5c1 6 4 10 8 13s9 5 16 5c8 0 14-1 18-4 3-2 4-5 4-8 0-2-1-4-2-6-2-1-5-3-10-4-24-5-40-10-46-14-9-6-14-15-14-26 0-9 4-17 12-24s20-10 36-10 27 3 35 8c7 5 12 12 15 22l-28 5c-1-4-4-8-7-10s-8-4-14-4c-8 0-14 1-17 4-3 1-4 3-4 6 0 2 1 4 3 5 3 2 12 5 28 8 16 4 27 8 34 14 6 5 9 12 9 22s-4 19-13 26c-9 8-21 11-39 11-15 0-27-3-36-9s-15-15-18-25z">
                <text:p/>
              </draw:path>
              <draw:path draw:style-name="gr87" draw:text-style-name="P19" draw:layer="layout" svg:width="0.029cm" svg:height="0.111cm" svg:x="20.216cm" svg:y="9.188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89" draw:text-style-name="P19" draw:layer="layout" svg:width="0.11cm" svg:height="0.157cm" svg:x="19.427cm" svg:y="9.784cm" svg:viewBox="0 0 111 158" svg:d="M0 3h28v16c4-6 9-10 15-14 6-3 13-5 20-5 14 0 25 5 34 15 9 11 14 25 14 43 0 19-5 34-14 44-9 11-21 16-34 16-6 0-12-1-17-4-5-2-10-7-16-13v57h-30zM30 57c0 13 2 22 7 28s12 9 19 9 13-3 17-8c5-6 7-15 7-28 0-11-2-20-7-26s-11-8-18-8-13 2-18 8-7 14-7 25z">
                <text:p/>
              </draw:path>
              <draw:path draw:style-name="gr89" draw:text-style-name="P19" draw:layer="layout" svg:width="0.073cm" svg:height="0.114cm" svg:x="19.561cm" svg:y="9.784cm" svg:viewBox="0 0 74 115" svg:d="M30 115h-30v-112h28v16c5-8 9-13 13-15 4-3 8-4 13-4 7 0 13 2 20 6l-10 26c-5-4-9-5-14-5-4 0-8 1-11 3-2 2-5 7-6 13-2 6-3 18-3 37z">
                <text:p/>
              </draw:path>
              <draw:path draw:style-name="gr89" draw:text-style-name="P19" draw:layer="layout" svg:width="0.105cm" svg:height="0.117cm" svg:x="19.639cm" svg:y="9.784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89" draw:text-style-name="P19" draw:layer="layout" svg:width="0.029cm" svg:height="0.111cm" svg:x="19.776cm" svg:y="9.787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105" draw:text-style-name="P20" draw:layer="layout" svg:width="0.065cm" svg:height="0.157cm" svg:x="19.414cm" svg:y="9.961cm" svg:viewBox="0 0 66 158" svg:d="M17 158v-98h-17v-15h17v-12c0-7 1-13 2-16 2-5 5-9 10-12s11-5 19-5c6 0 12 1 18 2l-2 17c-4-1-8-2-12-2-6 0-10 2-12 4-3 3-4 7-4 14v10h22v15h-22v98z">
                <text:p/>
              </draw:path>
              <draw:path draw:style-name="gr105" draw:text-style-name="P20" draw:layer="layout" svg:width="0.105cm" svg:height="0.116cm" svg:x="19.482cm" svg:y="10.0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5" draw:text-style-name="P20" draw:layer="layout" svg:width="0.091cm" svg:height="0.114cm" svg:x="19.611cm" svg:y="10.007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105" draw:text-style-name="P20" draw:layer="layout" svg:width="0.061cm" svg:height="0.114cm" svg:x="19.733cm" svg:y="10.004cm" svg:viewBox="0 0 62 115" svg:d="M0 115v-112h17v17c5-8 9-14 13-16 3-3 7-4 12-4 6 0 13 2 20 6l-7 18c-5-3-9-4-14-4-4 0-8 1-11 3-4 3-6 6-8 11-2 7-3 14-3 22v59z">
                <text:p/>
              </draw:path>
              <draw:path draw:style-name="gr105" draw:text-style-name="P20" draw:layer="layout" svg:width="0.054cm" svg:height="0.152cm" svg:x="19.796cm" svg:y="9.968cm" svg:viewBox="0 0 55 153" svg:d="M53 135l2 16c-5 2-10 2-14 2-7 0-13-1-16-3-4-2-7-5-9-9-1-3-2-11-2-22v-65h-14v-15h14v-28l19-11v39h20v15h-20v66c0 5 1 9 1 10 1 2 2 3 4 4 1 1 3 1 6 1 2 0 5 0 9 0z">
                <text:p/>
              </draw:path>
              <draw:path draw:style-name="gr105" draw:text-style-name="P20" draw:layer="layout" svg:width="0.092cm" svg:height="0.154cm" svg:x="19.869cm" svg:y="9.964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105" draw:text-style-name="P20" draw:layer="layout" svg:width="0.058cm" svg:height="0.018cm" svg:x="19.984cm" svg:y="10.054cm" svg:viewBox="0 0 59 19" svg:d="M0 19c0-6 0-13 0-19 20 0 39 0 59 0 0 6 0 13 0 19-20 0-39 0-59 0z">
                <text:p/>
              </draw:path>
              <draw:path draw:style-name="gr105" draw:text-style-name="P20" draw:layer="layout" svg:width="0.061cm" svg:height="0.114cm" svg:x="20.065cm" svg:y="10.004cm" svg:viewBox="0 0 62 115" svg:d="M0 115v-112h17v17c5-8 9-14 13-16 3-3 7-4 12-4 6 0 13 2 20 6l-7 18c-5-3-9-4-14-4-4 0-8 1-11 3-4 3-6 6-8 11-2 7-3 14-3 22v59z">
                <text:p/>
              </draw:path>
              <draw:path draw:style-name="gr105" draw:text-style-name="P20" draw:layer="layout" svg:width="0.105cm" svg:height="0.116cm" svg:x="20.133cm" svg:y="10.00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5" draw:text-style-name="P20" draw:layer="layout" svg:width="0.155cm" svg:height="0.112cm" svg:x="20.247cm" svg:y="10.007cm" svg:viewBox="0 0 156 113" svg:d="M35 113l-35-113h20l18 65 7 24c0-1 2-9 6-23l18-66h20l17 65 5 22 7-22 19-65h19l-36 113h-20l-18-68-4-19-23 87z">
                <text:p/>
              </draw:path>
              <draw:path draw:style-name="gr105" draw:text-style-name="P20" draw:layer="layout" svg:width="0.051cm" svg:height="0.203cm" svg:x="20.418cm" svg:y="9.962cm" svg:viewBox="0 0 52 204" svg:d="M38 204c-11-14-20-29-27-47s-11-36-11-55c0-17 3-33 8-49 7-17 17-35 30-53h14c-9 15-15 25-17 31-5 10-8 20-11 31-3 13-4 26-4 40 0 34 10 68 32 102z">
                <text:p/>
              </draw:path>
              <draw:path draw:style-name="gr105" draw:text-style-name="P20" draw:layer="layout" svg:width="0.103cm" svg:height="0.155cm" svg:x="20.486cm" svg:y="9.964cm" svg:viewBox="0 0 104 156" svg:d="M104 138v18h-104c0-5 1-9 2-13 3-7 7-14 13-21s14-15 25-23c17-14 29-25 35-33s9-16 9-23c0-8-3-14-8-19-6-6-13-8-22-8s-17 3-22 8c-6 6-8 13-9 23l-19-2c1-15 6-26 15-34 9-7 21-11 36-11s27 4 35 12c9 9 14 19 14 31 0 6-2 12-4 18-3 6-7 13-13 19-6 7-16 16-30 28-11 9-19 16-22 19-3 4-6 7-8 11z">
                <text:p/>
              </draw:path>
              <draw:path draw:style-name="gr105" draw:text-style-name="P20" draw:layer="layout" svg:width="0.051cm" svg:height="0.203cm" svg:x="20.614cm" svg:y="9.962cm" svg:viewBox="0 0 52 204" svg:d="M14 204h-14c21-34 32-68 32-102 0-14-2-27-5-40-2-10-5-20-10-30-3-7-8-17-17-32h14c13 18 23 36 30 53 5 16 8 32 8 49 0 19-4 37-11 55-8 18-17 33-27 47z">
                <text:p/>
              </draw:path>
              <draw:path draw:style-name="gr105" draw:text-style-name="P20" draw:layer="layout" svg:width="0.022cm" svg:height="0.051cm" svg:x="20.693cm" svg:y="10.098cm" svg:viewBox="0 0 23 52" svg:d="M1 22v-22h22v22c0 8-1 14-4 19s-7 9-14 11l-5-8c4-2 7-4 9-8 2-3 3-8 3-14z">
                <text:p/>
              </draw:path>
              <draw:path draw:style-name="gr105" draw:text-style-name="P20" draw:layer="layout" svg:width="0.098cm" svg:height="0.117cm" svg:x="19.421cm" svg:y="10.246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105" draw:text-style-name="P20" draw:layer="layout" svg:width="0.105cm" svg:height="0.116cm" svg:x="19.53cm" svg:y="10.246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5" draw:text-style-name="P20" draw:layer="layout" svg:width="0.018cm" svg:height="0.154cm" svg:x="19.659cm" svg:y="10.205cm" svg:viewBox="0 0 19 155" svg:d="M0 155c0-51 0-103 0-155 6 0 13 0 19 0 0 52 0 104 0 155-6 0-13 0-19 0z">
                <text:p/>
              </draw:path>
              <draw:path draw:style-name="gr105" draw:text-style-name="P20" draw:layer="layout" svg:width="0.091cm" svg:height="0.114cm" svg:x="19.706cm" svg:y="10.248cm" svg:viewBox="0 0 92 115" svg:d="M75 112v-16c-9 13-21 19-36 19-7 0-13-1-19-4-6-2-10-6-13-9-3-4-5-9-6-15-1-3-1-9-1-17v-70h19v62c0 10 1 17 1 21 2 5 4 8 8 11s9 5 15 5c5 0 11-2 16-5s9-7 11-12 3-12 3-22v-60h19v112z">
                <text:p/>
              </draw:path>
              <draw:path draw:style-name="gr105" draw:text-style-name="P20" draw:layer="layout" svg:width="0.153cm" svg:height="0.114cm" svg:x="19.828cm" svg:y="10.246cm" svg:viewBox="0 0 154 115" svg:d="M0 115v-112h17v15c4-5 9-10 14-13 6-3 13-5 21-5s15 2 20 5c6 4 10 8 12 15 9-13 20-20 35-20 11 0 20 3 26 9s9 16 9 29v77h-19v-71c0-7-1-13-2-16-1-4-4-6-7-8s-7-3-11-3c-8 0-15 2-20 7-6 6-8 14-8 26v65h-19v-73c0-9-2-15-5-19s-8-6-16-6c-5 0-10 1-15 4-4 3-8 7-10 12-2 6-3 13-3 24v58z">
                <text:p/>
              </draw:path>
              <draw:path draw:style-name="gr105" draw:text-style-name="P20" draw:layer="layout" svg:width="0.091cm" svg:height="0.114cm" svg:x="20.013cm" svg:y="10.246cm" svg:viewBox="0 0 92 115" svg:d="M0 115v-112h17v16c9-13 21-19 37-19 6 0 13 1 18 4 6 2 10 5 13 9s5 9 6 14c1 4 1 10 1 19v69h-19v-68c0-8-1-14-2-18-2-4-4-7-8-9s-8-3-14-3c-8 0-15 2-21 7s-9 15-9 30v61z">
                <text:p/>
              </draw:path>
              <draw:path draw:style-name="gr105" draw:text-style-name="P20" draw:layer="layout" svg:width="0.058cm" svg:height="0.018cm" svg:x="20.127cm" svg:y="10.295cm" svg:viewBox="0 0 59 19" svg:d="M0 19c0-6 0-13 0-19 20 0 39 0 59 0 0 6 0 13 0 19-20 0-39 0-59 0z">
                <text:p/>
              </draw:path>
              <draw:path draw:style-name="gr105" draw:text-style-name="P20" draw:layer="layout" svg:width="0.104cm" svg:height="0.117cm" svg:x="20.202cm" svg:y="10.246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105" draw:text-style-name="P20" draw:layer="layout" svg:width="0.051cm" svg:height="0.203cm" svg:x="20.33cm" svg:y="10.203cm" svg:viewBox="0 0 52 204" svg:d="M38 204c-11-14-20-29-27-47s-11-36-11-55c0-17 3-33 8-49 7-17 17-35 30-53h14c-9 15-15 25-17 31-5 10-8 20-11 31-3 13-4 26-4 40 0 34 10 68 32 102z">
                <text:p/>
              </draw:path>
              <draw:path draw:style-name="gr105" draw:text-style-name="P20" draw:layer="layout" svg:width="0.057cm" svg:height="0.155cm" svg:x="20.414cm" svg:y="10.205cm" svg:viewBox="0 0 58 156" svg:d="M58 156h-19v-122c-5 5-11 9-19 14-7 4-14 7-20 9v-18c11-5 20-11 28-18s14-14 17-21h13z">
                <text:p/>
              </draw:path>
              <draw:path draw:style-name="gr105" draw:text-style-name="P20" draw:layer="layout" svg:width="0.051cm" svg:height="0.203cm" svg:x="20.526cm" svg:y="10.203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2" draw:text-style-name="P19" draw:layer="layout" svg:width="0.106cm" svg:height="0.117cm" svg:x="19.42cm" svg:y="10.604cm" svg:viewBox="0 0 107 118" svg:d="M30 37l-27-5c3-11 8-19 16-24 7-5 19-8 33-8s24 2 30 5c7 3 11 7 14 12s4 13 4 26v35c0 10 0 17 1 22s3 10 6 15h-30c-1-2-2-5-3-9 0-1-1-3-1-3-5 5-11 9-16 11-6 2-13 4-19 4-12 0-21-3-28-10-7-6-10-14-10-24 0-6 2-12 5-17s7-8 12-11c6-3 14-5 24-7 14-3 24-5 30-7v-3c0-6-2-10-5-13-2-2-8-3-16-3-5 0-9 1-12 3s-6 6-8 11zM71 61c-4 1-10 3-19 5-8 1-13 3-16 5-4 3-6 6-6 10 0 5 2 8 5 11s7 5 12 5 10-2 15-6c4-2 6-6 7-9s2-8 2-15z">
                <text:p/>
              </draw:path>
              <draw:path draw:style-name="gr92" draw:text-style-name="P19" draw:layer="layout" svg:width="0.11cm" svg:height="0.157cm" svg:x="19.543cm" svg:y="10.56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11cm" svg:height="0.157cm" svg:x="19.677cm" svg:y="10.563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2" draw:text-style-name="P19" draw:layer="layout" svg:width="0.029cm" svg:height="0.111cm" svg:x="19.824cm" svg:y="10.606cm" svg:viewBox="0 0 30 112" svg:d="M0 30c0-10 0-20 0-30 10 0 20 0 30 0 0 10 0 20 0 30-10 0-20 0-30 0zM0 112c0-10 0-19 0-29 10 0 20 0 30 0 0 10 0 19 0 29-10 0-20 0-30 0z">
                <text:p/>
              </draw:path>
            </draw:g>
            <draw:g>
              <draw:path draw:style-name="gr106" draw:text-style-name="P20" draw:layer="layout" svg:width="0.099cm" svg:height="0.16cm" svg:x="19.419cm" svg:y="10.825cm" svg:viewBox="0 0 100 161" svg:d="M4 124l19 3c0 6 3 10 6 13 5 3 11 5 20 5s16-2 20-5c5-4 8-9 10-15 1-4 2-12 2-25-9 10-19 15-32 15-15 0-28-5-36-17-9-11-13-24-13-40 0-11 2-20 6-30 4-9 10-16 17-21s16-7 26-7c14 0 25 5 33 16v-13h18v97c0 17-2 30-5 37-4 7-10 13-17 17-8 5-18 7-29 7-14 0-25-3-33-9s-12-15-12-28zM20 57c0 15 3 25 9 32s13 10 22 10 16-3 22-10 9-17 9-32c0-13-3-24-9-31s-14-10-22-10c-9 0-16 3-22 10s-9 17-9 31z">
                <text:p/>
              </draw:path>
              <draw:path draw:style-name="gr106" draw:text-style-name="P20" draw:layer="layout" svg:width="0.105cm" svg:height="0.116cm" svg:x="19.542cm" svg:y="10.825cm" svg:viewBox="0 0 106 117" svg:d="M0 59c0-21 6-37 18-47 9-8 21-12 35-12 16 0 29 5 39 15s14 24 14 42c0 15-2 26-6 34-4 9-11 15-19 20-9 4-18 6-28 6-16 0-28-5-38-15s-15-24-15-43zM20 59c0 14 3 25 9 32 7 7 15 11 24 11 10 0 18-4 24-11 7-7 10-18 10-33 0-14-4-24-10-31-6-8-14-11-24-11-9 0-17 3-24 10-6 8-9 18-9 33z">
                <text:p/>
              </draw:path>
              <draw:path draw:style-name="gr106" draw:text-style-name="P20" draw:layer="layout" svg:width="0.104cm" svg:height="0.116cm" svg:x="19.664cm" svg:y="10.82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106" draw:text-style-name="P20" draw:layer="layout" svg:width="0.018cm" svg:height="0.154cm" svg:x="19.792cm" svg:y="10.784cm" svg:viewBox="0 0 19 155" svg:d="M0 155c0-51 0-103 0-155 6 0 13 0 19 0 0 52 0 104 0 155-6 0-13 0-19 0z">
                <text:p/>
              </draw:path>
              <draw:path draw:style-name="gr106" draw:text-style-name="P20" draw:layer="layout" svg:width="0.058cm" svg:height="0.018cm" svg:x="19.833cm" svg:y="10.874cm" svg:viewBox="0 0 59 19" svg:d="M0 19c0-6 0-13 0-19 20 0 39 0 59 0 0 6 0 13 0 19-20 0-39 0-59 0z">
                <text:p/>
              </draw:path>
              <draw:path draw:style-name="gr106" draw:text-style-name="P20" draw:layer="layout" svg:width="0.104cm" svg:height="0.116cm" svg:x="19.908cm" svg:y="10.825cm" svg:viewBox="0 0 105 117" svg:d="M81 101c-7 6-14 10-21 13-6 2-14 3-21 3-13 0-22-3-29-9s-10-13-10-23c0-5 1-10 4-15 2-4 6-8 10-11s8-5 14-6c3-1 9-2 17-3 15-2 27-4 34-6 0-3 0-5 0-5 0-8-2-14-5-17-5-4-12-6-22-6-9 0-16 1-20 4-5 4-8 9-10 17l-19-2c2-8 5-15 9-20s9-8 17-11c7-3 16-4 26-4 9 0 17 1 23 3 6 3 11 5 14 9 2 3 4 8 6 13 0 3 1 9 1 17v26c0 17 0 29 1 33 1 5 2 10 5 14h-20c-2-4-4-9-4-14zM79 58c-7 3-17 6-31 8-8 1-14 2-17 3-3 2-6 4-8 7-2 2-2 5-2 9 0 5 1 9 5 12 4 4 10 5 17 5 8 0 14-1 20-4 6-4 10-8 13-13 2-5 3-11 3-20z">
                <text:p/>
              </draw:path>
              <draw:path draw:style-name="gr106" draw:text-style-name="P20" draw:layer="layout" svg:width="0.098cm" svg:height="0.117cm" svg:x="20.031cm" svg:y="10.825cm" svg:viewBox="0 0 99 118" svg:d="M80 74l19 2c-2 13-7 24-16 31-8 7-19 11-31 11-16 0-28-5-38-15-9-10-14-25-14-44 0-12 2-22 6-32 4-9 10-16 19-20 8-5 17-7 27-7 12 0 22 3 30 9s13 15 15 27l-19 3c-1-8-4-14-9-18-5-3-10-5-16-5-10 0-18 3-24 10s-9 18-9 33 3 26 9 33c5 7 13 10 22 10 8 0 14-2 19-7 5-4 9-11 10-21z">
                <text:p/>
              </draw:path>
              <draw:path draw:style-name="gr106" draw:text-style-name="P20" draw:layer="layout" svg:width="0.092cm" svg:height="0.154cm" svg:x="20.147cm" svg:y="10.784cm" svg:viewBox="0 0 93 155" svg:d="M0 155v-155h19v56c9-11 21-16 34-16 9 0 16 2 22 5s11 8 14 14c2 6 4 14 4 25v71h-20v-71c0-10-2-16-6-21-4-4-10-6-18-6-5 0-11 1-16 4s-8 7-11 12c-2 5-3 12-3 21v61z">
                <text:p/>
              </draw:path>
              <draw:path draw:style-name="gr106" draw:text-style-name="P20" draw:layer="layout" svg:width="0.018cm" svg:height="0.154cm" svg:x="20.269cm" svg:y="10.784cm" svg:viewBox="0 0 19 155" svg:d="M0 22c0-7 0-15 0-22 6 0 13 0 19 0 0 7 0 15 0 22-6 0-13 0-19 0zM0 155c0-37 0-75 0-112 6 0 13 0 19 0 0 37 0 75 0 112-6 0-13 0-19 0z">
                <text:p/>
              </draw:path>
              <draw:path draw:style-name="gr106" draw:text-style-name="P20" draw:layer="layout" svg:width="0.104cm" svg:height="0.117cm" svg:x="20.31cm" svg:y="10.825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106" draw:text-style-name="P20" draw:layer="layout" svg:width="0.103cm" svg:height="0.112cm" svg:x="20.427cm" svg:y="10.827cm" svg:viewBox="0 0 104 113" svg:d="M43 113l-43-113h20l25 67c2 8 5 15 7 23 2-6 4-13 7-21l25-69h20l-43 113z">
                <text:p/>
              </draw:path>
              <draw:path draw:style-name="gr106" draw:text-style-name="P20" draw:layer="layout" svg:width="0.104cm" svg:height="0.117cm" svg:x="20.542cm" svg:y="10.825cm" svg:viewBox="0 0 105 118" svg:d="M84 79l20 2c-3 12-9 21-17 27-9 7-20 10-33 10-16 0-30-5-39-15-10-11-15-25-15-43 0-19 5-34 15-44 10-11 22-16 38-16 15 0 28 5 37 15 10 11 15 25 15 44 0 1 0 2 0 5h-85c1 12 4 22 11 28 6 7 14 10 23 10 7 0 13-2 18-5 5-4 9-10 12-18zM21 48h63c0-9-3-17-7-21-6-8-14-11-24-11-9 0-16 3-22 8-6 6-9 14-10 24z">
                <text:p/>
              </draw:path>
              <draw:path draw:style-name="gr106" draw:text-style-name="P20" draw:layer="layout" svg:width="0.098cm" svg:height="0.157cm" svg:x="20.663cm" svg:y="10.784cm" svg:viewBox="0 0 99 158" svg:d="M81 155v-14c-8 11-18 17-32 17-9 0-17-2-25-7s-14-12-18-21-6-19-6-31c0-11 2-21 6-30 3-9 9-16 17-21 7-5 16-7 25-7 7 0 13 1 18 4 6 3 10 6 13 11v-56h20v155zM20 99c0 15 3 26 9 33s13 10 22 10c8 0 15-3 21-10s9-17 9-31c0-15-3-27-9-34s-13-11-22-11-16 4-22 11c-5 7-8 18-8 32z">
                <text:p/>
              </draw:path>
              <draw:path draw:style-name="gr106" draw:text-style-name="P20" draw:layer="layout" svg:width="0.051cm" svg:height="0.203cm" svg:x="20.791cm" svg:y="10.782cm" svg:viewBox="0 0 52 204" svg:d="M38 204c-11-14-20-29-27-47s-11-36-11-55c0-17 3-33 8-49 7-17 17-35 30-53h14c-9 15-15 25-17 31-5 10-8 20-11 31-3 13-4 26-4 40 0 34 10 68 32 102z">
                <text:p/>
              </draw:path>
              <draw:path draw:style-name="gr106" draw:text-style-name="P20" draw:layer="layout" svg:width="0.051cm" svg:height="0.203cm" svg:x="20.865cm" svg:y="10.782cm" svg:viewBox="0 0 52 204" svg:d="M14 204h-14c21-34 32-68 32-102 0-14-2-27-5-40-2-10-5-20-10-30-3-7-8-17-17-32h14c13 18 23 36 30 53 5 16 8 32 8 49 0 19-4 37-11 55-8 18-17 33-27 47z">
                <text:p/>
              </draw:path>
            </draw:g>
            <draw:g>
              <draw:path draw:style-name="gr94" draw:text-style-name="P19" draw:layer="layout" svg:width="0.11cm" svg:height="0.157cm" svg:x="19.421cm" svg:y="11.162cm" svg:viewBox="0 0 111 158" svg:d="M111 155h-28v-16c-5 6-10 11-16 14-7 3-13 5-19 5-14 0-25-5-34-16-9-10-14-25-14-43 0-19 5-34 14-44s20-15 34-15c13 0 24 6 33 16v-56h30zM31 97c0 12 1 20 5 26 5 8 11 11 20 11 7 0 13-2 18-8s7-15 7-26c0-13-2-23-7-28-5-6-11-9-18-9s-13 3-18 9c-5 5-7 14-7 25z">
                <text:p/>
              </draw:path>
              <draw:path draw:style-name="gr94" draw:text-style-name="P19" draw:layer="layout" svg:width="0.105cm" svg:height="0.117cm" svg:x="19.553cm" svg:y="11.203cm" svg:viewBox="0 0 106 118" svg:d="M75 79l30 5c-4 11-10 19-19 25-8 6-18 9-31 9-20 0-34-7-44-19-7-11-11-24-11-39 0-19 5-34 15-44 10-11 22-16 37-16 17 0 30 6 40 17s15 28 14 50h-75c0 9 2 16 7 21s11 7 17 7c5 0 9-1 12-3 4-3 6-7 8-13zM76 49c0-8-2-15-6-19-5-5-10-7-16-7-7 0-12 2-16 7-5 5-7 11-7 19z">
                <text:p/>
              </draw:path>
              <draw:path draw:style-name="gr94" draw:text-style-name="P19" draw:layer="layout" svg:width="0.029cm" svg:height="0.154cm" svg:x="19.684cm" svg:y="11.162cm" svg:viewBox="0 0 30 155" svg:d="M0 155c0-51 0-103 0-155 10 0 20 0 30 0 0 52 0 104 0 155-10 0-20 0-30 0z">
                <text:p/>
              </draw:path>
              <draw:path draw:style-name="gr94" draw:text-style-name="P19" draw:layer="layout" svg:width="0.029cm" svg:height="0.111cm" svg:x="19.752cm" svg:y="11.205cm" svg:viewBox="0 0 30 112" svg:d="M0 30c0-10 0-20 0-30 10 0 20 0 30 0 0 10 0 20 0 30-10 0-20 0-30 0zM0 112c0-10 0-19 0-29 10 0 20 0 30 0 0 10 0 19 0 29-10 0-20 0-30 0z">
                <text:p/>
              </draw:path>
            </draw:g>
            <draw:path draw:style-name="gr95" draw:text-style-name="P21" draw:layer="layout" svg:width="2.411cm" svg:height="3.104cm" svg:x="19.354cm" svg:y="8.615cm" svg:viewBox="0 0 2412 3105" svg:d="M83 3105c748 0 1497 0 2245 0 42 0 84-94 84-189 0-909 0-1818 0-2727 0-95-42-189-84-189-748 0-1497 0-2245 0-42 0-83 94-83 189 0 909 0 1818 0 2727 0 95 41 189 83 189z">
              <text:p/>
            </draw:path>
          </draw:g>
        </draw:g>
        <draw:path draw:style-name="gr83" draw:text-style-name="P14" draw:layer="layout" svg:width="1.558cm" svg:height="0.004cm" draw:transform="skewX (0.00767944870877504) rotate (-1.38247530050471) translate (21.0810561424562cm 6.60455606280808cm)" svg:viewBox="0 0 1559 5" svg:d="M0 0c520 2 1039 3 1559 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AA00000129B76E6F24575D0586.png" xlink:type="simple" xlink:show="embed" xlink:actuate="onLoad"/>
    <draw:fill-image draw:name="Bitmap_20_2" draw:display-name="Bitmap 2" xlink:href="Pictures/10000001000000C0000000B7006AFEE2F5634108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7:16:39.371961328</meta:creation-date>
    <dc:date>2024-07-23T07:42:58.206823395</dc:date>
    <meta:editing-duration>PT9M2S</meta:editing-duration>
    <meta:editing-cycles>2</meta:editing-cycles>
    <meta:generator>LibreOffice/7.3.7.2$Linux_X86_64 LibreOffice_project/30$Build-2</meta:generator>
    <meta:document-statistic meta:object-count="1782"/>
  </office:meta>
</office:document-meta>
</file>